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3.7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Valor_20_de_20_la_20_tabla_20_dinámica">
      <style:table-cell-properties fo:border-bottom="none" fo:border-left="0.035cm solid #000000" fo:border-right="none" fo:border-top="none"/>
    </style:style>
    <style:style style:name="ce1" style:family="table-cell" style:parent-style-name="Esquina_20_de_20_la_20_tabla_20_dinámica">
      <style:table-cell-properties fo:border-bottom="none" fo:border-left="0.071cm solid #000000" fo:border-right="0.035cm solid #000000" fo:border-top="0.071cm solid #000000"/>
    </style:style>
    <style:style style:name="ce10" style:family="table-cell" style:parent-style-name="Valor_20_de_20_la_20_tabla_20_dinámica">
      <style:table-cell-properties fo:border-bottom="0.035cm solid #000000" fo:border-left="0.035cm solid #000000" fo:border-right="none" fo:border-top="none"/>
    </style:style>
    <style:style style:name="ce11" style:family="table-cell" style:parent-style-name="Resultado_20_de_20_la_20_tabla_20_dinámica">
      <style:table-cell-properties fo:border-bottom="0.071cm solid #000000" fo:border-left="0.035cm solid #000000" fo:border-right="none" fo:border-top="0.035cm solid #000000"/>
    </style:style>
    <style:style style:name="ce12" style:family="table-cell" style:parent-style-name="Esquina_20_de_20_la_20_tabla_20_dinámica">
      <style:table-cell-properties fo:border-bottom="0.035cm solid #000000" fo:border-left="none" fo:border-right="none" fo:border-top="0.071cm solid #000000"/>
    </style:style>
    <style:style style:name="ce13" style:family="table-cell" style:parent-style-name="Categoría_20_de_20_la_20_tabla_20_dinámica">
      <style:table-cell-properties fo:border-bottom="0.035cm solid #000000" fo:border-left="none" fo:border-right="none" fo:border-top="none"/>
    </style:style>
    <style:style style:name="ce14" style:family="table-cell" style:parent-style-name="Valor_20_de_20_la_20_tabla_20_dinámica">
      <style:table-cell-properties fo:border-bottom="none" fo:border-left="none" fo:border-right="none" fo:border-top="0.035cm solid #000000"/>
    </style:style>
    <style:style style:name="ce15" style:family="table-cell" style:parent-style-name="Valor_20_de_20_la_20_tabla_20_dinámica">
      <style:table-cell-properties fo:border-bottom="0.035cm solid #000000" fo:border-left="none" fo:border-right="none" fo:border-top="none"/>
    </style:style>
    <style:style style:name="ce16" style:family="table-cell" style:parent-style-name="Resultado_20_de_20_la_20_tabla_20_dinámica">
      <style:table-cell-properties fo:border-bottom="0.071cm solid #000000" fo:border-left="none" fo:border-right="none" fo:border-top="0.035cm solid #000000"/>
    </style:style>
    <style:style style:name="ce17" style:family="table-cell" style:parent-style-name="Valor_20_de_20_la_20_tabla_20_dinámica">
      <style:table-cell-properties fo:border-bottom="none" fo:border-left="none" fo:border-right="0.035cm solid #000000" fo:border-top="0.035cm solid #000000"/>
    </style:style>
    <style:style style:name="ce18" style:family="table-cell" style:parent-style-name="Valor_20_de_20_la_20_tabla_20_dinámica">
      <style:table-cell-properties fo:border-bottom="none" fo:border-left="none" fo:border-right="0.035cm solid #000000" fo:border-top="none"/>
    </style:style>
    <style:style style:name="ce19" style:family="table-cell" style:parent-style-name="Valor_20_de_20_la_20_tabla_20_dinámica">
      <style:table-cell-properties fo:border-bottom="0.035cm solid #000000" fo:border-left="none" fo:border-right="0.035cm solid #000000" fo:border-top="none"/>
    </style:style>
    <style:style style:name="ce2" style:family="table-cell" style:parent-style-name="Campo_20_de_20_la_20_tabla_20_dinámica">
      <style:table-cell-properties fo:border-bottom="0.035cm solid #000000" fo:border-left="0.071cm solid #000000" fo:border-right="0.035cm solid #000000" fo:border-top="0.035cm solid #000000"/>
    </style:style>
    <style:style style:name="ce20" style:family="table-cell" style:parent-style-name="Resultado_20_de_20_la_20_tabla_20_dinámica">
      <style:table-cell-properties fo:border-bottom="0.071cm solid #000000" fo:border-left="none" fo:border-right="0.035cm solid #000000" fo:border-top="0.035cm solid #000000"/>
    </style:style>
    <style:style style:name="ce21" style:family="table-cell" style:parent-style-name="Esquina_20_de_20_la_20_tabla_20_dinámica">
      <style:table-cell-properties fo:border-bottom="0.035cm solid #000000" fo:border-left="none" fo:border-right="0.071cm solid #000000" fo:border-top="0.071cm solid #000000"/>
    </style:style>
    <style:style style:name="ce22" style:family="table-cell" style:parent-style-name="Título_20_de_20_la_20_tabla_20_dinámica">
      <style:table-cell-properties fo:border-bottom="0.035cm solid #000000" fo:border-left="0.035cm solid #000000" fo:border-right="0.071cm solid #000000" fo:border-top="0.035cm solid #000000"/>
    </style:style>
    <style:style style:name="ce23" style:family="table-cell" style:parent-style-name="Resultado_20_de_20_la_20_tabla_20_dinámica">
      <style:table-cell-properties fo:border-bottom="none" fo:border-left="0.035cm solid #000000" fo:border-right="0.071cm solid #000000" fo:border-top="0.035cm solid #000000"/>
    </style:style>
    <style:style style:name="ce24" style:family="table-cell" style:parent-style-name="Resultado_20_de_20_la_20_tabla_20_dinámica">
      <style:table-cell-properties fo:border-bottom="none" fo:border-left="0.035cm solid #000000" fo:border-right="0.071cm solid #000000" fo:border-top="none"/>
    </style:style>
    <style:style style:name="ce25" style:family="table-cell" style:parent-style-name="Resultado_20_de_20_la_20_tabla_20_dinámica">
      <style:table-cell-properties fo:border-bottom="0.035cm solid #000000" fo:border-left="0.035cm solid #000000" fo:border-right="0.071cm solid #000000" fo:border-top="none"/>
    </style:style>
    <style:style style:name="ce26" style:family="table-cell" style:parent-style-name="Resultado_20_de_20_la_20_tabla_20_dinámica">
      <style:table-cell-properties fo:border-bottom="0.071cm solid #000000" fo:border-left="0.035cm solid #000000" fo:border-right="0.071cm solid #000000" fo:border-top="0.035cm solid #000000"/>
    </style:style>
    <style:style style:name="ce3" style:family="table-cell" style:parent-style-name="Categoría_20_de_20_la_20_tabla_20_dinámica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Categoría_20_de_20_la_20_tabla_20_dinámica">
      <style:table-cell-properties fo:border-bottom="none" fo:border-left="0.071cm solid #000000" fo:border-right="0.035cm solid #000000" fo:border-top="none"/>
    </style:style>
    <style:style style:name="ce5" style:family="table-cell" style:parent-style-name="Título_20_de_20_la_20_tabla_20_dinámica">
      <style:table-cell-properties fo:border-bottom="0.071cm solid #000000" fo:border-left="0.071cm solid #000000" fo:border-right="0.035cm solid #000000" fo:border-top="0.035cm solid #000000"/>
    </style:style>
    <style:style style:name="ce6" style:family="table-cell" style:parent-style-name="Campo_20_de_20_la_20_tabla_20_dinámica">
      <style:table-cell-properties fo:border-bottom="0.035cm solid #000000" fo:border-left="0.035cm solid #000000" fo:border-right="0.035cm solid #000000" fo:border-top="0.071cm solid #000000"/>
    </style:style>
    <style:style style:name="ce7" style:family="table-cell" style:parent-style-name="Categoría_20_de_20_la_20_tabla_20_dinámica">
      <style:table-cell-properties fo:border-bottom="0.035cm solid #000000" fo:border-left="0.035cm solid #000000" fo:border-right="none" fo:border-top="none"/>
    </style:style>
    <style:style style:name="ce8" style:family="table-cell" style:parent-style-name="Valor_20_de_20_la_20_tabla_20_dinámica">
      <style:table-cell-properties fo:border-bottom="none" fo:border-left="0.035cm solid #000000" fo:border-right="none" fo:border-top="0.035cm solid #000000"/>
    </style:style>
  </office:automatic-styles>
  <office:body>
    <office:spreadsheet>
      <table:table table:name="DATA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Country Name</text:p>
          </table:table-cell>
          <table:table-cell office:value-type="string">
            <text:p>Country Code</text:p>
          </table:table-cell>
          <table:table-cell office:value-type="string">
            <text:p>Series Name</text:p>
          </table:table-cell>
          <table:table-cell office:value-type="string">
            <text:p>Series Code</text:p>
          </table:table-cell>
          <table:table-cell office:value-type="string">
            <text:p>2016 [YR2016]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AFG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4656032">
            <text:p>34656032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AFG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8.4521985165813">
            <text:p>48,4521985166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AFG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1.5478014834187">
            <text:p>51,5478014834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AFG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596.257638508123">
            <text:p>596,2576385081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ALB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876101">
            <text:p>2876101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ALB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5048432413665">
            <text:p>49,5048432414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ALB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4951567586335">
            <text:p>50,4951567586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ALB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4684.96703402035">
            <text:p>4684,9670340204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DZA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0606052">
            <text:p>40606052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DZA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5003786504627">
            <text:p>49,5003786505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DZA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4996213495373">
            <text:p>50,4996213495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DZA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4827.72425138732">
            <text:p>4827,7242513873</text:p>
          </table:table-cell>
        </table:table-row>
        <table:table-row table:style-name="ro1">
          <table:table-cell office:value-type="string">
            <text:p>American Samoa</text:p>
          </table:table-cell>
          <table:table-cell office:value-type="string">
            <text:p>ASM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55599">
            <text:p>55599</text:p>
          </table:table-cell>
        </table:table-row>
        <table:table-row table:style-name="ro1">
          <table:table-cell office:value-type="string">
            <text:p>American Samoa</text:p>
          </table:table-cell>
          <table:table-cell office:value-type="string">
            <text:p>ASM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merican Samoa</text:p>
          </table:table-cell>
          <table:table-cell office:value-type="string">
            <text:p>ASM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merican Samoa</text:p>
          </table:table-cell>
          <table:table-cell office:value-type="string">
            <text:p>ASM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9614.47267179797">
            <text:p>9614,472671798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AND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77281">
            <text:p>77281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AND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AND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AND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42681.6038239666">
            <text:p>42681,6038239666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string">
            <text:p>AGO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8813463">
            <text:p>28813463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string">
            <text:p>AGO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9763712984984">
            <text:p>50,9763712985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string">
            <text:p>AGO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0236287015016">
            <text:p>49,0236287015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string">
            <text:p>AGO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582.64756234992">
            <text:p>3582,6475623499</text:p>
          </table:table-cell>
        </table:table-row>
        <table:table-row table:style-name="ro1">
          <table:table-cell office:value-type="string">
            <text:p>Antigua and Barbuda</text:p>
          </table:table-cell>
          <table:table-cell office:value-type="string">
            <text:p>ATG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00963">
            <text:p>100963</text:p>
          </table:table-cell>
        </table:table-row>
        <table:table-row table:style-name="ro1">
          <table:table-cell office:value-type="string">
            <text:p>Antigua and Barbuda</text:p>
          </table:table-cell>
          <table:table-cell office:value-type="string">
            <text:p>ATG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2.0081216263061">
            <text:p>52,0081216263</text:p>
          </table:table-cell>
        </table:table-row>
        <table:table-row table:style-name="ro1">
          <table:table-cell office:value-type="string">
            <text:p>Antigua and Barbuda</text:p>
          </table:table-cell>
          <table:table-cell office:value-type="string">
            <text:p>ATG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7.9918783736939">
            <text:p>47,9918783737</text:p>
          </table:table-cell>
        </table:table-row>
        <table:table-row table:style-name="ro1">
          <table:table-cell office:value-type="string">
            <text:p>Antigua and Barbuda</text:p>
          </table:table-cell>
          <table:table-cell office:value-type="string">
            <text:p>ATG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3315.5086311154">
            <text:p>13315,5086311154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ARG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3847430">
            <text:p>43847430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ARG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0623359225387">
            <text:p>51,0623359225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ARG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9376640774613">
            <text:p>48,9376640775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ARG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0153.9979117337">
            <text:p>10153,9979117337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ARM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924816">
            <text:p>2924816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ARM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2.9799642165647">
            <text:p>52,9799642166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ARM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7.0200357834353">
            <text:p>47,0200357834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ARM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932.55461733401">
            <text:p>3932,554617334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ABW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04822">
            <text:p>104822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ABW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2.49148515985">
            <text:p>52,4914851599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ABW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7.50851484015">
            <text:p>47,5085148402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ABW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AUS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4127159">
            <text:p>24127159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AUS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1764580754149">
            <text:p>50,176458075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AUS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8235419245851">
            <text:p>49,8235419246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AUS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55670.924142592">
            <text:p>55670,924142592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AUT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8747358">
            <text:p>8747358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AUT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0053793938431">
            <text:p>51,0053793938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AUT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9946206061569">
            <text:p>48,9946206062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AUT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47909.4046935283">
            <text:p>47909,4046935283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AZE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9762274">
            <text:p>9762274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AZE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2093080597998">
            <text:p>50,2093080598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AZE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7906919402002">
            <text:p>49,7906919402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AZE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5858.83286635795">
            <text:p>5858,832866358</text:p>
          </table:table-cell>
        </table:table-row>
        <table:table-row table:style-name="ro1">
          <table:table-cell office:value-type="string">
            <text:p>Bahamas, The</text:p>
          </table:table-cell>
          <table:table-cell office:value-type="string">
            <text:p>BHS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91232">
            <text:p>391232</text:p>
          </table:table-cell>
        </table:table-row>
        <table:table-row table:style-name="ro1">
          <table:table-cell office:value-type="string">
            <text:p>Bahamas, The</text:p>
          </table:table-cell>
          <table:table-cell office:value-type="string">
            <text:p>BHS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0428594797972">
            <text:p>51,0428594798</text:p>
          </table:table-cell>
        </table:table-row>
        <table:table-row table:style-name="ro1">
          <table:table-cell office:value-type="string">
            <text:p>Bahamas, The</text:p>
          </table:table-cell>
          <table:table-cell office:value-type="string">
            <text:p>BHS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9571405202028">
            <text:p>48,9571405202</text:p>
          </table:table-cell>
        </table:table-row>
        <table:table-row table:style-name="ro1">
          <table:table-cell office:value-type="string">
            <text:p>Bahamas, The</text:p>
          </table:table-cell>
          <table:table-cell office:value-type="string">
            <text:p>BHS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9991.092229426">
            <text:p>19991,092229426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BHR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425171">
            <text:p>1425171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BHR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37.8703497750799">
            <text:p>37,8703497751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BHR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62.1296502249201">
            <text:p>62,1296502249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BHR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string">
            <text:p>BGD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62951560">
            <text:p>162951560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string">
            <text:p>BGD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5562334298522">
            <text:p>49,5562334299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string">
            <text:p>BGD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4437665701478">
            <text:p>50,4437665701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string">
            <text:p>BGD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029.57821239239">
            <text:p>1029,5782123924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BRB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84996">
            <text:p>284996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BRB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2.1051394244771">
            <text:p>52,1051394245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BRB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7.8948605755229">
            <text:p>47,8948605755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BRB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6242.7699742254">
            <text:p>16242,7699742254</text:p>
          </table:table-cell>
        </table:table-row>
        <table:table-row table:style-name="ro1">
          <table:table-cell office:value-type="string">
            <text:p>Belarus</text:p>
          </table:table-cell>
          <table:table-cell office:value-type="string">
            <text:p>BLR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9507120">
            <text:p>9507120</text:p>
          </table:table-cell>
        </table:table-row>
        <table:table-row table:style-name="ro1">
          <table:table-cell office:value-type="string">
            <text:p>Belarus</text:p>
          </table:table-cell>
          <table:table-cell office:value-type="string">
            <text:p>BLR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3.4691159921908">
            <text:p>53,4691159922</text:p>
          </table:table-cell>
        </table:table-row>
        <table:table-row table:style-name="ro1">
          <table:table-cell office:value-type="string">
            <text:p>Belarus</text:p>
          </table:table-cell>
          <table:table-cell office:value-type="string">
            <text:p>BLR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6.5308840078092">
            <text:p>46,5308840078</text:p>
          </table:table-cell>
        </table:table-row>
        <table:table-row table:style-name="ro1">
          <table:table-cell office:value-type="string">
            <text:p>Belarus</text:p>
          </table:table-cell>
          <table:table-cell office:value-type="string">
            <text:p>BLR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6217.71716578702">
            <text:p>6217,717165787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BEL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1348159">
            <text:p>11348159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BEL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7780689774665">
            <text:p>50,7780689775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BEL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2219310225335">
            <text:p>49,2219310225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BEL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45430.913067262">
            <text:p>45430,913067262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BLZ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66954">
            <text:p>366954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BLZ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1804040833456">
            <text:p>50,1804040833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BLZ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8195959166544">
            <text:p>49,8195959167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BLZ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4328.02073820173">
            <text:p>4328,0207382017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string">
            <text:p>BE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0872298">
            <text:p>10872298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string">
            <text:p>BE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1422743383303">
            <text:p>50,1422743383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string">
            <text:p>BE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8577256616697">
            <text:p>49,8577256617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string">
            <text:p>BE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837.341956405278">
            <text:p>837,3419564053</text:p>
          </table:table-cell>
        </table:table-row>
        <table:table-row table:style-name="ro1">
          <table:table-cell office:value-type="string">
            <text:p>Bermuda</text:p>
          </table:table-cell>
          <table:table-cell office:value-type="string">
            <text:p>BMU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65331">
            <text:p>65331</text:p>
          </table:table-cell>
        </table:table-row>
        <table:table-row table:style-name="ro1">
          <table:table-cell office:value-type="string">
            <text:p>Bermuda</text:p>
          </table:table-cell>
          <table:table-cell office:value-type="string">
            <text:p>BMU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ermuda</text:p>
          </table:table-cell>
          <table:table-cell office:value-type="string">
            <text:p>BMU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ermuda</text:p>
          </table:table-cell>
          <table:table-cell office:value-type="string">
            <text:p>BMU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hutan</text:p>
          </table:table-cell>
          <table:table-cell office:value-type="string">
            <text:p>BT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797765">
            <text:p>797765</text:p>
          </table:table-cell>
        </table:table-row>
        <table:table-row table:style-name="ro1">
          <table:table-cell office:value-type="string">
            <text:p>Bhutan</text:p>
          </table:table-cell>
          <table:table-cell office:value-type="string">
            <text:p>BT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6.8828070843983">
            <text:p>46,8828070844</text:p>
          </table:table-cell>
        </table:table-row>
        <table:table-row table:style-name="ro1">
          <table:table-cell office:value-type="string">
            <text:p>Bhutan</text:p>
          </table:table-cell>
          <table:table-cell office:value-type="string">
            <text:p>BT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3.1171929156017">
            <text:p>53,1171929156</text:p>
          </table:table-cell>
        </table:table-row>
        <table:table-row table:style-name="ro1">
          <table:table-cell office:value-type="string">
            <text:p>Bhutan</text:p>
          </table:table-cell>
          <table:table-cell office:value-type="string">
            <text:p>BT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801.27524003561">
            <text:p>2801,2752400356</text:p>
          </table:table-cell>
        </table:table-row>
        <table:table-row table:style-name="ro1">
          <table:table-cell office:value-type="string">
            <text:p>Bolivia</text:p>
          </table:table-cell>
          <table:table-cell office:value-type="string">
            <text:p>BOL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0887882">
            <text:p>10887882</text:p>
          </table:table-cell>
        </table:table-row>
        <table:table-row table:style-name="ro1">
          <table:table-cell office:value-type="string">
            <text:p>Bolivia</text:p>
          </table:table-cell>
          <table:table-cell office:value-type="string">
            <text:p>BOL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9298072654922">
            <text:p>49,9298072655</text:p>
          </table:table-cell>
        </table:table-row>
        <table:table-row table:style-name="ro1">
          <table:table-cell office:value-type="string">
            <text:p>Bolivia</text:p>
          </table:table-cell>
          <table:table-cell office:value-type="string">
            <text:p>BOL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0701927345078">
            <text:p>50,0701927345</text:p>
          </table:table-cell>
        </table:table-row>
        <table:table-row table:style-name="ro1">
          <table:table-cell office:value-type="string">
            <text:p>Bolivia</text:p>
          </table:table-cell>
          <table:table-cell office:value-type="string">
            <text:p>BOL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457.62596155017">
            <text:p>2457,6259615502</text:p>
          </table:table-cell>
        </table:table-row>
        <table:table-row table:style-name="ro1">
          <table:table-cell office:value-type="string">
            <text:p>Bosnia and Herzegovina</text:p>
          </table:table-cell>
          <table:table-cell office:value-type="string">
            <text:p>BIH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516816">
            <text:p>3516816</text:p>
          </table:table-cell>
        </table:table-row>
        <table:table-row table:style-name="ro1">
          <table:table-cell office:value-type="string">
            <text:p>Bosnia and Herzegovina</text:p>
          </table:table-cell>
          <table:table-cell office:value-type="string">
            <text:p>BIH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915032754078">
            <text:p>50,9150327541</text:p>
          </table:table-cell>
        </table:table-row>
        <table:table-row table:style-name="ro1">
          <table:table-cell office:value-type="string">
            <text:p>Bosnia and Herzegovina</text:p>
          </table:table-cell>
          <table:table-cell office:value-type="string">
            <text:p>BIH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084967245922">
            <text:p>49,0849672459</text:p>
          </table:table-cell>
        </table:table-row>
        <table:table-row table:style-name="ro1">
          <table:table-cell office:value-type="string">
            <text:p>Bosnia and Herzegovina</text:p>
          </table:table-cell>
          <table:table-cell office:value-type="string">
            <text:p>BIH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5377.83721224245">
            <text:p>5377,8372122425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string">
            <text:p>BWA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250260">
            <text:p>2250260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string">
            <text:p>BWA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5810894404903">
            <text:p>50,5810894405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string">
            <text:p>BWA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4189105595097">
            <text:p>49,4189105595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string">
            <text:p>BWA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7483.17315222592">
            <text:p>7483,1731522259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BRA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07652865">
            <text:p>207652865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BRA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8395352705472">
            <text:p>50,8395352705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BRA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1604647294528">
            <text:p>49,1604647295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BRA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0826.2714348298">
            <text:p>10826,2714348298</text:p>
          </table:table-cell>
        </table:table-row>
        <table:table-row table:style-name="ro1">
          <table:table-cell office:value-type="string">
            <text:p>British Virgin Islands</text:p>
          </table:table-cell>
          <table:table-cell office:value-type="string">
            <text:p>VGB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0661">
            <text:p>30661</text:p>
          </table:table-cell>
        </table:table-row>
        <table:table-row table:style-name="ro1">
          <table:table-cell office:value-type="string">
            <text:p>British Virgin Islands</text:p>
          </table:table-cell>
          <table:table-cell office:value-type="string">
            <text:p>VGB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ritish Virgin Islands</text:p>
          </table:table-cell>
          <table:table-cell office:value-type="string">
            <text:p>VGB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ritish Virgin Islands</text:p>
          </table:table-cell>
          <table:table-cell office:value-type="string">
            <text:p>VGB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Brunei Darussalam</text:p>
          </table:table-cell>
          <table:table-cell office:value-type="string">
            <text:p>BR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23196">
            <text:p>423196</text:p>
          </table:table-cell>
        </table:table-row>
        <table:table-row table:style-name="ro1">
          <table:table-cell office:value-type="string">
            <text:p>Brunei Darussalam</text:p>
          </table:table-cell>
          <table:table-cell office:value-type="string">
            <text:p>BR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8.5116790132209">
            <text:p>48,5116790132</text:p>
          </table:table-cell>
        </table:table-row>
        <table:table-row table:style-name="ro1">
          <table:table-cell office:value-type="string">
            <text:p>Brunei Darussalam</text:p>
          </table:table-cell>
          <table:table-cell office:value-type="string">
            <text:p>BR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1.4883209867791">
            <text:p>51,4883209868</text:p>
          </table:table-cell>
        </table:table-row>
        <table:table-row table:style-name="ro1">
          <table:table-cell office:value-type="string">
            <text:p>Brunei Darussalam</text:p>
          </table:table-cell>
          <table:table-cell office:value-type="string">
            <text:p>BR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1430.9625936081">
            <text:p>31430,9625936081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BGR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7127822">
            <text:p>7127822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BGR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3826919967743">
            <text:p>51,3826919968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BGR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6173080032257">
            <text:p>48,6173080032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BGR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7967.70870191608">
            <text:p>7967,7087019161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BFA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8646433">
            <text:p>18646433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BFA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1644013901638">
            <text:p>50,1644013902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BFA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8355986098362">
            <text:p>49,8355986098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BFA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663.906712033544">
            <text:p>663,9067120335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string">
            <text:p>BDI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0524117">
            <text:p>10524117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string">
            <text:p>BDI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8076348390009">
            <text:p>50,807634839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string">
            <text:p>BDI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1923651609991">
            <text:p>49,192365161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string">
            <text:p>BDI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18.28352838019">
            <text:p>218,2835283802</text:p>
          </table:table-cell>
        </table:table-row>
        <table:table-row table:style-name="ro1">
          <table:table-cell office:value-type="string">
            <text:p>Cabo Verde</text:p>
          </table:table-cell>
          <table:table-cell office:value-type="string">
            <text:p>CPV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539560">
            <text:p>539560</text:p>
          </table:table-cell>
        </table:table-row>
        <table:table-row table:style-name="ro1">
          <table:table-cell office:value-type="string">
            <text:p>Cabo Verde</text:p>
          </table:table-cell>
          <table:table-cell office:value-type="string">
            <text:p>CPV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1893212790445">
            <text:p>50,189321279</text:p>
          </table:table-cell>
        </table:table-row>
        <table:table-row table:style-name="ro1">
          <table:table-cell office:value-type="string">
            <text:p>Cabo Verde</text:p>
          </table:table-cell>
          <table:table-cell office:value-type="string">
            <text:p>CPV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8106787209555">
            <text:p>49,810678721</text:p>
          </table:table-cell>
        </table:table-row>
        <table:table-row table:style-name="ro1">
          <table:table-cell office:value-type="string">
            <text:p>Cabo Verde</text:p>
          </table:table-cell>
          <table:table-cell office:value-type="string">
            <text:p>CPV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452.9462124976">
            <text:p>3452,9462124976</text:p>
          </table:table-cell>
        </table:table-row>
        <table:table-row table:style-name="ro1">
          <table:table-cell office:value-type="string">
            <text:p>Cambodia</text:p>
          </table:table-cell>
          <table:table-cell office:value-type="string">
            <text:p>KHM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5762370">
            <text:p>15762370</text:p>
          </table:table-cell>
        </table:table-row>
        <table:table-row table:style-name="ro1">
          <table:table-cell office:value-type="string">
            <text:p>Cambodia</text:p>
          </table:table-cell>
          <table:table-cell office:value-type="string">
            <text:p>KHM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2164635637621">
            <text:p>51,2164635638</text:p>
          </table:table-cell>
        </table:table-row>
        <table:table-row table:style-name="ro1">
          <table:table-cell office:value-type="string">
            <text:p>Cambodia</text:p>
          </table:table-cell>
          <table:table-cell office:value-type="string">
            <text:p>KHM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7835364362379">
            <text:p>48,7835364362</text:p>
          </table:table-cell>
        </table:table-row>
        <table:table-row table:style-name="ro1">
          <table:table-cell office:value-type="string">
            <text:p>Cambodia</text:p>
          </table:table-cell>
          <table:table-cell office:value-type="string">
            <text:p>KHM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079.1135407797">
            <text:p>1079,1135407797</text:p>
          </table:table-cell>
        </table:table-row>
        <table:table-row table:style-name="ro1">
          <table:table-cell office:value-type="string">
            <text:p>Cameroon</text:p>
          </table:table-cell>
          <table:table-cell office:value-type="string">
            <text:p>CMR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3439189">
            <text:p>23439189</text:p>
          </table:table-cell>
        </table:table-row>
        <table:table-row table:style-name="ro1">
          <table:table-cell office:value-type="string">
            <text:p>Cameroon</text:p>
          </table:table-cell>
          <table:table-cell office:value-type="string">
            <text:p>CMR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9620038129297">
            <text:p>49,9620038129</text:p>
          </table:table-cell>
        </table:table-row>
        <table:table-row table:style-name="ro1">
          <table:table-cell office:value-type="string">
            <text:p>Cameroon</text:p>
          </table:table-cell>
          <table:table-cell office:value-type="string">
            <text:p>CMR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0379961870703">
            <text:p>50,0379961871</text:p>
          </table:table-cell>
        </table:table-row>
        <table:table-row table:style-name="ro1">
          <table:table-cell office:value-type="string">
            <text:p>Cameroon</text:p>
          </table:table-cell>
          <table:table-cell office:value-type="string">
            <text:p>CMR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495.44336202907">
            <text:p>1495,4433620291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CA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6286425">
            <text:p>36286425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CA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3911538157151">
            <text:p>50,3911538157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CA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6088461842849">
            <text:p>49,6088461843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CA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50231.885198923">
            <text:p>50231,885198923</text:p>
          </table:table-cell>
        </table:table-row>
        <table:table-row table:style-name="ro1">
          <table:table-cell office:value-type="string">
            <text:p>Cayman Islands</text:p>
          </table:table-cell>
          <table:table-cell office:value-type="string">
            <text:p>CYM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60765">
            <text:p>60765</text:p>
          </table:table-cell>
        </table:table-row>
        <table:table-row table:style-name="ro1">
          <table:table-cell office:value-type="string">
            <text:p>Cayman Islands</text:p>
          </table:table-cell>
          <table:table-cell office:value-type="string">
            <text:p>CYM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ayman Islands</text:p>
          </table:table-cell>
          <table:table-cell office:value-type="string">
            <text:p>CYM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ayman Islands</text:p>
          </table:table-cell>
          <table:table-cell office:value-type="string">
            <text:p>CYM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office:value-type="string">
            <text:p>CAF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594621">
            <text:p>4594621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office:value-type="string">
            <text:p>CAF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6774665489057">
            <text:p>50,6774665489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office:value-type="string">
            <text:p>CAF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3225334510943">
            <text:p>49,3225334511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office:value-type="string">
            <text:p>CAF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25.720291783207">
            <text:p>325,7202917832</text:p>
          </table:table-cell>
        </table:table-row>
        <table:table-row table:style-name="ro1">
          <table:table-cell office:value-type="string">
            <text:p>Chad</text:p>
          </table:table-cell>
          <table:table-cell office:value-type="string">
            <text:p>TCD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4452543">
            <text:p>14452543</text:p>
          </table:table-cell>
        </table:table-row>
        <table:table-row table:style-name="ro1">
          <table:table-cell office:value-type="string">
            <text:p>Chad</text:p>
          </table:table-cell>
          <table:table-cell office:value-type="string">
            <text:p>TCD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9487391321044">
            <text:p>49,9487391321</text:p>
          </table:table-cell>
        </table:table-row>
        <table:table-row table:style-name="ro1">
          <table:table-cell office:value-type="string">
            <text:p>Chad</text:p>
          </table:table-cell>
          <table:table-cell office:value-type="string">
            <text:p>TCD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0512608678956">
            <text:p>50,0512608679</text:p>
          </table:table-cell>
        </table:table-row>
        <table:table-row table:style-name="ro1">
          <table:table-cell office:value-type="string">
            <text:p>Chad</text:p>
          </table:table-cell>
          <table:table-cell office:value-type="string">
            <text:p>TCD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859.648571526289">
            <text:p>859,6485715263</text:p>
          </table:table-cell>
        </table:table-row>
        <table:table-row table:style-name="ro1">
          <table:table-cell office:value-type="string">
            <text:p>Channel Islands</text:p>
          </table:table-cell>
          <table:table-cell office:value-type="string">
            <text:p>CHI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64541">
            <text:p>164541</text:p>
          </table:table-cell>
        </table:table-row>
        <table:table-row table:style-name="ro1">
          <table:table-cell office:value-type="string">
            <text:p>Channel Islands</text:p>
          </table:table-cell>
          <table:table-cell office:value-type="string">
            <text:p>CHI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4120678757232">
            <text:p>50,4120678757</text:p>
          </table:table-cell>
        </table:table-row>
        <table:table-row table:style-name="ro1">
          <table:table-cell office:value-type="string">
            <text:p>Channel Islands</text:p>
          </table:table-cell>
          <table:table-cell office:value-type="string">
            <text:p>CHI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5879321242768">
            <text:p>49,5879321243</text:p>
          </table:table-cell>
        </table:table-row>
        <table:table-row table:style-name="ro1">
          <table:table-cell office:value-type="string">
            <text:p>Channel Islands</text:p>
          </table:table-cell>
          <table:table-cell office:value-type="string">
            <text:p>CHI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CHL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7909754">
            <text:p>17909754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CHL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4704948849396">
            <text:p>50,470494884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CHL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5295051150605">
            <text:p>49,5295051151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CHL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5019.6329654969">
            <text:p>15019,6329654969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CH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378665000">
            <text:p>1378665000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CH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8.4738191023216">
            <text:p>48,4738191023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CH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1.5261808976784">
            <text:p>51,5261808977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CH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6893.77636133899">
            <text:p>6893,776361339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COL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8653419">
            <text:p>48653419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COL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7845099190536">
            <text:p>50,7845099191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COL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2154900809464">
            <text:p>49,2154900809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COL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7525.85532571096">
            <text:p>7525,855325711</text:p>
          </table:table-cell>
        </table:table-row>
        <table:table-row table:style-name="ro1">
          <table:table-cell office:value-type="string">
            <text:p>Comoros</text:p>
          </table:table-cell>
          <table:table-cell office:value-type="string">
            <text:p>COM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795601">
            <text:p>795601</text:p>
          </table:table-cell>
        </table:table-row>
        <table:table-row table:style-name="ro1">
          <table:table-cell office:value-type="string">
            <text:p>Comoros</text:p>
          </table:table-cell>
          <table:table-cell office:value-type="string">
            <text:p>COM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5631615265402">
            <text:p>49,5631615265</text:p>
          </table:table-cell>
        </table:table-row>
        <table:table-row table:style-name="ro1">
          <table:table-cell office:value-type="string">
            <text:p>Comoros</text:p>
          </table:table-cell>
          <table:table-cell office:value-type="string">
            <text:p>COM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4368384734597">
            <text:p>50,4368384735</text:p>
          </table:table-cell>
        </table:table-row>
        <table:table-row table:style-name="ro1">
          <table:table-cell office:value-type="string">
            <text:p>Comoros</text:p>
          </table:table-cell>
          <table:table-cell office:value-type="string">
            <text:p>COM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768.438960248232">
            <text:p>768,4389602482</text:p>
          </table:table-cell>
        </table:table-row>
        <table:table-row table:style-name="ro1">
          <table:table-cell office:value-type="string">
            <text:p>Congo, Dem. Rep.</text:p>
          </table:table-cell>
          <table:table-cell office:value-type="string">
            <text:p>COD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78736153">
            <text:p>78736153</text:p>
          </table:table-cell>
        </table:table-row>
        <table:table-row table:style-name="ro1">
          <table:table-cell office:value-type="string">
            <text:p>Congo, Dem. Rep.</text:p>
          </table:table-cell>
          <table:table-cell office:value-type="string">
            <text:p>COD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1208923543924">
            <text:p>50,1208923544</text:p>
          </table:table-cell>
        </table:table-row>
        <table:table-row table:style-name="ro1">
          <table:table-cell office:value-type="string">
            <text:p>Congo, Dem. Rep.</text:p>
          </table:table-cell>
          <table:table-cell office:value-type="string">
            <text:p>COD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8791076456076">
            <text:p>49,8791076456</text:p>
          </table:table-cell>
        </table:table-row>
        <table:table-row table:style-name="ro1">
          <table:table-cell office:value-type="string">
            <text:p>Congo, Dem. Rep.</text:p>
          </table:table-cell>
          <table:table-cell office:value-type="string">
            <text:p>COD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88.272140742046">
            <text:p>388,272140742</text:p>
          </table:table-cell>
        </table:table-row>
        <table:table-row table:style-name="ro1">
          <table:table-cell office:value-type="string">
            <text:p>Congo, Rep.</text:p>
          </table:table-cell>
          <table:table-cell office:value-type="string">
            <text:p>COG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5125821">
            <text:p>5125821</text:p>
          </table:table-cell>
        </table:table-row>
        <table:table-row table:style-name="ro1">
          <table:table-cell office:value-type="string">
            <text:p>Congo, Rep.</text:p>
          </table:table-cell>
          <table:table-cell office:value-type="string">
            <text:p>COG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977262205689">
            <text:p>49,9772622057</text:p>
          </table:table-cell>
        </table:table-row>
        <table:table-row table:style-name="ro1">
          <table:table-cell office:value-type="string">
            <text:p>Congo, Rep.</text:p>
          </table:table-cell>
          <table:table-cell office:value-type="string">
            <text:p>COG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022737794311">
            <text:p>50,0227377943</text:p>
          </table:table-cell>
        </table:table-row>
        <table:table-row table:style-name="ro1">
          <table:table-cell office:value-type="string">
            <text:p>Congo, Rep.</text:p>
          </table:table-cell>
          <table:table-cell office:value-type="string">
            <text:p>COG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798.06609680831">
            <text:p>2798,0660968083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CRI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857274">
            <text:p>4857274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CRI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9766123961712">
            <text:p>49,9766123962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CRI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0233876038288">
            <text:p>50,0233876038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CRI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9714.09989691182">
            <text:p>9714,0998969118</text:p>
          </table:table-cell>
        </table:table-row>
        <table:table-row table:style-name="ro1">
          <table:table-cell office:value-type="string">
            <text:p>Cote d'Ivoire</text:p>
          </table:table-cell>
          <table:table-cell office:value-type="string">
            <text:p>CIV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3695919">
            <text:p>23695919</text:p>
          </table:table-cell>
        </table:table-row>
        <table:table-row table:style-name="ro1">
          <table:table-cell office:value-type="string">
            <text:p>Cote d'Ivoire</text:p>
          </table:table-cell>
          <table:table-cell office:value-type="string">
            <text:p>CIV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2951213590625">
            <text:p>49,2951213591</text:p>
          </table:table-cell>
        </table:table-row>
        <table:table-row table:style-name="ro1">
          <table:table-cell office:value-type="string">
            <text:p>Cote d'Ivoire</text:p>
          </table:table-cell>
          <table:table-cell office:value-type="string">
            <text:p>CIV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7048786409375">
            <text:p>50,7048786409</text:p>
          </table:table-cell>
        </table:table-row>
        <table:table-row table:style-name="ro1">
          <table:table-cell office:value-type="string">
            <text:p>Cote d'Ivoire</text:p>
          </table:table-cell>
          <table:table-cell office:value-type="string">
            <text:p>CIV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552.77041979628">
            <text:p>1552,7704197963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string">
            <text:p>HRV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170600">
            <text:p>4170600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string">
            <text:p>HRV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8078963426718">
            <text:p>51,8078963427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string">
            <text:p>HRV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1921036573281">
            <text:p>48,1921036573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string">
            <text:p>HRV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4465.1342243144">
            <text:p>14465,1342243144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CUB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1475982">
            <text:p>11475982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CUB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9705079627629">
            <text:p>49,9705079628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CUB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0294920372371">
            <text:p>50,0294920372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CUB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uracao</text:p>
          </table:table-cell>
          <table:table-cell office:value-type="string">
            <text:p>CUW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59999">
            <text:p>159999</text:p>
          </table:table-cell>
        </table:table-row>
        <table:table-row table:style-name="ro1">
          <table:table-cell office:value-type="string">
            <text:p>Curacao</text:p>
          </table:table-cell>
          <table:table-cell office:value-type="string">
            <text:p>CUW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4.2204960565201">
            <text:p>54,2204960565</text:p>
          </table:table-cell>
        </table:table-row>
        <table:table-row table:style-name="ro1">
          <table:table-cell office:value-type="string">
            <text:p>Curacao</text:p>
          </table:table-cell>
          <table:table-cell office:value-type="string">
            <text:p>CUW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5.7795039434799">
            <text:p>45,7795039435</text:p>
          </table:table-cell>
        </table:table-row>
        <table:table-row table:style-name="ro1">
          <table:table-cell office:value-type="string">
            <text:p>Curacao</text:p>
          </table:table-cell>
          <table:table-cell office:value-type="string">
            <text:p>CUW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string">
            <text:p>CYP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170125">
            <text:p>1170125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string">
            <text:p>CYP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9205215155949">
            <text:p>49,9205215156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string">
            <text:p>CYP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0794784844051">
            <text:p>50,0794784844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string">
            <text:p>CYP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8325.437516627">
            <text:p>28325,437516627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CZE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0561633">
            <text:p>10561633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CZE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8554559205349">
            <text:p>50,8554559205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CZE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1445440794651">
            <text:p>49,1445440795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CZE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1903.8536115995">
            <text:p>21903,8536115995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DNK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5731118">
            <text:p>5731118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DNK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2648433515696">
            <text:p>50,2648433516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DNK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7351566484304">
            <text:p>49,7351566484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DNK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60637.3355889663">
            <text:p>60637,3355889663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string">
            <text:p>DJI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942333">
            <text:p>942333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string">
            <text:p>DJI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8073951762838">
            <text:p>49,8073951763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string">
            <text:p>DJI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1926048237162">
            <text:p>50,1926048237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string">
            <text:p>DJI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Dominica</text:p>
          </table:table-cell>
          <table:table-cell office:value-type="string">
            <text:p>DMA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73543">
            <text:p>73543</text:p>
          </table:table-cell>
        </table:table-row>
        <table:table-row table:style-name="ro1">
          <table:table-cell office:value-type="string">
            <text:p>Dominica</text:p>
          </table:table-cell>
          <table:table-cell office:value-type="string">
            <text:p>DMA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Dominica</text:p>
          </table:table-cell>
          <table:table-cell office:value-type="string">
            <text:p>DMA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Dominica</text:p>
          </table:table-cell>
          <table:table-cell office:value-type="string">
            <text:p>DMA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6880.62567574717">
            <text:p>6880,6256757472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DOM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0648791">
            <text:p>10648791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DOM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1889370122625">
            <text:p>50,1889370123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DOM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8110629877375">
            <text:p>49,8110629877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DOM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6909.12954437444">
            <text:p>6909,1295443744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ECU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6385068">
            <text:p>16385068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ECU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0143972531091">
            <text:p>50,0143972531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ECU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9856027468909">
            <text:p>49,9856027469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ECU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5191.09956048467">
            <text:p>5191,0995604847</text:p>
          </table:table-cell>
        </table:table-row>
        <table:table-row table:style-name="ro1">
          <table:table-cell office:value-type="string">
            <text:p>Egypt, Arab Rep.</text:p>
          </table:table-cell>
          <table:table-cell office:value-type="string">
            <text:p>EGY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95688681">
            <text:p>95688681</text:p>
          </table:table-cell>
        </table:table-row>
        <table:table-row table:style-name="ro1">
          <table:table-cell office:value-type="string">
            <text:p>Egypt, Arab Rep.</text:p>
          </table:table-cell>
          <table:table-cell office:value-type="string">
            <text:p>EGY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4403465605264">
            <text:p>49,4403465605</text:p>
          </table:table-cell>
        </table:table-row>
        <table:table-row table:style-name="ro1">
          <table:table-cell office:value-type="string">
            <text:p>Egypt, Arab Rep.</text:p>
          </table:table-cell>
          <table:table-cell office:value-type="string">
            <text:p>EGY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5596534394736">
            <text:p>50,5596534395</text:p>
          </table:table-cell>
        </table:table-row>
        <table:table-row table:style-name="ro1">
          <table:table-cell office:value-type="string">
            <text:p>Egypt, Arab Rep.</text:p>
          </table:table-cell>
          <table:table-cell office:value-type="string">
            <text:p>EGY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724.39680691031">
            <text:p>2724,3968069103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SLV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6344722">
            <text:p>6344722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SLV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2.9968225548172">
            <text:p>52,9968225548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SLV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7.0031774451828">
            <text:p>47,0031774452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SLV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802.85965518617">
            <text:p>3802,8596551862</text:p>
          </table:table-cell>
        </table:table-row>
        <table:table-row table:style-name="ro1">
          <table:table-cell office:value-type="string">
            <text:p>Equatorial Guinea</text:p>
          </table:table-cell>
          <table:table-cell office:value-type="string">
            <text:p>GNQ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221490">
            <text:p>1221490</text:p>
          </table:table-cell>
        </table:table-row>
        <table:table-row table:style-name="ro1">
          <table:table-cell office:value-type="string">
            <text:p>Equatorial Guinea</text:p>
          </table:table-cell>
          <table:table-cell office:value-type="string">
            <text:p>GNQ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4.7283042501197">
            <text:p>44,7283042501</text:p>
          </table:table-cell>
        </table:table-row>
        <table:table-row table:style-name="ro1">
          <table:table-cell office:value-type="string">
            <text:p>Equatorial Guinea</text:p>
          </table:table-cell>
          <table:table-cell office:value-type="string">
            <text:p>GNQ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5.2716957498803">
            <text:p>55,2716957499</text:p>
          </table:table-cell>
        </table:table-row>
        <table:table-row table:style-name="ro1">
          <table:table-cell office:value-type="string">
            <text:p>Equatorial Guinea</text:p>
          </table:table-cell>
          <table:table-cell office:value-type="string">
            <text:p>GNQ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2278.1291416571">
            <text:p>12278,1291416571</text:p>
          </table:table-cell>
        </table:table-row>
        <table:table-row table:style-name="ro1">
          <table:table-cell office:value-type="string">
            <text:p>Eritrea</text:p>
          </table:table-cell>
          <table:table-cell office:value-type="string">
            <text:p>ERI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Eritrea</text:p>
          </table:table-cell>
          <table:table-cell office:value-type="string">
            <text:p>ERI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Eritrea</text:p>
          </table:table-cell>
          <table:table-cell office:value-type="string">
            <text:p>ERI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Eritrea</text:p>
          </table:table-cell>
          <table:table-cell office:value-type="string">
            <text:p>ERI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EST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316481">
            <text:p>1316481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EST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3.1868999299783">
            <text:p>53,18689993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EST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6.8131000700217">
            <text:p>46,81310007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EST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8085.0897379463">
            <text:p>18085,0897379463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string">
            <text:p>ETH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02403196">
            <text:p>102403196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string">
            <text:p>ETH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0723844567357">
            <text:p>50,0723844567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string">
            <text:p>ETH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9276155432643">
            <text:p>49,9276155433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string">
            <text:p>ETH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511.187426515801">
            <text:p>511,1874265158</text:p>
          </table:table-cell>
        </table:table-row>
        <table:table-row table:style-name="ro1">
          <table:table-cell office:value-type="string">
            <text:p>Faroe Islands</text:p>
          </table:table-cell>
          <table:table-cell office:value-type="string">
            <text:p>FRO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9117">
            <text:p>49117</text:p>
          </table:table-cell>
        </table:table-row>
        <table:table-row table:style-name="ro1">
          <table:table-cell office:value-type="string">
            <text:p>Faroe Islands</text:p>
          </table:table-cell>
          <table:table-cell office:value-type="string">
            <text:p>FRO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Faroe Islands</text:p>
          </table:table-cell>
          <table:table-cell office:value-type="string">
            <text:p>FRO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Faroe Islands</text:p>
          </table:table-cell>
          <table:table-cell office:value-type="string">
            <text:p>FRO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Fiji</text:p>
          </table:table-cell>
          <table:table-cell office:value-type="string">
            <text:p>FJI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898760">
            <text:p>898760</text:p>
          </table:table-cell>
        </table:table-row>
        <table:table-row table:style-name="ro1">
          <table:table-cell office:value-type="string">
            <text:p>Fiji</text:p>
          </table:table-cell>
          <table:table-cell office:value-type="string">
            <text:p>FJI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1956749587768">
            <text:p>49,1956749588</text:p>
          </table:table-cell>
        </table:table-row>
        <table:table-row table:style-name="ro1">
          <table:table-cell office:value-type="string">
            <text:p>Fiji</text:p>
          </table:table-cell>
          <table:table-cell office:value-type="string">
            <text:p>FJI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8043250412232">
            <text:p>50,8043250412</text:p>
          </table:table-cell>
        </table:table-row>
        <table:table-row table:style-name="ro1">
          <table:table-cell office:value-type="string">
            <text:p>Fiji</text:p>
          </table:table-cell>
          <table:table-cell office:value-type="string">
            <text:p>FJI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4195.96811433867">
            <text:p>4195,9681143387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FI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5495096">
            <text:p>5495096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FI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7550883306249">
            <text:p>50,7550883306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FI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2449116693751">
            <text:p>49,2449116694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FI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45825.4907138827">
            <text:p>45825,4907138827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FRA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66896109">
            <text:p>66896109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FRA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8477868645681">
            <text:p>50,8477868646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FRA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1522131354319">
            <text:p>49,1522131354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FRA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42013.2862913497">
            <text:p>42013,2862913497</text:p>
          </table:table-cell>
        </table:table-row>
        <table:table-row table:style-name="ro1">
          <table:table-cell office:value-type="string">
            <text:p>French Polynesia</text:p>
          </table:table-cell>
          <table:table-cell office:value-type="string">
            <text:p>PYF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80208">
            <text:p>280208</text:p>
          </table:table-cell>
        </table:table-row>
        <table:table-row table:style-name="ro1">
          <table:table-cell office:value-type="string">
            <text:p>French Polynesia</text:p>
          </table:table-cell>
          <table:table-cell office:value-type="string">
            <text:p>PYF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0485503418938">
            <text:p>49,0485503419</text:p>
          </table:table-cell>
        </table:table-row>
        <table:table-row table:style-name="ro1">
          <table:table-cell office:value-type="string">
            <text:p>French Polynesia</text:p>
          </table:table-cell>
          <table:table-cell office:value-type="string">
            <text:p>PYF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9514496581062">
            <text:p>50,9514496581</text:p>
          </table:table-cell>
        </table:table-row>
        <table:table-row table:style-name="ro1">
          <table:table-cell office:value-type="string">
            <text:p>French Polynesia</text:p>
          </table:table-cell>
          <table:table-cell office:value-type="string">
            <text:p>PYF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string">
            <text:p>GAB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979786">
            <text:p>1979786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string">
            <text:p>GAB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8.613613484683">
            <text:p>48,6136134847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string">
            <text:p>GAB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1.386386515317">
            <text:p>51,3863865153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string">
            <text:p>GAB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9569.45438837312">
            <text:p>9569,4543883731</text:p>
          </table:table-cell>
        </table:table-row>
        <table:table-row table:style-name="ro1">
          <table:table-cell office:value-type="string">
            <text:p>Gambia, The</text:p>
          </table:table-cell>
          <table:table-cell office:value-type="string">
            <text:p>GMB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038501">
            <text:p>2038501</text:p>
          </table:table-cell>
        </table:table-row>
        <table:table-row table:style-name="ro1">
          <table:table-cell office:value-type="string">
            <text:p>Gambia, The</text:p>
          </table:table-cell>
          <table:table-cell office:value-type="string">
            <text:p>GMB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4997530055084">
            <text:p>50,4997530055</text:p>
          </table:table-cell>
        </table:table-row>
        <table:table-row table:style-name="ro1">
          <table:table-cell office:value-type="string">
            <text:p>Gambia, The</text:p>
          </table:table-cell>
          <table:table-cell office:value-type="string">
            <text:p>GMB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5002469944916">
            <text:p>49,5002469945</text:p>
          </table:table-cell>
        </table:table-row>
        <table:table-row table:style-name="ro1">
          <table:table-cell office:value-type="string">
            <text:p>Gambia, The</text:p>
          </table:table-cell>
          <table:table-cell office:value-type="string">
            <text:p>GMB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531.918208458419">
            <text:p>531,9182084584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string">
            <text:p>GEO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719300">
            <text:p>3719300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string">
            <text:p>GEO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2.2575267450315">
            <text:p>52,257526745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string">
            <text:p>GEO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7.7424732549685">
            <text:p>47,742473255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string">
            <text:p>GEO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4083.99815764712">
            <text:p>4083,998157647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DEU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82667685">
            <text:p>82667685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DEU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7864781921597">
            <text:p>50,7864781922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DEU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2135218078403">
            <text:p>49,2135218078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DEU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45745.7899036938">
            <text:p>45745,7899036938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GHA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8206728">
            <text:p>28206728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GHA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2019394167923">
            <text:p>50,2019394168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GHA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7980605832077">
            <text:p>49,7980605832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GHA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707.66162367907">
            <text:p>1707,6616236791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GIB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4408">
            <text:p>34408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GIB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GIB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GIB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GRC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0746740">
            <text:p>10746740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GRC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7702762454158">
            <text:p>50,7702762454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GRC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2297237545842">
            <text:p>49,2297237546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GRC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2749.3103186218">
            <text:p>22749,3103186218</text:p>
          </table:table-cell>
        </table:table-row>
        <table:table-row table:style-name="ro1">
          <table:table-cell office:value-type="string">
            <text:p>Greenland</text:p>
          </table:table-cell>
          <table:table-cell office:value-type="string">
            <text:p>GRL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56186">
            <text:p>56186</text:p>
          </table:table-cell>
        </table:table-row>
        <table:table-row table:style-name="ro1">
          <table:table-cell office:value-type="string">
            <text:p>Greenland</text:p>
          </table:table-cell>
          <table:table-cell office:value-type="string">
            <text:p>GRL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Greenland</text:p>
          </table:table-cell>
          <table:table-cell office:value-type="string">
            <text:p>GRL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Greenland</text:p>
          </table:table-cell>
          <table:table-cell office:value-type="string">
            <text:p>GRL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Grenada</text:p>
          </table:table-cell>
          <table:table-cell office:value-type="string">
            <text:p>GRD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07317">
            <text:p>107317</text:p>
          </table:table-cell>
        </table:table-row>
        <table:table-row table:style-name="ro1">
          <table:table-cell office:value-type="string">
            <text:p>Grenada</text:p>
          </table:table-cell>
          <table:table-cell office:value-type="string">
            <text:p>GRD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8057193973108">
            <text:p>49,8057193973</text:p>
          </table:table-cell>
        </table:table-row>
        <table:table-row table:style-name="ro1">
          <table:table-cell office:value-type="string">
            <text:p>Grenada</text:p>
          </table:table-cell>
          <table:table-cell office:value-type="string">
            <text:p>GRD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1942806026892">
            <text:p>50,1942806027</text:p>
          </table:table-cell>
        </table:table-row>
        <table:table-row table:style-name="ro1">
          <table:table-cell office:value-type="string">
            <text:p>Grenada</text:p>
          </table:table-cell>
          <table:table-cell office:value-type="string">
            <text:p>GRD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8676.33919559901">
            <text:p>8676,339195599</text:p>
          </table:table-cell>
        </table:table-row>
        <table:table-row table:style-name="ro1">
          <table:table-cell office:value-type="string">
            <text:p>Guam</text:p>
          </table:table-cell>
          <table:table-cell office:value-type="string">
            <text:p>GUM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62896">
            <text:p>162896</text:p>
          </table:table-cell>
        </table:table-row>
        <table:table-row table:style-name="ro1">
          <table:table-cell office:value-type="string">
            <text:p>Guam</text:p>
          </table:table-cell>
          <table:table-cell office:value-type="string">
            <text:p>GUM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3462005967071">
            <text:p>49,3462005967</text:p>
          </table:table-cell>
        </table:table-row>
        <table:table-row table:style-name="ro1">
          <table:table-cell office:value-type="string">
            <text:p>Guam</text:p>
          </table:table-cell>
          <table:table-cell office:value-type="string">
            <text:p>GUM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6537994032929">
            <text:p>50,6537994033</text:p>
          </table:table-cell>
        </table:table-row>
        <table:table-row table:style-name="ro1">
          <table:table-cell office:value-type="string">
            <text:p>Guam</text:p>
          </table:table-cell>
          <table:table-cell office:value-type="string">
            <text:p>GUM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2013.7693770213">
            <text:p>32013,7693770213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string">
            <text:p>GTM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6582469">
            <text:p>16582469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string">
            <text:p>GTM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7947340760255">
            <text:p>50,794734076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string">
            <text:p>GTM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2052659239745">
            <text:p>49,205265924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string">
            <text:p>GTM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100.20621005039">
            <text:p>3100,2062100504</text:p>
          </table:table-cell>
        </table:table-row>
        <table:table-row table:style-name="ro1">
          <table:table-cell office:value-type="string">
            <text:p>Guinea</text:p>
          </table:table-cell>
          <table:table-cell office:value-type="string">
            <text:p>GI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2395924">
            <text:p>12395924</text:p>
          </table:table-cell>
        </table:table-row>
        <table:table-row table:style-name="ro1">
          <table:table-cell office:value-type="string">
            <text:p>Guinea</text:p>
          </table:table-cell>
          <table:table-cell office:value-type="string">
            <text:p>GI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8731114344434">
            <text:p>49,8731114344</text:p>
          </table:table-cell>
        </table:table-row>
        <table:table-row table:style-name="ro1">
          <table:table-cell office:value-type="string">
            <text:p>Guinea</text:p>
          </table:table-cell>
          <table:table-cell office:value-type="string">
            <text:p>GI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1268885655566">
            <text:p>50,1268885656</text:p>
          </table:table-cell>
        </table:table-row>
        <table:table-row table:style-name="ro1">
          <table:table-cell office:value-type="string">
            <text:p>Guinea</text:p>
          </table:table-cell>
          <table:table-cell office:value-type="string">
            <text:p>GI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735.722667421314">
            <text:p>735,7226674213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GNB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815698">
            <text:p>1815698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GNB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8198481909476">
            <text:p>50,8198481909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GNB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1801518090524">
            <text:p>49,1801518091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GNB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582.374005838895">
            <text:p>582,3740058389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string">
            <text:p>GUY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773303">
            <text:p>773303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string">
            <text:p>GUY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5729999405148">
            <text:p>49,5729999405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string">
            <text:p>GUY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4270000594852">
            <text:p>50,4270000595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string">
            <text:p>GUY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783.54332759748">
            <text:p>3783,5433275975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string">
            <text:p>HTI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0847334">
            <text:p>10847334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string">
            <text:p>HTI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5456177358906">
            <text:p>50,5456177359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string">
            <text:p>HTI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4543822641094">
            <text:p>49,4543822641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string">
            <text:p>HTI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729.2684423618">
            <text:p>729,2684423618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HND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9112867">
            <text:p>9112867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HND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1433742297291">
            <text:p>50,1433742297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HND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8566257702709">
            <text:p>49,8566257703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HND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137.80822009452">
            <text:p>2137,8082200945</text:p>
          </table:table-cell>
        </table:table-row>
        <table:table-row table:style-name="ro1">
          <table:table-cell office:value-type="string">
            <text:p>Hong Kong SAR, China</text:p>
          </table:table-cell>
          <table:table-cell office:value-type="string">
            <text:p>HKG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7346700">
            <text:p>7346700</text:p>
          </table:table-cell>
        </table:table-row>
        <table:table-row table:style-name="ro1">
          <table:table-cell office:value-type="string">
            <text:p>Hong Kong SAR, China</text:p>
          </table:table-cell>
          <table:table-cell office:value-type="string">
            <text:p>HKG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3.8991501245749">
            <text:p>53,8991501246</text:p>
          </table:table-cell>
        </table:table-row>
        <table:table-row table:style-name="ro1">
          <table:table-cell office:value-type="string">
            <text:p>Hong Kong SAR, China</text:p>
          </table:table-cell>
          <table:table-cell office:value-type="string">
            <text:p>HKG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6.1008498754251">
            <text:p>46,1008498754</text:p>
          </table:table-cell>
        </table:table-row>
        <table:table-row table:style-name="ro1">
          <table:table-cell office:value-type="string">
            <text:p>Hong Kong SAR, China</text:p>
          </table:table-cell>
          <table:table-cell office:value-type="string">
            <text:p>HKG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6725.6491122721">
            <text:p>36725,6491122721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string">
            <text:p>HU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9817958">
            <text:p>9817958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string">
            <text:p>HU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2.4499557994758">
            <text:p>52,4499557995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string">
            <text:p>HU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7.5500442005242">
            <text:p>47,5500442005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string">
            <text:p>HU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4991.1896995127">
            <text:p>14991,1896995127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string">
            <text:p>ISL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34252">
            <text:p>334252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string">
            <text:p>ISL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8354748670565">
            <text:p>49,8354748671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string">
            <text:p>ISL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1645251329435">
            <text:p>50,1645251329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string">
            <text:p>ISL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48613.8871550721">
            <text:p>48613,8871550721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IND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324171354">
            <text:p>1324171354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IND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8.1719714467438">
            <text:p>48,1719714467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IND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1.8280285532562">
            <text:p>51,8280285533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IND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861.49102935151">
            <text:p>1861,4910293515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string">
            <text:p>ID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61115456">
            <text:p>261115456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string">
            <text:p>ID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6440061337771">
            <text:p>49,6440061338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string">
            <text:p>ID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3559938662229">
            <text:p>50,3559938662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string">
            <text:p>ID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974.05848500117">
            <text:p>3974,0584850012</text:p>
          </table:table-cell>
        </table:table-row>
        <table:table-row table:style-name="ro1">
          <table:table-cell office:value-type="string">
            <text:p>Iran, Islamic Rep.</text:p>
          </table:table-cell>
          <table:table-cell office:value-type="string">
            <text:p>IR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80277428">
            <text:p>80277428</text:p>
          </table:table-cell>
        </table:table-row>
        <table:table-row table:style-name="ro1">
          <table:table-cell office:value-type="string">
            <text:p>Iran, Islamic Rep.</text:p>
          </table:table-cell>
          <table:table-cell office:value-type="string">
            <text:p>IR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6942503017349">
            <text:p>49,6942503017</text:p>
          </table:table-cell>
        </table:table-row>
        <table:table-row table:style-name="ro1">
          <table:table-cell office:value-type="string">
            <text:p>Iran, Islamic Rep.</text:p>
          </table:table-cell>
          <table:table-cell office:value-type="string">
            <text:p>IR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3057496982651">
            <text:p>50,3057496983</text:p>
          </table:table-cell>
        </table:table-row>
        <table:table-row table:style-name="ro1">
          <table:table-cell office:value-type="string">
            <text:p>Iran, Islamic Rep.</text:p>
          </table:table-cell>
          <table:table-cell office:value-type="string">
            <text:p>IR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6733.9134736377">
            <text:p>6733,9134736377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IRQ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7202572">
            <text:p>37202572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IRQ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3865573466529">
            <text:p>49,3865573467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IRQ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6134426533471">
            <text:p>50,6134426533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IRQ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5695.67914250609">
            <text:p>5695,6791425061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string">
            <text:p>IRL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773095">
            <text:p>4773095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string">
            <text:p>IRL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4118427211073">
            <text:p>50,4118427211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string">
            <text:p>IRL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5881572788927">
            <text:p>49,5881572789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string">
            <text:p>IRL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69632.2685741346">
            <text:p>69632,2685741346</text:p>
          </table:table-cell>
        </table:table-row>
        <table:table-row table:style-name="ro1">
          <table:table-cell office:value-type="string">
            <text:p>Isle of Man</text:p>
          </table:table-cell>
          <table:table-cell office:value-type="string">
            <text:p>IM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83737">
            <text:p>83737</text:p>
          </table:table-cell>
        </table:table-row>
        <table:table-row table:style-name="ro1">
          <table:table-cell office:value-type="string">
            <text:p>Isle of Man</text:p>
          </table:table-cell>
          <table:table-cell office:value-type="string">
            <text:p>IM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Isle of Man</text:p>
          </table:table-cell>
          <table:table-cell office:value-type="string">
            <text:p>IM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Isle of Man</text:p>
          </table:table-cell>
          <table:table-cell office:value-type="string">
            <text:p>IM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ISR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8547100">
            <text:p>8547100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ISR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3667560159388">
            <text:p>50,3667560159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ISR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6332439840612">
            <text:p>49,6332439841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ISR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3673.1277021872">
            <text:p>33673,1277021872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ITA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60600590">
            <text:p>60600590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ITA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2978735315294">
            <text:p>51,2978735315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ITA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7021264684706">
            <text:p>48,7021264685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ITA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4377.9257503853">
            <text:p>34377,9257503853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string">
            <text:p>JAM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881355">
            <text:p>2881355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string">
            <text:p>JAM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2381344888082">
            <text:p>50,2381344888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string">
            <text:p>JAM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7618655111918">
            <text:p>49,7618655112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string">
            <text:p>JAM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4790.03910652627">
            <text:p>4790,0391065263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JP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26994511">
            <text:p>126994511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JP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1534909938868">
            <text:p>51,1534909939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JP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8465090061132">
            <text:p>48,8465090061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JP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47623.2709305964">
            <text:p>47623,2709305964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JOR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9455802">
            <text:p>9455802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JOR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3517470073127">
            <text:p>49,3517470073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JOR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6482529926873">
            <text:p>50,6482529927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JOR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258.49324014107">
            <text:p>3258,4932401411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KAZ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7797032">
            <text:p>17797032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KAZ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5699637642083">
            <text:p>51,5699637642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KAZ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4300362357917">
            <text:p>48,4300362358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KAZ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0580.9306496013">
            <text:p>10580,9306496013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string">
            <text:p>KE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8461567">
            <text:p>48461567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string">
            <text:p>KE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2996911119088">
            <text:p>50,2996911119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string">
            <text:p>KE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7003088880912">
            <text:p>49,7003088881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string">
            <text:p>KE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143.06537340126">
            <text:p>1143,0653734013</text:p>
          </table:table-cell>
        </table:table-row>
        <table:table-row table:style-name="ro1">
          <table:table-cell office:value-type="string">
            <text:p>Kiribati</text:p>
          </table:table-cell>
          <table:table-cell office:value-type="string">
            <text:p>KIR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14395">
            <text:p>114395</text:p>
          </table:table-cell>
        </table:table-row>
        <table:table-row table:style-name="ro1">
          <table:table-cell office:value-type="string">
            <text:p>Kiribati</text:p>
          </table:table-cell>
          <table:table-cell office:value-type="string">
            <text:p>KIR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6984998426408">
            <text:p>50,6984998426</text:p>
          </table:table-cell>
        </table:table-row>
        <table:table-row table:style-name="ro1">
          <table:table-cell office:value-type="string">
            <text:p>Kiribati</text:p>
          </table:table-cell>
          <table:table-cell office:value-type="string">
            <text:p>KIR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3015001573592">
            <text:p>49,3015001574</text:p>
          </table:table-cell>
        </table:table-row>
        <table:table-row table:style-name="ro1">
          <table:table-cell office:value-type="string">
            <text:p>Kiribati</text:p>
          </table:table-cell>
          <table:table-cell office:value-type="string">
            <text:p>KIR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685.99225815426">
            <text:p>1685,9922581543</text:p>
          </table:table-cell>
        </table:table-row>
        <table:table-row table:style-name="ro1">
          <table:table-cell office:value-type="string">
            <text:p>Korea, Dem. People’s Rep.</text:p>
          </table:table-cell>
          <table:table-cell office:value-type="string">
            <text:p>PRK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5368620">
            <text:p>25368620</text:p>
          </table:table-cell>
        </table:table-row>
        <table:table-row table:style-name="ro1">
          <table:table-cell office:value-type="string">
            <text:p>Korea, Dem. People’s Rep.</text:p>
          </table:table-cell>
          <table:table-cell office:value-type="string">
            <text:p>PRK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0925052719661">
            <text:p>51,092505272</text:p>
          </table:table-cell>
        </table:table-row>
        <table:table-row table:style-name="ro1">
          <table:table-cell office:value-type="string">
            <text:p>Korea, Dem. People’s Rep.</text:p>
          </table:table-cell>
          <table:table-cell office:value-type="string">
            <text:p>PRK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9074947280339">
            <text:p>48,907494728</text:p>
          </table:table-cell>
        </table:table-row>
        <table:table-row table:style-name="ro1">
          <table:table-cell office:value-type="string">
            <text:p>Korea, Dem. People’s Rep.</text:p>
          </table:table-cell>
          <table:table-cell office:value-type="string">
            <text:p>PRK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Korea, Rep.</text:p>
          </table:table-cell>
          <table:table-cell office:value-type="string">
            <text:p>KOR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51245707">
            <text:p>51245707</text:p>
          </table:table-cell>
        </table:table-row>
        <table:table-row table:style-name="ro1">
          <table:table-cell office:value-type="string">
            <text:p>Korea, Rep.</text:p>
          </table:table-cell>
          <table:table-cell office:value-type="string">
            <text:p>KOR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953755444394">
            <text:p>49,9537554444</text:p>
          </table:table-cell>
        </table:table-row>
        <table:table-row table:style-name="ro1">
          <table:table-cell office:value-type="string">
            <text:p>Korea, Rep.</text:p>
          </table:table-cell>
          <table:table-cell office:value-type="string">
            <text:p>KOR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046244555606">
            <text:p>50,0462445556</text:p>
          </table:table-cell>
        </table:table-row>
        <table:table-row table:style-name="ro1">
          <table:table-cell office:value-type="string">
            <text:p>Korea, Rep.</text:p>
          </table:table-cell>
          <table:table-cell office:value-type="string">
            <text:p>KOR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5458.8870089242">
            <text:p>25458,8870089242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XKX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816200">
            <text:p>1816200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XKX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XKX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XKX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890.06809615023">
            <text:p>3890,0680961502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KWT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052584">
            <text:p>4052584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KWT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2.5711416995737">
            <text:p>42,5711416996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KWT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7.4288583004263">
            <text:p>57,4288583004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KWT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5250.9145753869">
            <text:p>35250,9145753869</text:p>
          </table:table-cell>
        </table:table-row>
        <table:table-row table:style-name="ro1">
          <table:table-cell office:value-type="string">
            <text:p>Kyrgyz Republic</text:p>
          </table:table-cell>
          <table:table-cell office:value-type="string">
            <text:p>KGZ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6082700">
            <text:p>6082700</text:p>
          </table:table-cell>
        </table:table-row>
        <table:table-row table:style-name="ro1">
          <table:table-cell office:value-type="string">
            <text:p>Kyrgyz Republic</text:p>
          </table:table-cell>
          <table:table-cell office:value-type="string">
            <text:p>KGZ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4110910203053">
            <text:p>50,4110910203</text:p>
          </table:table-cell>
        </table:table-row>
        <table:table-row table:style-name="ro1">
          <table:table-cell office:value-type="string">
            <text:p>Kyrgyz Republic</text:p>
          </table:table-cell>
          <table:table-cell office:value-type="string">
            <text:p>KGZ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5889089796947">
            <text:p>49,5889089797</text:p>
          </table:table-cell>
        </table:table-row>
        <table:table-row table:style-name="ro1">
          <table:table-cell office:value-type="string">
            <text:p>Kyrgyz Republic</text:p>
          </table:table-cell>
          <table:table-cell office:value-type="string">
            <text:p>KGZ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038.30795831169">
            <text:p>1038,3079583117</text:p>
          </table:table-cell>
        </table:table-row>
        <table:table-row table:style-name="ro1">
          <table:table-cell office:value-type="string">
            <text:p>Lao PDR</text:p>
          </table:table-cell>
          <table:table-cell office:value-type="string">
            <text:p>LAO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6758353">
            <text:p>6758353</text:p>
          </table:table-cell>
        </table:table-row>
        <table:table-row table:style-name="ro1">
          <table:table-cell office:value-type="string">
            <text:p>Lao PDR</text:p>
          </table:table-cell>
          <table:table-cell office:value-type="string">
            <text:p>LAO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1375038951792">
            <text:p>50,1375038952</text:p>
          </table:table-cell>
        </table:table-row>
        <table:table-row table:style-name="ro1">
          <table:table-cell office:value-type="string">
            <text:p>Lao PDR</text:p>
          </table:table-cell>
          <table:table-cell office:value-type="string">
            <text:p>LAO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8624961048208">
            <text:p>49,8624961048</text:p>
          </table:table-cell>
        </table:table-row>
        <table:table-row table:style-name="ro1">
          <table:table-cell office:value-type="string">
            <text:p>Lao PDR</text:p>
          </table:table-cell>
          <table:table-cell office:value-type="string">
            <text:p>LAO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642.73009632561">
            <text:p>1642,7300963256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string">
            <text:p>LVA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960424">
            <text:p>1960424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string">
            <text:p>LVA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4.0863708471748">
            <text:p>54,0863708472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string">
            <text:p>LVA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5.9136291528252">
            <text:p>45,9136291528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string">
            <text:p>LVA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4718.0277330457">
            <text:p>14718,0277330457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LB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6006668">
            <text:p>6006668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LB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8212903024954">
            <text:p>49,8212903025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LB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1787096975046">
            <text:p>50,1787096975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LB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7143.95909540687">
            <text:p>7143,9590954069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LSO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203821">
            <text:p>2203821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LSO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4761380781142">
            <text:p>51,4761380781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LSO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5238619218858">
            <text:p>48,5238619219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LSO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352.47670903277">
            <text:p>1352,4767090328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string">
            <text:p>LBR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613823">
            <text:p>4613823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string">
            <text:p>LBR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5679076029709">
            <text:p>49,567907603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string">
            <text:p>LBR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4320923970291">
            <text:p>50,432092397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string">
            <text:p>LBR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52.646078449267">
            <text:p>352,6460784493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string">
            <text:p>LBY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6293253">
            <text:p>6293253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string">
            <text:p>LBY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5604976376291">
            <text:p>49,5604976376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string">
            <text:p>LBY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4395023623709">
            <text:p>50,4395023624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string">
            <text:p>LBY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LIE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7666">
            <text:p>37666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LIE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LIE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LIE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string">
            <text:p>LTU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872298">
            <text:p>2872298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string">
            <text:p>LTU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3.9370284509431">
            <text:p>53,9370284509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string">
            <text:p>LTU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6.0629715490569">
            <text:p>46,0629715491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string">
            <text:p>LTU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5872.7227865275">
            <text:p>15872,7227865275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LUX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582972">
            <text:p>582972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LUX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766126665034">
            <text:p>49,766126665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LUX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233873334966">
            <text:p>50,233873335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LUX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08422.470570618">
            <text:p>108422,470570618</text:p>
          </table:table-cell>
        </table:table-row>
        <table:table-row table:style-name="ro1">
          <table:table-cell office:value-type="string">
            <text:p>Macao SAR, China</text:p>
          </table:table-cell>
          <table:table-cell office:value-type="string">
            <text:p>MAC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612167">
            <text:p>612167</text:p>
          </table:table-cell>
        </table:table-row>
        <table:table-row table:style-name="ro1">
          <table:table-cell office:value-type="string">
            <text:p>Macao SAR, China</text:p>
          </table:table-cell>
          <table:table-cell office:value-type="string">
            <text:p>MAC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2.0227521844743">
            <text:p>52,0227521845</text:p>
          </table:table-cell>
        </table:table-row>
        <table:table-row table:style-name="ro1">
          <table:table-cell office:value-type="string">
            <text:p>Macao SAR, China</text:p>
          </table:table-cell>
          <table:table-cell office:value-type="string">
            <text:p>MAC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7.9772478155257">
            <text:p>47,9772478155</text:p>
          </table:table-cell>
        </table:table-row>
        <table:table-row table:style-name="ro1">
          <table:table-cell office:value-type="string">
            <text:p>Macao SAR, China</text:p>
          </table:table-cell>
          <table:table-cell office:value-type="string">
            <text:p>MAC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51511.4402022614">
            <text:p>51511,4402022614</text:p>
          </table:table-cell>
        </table:table-row>
        <table:table-row table:style-name="ro1">
          <table:table-cell office:value-type="string">
            <text:p>Macedonia, FYR</text:p>
          </table:table-cell>
          <table:table-cell office:value-type="string">
            <text:p>MKD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081206">
            <text:p>2081206</text:p>
          </table:table-cell>
        </table:table-row>
        <table:table-row table:style-name="ro1">
          <table:table-cell office:value-type="string">
            <text:p>Macedonia, FYR</text:p>
          </table:table-cell>
          <table:table-cell office:value-type="string">
            <text:p>MKD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0054776090717">
            <text:p>50,0054776091</text:p>
          </table:table-cell>
        </table:table-row>
        <table:table-row table:style-name="ro1">
          <table:table-cell office:value-type="string">
            <text:p>Macedonia, FYR</text:p>
          </table:table-cell>
          <table:table-cell office:value-type="string">
            <text:p>MKD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9945223909283">
            <text:p>49,9945223909</text:p>
          </table:table-cell>
        </table:table-row>
        <table:table-row table:style-name="ro1">
          <table:table-cell office:value-type="string">
            <text:p>Macedonia, FYR</text:p>
          </table:table-cell>
          <table:table-cell office:value-type="string">
            <text:p>MKD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5222.82674665098">
            <text:p>5222,826746651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MDG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4894551">
            <text:p>24894551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MDG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1377550895391">
            <text:p>50,1377550895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MDG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8622449104609">
            <text:p>49,8622449105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MDG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416.002717237602">
            <text:p>416,0027172376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string">
            <text:p>MWI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8091575">
            <text:p>18091575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string">
            <text:p>MWI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470882034626">
            <text:p>50,4708820346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string">
            <text:p>MWI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5291179653739">
            <text:p>49,5291179654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string">
            <text:p>MWI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481.451936704379">
            <text:p>481,4519367044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MYS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1187265">
            <text:p>31187265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MYS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8.3415249250463">
            <text:p>48,341524925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MYS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1.6584750749537">
            <text:p>51,658475075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MYS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1031.8215581749">
            <text:p>11031,8215581749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string">
            <text:p>MDV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17492">
            <text:p>417492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string">
            <text:p>MDV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3.2574406257817">
            <text:p>43,2574406258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string">
            <text:p>MDV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6.7425593742183">
            <text:p>56,7425593742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string">
            <text:p>MDV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8623.87452377238">
            <text:p>8623,8745237724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MLI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7994837">
            <text:p>17994837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MLI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97481221695">
            <text:p>49,974812217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MLI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02518778305">
            <text:p>50,0251877831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MLI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745.870724513615">
            <text:p>745,8707245136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MLT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36947">
            <text:p>43694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MLT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7986524034778">
            <text:p>49,7986524035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MLT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2013475965222">
            <text:p>50,2013475965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MLT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6606.3053425535">
            <text:p>26606,3053425535</text:p>
          </table:table-cell>
        </table:table-row>
        <table:table-row table:style-name="ro1">
          <table:table-cell office:value-type="string">
            <text:p>Marshall Islands</text:p>
          </table:table-cell>
          <table:table-cell office:value-type="string">
            <text:p>MHL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53066">
            <text:p>53066</text:p>
          </table:table-cell>
        </table:table-row>
        <table:table-row table:style-name="ro1">
          <table:table-cell office:value-type="string">
            <text:p>Marshall Islands</text:p>
          </table:table-cell>
          <table:table-cell office:value-type="string">
            <text:p>MHL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arshall Islands</text:p>
          </table:table-cell>
          <table:table-cell office:value-type="string">
            <text:p>MHL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arshall Islands</text:p>
          </table:table-cell>
          <table:table-cell office:value-type="string">
            <text:p>MHL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373.94553773079">
            <text:p>3373,9455377308</text:p>
          </table:table-cell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MRT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301018">
            <text:p>4301018</text:p>
          </table:table-cell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MRT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6189510307085">
            <text:p>49,6189510307</text:p>
          </table:table-cell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MRT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3810489692915">
            <text:p>50,3810489693</text:p>
          </table:table-cell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MRT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296.00745761869">
            <text:p>1296,0074576187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US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263473">
            <text:p>1263473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US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5001877783993">
            <text:p>50,5001877784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US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4998122216007">
            <text:p>49,4998122216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US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9822.00813402346">
            <text:p>9822,0081340235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MEX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27540423">
            <text:p>127540423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MEX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2106822126913">
            <text:p>50,2106822127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MEX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7893177873087">
            <text:p>49,7893177873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MEX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9707.90800508327">
            <text:p>9707,9080050833</text:p>
          </table:table-cell>
        </table:table-row>
        <table:table-row table:style-name="ro1">
          <table:table-cell office:value-type="string">
            <text:p>Micronesia, Fed. Sts.</text:p>
          </table:table-cell>
          <table:table-cell office:value-type="string">
            <text:p>FSM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04937">
            <text:p>104937</text:p>
          </table:table-cell>
        </table:table-row>
        <table:table-row table:style-name="ro1">
          <table:table-cell office:value-type="string">
            <text:p>Micronesia, Fed. Sts.</text:p>
          </table:table-cell>
          <table:table-cell office:value-type="string">
            <text:p>FSM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8.7640085385378">
            <text:p>48,7640085385</text:p>
          </table:table-cell>
        </table:table-row>
        <table:table-row table:style-name="ro1">
          <table:table-cell office:value-type="string">
            <text:p>Micronesia, Fed. Sts.</text:p>
          </table:table-cell>
          <table:table-cell office:value-type="string">
            <text:p>FSM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1.2359914614622">
            <text:p>51,2359914615</text:p>
          </table:table-cell>
        </table:table-row>
        <table:table-row table:style-name="ro1">
          <table:table-cell office:value-type="string">
            <text:p>Micronesia, Fed. Sts.</text:p>
          </table:table-cell>
          <table:table-cell office:value-type="string">
            <text:p>FSM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823.43352650754">
            <text:p>2823,4335265075</text:p>
          </table:table-cell>
        </table:table-row>
        <table:table-row table:style-name="ro1">
          <table:table-cell office:value-type="string">
            <text:p>Moldova</text:p>
          </table:table-cell>
          <table:table-cell office:value-type="string">
            <text:p>MDA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552000">
            <text:p>3552000</text:p>
          </table:table-cell>
        </table:table-row>
        <table:table-row table:style-name="ro1">
          <table:table-cell office:value-type="string">
            <text:p>Moldova</text:p>
          </table:table-cell>
          <table:table-cell office:value-type="string">
            <text:p>MDA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985302032782">
            <text:p>51,9853020328</text:p>
          </table:table-cell>
        </table:table-row>
        <table:table-row table:style-name="ro1">
          <table:table-cell office:value-type="string">
            <text:p>Moldova</text:p>
          </table:table-cell>
          <table:table-cell office:value-type="string">
            <text:p>MDA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014697967218">
            <text:p>48,0146979672</text:p>
          </table:table-cell>
        </table:table-row>
        <table:table-row table:style-name="ro1">
          <table:table-cell office:value-type="string">
            <text:p>Moldova</text:p>
          </table:table-cell>
          <table:table-cell office:value-type="string">
            <text:p>MDA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062.6817875778">
            <text:p>2062,6817875778</text:p>
          </table:table-cell>
        </table:table-row>
        <table:table-row table:style-name="ro1">
          <table:table-cell office:value-type="string">
            <text:p>Monaco</text:p>
          </table:table-cell>
          <table:table-cell office:value-type="string">
            <text:p>MCO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8499">
            <text:p>38499</text:p>
          </table:table-cell>
        </table:table-row>
        <table:table-row table:style-name="ro1">
          <table:table-cell office:value-type="string">
            <text:p>Monaco</text:p>
          </table:table-cell>
          <table:table-cell office:value-type="string">
            <text:p>MCO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onaco</text:p>
          </table:table-cell>
          <table:table-cell office:value-type="string">
            <text:p>MCO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onaco</text:p>
          </table:table-cell>
          <table:table-cell office:value-type="string">
            <text:p>MCO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NG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027398">
            <text:p>3027398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NG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5090513431345">
            <text:p>50,5090513431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NG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4909486568655">
            <text:p>49,4909486569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NG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906.11587467046">
            <text:p>3906,1158746705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MNE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622781">
            <text:p>622781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MNE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6708409294098">
            <text:p>50,6708409294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MNE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3291590705902">
            <text:p>49,3291590706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MNE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7487.1106407484">
            <text:p>7487,1106407484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MAR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5276786">
            <text:p>35276786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MAR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49243847081">
            <text:p>50,4924384708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MAR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50756152919">
            <text:p>49,5075615292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MAR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196.04028048802">
            <text:p>3196,040280488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MOZ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8829476">
            <text:p>28829476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MOZ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1948866491515">
            <text:p>51,1948866492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MOZ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8051133508485">
            <text:p>48,8051133508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MOZ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515.387281654551">
            <text:p>515,3872816546</text:p>
          </table:table-cell>
        </table:table-row>
        <table:table-row table:style-name="ro1">
          <table:table-cell office:value-type="string">
            <text:p>Myanmar</text:p>
          </table:table-cell>
          <table:table-cell office:value-type="string">
            <text:p>MMR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52885223">
            <text:p>52885223</text:p>
          </table:table-cell>
        </table:table-row>
        <table:table-row table:style-name="ro1">
          <table:table-cell office:value-type="string">
            <text:p>Myanmar</text:p>
          </table:table-cell>
          <table:table-cell office:value-type="string">
            <text:p>MMR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1582509402675">
            <text:p>51,1582509403</text:p>
          </table:table-cell>
        </table:table-row>
        <table:table-row table:style-name="ro1">
          <table:table-cell office:value-type="string">
            <text:p>Myanmar</text:p>
          </table:table-cell>
          <table:table-cell office:value-type="string">
            <text:p>MMR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8417490597325">
            <text:p>48,8417490597</text:p>
          </table:table-cell>
        </table:table-row>
        <table:table-row table:style-name="ro1">
          <table:table-cell office:value-type="string">
            <text:p>Myanmar</text:p>
          </table:table-cell>
          <table:table-cell office:value-type="string">
            <text:p>MMR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408.14066001777">
            <text:p>1408,1406600178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string">
            <text:p>NAM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479713">
            <text:p>2479713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string">
            <text:p>NAM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374494850408">
            <text:p>51,3744948504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string">
            <text:p>NAM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625505149592">
            <text:p>48,6255051496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string">
            <text:p>NAM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6045.21705360856">
            <text:p>6045,2170536086</text:p>
          </table:table-cell>
        </table:table-row>
        <table:table-row table:style-name="ro1">
          <table:table-cell office:value-type="string">
            <text:p>Nauru</text:p>
          </table:table-cell>
          <table:table-cell office:value-type="string">
            <text:p>NRU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3049">
            <text:p>13049</text:p>
          </table:table-cell>
        </table:table-row>
        <table:table-row table:style-name="ro1">
          <table:table-cell office:value-type="string">
            <text:p>Nauru</text:p>
          </table:table-cell>
          <table:table-cell office:value-type="string">
            <text:p>NRU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Nauru</text:p>
          </table:table-cell>
          <table:table-cell office:value-type="string">
            <text:p>NRU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Nauru</text:p>
          </table:table-cell>
          <table:table-cell office:value-type="string">
            <text:p>NRU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9650.56845284763">
            <text:p>9650,5684528476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string">
            <text:p>NPL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8982771">
            <text:p>28982771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string">
            <text:p>NPL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4770291813357">
            <text:p>51,4770291813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string">
            <text:p>NPL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5229708186643">
            <text:p>48,5229708187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string">
            <text:p>NPL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685.118550346198">
            <text:p>685,1185503462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NLD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7018408">
            <text:p>17018408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NLD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2685384544065">
            <text:p>50,2685384544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NLD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7314615455936">
            <text:p>49,7314615456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NLD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52304.2980206259">
            <text:p>52304,2980206259</text:p>
          </table:table-cell>
        </table:table-row>
        <table:table-row table:style-name="ro1">
          <table:table-cell office:value-type="string">
            <text:p>New Caledonia</text:p>
          </table:table-cell>
          <table:table-cell office:value-type="string">
            <text:p>NCL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78000">
            <text:p>278000</text:p>
          </table:table-cell>
        </table:table-row>
        <table:table-row table:style-name="ro1">
          <table:table-cell office:value-type="string">
            <text:p>New Caledonia</text:p>
          </table:table-cell>
          <table:table-cell office:value-type="string">
            <text:p>NCL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5788087824878">
            <text:p>49,5788087825</text:p>
          </table:table-cell>
        </table:table-row>
        <table:table-row table:style-name="ro1">
          <table:table-cell office:value-type="string">
            <text:p>New Caledonia</text:p>
          </table:table-cell>
          <table:table-cell office:value-type="string">
            <text:p>NCL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4211912175122">
            <text:p>50,4211912175</text:p>
          </table:table-cell>
        </table:table-row>
        <table:table-row table:style-name="ro1">
          <table:table-cell office:value-type="string">
            <text:p>New Caledonia</text:p>
          </table:table-cell>
          <table:table-cell office:value-type="string">
            <text:p>NCL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NZL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692700">
            <text:p>4692700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NZL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8265044410507">
            <text:p>50,8265044411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NZL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1734955589493">
            <text:p>49,1734955589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NZL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6844.4500819111">
            <text:p>36844,4500819111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string">
            <text:p>NIC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6149928">
            <text:p>6149928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string">
            <text:p>NIC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7024390037674">
            <text:p>50,7024390038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string">
            <text:p>NIC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2975609962326">
            <text:p>49,2975609962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string">
            <text:p>NIC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946.37340677005">
            <text:p>1946,3734067701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string">
            <text:p>NER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0672987">
            <text:p>20672987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string">
            <text:p>NER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8795093885836">
            <text:p>49,8795093886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string">
            <text:p>NER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1204906114164">
            <text:p>50,1204906114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string">
            <text:p>NER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91.132585407736">
            <text:p>391,1325854077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NGA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85989640">
            <text:p>185989640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NGA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3376311353248">
            <text:p>49,3376311353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NGA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6623688646752">
            <text:p>50,6623688647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NGA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455.91855879433">
            <text:p>2455,9185587943</text:p>
          </table:table-cell>
        </table:table-row>
        <table:table-row table:style-name="ro1">
          <table:table-cell office:value-type="string">
            <text:p>Northern Mariana Islands</text:p>
          </table:table-cell>
          <table:table-cell office:value-type="string">
            <text:p>MNP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55023">
            <text:p>55023</text:p>
          </table:table-cell>
        </table:table-row>
        <table:table-row table:style-name="ro1">
          <table:table-cell office:value-type="string">
            <text:p>Northern Mariana Islands</text:p>
          </table:table-cell>
          <table:table-cell office:value-type="string">
            <text:p>MNP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Northern Mariana Islands</text:p>
          </table:table-cell>
          <table:table-cell office:value-type="string">
            <text:p>MNP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Northern Mariana Islands</text:p>
          </table:table-cell>
          <table:table-cell office:value-type="string">
            <text:p>MNP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9115.3764753192">
            <text:p>19115,3764753192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NOR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5232929">
            <text:p>5232929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NOR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5977784421577">
            <text:p>49,5977784422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NOR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4022215578423">
            <text:p>50,4022215578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NOR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90344.4147162688">
            <text:p>90344,4147162688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OM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424762">
            <text:p>4424762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OM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34.6056065903732">
            <text:p>34,6056065904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OM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65.3943934096268">
            <text:p>65,3943934096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OM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PAK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93203476">
            <text:p>193203476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PAK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8.6319607253867">
            <text:p>48,6319607254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PAK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1.3680392746133">
            <text:p>51,3680392746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PAK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178.7981111199">
            <text:p>1178,7981111199</text:p>
          </table:table-cell>
        </table:table-row>
        <table:table-row table:style-name="ro1">
          <table:table-cell office:value-type="string">
            <text:p>Palau</text:p>
          </table:table-cell>
          <table:table-cell office:value-type="string">
            <text:p>PLW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1503">
            <text:p>21503</text:p>
          </table:table-cell>
        </table:table-row>
        <table:table-row table:style-name="ro1">
          <table:table-cell office:value-type="string">
            <text:p>Palau</text:p>
          </table:table-cell>
          <table:table-cell office:value-type="string">
            <text:p>PLW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Palau</text:p>
          </table:table-cell>
          <table:table-cell office:value-type="string">
            <text:p>PLW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Palau</text:p>
          </table:table-cell>
          <table:table-cell office:value-type="string">
            <text:p>PLW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0909.9048910255">
            <text:p>10909,9048910255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PA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034119">
            <text:p>4034119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PA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8757598923583">
            <text:p>49,8757598924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PA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1242401076417">
            <text:p>50,1242401076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PA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0982.3730512324">
            <text:p>10982,3730512324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string">
            <text:p>PNG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8084991">
            <text:p>8084991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string">
            <text:p>PNG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1288860732471">
            <text:p>49,1288860732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string">
            <text:p>PNG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8711139267529">
            <text:p>50,8711139268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string">
            <text:p>PNG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436.18005932647">
            <text:p>2436,1800593265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string">
            <text:p>PRY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6725308">
            <text:p>6725308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string">
            <text:p>PRY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2629997488589">
            <text:p>49,2629997489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string">
            <text:p>PRY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7370002511411">
            <text:p>50,7370002511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string">
            <text:p>PRY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925.56335604613">
            <text:p>3925,5633560461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PER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1773839">
            <text:p>3177383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PER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0515298151895">
            <text:p>50,0515298152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PER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9484701848105">
            <text:p>49,9484701848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PER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6089.40346827584">
            <text:p>6089,4034682758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PHL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03320222">
            <text:p>103320222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PHL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6515580531455">
            <text:p>49,6515580531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PHL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3484419468545">
            <text:p>50,3484419469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PHL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753.34986229986">
            <text:p>2753,3498622999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POL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7948016">
            <text:p>37948016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POL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7017438622396">
            <text:p>51,7017438622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POL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2982561377604">
            <text:p>48,2982561378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POL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5074.733788871">
            <text:p>15074,733788871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PRT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0324611">
            <text:p>10324611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PRT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2.6621471576111">
            <text:p>52,6621471576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PRT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7.3378528423889">
            <text:p>47,3378528424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PRT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2428.1146798288">
            <text:p>22428,1146798288</text:p>
          </table:table-cell>
        </table:table-row>
        <table:table-row table:style-name="ro1">
          <table:table-cell office:value-type="string">
            <text:p>Puerto Rico</text:p>
          </table:table-cell>
          <table:table-cell office:value-type="string">
            <text:p>PRI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411307">
            <text:p>3411307</text:p>
          </table:table-cell>
        </table:table-row>
        <table:table-row table:style-name="ro1">
          <table:table-cell office:value-type="string">
            <text:p>Puerto Rico</text:p>
          </table:table-cell>
          <table:table-cell office:value-type="string">
            <text:p>PRI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9346581390105">
            <text:p>51,934658139</text:p>
          </table:table-cell>
        </table:table-row>
        <table:table-row table:style-name="ro1">
          <table:table-cell office:value-type="string">
            <text:p>Puerto Rico</text:p>
          </table:table-cell>
          <table:table-cell office:value-type="string">
            <text:p>PRI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0653418609895">
            <text:p>48,065341861</text:p>
          </table:table-cell>
        </table:table-row>
        <table:table-row table:style-name="ro1">
          <table:table-cell office:value-type="string">
            <text:p>Puerto Rico</text:p>
          </table:table-cell>
          <table:table-cell office:value-type="string">
            <text:p>PRI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QAT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569804">
            <text:p>2569804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QAT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24.7661200225231">
            <text:p>24,7661200225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QAT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75.2338799774768">
            <text:p>75,2338799775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QAT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66410.7564675877">
            <text:p>66410,7564675877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string">
            <text:p>ROU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9705301">
            <text:p>19705301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string">
            <text:p>ROU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5439688378355">
            <text:p>51,5439688378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string">
            <text:p>ROU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4560311621645">
            <text:p>48,4560311622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string">
            <text:p>ROU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0062.4276044995">
            <text:p>10062,4276044995</text:p>
          </table:table-cell>
        </table:table-row>
        <table:table-row table:style-name="ro1">
          <table:table-cell office:value-type="string">
            <text:p>Russian Federation</text:p>
          </table:table-cell>
          <table:table-cell office:value-type="string">
            <text:p>RUS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44342396">
            <text:p>144342396</text:p>
          </table:table-cell>
        </table:table-row>
        <table:table-row table:style-name="ro1">
          <table:table-cell office:value-type="string">
            <text:p>Russian Federation</text:p>
          </table:table-cell>
          <table:table-cell office:value-type="string">
            <text:p>RUS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3.5311383340241">
            <text:p>53,531138334</text:p>
          </table:table-cell>
        </table:table-row>
        <table:table-row table:style-name="ro1">
          <table:table-cell office:value-type="string">
            <text:p>Russian Federation</text:p>
          </table:table-cell>
          <table:table-cell office:value-type="string">
            <text:p>RUS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6.4688616659759">
            <text:p>46,468861666</text:p>
          </table:table-cell>
        </table:table-row>
        <table:table-row table:style-name="ro1">
          <table:table-cell office:value-type="string">
            <text:p>Russian Federation</text:p>
          </table:table-cell>
          <table:table-cell office:value-type="string">
            <text:p>RUS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1099.17305721">
            <text:p>11099,17305721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string">
            <text:p>RWA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1917508">
            <text:p>11917508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string">
            <text:p>RWA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9692669887194">
            <text:p>50,9692669887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string">
            <text:p>RWA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0307330112806">
            <text:p>49,0307330113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string">
            <text:p>RWA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738.63911062682">
            <text:p>738,6391106268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string">
            <text:p>WSM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95125">
            <text:p>195125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string">
            <text:p>WSM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8.408041529797">
            <text:p>48,4080415298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string">
            <text:p>WSM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1.591958470203">
            <text:p>51,5919584702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string">
            <text:p>WSM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782.40485346283">
            <text:p>3782,4048534628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SMR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3203">
            <text:p>33203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SMR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SMR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SMR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52596.224499382">
            <text:p>52596,224499382</text:p>
          </table:table-cell>
        </table:table-row>
        <table:table-row table:style-name="ro1">
          <table:table-cell office:value-type="string">
            <text:p>Sao Tome and Principe</text:p>
          </table:table-cell>
          <table:table-cell office:value-type="string">
            <text:p>STP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99910">
            <text:p>199910</text:p>
          </table:table-cell>
        </table:table-row>
        <table:table-row table:style-name="ro1">
          <table:table-cell office:value-type="string">
            <text:p>Sao Tome and Principe</text:p>
          </table:table-cell>
          <table:table-cell office:value-type="string">
            <text:p>STP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2063438864684">
            <text:p>50,2063438865</text:p>
          </table:table-cell>
        </table:table-row>
        <table:table-row table:style-name="ro1">
          <table:table-cell office:value-type="string">
            <text:p>Sao Tome and Principe</text:p>
          </table:table-cell>
          <table:table-cell office:value-type="string">
            <text:p>STP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7936561135317">
            <text:p>49,7936561135</text:p>
          </table:table-cell>
        </table:table-row>
        <table:table-row table:style-name="ro1">
          <table:table-cell office:value-type="string">
            <text:p>Sao Tome and Principe</text:p>
          </table:table-cell>
          <table:table-cell office:value-type="string">
            <text:p>STP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283.88670745623">
            <text:p>1283,8867074562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SAU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2275687">
            <text:p>32275687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SAU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3.1258152227207">
            <text:p>43,1258152227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SAU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6.8741847772793">
            <text:p>56,8741847773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SAU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1395.3597802581">
            <text:p>21395,3597802581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SE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5411614">
            <text:p>15411614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SE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8933133155294">
            <text:p>50,8933133155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SE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1066866844706">
            <text:p>49,1066866845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SE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092.25116227774">
            <text:p>1092,2511622777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SRB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7057412">
            <text:p>7057412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SRB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132954447924">
            <text:p>51,1329544479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SRB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867045552076">
            <text:p>48,8670455521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SRB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5853.13891973282">
            <text:p>5853,1389197328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SYC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94677">
            <text:p>94677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SYC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64576722665">
            <text:p>50,6457672267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SYC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35423277335">
            <text:p>49,3542327734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SYC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3963.5916450155">
            <text:p>13963,5916450155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SLE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7396190">
            <text:p>7396190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SLE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4930381648261">
            <text:p>50,4930381648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SLE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5069618351739">
            <text:p>49,5069618352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SLE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455.588877378324">
            <text:p>455,5888773783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SGP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5607283">
            <text:p>5607283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SGP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5981286104126">
            <text:p>50,5981286104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SGP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4018713895874">
            <text:p>49,4018713896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SGP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52600.6412258486">
            <text:p>52600,6412258486</text:p>
          </table:table-cell>
        </table:table-row>
        <table:table-row table:style-name="ro1">
          <table:table-cell office:value-type="string">
            <text:p>Sint Maarten (Dutch part)</text:p>
          </table:table-cell>
          <table:table-cell office:value-type="string">
            <text:p>SXM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0005">
            <text:p>40005</text:p>
          </table:table-cell>
        </table:table-row>
        <table:table-row table:style-name="ro1">
          <table:table-cell office:value-type="string">
            <text:p>Sint Maarten (Dutch part)</text:p>
          </table:table-cell>
          <table:table-cell office:value-type="string">
            <text:p>SXM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int Maarten (Dutch part)</text:p>
          </table:table-cell>
          <table:table-cell office:value-type="string">
            <text:p>SXM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int Maarten (Dutch part)</text:p>
          </table:table-cell>
          <table:table-cell office:value-type="string">
            <text:p>SXM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lovak Republic</text:p>
          </table:table-cell>
          <table:table-cell office:value-type="string">
            <text:p>SVK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5428704">
            <text:p>5428704</text:p>
          </table:table-cell>
        </table:table-row>
        <table:table-row table:style-name="ro1">
          <table:table-cell office:value-type="string">
            <text:p>Slovak Republic</text:p>
          </table:table-cell>
          <table:table-cell office:value-type="string">
            <text:p>SVK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3885080061901">
            <text:p>51,3885080062</text:p>
          </table:table-cell>
        </table:table-row>
        <table:table-row table:style-name="ro1">
          <table:table-cell office:value-type="string">
            <text:p>Slovak Republic</text:p>
          </table:table-cell>
          <table:table-cell office:value-type="string">
            <text:p>SVK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6114919938099">
            <text:p>48,6114919938</text:p>
          </table:table-cell>
        </table:table-row>
        <table:table-row table:style-name="ro1">
          <table:table-cell office:value-type="string">
            <text:p>Slovak Republic</text:p>
          </table:table-cell>
          <table:table-cell office:value-type="string">
            <text:p>SVK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9282.5216854762">
            <text:p>19282,5216854762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SV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064845">
            <text:p>2064845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SV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368070996121">
            <text:p>50,3680709961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SV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631929003879">
            <text:p>49,6319290039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SV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4462.7315860598">
            <text:p>24462,7315860598</text:p>
          </table:table-cell>
        </table:table-row>
        <table:table-row table:style-name="ro1">
          <table:table-cell office:value-type="string">
            <text:p>Solomon Islands</text:p>
          </table:table-cell>
          <table:table-cell office:value-type="string">
            <text:p>SLB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599419">
            <text:p>599419</text:p>
          </table:table-cell>
        </table:table-row>
        <table:table-row table:style-name="ro1">
          <table:table-cell office:value-type="string">
            <text:p>Solomon Islands</text:p>
          </table:table-cell>
          <table:table-cell office:value-type="string">
            <text:p>SLB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1636999396089">
            <text:p>49,1636999396</text:p>
          </table:table-cell>
        </table:table-row>
        <table:table-row table:style-name="ro1">
          <table:table-cell office:value-type="string">
            <text:p>Solomon Islands</text:p>
          </table:table-cell>
          <table:table-cell office:value-type="string">
            <text:p>SLB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8363000603911">
            <text:p>50,8363000604</text:p>
          </table:table-cell>
        </table:table-row>
        <table:table-row table:style-name="ro1">
          <table:table-cell office:value-type="string">
            <text:p>Solomon Islands</text:p>
          </table:table-cell>
          <table:table-cell office:value-type="string">
            <text:p>SLB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479.3432030439">
            <text:p>1479,3432030439</text:p>
          </table:table-cell>
        </table:table-row>
        <table:table-row table:style-name="ro1">
          <table:table-cell office:value-type="string">
            <text:p>Somalia</text:p>
          </table:table-cell>
          <table:table-cell office:value-type="string">
            <text:p>SOM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4317996">
            <text:p>14317996</text:p>
          </table:table-cell>
        </table:table-row>
        <table:table-row table:style-name="ro1">
          <table:table-cell office:value-type="string">
            <text:p>Somalia</text:p>
          </table:table-cell>
          <table:table-cell office:value-type="string">
            <text:p>SOM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1858605981608">
            <text:p>50,1858605982</text:p>
          </table:table-cell>
        </table:table-row>
        <table:table-row table:style-name="ro1">
          <table:table-cell office:value-type="string">
            <text:p>Somalia</text:p>
          </table:table-cell>
          <table:table-cell office:value-type="string">
            <text:p>SOM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8141394018392">
            <text:p>49,8141394018</text:p>
          </table:table-cell>
        </table:table-row>
        <table:table-row table:style-name="ro1">
          <table:table-cell office:value-type="string">
            <text:p>Somalia</text:p>
          </table:table-cell>
          <table:table-cell office:value-type="string">
            <text:p>SOM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ZAF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55908865">
            <text:p>55908865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ZAF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9079017896394">
            <text:p>50,9079017896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ZAF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0920982103606">
            <text:p>49,0920982104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ZAF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7503.27038122162">
            <text:p>7503,2703812216</text:p>
          </table:table-cell>
        </table:table-row>
        <table:table-row table:style-name="ro1">
          <table:table-cell office:value-type="string">
            <text:p>South Sudan</text:p>
          </table:table-cell>
          <table:table-cell office:value-type="string">
            <text:p>SSD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2230730">
            <text:p>12230730</text:p>
          </table:table-cell>
        </table:table-row>
        <table:table-row table:style-name="ro1">
          <table:table-cell office:value-type="string">
            <text:p>South Sudan</text:p>
          </table:table-cell>
          <table:table-cell office:value-type="string">
            <text:p>SSD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9092286396642">
            <text:p>49,9092286397</text:p>
          </table:table-cell>
        </table:table-row>
        <table:table-row table:style-name="ro1">
          <table:table-cell office:value-type="string">
            <text:p>South Sudan</text:p>
          </table:table-cell>
          <table:table-cell office:value-type="string">
            <text:p>SSD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0907713603358">
            <text:p>50,0907713603</text:p>
          </table:table-cell>
        </table:table-row>
        <table:table-row table:style-name="ro1">
          <table:table-cell office:value-type="string">
            <text:p>South Sudan</text:p>
          </table:table-cell>
          <table:table-cell office:value-type="string">
            <text:p>SSD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ESP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6443959">
            <text:p>46443959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ESP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9592982606189">
            <text:p>50,9592982606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ESP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0407017393811">
            <text:p>49,0407017394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ESP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1532.816377945">
            <text:p>31532,816377945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string">
            <text:p>LKA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1203000">
            <text:p>21203000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string">
            <text:p>LKA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8882692018378">
            <text:p>51,8882692018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string">
            <text:p>LKA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1117307981622">
            <text:p>48,1117307982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string">
            <text:p>LKA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759.22963897692">
            <text:p>3759,2296389769</text:p>
          </table:table-cell>
        </table:table-row>
        <table:table-row table:style-name="ro1">
          <table:table-cell office:value-type="string">
            <text:p>St. Kitts and Nevis</text:p>
          </table:table-cell>
          <table:table-cell office:value-type="string">
            <text:p>KNA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54821">
            <text:p>54821</text:p>
          </table:table-cell>
        </table:table-row>
        <table:table-row table:style-name="ro1">
          <table:table-cell office:value-type="string">
            <text:p>St. Kitts and Nevis</text:p>
          </table:table-cell>
          <table:table-cell office:value-type="string">
            <text:p>KNA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t. Kitts and Nevis</text:p>
          </table:table-cell>
          <table:table-cell office:value-type="string">
            <text:p>KNA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t. Kitts and Nevis</text:p>
          </table:table-cell>
          <table:table-cell office:value-type="string">
            <text:p>KNA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5657.2242835482">
            <text:p>15657,2242835482</text:p>
          </table:table-cell>
        </table:table-row>
        <table:table-row table:style-name="ro1">
          <table:table-cell office:value-type="string">
            <text:p>St. Lucia</text:p>
          </table:table-cell>
          <table:table-cell office:value-type="string">
            <text:p>LCA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78015">
            <text:p>178015</text:p>
          </table:table-cell>
        </table:table-row>
        <table:table-row table:style-name="ro1">
          <table:table-cell office:value-type="string">
            <text:p>St. Lucia</text:p>
          </table:table-cell>
          <table:table-cell office:value-type="string">
            <text:p>LCA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0305542915887">
            <text:p>51,0305542916</text:p>
          </table:table-cell>
        </table:table-row>
        <table:table-row table:style-name="ro1">
          <table:table-cell office:value-type="string">
            <text:p>St. Lucia</text:p>
          </table:table-cell>
          <table:table-cell office:value-type="string">
            <text:p>LCA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9694457084113">
            <text:p>48,9694457084</text:p>
          </table:table-cell>
        </table:table-row>
        <table:table-row table:style-name="ro1">
          <table:table-cell office:value-type="string">
            <text:p>St. Lucia</text:p>
          </table:table-cell>
          <table:table-cell office:value-type="string">
            <text:p>LCA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8151.63416014649">
            <text:p>8151,6341601465</text:p>
          </table:table-cell>
        </table:table-row>
        <table:table-row table:style-name="ro1">
          <table:table-cell office:value-type="string">
            <text:p>St. Martin (French part)</text:p>
          </table:table-cell>
          <table:table-cell office:value-type="string">
            <text:p>MAF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1949">
            <text:p>31949</text:p>
          </table:table-cell>
        </table:table-row>
        <table:table-row table:style-name="ro1">
          <table:table-cell office:value-type="string">
            <text:p>St. Martin (French part)</text:p>
          </table:table-cell>
          <table:table-cell office:value-type="string">
            <text:p>MAF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t. Martin (French part)</text:p>
          </table:table-cell>
          <table:table-cell office:value-type="string">
            <text:p>MAF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t. Martin (French part)</text:p>
          </table:table-cell>
          <table:table-cell office:value-type="string">
            <text:p>MAF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St. Vincent and the Grenadines</text:p>
          </table:table-cell>
          <table:table-cell office:value-type="string">
            <text:p>VCT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09643">
            <text:p>109643</text:p>
          </table:table-cell>
        </table:table-row>
        <table:table-row table:style-name="ro1">
          <table:table-cell office:value-type="string">
            <text:p>St. Vincent and the Grenadines</text:p>
          </table:table-cell>
          <table:table-cell office:value-type="string">
            <text:p>VCT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5576593338441">
            <text:p>49,5576593338</text:p>
          </table:table-cell>
        </table:table-row>
        <table:table-row table:style-name="ro1">
          <table:table-cell office:value-type="string">
            <text:p>St. Vincent and the Grenadines</text:p>
          </table:table-cell>
          <table:table-cell office:value-type="string">
            <text:p>VCT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4423406661559">
            <text:p>50,4423406662</text:p>
          </table:table-cell>
        </table:table-row>
        <table:table-row table:style-name="ro1">
          <table:table-cell office:value-type="string">
            <text:p>St. Vincent and the Grenadines</text:p>
          </table:table-cell>
          <table:table-cell office:value-type="string">
            <text:p>VCT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6676.61534281617">
            <text:p>6676,6153428162</text:p>
          </table:table-cell>
        </table:table-row>
        <table:table-row table:style-name="ro1">
          <table:table-cell office:value-type="string">
            <text:p>Sudan</text:p>
          </table:table-cell>
          <table:table-cell office:value-type="string">
            <text:p>SD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9578828">
            <text:p>39578828</text:p>
          </table:table-cell>
        </table:table-row>
        <table:table-row table:style-name="ro1">
          <table:table-cell office:value-type="string">
            <text:p>Sudan</text:p>
          </table:table-cell>
          <table:table-cell office:value-type="string">
            <text:p>SD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0346321540715">
            <text:p>50,0346321541</text:p>
          </table:table-cell>
        </table:table-row>
        <table:table-row table:style-name="ro1">
          <table:table-cell office:value-type="string">
            <text:p>Sudan</text:p>
          </table:table-cell>
          <table:table-cell office:value-type="string">
            <text:p>SD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9653678459285">
            <text:p>49,9653678459</text:p>
          </table:table-cell>
        </table:table-row>
        <table:table-row table:style-name="ro1">
          <table:table-cell office:value-type="string">
            <text:p>Sudan</text:p>
          </table:table-cell>
          <table:table-cell office:value-type="string">
            <text:p>SD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923.4226201404">
            <text:p>1923,4226201404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string">
            <text:p>SUR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558368">
            <text:p>558368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string">
            <text:p>SUR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8004871409127">
            <text:p>49,8004871409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string">
            <text:p>SUR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1995128590873">
            <text:p>50,1995128591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string">
            <text:p>SUR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8108.23664453198">
            <text:p>8108,236644532</text:p>
          </table:table-cell>
        </table:table-row>
        <table:table-row table:style-name="ro1">
          <table:table-cell office:value-type="string">
            <text:p>Swaziland</text:p>
          </table:table-cell>
          <table:table-cell office:value-type="string">
            <text:p>SWZ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343098">
            <text:p>1343098</text:p>
          </table:table-cell>
        </table:table-row>
        <table:table-row table:style-name="ro1">
          <table:table-cell office:value-type="string">
            <text:p>Swaziland</text:p>
          </table:table-cell>
          <table:table-cell office:value-type="string">
            <text:p>SWZ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5579652415535">
            <text:p>51,5579652416</text:p>
          </table:table-cell>
        </table:table-row>
        <table:table-row table:style-name="ro1">
          <table:table-cell office:value-type="string">
            <text:p>Swaziland</text:p>
          </table:table-cell>
          <table:table-cell office:value-type="string">
            <text:p>SWZ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4420347584465">
            <text:p>48,4420347584</text:p>
          </table:table-cell>
        </table:table-row>
        <table:table-row table:style-name="ro1">
          <table:table-cell office:value-type="string">
            <text:p>Swaziland</text:p>
          </table:table-cell>
          <table:table-cell office:value-type="string">
            <text:p>SWZ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906.26187791264">
            <text:p>3906,2618779126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SWE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9903122">
            <text:p>9903122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SWE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9866684164264">
            <text:p>49,9866684164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SWE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0133315835736">
            <text:p>50,0133315836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SWE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56586.8627335729">
            <text:p>56586,8627335729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CHE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8372098">
            <text:p>8372098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CHE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4811977132367">
            <text:p>50,4811977132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CHE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5188022867633">
            <text:p>49,5188022868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CHE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76694.0023451965">
            <text:p>76694,0023451965</text:p>
          </table:table-cell>
        </table:table-row>
        <table:table-row table:style-name="ro1">
          <table:table-cell office:value-type="string">
            <text:p>Syrian Arab Republic</text:p>
          </table:table-cell>
          <table:table-cell office:value-type="string">
            <text:p>SYR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8430453">
            <text:p>18430453</text:p>
          </table:table-cell>
        </table:table-row>
        <table:table-row table:style-name="ro1">
          <table:table-cell office:value-type="string">
            <text:p>Syrian Arab Republic</text:p>
          </table:table-cell>
          <table:table-cell office:value-type="string">
            <text:p>SYR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4337659524701">
            <text:p>49,4337659525</text:p>
          </table:table-cell>
        </table:table-row>
        <table:table-row table:style-name="ro1">
          <table:table-cell office:value-type="string">
            <text:p>Syrian Arab Republic</text:p>
          </table:table-cell>
          <table:table-cell office:value-type="string">
            <text:p>SYR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5662340475299">
            <text:p>50,5662340475</text:p>
          </table:table-cell>
        </table:table-row>
        <table:table-row table:style-name="ro1">
          <table:table-cell office:value-type="string">
            <text:p>Syrian Arab Republic</text:p>
          </table:table-cell>
          <table:table-cell office:value-type="string">
            <text:p>SYR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Tajikistan</text:p>
          </table:table-cell>
          <table:table-cell office:value-type="string">
            <text:p>TJK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8734951">
            <text:p>8734951</text:p>
          </table:table-cell>
        </table:table-row>
        <table:table-row table:style-name="ro1">
          <table:table-cell office:value-type="string">
            <text:p>Tajikistan</text:p>
          </table:table-cell>
          <table:table-cell office:value-type="string">
            <text:p>TJK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7550014877015">
            <text:p>49,7550014877</text:p>
          </table:table-cell>
        </table:table-row>
        <table:table-row table:style-name="ro1">
          <table:table-cell office:value-type="string">
            <text:p>Tajikistan</text:p>
          </table:table-cell>
          <table:table-cell office:value-type="string">
            <text:p>TJK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2449985122985">
            <text:p>50,2449985123</text:p>
          </table:table-cell>
        </table:table-row>
        <table:table-row table:style-name="ro1">
          <table:table-cell office:value-type="string">
            <text:p>Tajikistan</text:p>
          </table:table-cell>
          <table:table-cell office:value-type="string">
            <text:p>TJK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968.385602564592">
            <text:p>968,3856025646</text:p>
          </table:table-cell>
        </table:table-row>
        <table:table-row table:style-name="ro1">
          <table:table-cell office:value-type="string">
            <text:p>Tanzania</text:p>
          </table:table-cell>
          <table:table-cell office:value-type="string">
            <text:p>TZA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55572201">
            <text:p>55572201</text:p>
          </table:table-cell>
        </table:table-row>
        <table:table-row table:style-name="ro1">
          <table:table-cell office:value-type="string">
            <text:p>Tanzania</text:p>
          </table:table-cell>
          <table:table-cell office:value-type="string">
            <text:p>TZA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5639753837328">
            <text:p>50,5639753837</text:p>
          </table:table-cell>
        </table:table-row>
        <table:table-row table:style-name="ro1">
          <table:table-cell office:value-type="string">
            <text:p>Tanzania</text:p>
          </table:table-cell>
          <table:table-cell office:value-type="string">
            <text:p>TZA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4360246162672">
            <text:p>49,4360246163</text:p>
          </table:table-cell>
        </table:table-row>
        <table:table-row table:style-name="ro1">
          <table:table-cell office:value-type="string">
            <text:p>Tanzania</text:p>
          </table:table-cell>
          <table:table-cell office:value-type="string">
            <text:p>TZA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866.95440122464">
            <text:p>866,9544012246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THA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68863514">
            <text:p>68863514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THA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2038500385088">
            <text:p>51,2038500385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THA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7961499614912">
            <text:p>48,7961499615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THA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5901.88412305308">
            <text:p>5901,8841230531</text:p>
          </table:table-cell>
        </table:table-row>
        <table:table-row table:style-name="ro1">
          <table:table-cell office:value-type="string">
            <text:p>Timor-Leste</text:p>
          </table:table-cell>
          <table:table-cell office:value-type="string">
            <text:p>TLS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268671">
            <text:p>1268671</text:p>
          </table:table-cell>
        </table:table-row>
        <table:table-row table:style-name="ro1">
          <table:table-cell office:value-type="string">
            <text:p>Timor-Leste</text:p>
          </table:table-cell>
          <table:table-cell office:value-type="string">
            <text:p>TLS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218116337857">
            <text:p>49,2181163379</text:p>
          </table:table-cell>
        </table:table-row>
        <table:table-row table:style-name="ro1">
          <table:table-cell office:value-type="string">
            <text:p>Timor-Leste</text:p>
          </table:table-cell>
          <table:table-cell office:value-type="string">
            <text:p>TLS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781883662143">
            <text:p>50,7818836621</text:p>
          </table:table-cell>
        </table:table-row>
        <table:table-row table:style-name="ro1">
          <table:table-cell office:value-type="string">
            <text:p>Timor-Leste</text:p>
          </table:table-cell>
          <table:table-cell office:value-type="string">
            <text:p>TLS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939.801679000663">
            <text:p>939,8016790007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string">
            <text:p>TGO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7606374">
            <text:p>7606374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string">
            <text:p>TGO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1612135829855">
            <text:p>50,161213583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string">
            <text:p>TGO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8387864170145">
            <text:p>49,838786417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string">
            <text:p>TGO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558.118723194939">
            <text:p>558,1187231949</text:p>
          </table:table-cell>
        </table:table-row>
        <table:table-row table:style-name="ro1">
          <table:table-cell office:value-type="string">
            <text:p>Tonga</text:p>
          </table:table-cell>
          <table:table-cell office:value-type="string">
            <text:p>TO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07122">
            <text:p>107122</text:p>
          </table:table-cell>
        </table:table-row>
        <table:table-row table:style-name="ro1">
          <table:table-cell office:value-type="string">
            <text:p>Tonga</text:p>
          </table:table-cell>
          <table:table-cell office:value-type="string">
            <text:p>TO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8468978136261">
            <text:p>49,8468978136</text:p>
          </table:table-cell>
        </table:table-row>
        <table:table-row table:style-name="ro1">
          <table:table-cell office:value-type="string">
            <text:p>Tonga</text:p>
          </table:table-cell>
          <table:table-cell office:value-type="string">
            <text:p>TO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1531021863739">
            <text:p>50,1531021864</text:p>
          </table:table-cell>
        </table:table-row>
        <table:table-row table:style-name="ro1">
          <table:table-cell office:value-type="string">
            <text:p>Tonga</text:p>
          </table:table-cell>
          <table:table-cell office:value-type="string">
            <text:p>TO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792.29014891156">
            <text:p>3792,2901489116</text:p>
          </table:table-cell>
        </table:table-row>
        <table:table-row table:style-name="ro1">
          <table:table-cell office:value-type="string">
            <text:p>Trinidad and Tobago</text:p>
          </table:table-cell>
          <table:table-cell office:value-type="string">
            <text:p>TTO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364962">
            <text:p>1364962</text:p>
          </table:table-cell>
        </table:table-row>
        <table:table-row table:style-name="ro1">
          <table:table-cell office:value-type="string">
            <text:p>Trinidad and Tobago</text:p>
          </table:table-cell>
          <table:table-cell office:value-type="string">
            <text:p>TTO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6963914825655">
            <text:p>50,6963914826</text:p>
          </table:table-cell>
        </table:table-row>
        <table:table-row table:style-name="ro1">
          <table:table-cell office:value-type="string">
            <text:p>Trinidad and Tobago</text:p>
          </table:table-cell>
          <table:table-cell office:value-type="string">
            <text:p>TTO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3036085174345">
            <text:p>49,3036085174</text:p>
          </table:table-cell>
        </table:table-row>
        <table:table-row table:style-name="ro1">
          <table:table-cell office:value-type="string">
            <text:p>Trinidad and Tobago</text:p>
          </table:table-cell>
          <table:table-cell office:value-type="string">
            <text:p>TTO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6259.0416707916">
            <text:p>16259,0416707916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TU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1403248">
            <text:p>11403248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TU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5985969437307">
            <text:p>50,5985969437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TU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4014030562693">
            <text:p>49,4014030563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TU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4265.37198811308">
            <text:p>4265,3719881131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TUR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79512426">
            <text:p>79512426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TUR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7824965622354">
            <text:p>50,7824965622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TUR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2175034377646">
            <text:p>49,2175034378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TUR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4116.9800575831">
            <text:p>14116,9800575831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string">
            <text:p>TKM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5662544">
            <text:p>5662544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string">
            <text:p>TKM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7610892775718">
            <text:p>50,7610892776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string">
            <text:p>TKM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2389107224282">
            <text:p>49,2389107224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string">
            <text:p>TKM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6986.8559463882">
            <text:p>6986,8559463882</text:p>
          </table:table-cell>
        </table:table-row>
        <table:table-row table:style-name="ro1">
          <table:table-cell office:value-type="string">
            <text:p>Turks and Caicos Islands</text:p>
          </table:table-cell>
          <table:table-cell office:value-type="string">
            <text:p>TCA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4900">
            <text:p>34900</text:p>
          </table:table-cell>
        </table:table-row>
        <table:table-row table:style-name="ro1">
          <table:table-cell office:value-type="string">
            <text:p>Turks and Caicos Islands</text:p>
          </table:table-cell>
          <table:table-cell office:value-type="string">
            <text:p>TCA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Turks and Caicos Islands</text:p>
          </table:table-cell>
          <table:table-cell office:value-type="string">
            <text:p>TCA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Turks and Caicos Islands</text:p>
          </table:table-cell>
          <table:table-cell office:value-type="string">
            <text:p>TCA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Tuvalu</text:p>
          </table:table-cell>
          <table:table-cell office:value-type="string">
            <text:p>TUV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1097">
            <text:p>11097</text:p>
          </table:table-cell>
        </table:table-row>
        <table:table-row table:style-name="ro1">
          <table:table-cell office:value-type="string">
            <text:p>Tuvalu</text:p>
          </table:table-cell>
          <table:table-cell office:value-type="string">
            <text:p>TUV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Tuvalu</text:p>
          </table:table-cell>
          <table:table-cell office:value-type="string">
            <text:p>TUV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Tuvalu</text:p>
          </table:table-cell>
          <table:table-cell office:value-type="string">
            <text:p>TUV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3402.72177111726">
            <text:p>3402,7217711173</text:p>
          </table:table-cell>
        </table:table-row>
        <table:table-row table:style-name="ro1">
          <table:table-cell office:value-type="string">
            <text:p>Uganda</text:p>
          </table:table-cell>
          <table:table-cell office:value-type="string">
            <text:p>UGA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1487965">
            <text:p>41487965</text:p>
          </table:table-cell>
        </table:table-row>
        <table:table-row table:style-name="ro1">
          <table:table-cell office:value-type="string">
            <text:p>Uganda</text:p>
          </table:table-cell>
          <table:table-cell office:value-type="string">
            <text:p>UGA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2659337216531">
            <text:p>50,2659337217</text:p>
          </table:table-cell>
        </table:table-row>
        <table:table-row table:style-name="ro1">
          <table:table-cell office:value-type="string">
            <text:p>Uganda</text:p>
          </table:table-cell>
          <table:table-cell office:value-type="string">
            <text:p>UGA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7340662783469">
            <text:p>49,7340662783</text:p>
          </table:table-cell>
        </table:table-row>
        <table:table-row table:style-name="ro1">
          <table:table-cell office:value-type="string">
            <text:p>Uganda</text:p>
          </table:table-cell>
          <table:table-cell office:value-type="string">
            <text:p>UGA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662.434327460091">
            <text:p>662,4343274601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UKR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5004645">
            <text:p>45004645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UKR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3.7759988348875">
            <text:p>53,7759988349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UKR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6.2240011651125">
            <text:p>46,2240011651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UKR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905.85744034369">
            <text:p>2905,8574403437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ARE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9269612">
            <text:p>9269612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ARE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27.2389776916181">
            <text:p>27,2389776916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ARE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72.7610223083819">
            <text:p>72,7610223084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ARE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40864.2498465749">
            <text:p>40864,2498465749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65637239">
            <text:p>65637239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6856804604823">
            <text:p>50,685680460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3143195395177">
            <text:p>49,3143195395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41954.7375169529">
            <text:p>41954,7375169529</text:p>
          </table:table-cell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USA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23127513">
            <text:p>323127513</text:p>
          </table:table-cell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USA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5166188281844">
            <text:p>50,5166188282</text:p>
          </table:table-cell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USA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4833811718156">
            <text:p>49,4833811718</text:p>
          </table:table-cell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USA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52262.7841613846">
            <text:p>52262,7841613846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URY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444006">
            <text:p>3444006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URY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7122762638458">
            <text:p>51,7122762638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URY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2877237361542">
            <text:p>48,2877237362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URY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4009.9984403322">
            <text:p>14009,9984403322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UZB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1848200">
            <text:p>31848200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UZB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1620658312682">
            <text:p>50,1620658313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UZB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8379341687318">
            <text:p>49,8379341687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UZB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961.46369815488">
            <text:p>1961,4636981549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string">
            <text:p>VUT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70402">
            <text:p>270402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string">
            <text:p>VUT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3781549897376">
            <text:p>49,3781549897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string">
            <text:p>VUT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6218450102624">
            <text:p>50,6218450103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string">
            <text:p>VUT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873.69293665534">
            <text:p>2873,6929366553</text:p>
          </table:table-cell>
        </table:table-row>
        <table:table-row table:style-name="ro1">
          <table:table-cell office:value-type="string">
            <text:p>Venezuela, RB</text:p>
          </table:table-cell>
          <table:table-cell office:value-type="string">
            <text:p>VEN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31568179">
            <text:p>31568179</text:p>
          </table:table-cell>
        </table:table-row>
        <table:table-row table:style-name="ro1">
          <table:table-cell office:value-type="string">
            <text:p>Venezuela, RB</text:p>
          </table:table-cell>
          <table:table-cell office:value-type="string">
            <text:p>VEN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2373766649794">
            <text:p>50,237376665</text:p>
          </table:table-cell>
        </table:table-row>
        <table:table-row table:style-name="ro1">
          <table:table-cell office:value-type="string">
            <text:p>Venezuela, RB</text:p>
          </table:table-cell>
          <table:table-cell office:value-type="string">
            <text:p>VEN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7626233350206">
            <text:p>49,762623335</text:p>
          </table:table-cell>
        </table:table-row>
        <table:table-row table:style-name="ro1">
          <table:table-cell office:value-type="string">
            <text:p>Venezuela, RB</text:p>
          </table:table-cell>
          <table:table-cell office:value-type="string">
            <text:p>VEN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Vietnam</text:p>
          </table:table-cell>
          <table:table-cell office:value-type="string">
            <text:p>VNM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92701100">
            <text:p>92701100</text:p>
          </table:table-cell>
        </table:table-row>
        <table:table-row table:style-name="ro1">
          <table:table-cell office:value-type="string">
            <text:p>Vietnam</text:p>
          </table:table-cell>
          <table:table-cell office:value-type="string">
            <text:p>VNM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5241280483832">
            <text:p>50,5241280484</text:p>
          </table:table-cell>
        </table:table-row>
        <table:table-row table:style-name="ro1">
          <table:table-cell office:value-type="string">
            <text:p>Vietnam</text:p>
          </table:table-cell>
          <table:table-cell office:value-type="string">
            <text:p>VNM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4758719516168">
            <text:p>49,4758719516</text:p>
          </table:table-cell>
        </table:table-row>
        <table:table-row table:style-name="ro1">
          <table:table-cell office:value-type="string">
            <text:p>Vietnam</text:p>
          </table:table-cell>
          <table:table-cell office:value-type="string">
            <text:p>VNM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770.25790638086">
            <text:p>1770,2579063809</text:p>
          </table:table-cell>
        </table:table-row>
        <table:table-row table:style-name="ro1">
          <table:table-cell office:value-type="string">
            <text:p>Virgin Islands (U.S.)</text:p>
          </table:table-cell>
          <table:table-cell office:value-type="string">
            <text:p>VIR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02951">
            <text:p>102951</text:p>
          </table:table-cell>
        </table:table-row>
        <table:table-row table:style-name="ro1">
          <table:table-cell office:value-type="string">
            <text:p>Virgin Islands (U.S.)</text:p>
          </table:table-cell>
          <table:table-cell office:value-type="string">
            <text:p>VIR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2.3163152476455">
            <text:p>52,3163152476</text:p>
          </table:table-cell>
        </table:table-row>
        <table:table-row table:style-name="ro1">
          <table:table-cell office:value-type="string">
            <text:p>Virgin Islands (U.S.)</text:p>
          </table:table-cell>
          <table:table-cell office:value-type="string">
            <text:p>VIR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7.6836847523544">
            <text:p>47,6836847524</text:p>
          </table:table-cell>
        </table:table-row>
        <table:table-row table:style-name="ro1">
          <table:table-cell office:value-type="string">
            <text:p>Virgin Islands (U.S.)</text:p>
          </table:table-cell>
          <table:table-cell office:value-type="string">
            <text:p>VIR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string">
            <text:p>..</text:p>
          </table:table-cell>
        </table:table-row>
        <table:table-row table:style-name="ro1">
          <table:table-cell office:value-type="string">
            <text:p>West Bank and Gaza</text:p>
          </table:table-cell>
          <table:table-cell office:value-type="string">
            <text:p>PSE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4551566">
            <text:p>4551566</text:p>
          </table:table-cell>
        </table:table-row>
        <table:table-row table:style-name="ro1">
          <table:table-cell office:value-type="string">
            <text:p>West Bank and Gaza</text:p>
          </table:table-cell>
          <table:table-cell office:value-type="string">
            <text:p>PSE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2852513356594">
            <text:p>49,2852513357</text:p>
          </table:table-cell>
        </table:table-row>
        <table:table-row table:style-name="ro1">
          <table:table-cell office:value-type="string">
            <text:p>West Bank and Gaza</text:p>
          </table:table-cell>
          <table:table-cell office:value-type="string">
            <text:p>PSE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7147486643406">
            <text:p>50,7147486643</text:p>
          </table:table-cell>
        </table:table-row>
        <table:table-row table:style-name="ro1">
          <table:table-cell office:value-type="string">
            <text:p>West Bank and Gaza</text:p>
          </table:table-cell>
          <table:table-cell office:value-type="string">
            <text:p>PSE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2570.67572251072">
            <text:p>2570,6757225107</text:p>
          </table:table-cell>
        </table:table-row>
        <table:table-row table:style-name="ro1">
          <table:table-cell office:value-type="string">
            <text:p>Yemen, Rep.</text:p>
          </table:table-cell>
          <table:table-cell office:value-type="string">
            <text:p>YEM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27584213">
            <text:p>27584213</text:p>
          </table:table-cell>
        </table:table-row>
        <table:table-row table:style-name="ro1">
          <table:table-cell office:value-type="string">
            <text:p>Yemen, Rep.</text:p>
          </table:table-cell>
          <table:table-cell office:value-type="string">
            <text:p>YEM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49.4757562197995">
            <text:p>49,4757562198</text:p>
          </table:table-cell>
        </table:table-row>
        <table:table-row table:style-name="ro1">
          <table:table-cell office:value-type="string">
            <text:p>Yemen, Rep.</text:p>
          </table:table-cell>
          <table:table-cell office:value-type="string">
            <text:p>YEM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50.5242437802005">
            <text:p>50,5242437802</text:p>
          </table:table-cell>
        </table:table-row>
        <table:table-row table:style-name="ro1">
          <table:table-cell office:value-type="string">
            <text:p>Yemen, Rep.</text:p>
          </table:table-cell>
          <table:table-cell office:value-type="string">
            <text:p>YEM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679.667360030094">
            <text:p>679,6673600301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string">
            <text:p>ZMB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6591390">
            <text:p>16591390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string">
            <text:p>ZMB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0.3808393044557">
            <text:p>50,3808393045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string">
            <text:p>ZMB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9.6191606955443">
            <text:p>49,6191606955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string">
            <text:p>ZMB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1627.27470358632">
            <text:p>1627,2747035863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string">
            <text:p>ZWE</text:p>
          </table:table-cell>
          <table:table-cell office:value-type="string">
            <text:p>Population, total</text:p>
          </table:table-cell>
          <table:table-cell office:value-type="string">
            <text:p>SP.POP.TOTL</text:p>
          </table:table-cell>
          <table:table-cell office:value-type="float" office:value="16150362">
            <text:p>16150362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string">
            <text:p>ZWE</text:p>
          </table:table-cell>
          <table:table-cell office:value-type="string">
            <text:p>Population, female (% of total)</text:p>
          </table:table-cell>
          <table:table-cell office:value-type="string">
            <text:p>SP.POP.TOTL.FE.ZS</text:p>
          </table:table-cell>
          <table:table-cell office:value-type="float" office:value="51.3182649770528">
            <text:p>51,3182649771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string">
            <text:p>ZWE</text:p>
          </table:table-cell>
          <table:table-cell office:value-type="string">
            <text:p>Population, male (% of total)</text:p>
          </table:table-cell>
          <table:table-cell office:value-type="string">
            <text:p>SP.POP.TOTL.MA.ZS</text:p>
          </table:table-cell>
          <table:table-cell office:value-type="float" office:value="48.6817350229472">
            <text:p>48,6817350229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string">
            <text:p>ZWE</text:p>
          </table:table-cell>
          <table:table-cell office:value-type="string">
            <text:p>GDP per capita (constant 2010 US$)</text:p>
          </table:table-cell>
          <table:table-cell office:value-type="string">
            <text:p>NY.GDP.PCAP.KD</text:p>
          </table:table-cell>
          <table:table-cell office:value-type="float" office:value="917.563715202795">
            <text:p>917,5637152028</text:p>
          </table:table-cell>
        </table:table-row>
      </table:table>
      <table:table table:name="ANALISIS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default-cell-style-name="ce9"/>
        <table:table-column table:style-name="co2" table:default-cell-style-name="Valor_20_de_20_la_20_tabla_20_dinámica"/>
        <table:table-column table:style-name="co3" table:default-cell-style-name="Valor_20_de_20_la_20_tabla_20_dinámica"/>
        <table:table-column table:style-name="co4" table:default-cell-style-name="ce18"/>
        <table:table-column table:style-name="co1" table:default-cell-style-name="ce24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>
            <text:p>Filtro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>
            <text:p>Máx - 2016 [YR2016]</text:p>
          </table:table-cell>
          <table:table-cell table:style-name="ce6" office:value-type="string">
            <text:p>Series Name</text:p>
          </table:table-cell>
          <table:table-cell table:style-name="ce12" table:number-columns-repeated="3"/>
          <table:table-cell table:style-name="ce21"/>
        </table:table-row>
        <table:table-row table:style-name="ro1">
          <table:table-cell/>
          <table:table-cell table:style-name="ce2" office:value-type="string">
            <text:p>Country Name</text:p>
          </table:table-cell>
          <table:table-cell table:style-name="ce7" office:value-type="string">
            <text:p>GDP per capita (constant 2010 US$)</text:p>
          </table:table-cell>
          <table:table-cell table:style-name="ce13" office:value-type="string">
            <text:p>Population, female (% of total)</text:p>
          </table:table-cell>
          <table:table-cell table:style-name="ce13" office:value-type="string">
            <text:p>Population, male (% of total)</text:p>
          </table:table-cell>
          <table:table-cell table:style-name="ce13" office:value-type="string">
            <text:p>Population, total</text:p>
          </table:table-cell>
          <table:table-cell table:style-name="ce22" office:value-type="string">
            <text:p>Total Resultado</text:p>
          </table:table-cell>
        </table:table-row>
        <table:table-row table:style-name="ro1">
          <table:table-cell/>
          <table:table-cell table:style-name="ce3" office:value-type="string">
            <text:p>Afghanistan</text:p>
          </table:table-cell>
          <table:table-cell table:style-name="ce8" office:value-type="float" office:value="596.257638508123">
            <text:p>596,2576385081</text:p>
          </table:table-cell>
          <table:table-cell table:style-name="ce14" office:value-type="float" office:value="48.4521985165813">
            <text:p>48,4521985166</text:p>
          </table:table-cell>
          <table:table-cell table:style-name="ce14" office:value-type="float" office:value="51.5478014834187">
            <text:p>51,5478014834</text:p>
          </table:table-cell>
          <table:table-cell table:style-name="ce17" office:value-type="float" office:value="34656032">
            <text:p>34656032</text:p>
          </table:table-cell>
          <table:table-cell table:style-name="ce23" office:value-type="float" office:value="34656032">
            <text:p>34656032</text:p>
          </table:table-cell>
        </table:table-row>
        <table:table-row table:style-name="ro1">
          <table:table-cell/>
          <table:table-cell office:value-type="string">
            <text:p>Albania</text:p>
          </table:table-cell>
          <table:table-cell office:value-type="float" office:value="4684.96703402035">
            <text:p>4684,9670340204</text:p>
          </table:table-cell>
          <table:table-cell office:value-type="float" office:value="49.5048432413665">
            <text:p>49,5048432414</text:p>
          </table:table-cell>
          <table:table-cell office:value-type="float" office:value="50.4951567586335">
            <text:p>50,4951567586</text:p>
          </table:table-cell>
          <table:table-cell table:number-columns-repeated="2" office:value-type="float" office:value="2876101">
            <text:p>2876101</text:p>
          </table:table-cell>
        </table:table-row>
        <table:table-row table:style-name="ro1">
          <table:table-cell/>
          <table:table-cell office:value-type="string">
            <text:p>Algeria</text:p>
          </table:table-cell>
          <table:table-cell office:value-type="float" office:value="4827.72425138732">
            <text:p>4827,7242513873</text:p>
          </table:table-cell>
          <table:table-cell office:value-type="float" office:value="49.5003786504627">
            <text:p>49,5003786505</text:p>
          </table:table-cell>
          <table:table-cell office:value-type="float" office:value="50.4996213495373">
            <text:p>50,4996213495</text:p>
          </table:table-cell>
          <table:table-cell table:number-columns-repeated="2" office:value-type="float" office:value="40606052">
            <text:p>40606052</text:p>
          </table:table-cell>
        </table:table-row>
        <table:table-row table:style-name="ro1">
          <table:table-cell/>
          <table:table-cell office:value-type="string">
            <text:p>American Samoa</text:p>
          </table:table-cell>
          <table:table-cell office:value-type="float" office:value="9614.47267179797">
            <text:p>9614,472671798</text:p>
          </table:table-cell>
          <table:table-cell table:number-columns-repeated="2"/>
          <table:table-cell table:number-columns-repeated="2" office:value-type="float" office:value="55599">
            <text:p>55599</text:p>
          </table:table-cell>
        </table:table-row>
        <table:table-row table:style-name="ro1">
          <table:table-cell/>
          <table:table-cell office:value-type="string">
            <text:p>Andorra</text:p>
          </table:table-cell>
          <table:table-cell office:value-type="float" office:value="42681.6038239666">
            <text:p>42681,6038239666</text:p>
          </table:table-cell>
          <table:table-cell table:number-columns-repeated="2"/>
          <table:table-cell table:number-columns-repeated="2" office:value-type="float" office:value="77281">
            <text:p>77281</text:p>
          </table:table-cell>
        </table:table-row>
        <table:table-row table:style-name="ro1">
          <table:table-cell/>
          <table:table-cell office:value-type="string">
            <text:p>Angola</text:p>
          </table:table-cell>
          <table:table-cell office:value-type="float" office:value="3582.64756234992">
            <text:p>3582,6475623499</text:p>
          </table:table-cell>
          <table:table-cell office:value-type="float" office:value="50.9763712984984">
            <text:p>50,9763712985</text:p>
          </table:table-cell>
          <table:table-cell office:value-type="float" office:value="49.0236287015016">
            <text:p>49,0236287015</text:p>
          </table:table-cell>
          <table:table-cell table:number-columns-repeated="2" office:value-type="float" office:value="28813463">
            <text:p>28813463</text:p>
          </table:table-cell>
        </table:table-row>
        <table:table-row table:style-name="ro1">
          <table:table-cell/>
          <table:table-cell office:value-type="string">
            <text:p>Antigua and Barbuda</text:p>
          </table:table-cell>
          <table:table-cell office:value-type="float" office:value="13315.5086311154">
            <text:p>13315,5086311154</text:p>
          </table:table-cell>
          <table:table-cell office:value-type="float" office:value="52.0081216263061">
            <text:p>52,0081216263</text:p>
          </table:table-cell>
          <table:table-cell office:value-type="float" office:value="47.9918783736939">
            <text:p>47,9918783737</text:p>
          </table:table-cell>
          <table:table-cell table:number-columns-repeated="2" office:value-type="float" office:value="100963">
            <text:p>100963</text:p>
          </table:table-cell>
        </table:table-row>
        <table:table-row table:style-name="ro1">
          <table:table-cell/>
          <table:table-cell office:value-type="string">
            <text:p>Argentina</text:p>
          </table:table-cell>
          <table:table-cell office:value-type="float" office:value="10153.9979117337">
            <text:p>10153,9979117337</text:p>
          </table:table-cell>
          <table:table-cell office:value-type="float" office:value="51.0623359225387">
            <text:p>51,0623359225</text:p>
          </table:table-cell>
          <table:table-cell office:value-type="float" office:value="48.9376640774613">
            <text:p>48,9376640775</text:p>
          </table:table-cell>
          <table:table-cell table:number-columns-repeated="2" office:value-type="float" office:value="43847430">
            <text:p>43847430</text:p>
          </table:table-cell>
        </table:table-row>
        <table:table-row table:style-name="ro1">
          <table:table-cell/>
          <table:table-cell office:value-type="string">
            <text:p>Armenia</text:p>
          </table:table-cell>
          <table:table-cell office:value-type="float" office:value="3932.55461733401">
            <text:p>3932,554617334</text:p>
          </table:table-cell>
          <table:table-cell office:value-type="float" office:value="52.9799642165647">
            <text:p>52,9799642166</text:p>
          </table:table-cell>
          <table:table-cell office:value-type="float" office:value="47.0200357834353">
            <text:p>47,0200357834</text:p>
          </table:table-cell>
          <table:table-cell table:number-columns-repeated="2" office:value-type="float" office:value="2924816">
            <text:p>2924816</text:p>
          </table:table-cell>
        </table:table-row>
        <table:table-row table:style-name="ro1">
          <table:table-cell/>
          <table:table-cell office:value-type="string">
            <text:p>Aruba</text:p>
          </table:table-cell>
          <table:table-cell/>
          <table:table-cell office:value-type="float" office:value="52.49148515985">
            <text:p>52,4914851599</text:p>
          </table:table-cell>
          <table:table-cell office:value-type="float" office:value="47.50851484015">
            <text:p>47,5085148402</text:p>
          </table:table-cell>
          <table:table-cell table:number-columns-repeated="2" office:value-type="float" office:value="104822">
            <text:p>104822</text:p>
          </table:table-cell>
        </table:table-row>
        <table:table-row table:style-name="ro1">
          <table:table-cell/>
          <table:table-cell office:value-type="string">
            <text:p>Australia</text:p>
          </table:table-cell>
          <table:table-cell office:value-type="float" office:value="55670.924142592">
            <text:p>55670,924142592</text:p>
          </table:table-cell>
          <table:table-cell office:value-type="float" office:value="50.1764580754149">
            <text:p>50,1764580754</text:p>
          </table:table-cell>
          <table:table-cell office:value-type="float" office:value="49.8235419245851">
            <text:p>49,8235419246</text:p>
          </table:table-cell>
          <table:table-cell table:number-columns-repeated="2" office:value-type="float" office:value="24127159">
            <text:p>24127159</text:p>
          </table:table-cell>
        </table:table-row>
        <table:table-row table:style-name="ro1">
          <table:table-cell/>
          <table:table-cell office:value-type="string">
            <text:p>Austria</text:p>
          </table:table-cell>
          <table:table-cell office:value-type="float" office:value="47909.4046935283">
            <text:p>47909,4046935283</text:p>
          </table:table-cell>
          <table:table-cell office:value-type="float" office:value="51.0053793938431">
            <text:p>51,0053793938</text:p>
          </table:table-cell>
          <table:table-cell office:value-type="float" office:value="48.9946206061569">
            <text:p>48,9946206062</text:p>
          </table:table-cell>
          <table:table-cell table:number-columns-repeated="2" office:value-type="float" office:value="8747358">
            <text:p>8747358</text:p>
          </table:table-cell>
        </table:table-row>
        <table:table-row table:style-name="ro1">
          <table:table-cell/>
          <table:table-cell office:value-type="string">
            <text:p>Azerbaijan</text:p>
          </table:table-cell>
          <table:table-cell office:value-type="float" office:value="5858.83286635795">
            <text:p>5858,832866358</text:p>
          </table:table-cell>
          <table:table-cell office:value-type="float" office:value="50.2093080597998">
            <text:p>50,2093080598</text:p>
          </table:table-cell>
          <table:table-cell office:value-type="float" office:value="49.7906919402002">
            <text:p>49,7906919402</text:p>
          </table:table-cell>
          <table:table-cell table:number-columns-repeated="2" office:value-type="float" office:value="9762274">
            <text:p>9762274</text:p>
          </table:table-cell>
        </table:table-row>
        <table:table-row table:style-name="ro1">
          <table:table-cell/>
          <table:table-cell office:value-type="string">
            <text:p>Bahamas, The</text:p>
          </table:table-cell>
          <table:table-cell office:value-type="float" office:value="19991.092229426">
            <text:p>19991,092229426</text:p>
          </table:table-cell>
          <table:table-cell office:value-type="float" office:value="51.0428594797972">
            <text:p>51,0428594798</text:p>
          </table:table-cell>
          <table:table-cell office:value-type="float" office:value="48.9571405202028">
            <text:p>48,9571405202</text:p>
          </table:table-cell>
          <table:table-cell table:number-columns-repeated="2" office:value-type="float" office:value="391232">
            <text:p>391232</text:p>
          </table:table-cell>
        </table:table-row>
        <table:table-row table:style-name="ro1">
          <table:table-cell/>
          <table:table-cell office:value-type="string">
            <text:p>Bahrain</text:p>
          </table:table-cell>
          <table:table-cell/>
          <table:table-cell office:value-type="float" office:value="37.8703497750799">
            <text:p>37,8703497751</text:p>
          </table:table-cell>
          <table:table-cell office:value-type="float" office:value="62.1296502249201">
            <text:p>62,1296502249</text:p>
          </table:table-cell>
          <table:table-cell table:number-columns-repeated="2" office:value-type="float" office:value="1425171">
            <text:p>1425171</text:p>
          </table:table-cell>
        </table:table-row>
        <table:table-row table:style-name="ro1">
          <table:table-cell/>
          <table:table-cell office:value-type="string">
            <text:p>Bangladesh</text:p>
          </table:table-cell>
          <table:table-cell office:value-type="float" office:value="1029.57821239239">
            <text:p>1029,5782123924</text:p>
          </table:table-cell>
          <table:table-cell office:value-type="float" office:value="49.5562334298522">
            <text:p>49,5562334299</text:p>
          </table:table-cell>
          <table:table-cell office:value-type="float" office:value="50.4437665701478">
            <text:p>50,4437665701</text:p>
          </table:table-cell>
          <table:table-cell table:number-columns-repeated="2" office:value-type="float" office:value="162951560">
            <text:p>162951560</text:p>
          </table:table-cell>
        </table:table-row>
        <table:table-row table:style-name="ro1">
          <table:table-cell/>
          <table:table-cell office:value-type="string">
            <text:p>Barbados</text:p>
          </table:table-cell>
          <table:table-cell office:value-type="float" office:value="16242.7699742254">
            <text:p>16242,7699742254</text:p>
          </table:table-cell>
          <table:table-cell office:value-type="float" office:value="52.1051394244771">
            <text:p>52,1051394245</text:p>
          </table:table-cell>
          <table:table-cell office:value-type="float" office:value="47.8948605755229">
            <text:p>47,8948605755</text:p>
          </table:table-cell>
          <table:table-cell table:number-columns-repeated="2" office:value-type="float" office:value="284996">
            <text:p>284996</text:p>
          </table:table-cell>
        </table:table-row>
        <table:table-row table:style-name="ro1">
          <table:table-cell/>
          <table:table-cell office:value-type="string">
            <text:p>Belarus</text:p>
          </table:table-cell>
          <table:table-cell office:value-type="float" office:value="6217.71716578702">
            <text:p>6217,717165787</text:p>
          </table:table-cell>
          <table:table-cell office:value-type="float" office:value="53.4691159921908">
            <text:p>53,4691159922</text:p>
          </table:table-cell>
          <table:table-cell office:value-type="float" office:value="46.5308840078092">
            <text:p>46,5308840078</text:p>
          </table:table-cell>
          <table:table-cell table:number-columns-repeated="2" office:value-type="float" office:value="9507120">
            <text:p>9507120</text:p>
          </table:table-cell>
        </table:table-row>
        <table:table-row table:style-name="ro1">
          <table:table-cell/>
          <table:table-cell office:value-type="string">
            <text:p>Belgium</text:p>
          </table:table-cell>
          <table:table-cell office:value-type="float" office:value="45430.913067262">
            <text:p>45430,913067262</text:p>
          </table:table-cell>
          <table:table-cell office:value-type="float" office:value="50.7780689774665">
            <text:p>50,7780689775</text:p>
          </table:table-cell>
          <table:table-cell office:value-type="float" office:value="49.2219310225335">
            <text:p>49,2219310225</text:p>
          </table:table-cell>
          <table:table-cell table:number-columns-repeated="2" office:value-type="float" office:value="11348159">
            <text:p>11348159</text:p>
          </table:table-cell>
        </table:table-row>
        <table:table-row table:style-name="ro1">
          <table:table-cell/>
          <table:table-cell office:value-type="string">
            <text:p>Belize</text:p>
          </table:table-cell>
          <table:table-cell office:value-type="float" office:value="4328.02073820173">
            <text:p>4328,0207382017</text:p>
          </table:table-cell>
          <table:table-cell office:value-type="float" office:value="50.1804040833456">
            <text:p>50,1804040833</text:p>
          </table:table-cell>
          <table:table-cell office:value-type="float" office:value="49.8195959166544">
            <text:p>49,8195959167</text:p>
          </table:table-cell>
          <table:table-cell table:number-columns-repeated="2" office:value-type="float" office:value="366954">
            <text:p>366954</text:p>
          </table:table-cell>
        </table:table-row>
        <table:table-row table:style-name="ro1">
          <table:table-cell/>
          <table:table-cell office:value-type="string">
            <text:p>Benin</text:p>
          </table:table-cell>
          <table:table-cell office:value-type="float" office:value="837.341956405278">
            <text:p>837,3419564053</text:p>
          </table:table-cell>
          <table:table-cell office:value-type="float" office:value="50.1422743383303">
            <text:p>50,1422743383</text:p>
          </table:table-cell>
          <table:table-cell office:value-type="float" office:value="49.8577256616697">
            <text:p>49,8577256617</text:p>
          </table:table-cell>
          <table:table-cell table:number-columns-repeated="2" office:value-type="float" office:value="10872298">
            <text:p>10872298</text:p>
          </table:table-cell>
        </table:table-row>
        <table:table-row table:style-name="ro1">
          <table:table-cell/>
          <table:table-cell office:value-type="string">
            <text:p>Bermuda</text:p>
          </table:table-cell>
          <table:table-cell table:number-columns-repeated="3"/>
          <table:table-cell table:number-columns-repeated="2" office:value-type="float" office:value="65331">
            <text:p>65331</text:p>
          </table:table-cell>
        </table:table-row>
        <table:table-row table:style-name="ro1">
          <table:table-cell/>
          <table:table-cell office:value-type="string">
            <text:p>Bhutan</text:p>
          </table:table-cell>
          <table:table-cell office:value-type="float" office:value="2801.27524003561">
            <text:p>2801,2752400356</text:p>
          </table:table-cell>
          <table:table-cell office:value-type="float" office:value="46.8828070843983">
            <text:p>46,8828070844</text:p>
          </table:table-cell>
          <table:table-cell office:value-type="float" office:value="53.1171929156017">
            <text:p>53,1171929156</text:p>
          </table:table-cell>
          <table:table-cell table:number-columns-repeated="2" office:value-type="float" office:value="797765">
            <text:p>797765</text:p>
          </table:table-cell>
        </table:table-row>
        <table:table-row table:style-name="ro1">
          <table:table-cell/>
          <table:table-cell office:value-type="string">
            <text:p>Bolivia</text:p>
          </table:table-cell>
          <table:table-cell office:value-type="float" office:value="2457.62596155017">
            <text:p>2457,6259615502</text:p>
          </table:table-cell>
          <table:table-cell office:value-type="float" office:value="49.9298072654922">
            <text:p>49,9298072655</text:p>
          </table:table-cell>
          <table:table-cell office:value-type="float" office:value="50.0701927345078">
            <text:p>50,0701927345</text:p>
          </table:table-cell>
          <table:table-cell table:number-columns-repeated="2" office:value-type="float" office:value="10887882">
            <text:p>10887882</text:p>
          </table:table-cell>
        </table:table-row>
        <table:table-row table:style-name="ro1">
          <table:table-cell/>
          <table:table-cell office:value-type="string">
            <text:p>Bosnia and Herzegovina</text:p>
          </table:table-cell>
          <table:table-cell office:value-type="float" office:value="5377.83721224245">
            <text:p>5377,8372122425</text:p>
          </table:table-cell>
          <table:table-cell office:value-type="float" office:value="50.915032754078">
            <text:p>50,9150327541</text:p>
          </table:table-cell>
          <table:table-cell office:value-type="float" office:value="49.084967245922">
            <text:p>49,0849672459</text:p>
          </table:table-cell>
          <table:table-cell table:number-columns-repeated="2" office:value-type="float" office:value="3516816">
            <text:p>3516816</text:p>
          </table:table-cell>
        </table:table-row>
        <table:table-row table:style-name="ro1">
          <table:table-cell/>
          <table:table-cell office:value-type="string">
            <text:p>Botswana</text:p>
          </table:table-cell>
          <table:table-cell office:value-type="float" office:value="7483.17315222592">
            <text:p>7483,1731522259</text:p>
          </table:table-cell>
          <table:table-cell office:value-type="float" office:value="50.5810894404903">
            <text:p>50,5810894405</text:p>
          </table:table-cell>
          <table:table-cell office:value-type="float" office:value="49.4189105595097">
            <text:p>49,4189105595</text:p>
          </table:table-cell>
          <table:table-cell table:number-columns-repeated="2" office:value-type="float" office:value="2250260">
            <text:p>2250260</text:p>
          </table:table-cell>
        </table:table-row>
        <table:table-row table:style-name="ro1">
          <table:table-cell/>
          <table:table-cell office:value-type="string">
            <text:p>Brazil</text:p>
          </table:table-cell>
          <table:table-cell office:value-type="float" office:value="10826.2714348298">
            <text:p>10826,2714348298</text:p>
          </table:table-cell>
          <table:table-cell office:value-type="float" office:value="50.8395352705472">
            <text:p>50,8395352705</text:p>
          </table:table-cell>
          <table:table-cell office:value-type="float" office:value="49.1604647294528">
            <text:p>49,1604647295</text:p>
          </table:table-cell>
          <table:table-cell table:number-columns-repeated="2" office:value-type="float" office:value="207652865">
            <text:p>207652865</text:p>
          </table:table-cell>
        </table:table-row>
        <table:table-row table:style-name="ro1">
          <table:table-cell/>
          <table:table-cell office:value-type="string">
            <text:p>British Virgin Islands</text:p>
          </table:table-cell>
          <table:table-cell table:number-columns-repeated="3"/>
          <table:table-cell table:number-columns-repeated="2" office:value-type="float" office:value="30661">
            <text:p>30661</text:p>
          </table:table-cell>
        </table:table-row>
        <table:table-row table:style-name="ro1">
          <table:table-cell/>
          <table:table-cell office:value-type="string">
            <text:p>Brunei Darussalam</text:p>
          </table:table-cell>
          <table:table-cell office:value-type="float" office:value="31430.9625936081">
            <text:p>31430,9625936081</text:p>
          </table:table-cell>
          <table:table-cell office:value-type="float" office:value="48.5116790132209">
            <text:p>48,5116790132</text:p>
          </table:table-cell>
          <table:table-cell office:value-type="float" office:value="51.4883209867791">
            <text:p>51,4883209868</text:p>
          </table:table-cell>
          <table:table-cell table:number-columns-repeated="2" office:value-type="float" office:value="423196">
            <text:p>423196</text:p>
          </table:table-cell>
        </table:table-row>
        <table:table-row table:style-name="ro1">
          <table:table-cell/>
          <table:table-cell office:value-type="string">
            <text:p>Bulgaria</text:p>
          </table:table-cell>
          <table:table-cell office:value-type="float" office:value="7967.70870191608">
            <text:p>7967,7087019161</text:p>
          </table:table-cell>
          <table:table-cell office:value-type="float" office:value="51.3826919967743">
            <text:p>51,3826919968</text:p>
          </table:table-cell>
          <table:table-cell office:value-type="float" office:value="48.6173080032257">
            <text:p>48,6173080032</text:p>
          </table:table-cell>
          <table:table-cell table:number-columns-repeated="2" office:value-type="float" office:value="7127822">
            <text:p>7127822</text:p>
          </table:table-cell>
        </table:table-row>
        <table:table-row table:style-name="ro1">
          <table:table-cell/>
          <table:table-cell office:value-type="string">
            <text:p>Burkina Faso</text:p>
          </table:table-cell>
          <table:table-cell office:value-type="float" office:value="663.906712033544">
            <text:p>663,9067120335</text:p>
          </table:table-cell>
          <table:table-cell office:value-type="float" office:value="50.1644013901638">
            <text:p>50,1644013902</text:p>
          </table:table-cell>
          <table:table-cell office:value-type="float" office:value="49.8355986098362">
            <text:p>49,8355986098</text:p>
          </table:table-cell>
          <table:table-cell table:number-columns-repeated="2" office:value-type="float" office:value="18646433">
            <text:p>18646433</text:p>
          </table:table-cell>
        </table:table-row>
        <table:table-row table:style-name="ro1">
          <table:table-cell/>
          <table:table-cell office:value-type="string">
            <text:p>Burundi</text:p>
          </table:table-cell>
          <table:table-cell office:value-type="float" office:value="218.28352838019">
            <text:p>218,2835283802</text:p>
          </table:table-cell>
          <table:table-cell office:value-type="float" office:value="50.8076348390009">
            <text:p>50,807634839</text:p>
          </table:table-cell>
          <table:table-cell office:value-type="float" office:value="49.1923651609991">
            <text:p>49,192365161</text:p>
          </table:table-cell>
          <table:table-cell table:number-columns-repeated="2" office:value-type="float" office:value="10524117">
            <text:p>10524117</text:p>
          </table:table-cell>
        </table:table-row>
        <table:table-row table:style-name="ro1">
          <table:table-cell/>
          <table:table-cell office:value-type="string">
            <text:p>Cabo Verde</text:p>
          </table:table-cell>
          <table:table-cell office:value-type="float" office:value="3452.9462124976">
            <text:p>3452,9462124976</text:p>
          </table:table-cell>
          <table:table-cell office:value-type="float" office:value="50.1893212790445">
            <text:p>50,189321279</text:p>
          </table:table-cell>
          <table:table-cell office:value-type="float" office:value="49.8106787209555">
            <text:p>49,810678721</text:p>
          </table:table-cell>
          <table:table-cell table:number-columns-repeated="2" office:value-type="float" office:value="539560">
            <text:p>539560</text:p>
          </table:table-cell>
        </table:table-row>
        <table:table-row table:style-name="ro1">
          <table:table-cell/>
          <table:table-cell office:value-type="string">
            <text:p>Cambodia</text:p>
          </table:table-cell>
          <table:table-cell office:value-type="float" office:value="1079.1135407797">
            <text:p>1079,1135407797</text:p>
          </table:table-cell>
          <table:table-cell office:value-type="float" office:value="51.2164635637621">
            <text:p>51,2164635638</text:p>
          </table:table-cell>
          <table:table-cell office:value-type="float" office:value="48.7835364362379">
            <text:p>48,7835364362</text:p>
          </table:table-cell>
          <table:table-cell table:number-columns-repeated="2" office:value-type="float" office:value="15762370">
            <text:p>15762370</text:p>
          </table:table-cell>
        </table:table-row>
        <table:table-row table:style-name="ro1">
          <table:table-cell/>
          <table:table-cell office:value-type="string">
            <text:p>Cameroon</text:p>
          </table:table-cell>
          <table:table-cell office:value-type="float" office:value="1495.44336202907">
            <text:p>1495,4433620291</text:p>
          </table:table-cell>
          <table:table-cell office:value-type="float" office:value="49.9620038129297">
            <text:p>49,9620038129</text:p>
          </table:table-cell>
          <table:table-cell office:value-type="float" office:value="50.0379961870703">
            <text:p>50,0379961871</text:p>
          </table:table-cell>
          <table:table-cell table:number-columns-repeated="2" office:value-type="float" office:value="23439189">
            <text:p>23439189</text:p>
          </table:table-cell>
        </table:table-row>
        <table:table-row table:style-name="ro1">
          <table:table-cell/>
          <table:table-cell office:value-type="string">
            <text:p>Canada</text:p>
          </table:table-cell>
          <table:table-cell office:value-type="float" office:value="50231.885198923">
            <text:p>50231,885198923</text:p>
          </table:table-cell>
          <table:table-cell office:value-type="float" office:value="50.3911538157151">
            <text:p>50,3911538157</text:p>
          </table:table-cell>
          <table:table-cell office:value-type="float" office:value="49.6088461842849">
            <text:p>49,6088461843</text:p>
          </table:table-cell>
          <table:table-cell table:number-columns-repeated="2" office:value-type="float" office:value="36286425">
            <text:p>36286425</text:p>
          </table:table-cell>
        </table:table-row>
        <table:table-row table:style-name="ro1">
          <table:table-cell/>
          <table:table-cell office:value-type="string">
            <text:p>Cayman Islands</text:p>
          </table:table-cell>
          <table:table-cell table:number-columns-repeated="3"/>
          <table:table-cell table:number-columns-repeated="2" office:value-type="float" office:value="60765">
            <text:p>60765</text:p>
          </table:table-cell>
        </table:table-row>
        <table:table-row table:style-name="ro1">
          <table:table-cell/>
          <table:table-cell office:value-type="string">
            <text:p>Central African Republic</text:p>
          </table:table-cell>
          <table:table-cell office:value-type="float" office:value="325.720291783207">
            <text:p>325,7202917832</text:p>
          </table:table-cell>
          <table:table-cell office:value-type="float" office:value="50.6774665489057">
            <text:p>50,6774665489</text:p>
          </table:table-cell>
          <table:table-cell office:value-type="float" office:value="49.3225334510943">
            <text:p>49,3225334511</text:p>
          </table:table-cell>
          <table:table-cell table:number-columns-repeated="2" office:value-type="float" office:value="4594621">
            <text:p>4594621</text:p>
          </table:table-cell>
        </table:table-row>
        <table:table-row table:style-name="ro1">
          <table:table-cell/>
          <table:table-cell office:value-type="string">
            <text:p>Chad</text:p>
          </table:table-cell>
          <table:table-cell office:value-type="float" office:value="859.648571526289">
            <text:p>859,6485715263</text:p>
          </table:table-cell>
          <table:table-cell office:value-type="float" office:value="49.9487391321044">
            <text:p>49,9487391321</text:p>
          </table:table-cell>
          <table:table-cell office:value-type="float" office:value="50.0512608678956">
            <text:p>50,0512608679</text:p>
          </table:table-cell>
          <table:table-cell table:number-columns-repeated="2" office:value-type="float" office:value="14452543">
            <text:p>14452543</text:p>
          </table:table-cell>
        </table:table-row>
        <table:table-row table:style-name="ro1">
          <table:table-cell/>
          <table:table-cell office:value-type="string">
            <text:p>Channel Islands</text:p>
          </table:table-cell>
          <table:table-cell/>
          <table:table-cell office:value-type="float" office:value="50.4120678757232">
            <text:p>50,4120678757</text:p>
          </table:table-cell>
          <table:table-cell office:value-type="float" office:value="49.5879321242768">
            <text:p>49,5879321243</text:p>
          </table:table-cell>
          <table:table-cell table:number-columns-repeated="2" office:value-type="float" office:value="164541">
            <text:p>164541</text:p>
          </table:table-cell>
        </table:table-row>
        <table:table-row table:style-name="ro1">
          <table:table-cell/>
          <table:table-cell office:value-type="string">
            <text:p>Chile</text:p>
          </table:table-cell>
          <table:table-cell office:value-type="float" office:value="15019.6329654969">
            <text:p>15019,6329654969</text:p>
          </table:table-cell>
          <table:table-cell office:value-type="float" office:value="50.4704948849396">
            <text:p>50,4704948849</text:p>
          </table:table-cell>
          <table:table-cell office:value-type="float" office:value="49.5295051150605">
            <text:p>49,5295051151</text:p>
          </table:table-cell>
          <table:table-cell table:number-columns-repeated="2" office:value-type="float" office:value="17909754">
            <text:p>17909754</text:p>
          </table:table-cell>
        </table:table-row>
        <table:table-row table:style-name="ro1">
          <table:table-cell/>
          <table:table-cell office:value-type="string">
            <text:p>China</text:p>
          </table:table-cell>
          <table:table-cell office:value-type="float" office:value="6893.77636133899">
            <text:p>6893,776361339</text:p>
          </table:table-cell>
          <table:table-cell office:value-type="float" office:value="48.4738191023216">
            <text:p>48,4738191023</text:p>
          </table:table-cell>
          <table:table-cell office:value-type="float" office:value="51.5261808976784">
            <text:p>51,5261808977</text:p>
          </table:table-cell>
          <table:table-cell table:number-columns-repeated="2" office:value-type="float" office:value="1378665000">
            <text:p>1378665000</text:p>
          </table:table-cell>
        </table:table-row>
        <table:table-row table:style-name="ro1">
          <table:table-cell/>
          <table:table-cell office:value-type="string">
            <text:p>Colombia</text:p>
          </table:table-cell>
          <table:table-cell office:value-type="float" office:value="7525.85532571096">
            <text:p>7525,855325711</text:p>
          </table:table-cell>
          <table:table-cell office:value-type="float" office:value="50.7845099190536">
            <text:p>50,7845099191</text:p>
          </table:table-cell>
          <table:table-cell office:value-type="float" office:value="49.2154900809464">
            <text:p>49,2154900809</text:p>
          </table:table-cell>
          <table:table-cell table:number-columns-repeated="2" office:value-type="float" office:value="48653419">
            <text:p>48653419</text:p>
          </table:table-cell>
        </table:table-row>
        <table:table-row table:style-name="ro1">
          <table:table-cell/>
          <table:table-cell office:value-type="string">
            <text:p>Comoros</text:p>
          </table:table-cell>
          <table:table-cell office:value-type="float" office:value="768.438960248232">
            <text:p>768,4389602482</text:p>
          </table:table-cell>
          <table:table-cell office:value-type="float" office:value="49.5631615265402">
            <text:p>49,5631615265</text:p>
          </table:table-cell>
          <table:table-cell office:value-type="float" office:value="50.4368384734597">
            <text:p>50,4368384735</text:p>
          </table:table-cell>
          <table:table-cell table:number-columns-repeated="2" office:value-type="float" office:value="795601">
            <text:p>795601</text:p>
          </table:table-cell>
        </table:table-row>
        <table:table-row table:style-name="ro1">
          <table:table-cell/>
          <table:table-cell office:value-type="string">
            <text:p>Congo, Dem. Rep.</text:p>
          </table:table-cell>
          <table:table-cell office:value-type="float" office:value="388.272140742046">
            <text:p>388,272140742</text:p>
          </table:table-cell>
          <table:table-cell office:value-type="float" office:value="50.1208923543924">
            <text:p>50,1208923544</text:p>
          </table:table-cell>
          <table:table-cell office:value-type="float" office:value="49.8791076456076">
            <text:p>49,8791076456</text:p>
          </table:table-cell>
          <table:table-cell table:number-columns-repeated="2" office:value-type="float" office:value="78736153">
            <text:p>78736153</text:p>
          </table:table-cell>
        </table:table-row>
        <table:table-row table:style-name="ro1">
          <table:table-cell/>
          <table:table-cell office:value-type="string">
            <text:p>Congo, Rep.</text:p>
          </table:table-cell>
          <table:table-cell office:value-type="float" office:value="2798.06609680831">
            <text:p>2798,0660968083</text:p>
          </table:table-cell>
          <table:table-cell office:value-type="float" office:value="49.977262205689">
            <text:p>49,9772622057</text:p>
          </table:table-cell>
          <table:table-cell office:value-type="float" office:value="50.022737794311">
            <text:p>50,0227377943</text:p>
          </table:table-cell>
          <table:table-cell table:number-columns-repeated="2" office:value-type="float" office:value="5125821">
            <text:p>5125821</text:p>
          </table:table-cell>
        </table:table-row>
        <table:table-row table:style-name="ro1">
          <table:table-cell/>
          <table:table-cell office:value-type="string">
            <text:p>Costa Rica</text:p>
          </table:table-cell>
          <table:table-cell office:value-type="float" office:value="9714.09989691182">
            <text:p>9714,0998969118</text:p>
          </table:table-cell>
          <table:table-cell office:value-type="float" office:value="49.9766123961712">
            <text:p>49,9766123962</text:p>
          </table:table-cell>
          <table:table-cell office:value-type="float" office:value="50.0233876038288">
            <text:p>50,0233876038</text:p>
          </table:table-cell>
          <table:table-cell table:number-columns-repeated="2" office:value-type="float" office:value="4857274">
            <text:p>4857274</text:p>
          </table:table-cell>
        </table:table-row>
        <table:table-row table:style-name="ro1">
          <table:table-cell/>
          <table:table-cell office:value-type="string">
            <text:p>Cote d'Ivoire</text:p>
          </table:table-cell>
          <table:table-cell office:value-type="float" office:value="1552.77041979628">
            <text:p>1552,7704197963</text:p>
          </table:table-cell>
          <table:table-cell office:value-type="float" office:value="49.2951213590625">
            <text:p>49,2951213591</text:p>
          </table:table-cell>
          <table:table-cell office:value-type="float" office:value="50.7048786409375">
            <text:p>50,7048786409</text:p>
          </table:table-cell>
          <table:table-cell table:number-columns-repeated="2" office:value-type="float" office:value="23695919">
            <text:p>23695919</text:p>
          </table:table-cell>
        </table:table-row>
        <table:table-row table:style-name="ro1">
          <table:table-cell/>
          <table:table-cell office:value-type="string">
            <text:p>Croatia</text:p>
          </table:table-cell>
          <table:table-cell office:value-type="float" office:value="14465.1342243144">
            <text:p>14465,1342243144</text:p>
          </table:table-cell>
          <table:table-cell office:value-type="float" office:value="51.8078963426718">
            <text:p>51,8078963427</text:p>
          </table:table-cell>
          <table:table-cell office:value-type="float" office:value="48.1921036573281">
            <text:p>48,1921036573</text:p>
          </table:table-cell>
          <table:table-cell table:number-columns-repeated="2" office:value-type="float" office:value="4170600">
            <text:p>4170600</text:p>
          </table:table-cell>
        </table:table-row>
        <table:table-row table:style-name="ro1">
          <table:table-cell/>
          <table:table-cell office:value-type="string">
            <text:p>Cuba</text:p>
          </table:table-cell>
          <table:table-cell/>
          <table:table-cell office:value-type="float" office:value="49.9705079627629">
            <text:p>49,9705079628</text:p>
          </table:table-cell>
          <table:table-cell office:value-type="float" office:value="50.0294920372371">
            <text:p>50,0294920372</text:p>
          </table:table-cell>
          <table:table-cell table:number-columns-repeated="2" office:value-type="float" office:value="11475982">
            <text:p>11475982</text:p>
          </table:table-cell>
        </table:table-row>
        <table:table-row table:style-name="ro1">
          <table:table-cell/>
          <table:table-cell office:value-type="string">
            <text:p>Curacao</text:p>
          </table:table-cell>
          <table:table-cell/>
          <table:table-cell office:value-type="float" office:value="54.2204960565201">
            <text:p>54,2204960565</text:p>
          </table:table-cell>
          <table:table-cell office:value-type="float" office:value="45.7795039434799">
            <text:p>45,7795039435</text:p>
          </table:table-cell>
          <table:table-cell table:number-columns-repeated="2" office:value-type="float" office:value="159999">
            <text:p>159999</text:p>
          </table:table-cell>
        </table:table-row>
        <table:table-row table:style-name="ro1">
          <table:table-cell/>
          <table:table-cell office:value-type="string">
            <text:p>Cyprus</text:p>
          </table:table-cell>
          <table:table-cell office:value-type="float" office:value="28325.437516627">
            <text:p>28325,437516627</text:p>
          </table:table-cell>
          <table:table-cell office:value-type="float" office:value="49.9205215155949">
            <text:p>49,9205215156</text:p>
          </table:table-cell>
          <table:table-cell office:value-type="float" office:value="50.0794784844051">
            <text:p>50,0794784844</text:p>
          </table:table-cell>
          <table:table-cell table:number-columns-repeated="2" office:value-type="float" office:value="1170125">
            <text:p>1170125</text:p>
          </table:table-cell>
        </table:table-row>
        <table:table-row table:style-name="ro1">
          <table:table-cell/>
          <table:table-cell office:value-type="string">
            <text:p>Czech Republic</text:p>
          </table:table-cell>
          <table:table-cell office:value-type="float" office:value="21903.8536115995">
            <text:p>21903,8536115995</text:p>
          </table:table-cell>
          <table:table-cell office:value-type="float" office:value="50.8554559205349">
            <text:p>50,8554559205</text:p>
          </table:table-cell>
          <table:table-cell office:value-type="float" office:value="49.1445440794651">
            <text:p>49,1445440795</text:p>
          </table:table-cell>
          <table:table-cell table:number-columns-repeated="2" office:value-type="float" office:value="10561633">
            <text:p>10561633</text:p>
          </table:table-cell>
        </table:table-row>
        <table:table-row table:style-name="ro1">
          <table:table-cell/>
          <table:table-cell office:value-type="string">
            <text:p>Denmark</text:p>
          </table:table-cell>
          <table:table-cell office:value-type="float" office:value="60637.3355889663">
            <text:p>60637,3355889663</text:p>
          </table:table-cell>
          <table:table-cell office:value-type="float" office:value="50.2648433515696">
            <text:p>50,2648433516</text:p>
          </table:table-cell>
          <table:table-cell office:value-type="float" office:value="49.7351566484304">
            <text:p>49,7351566484</text:p>
          </table:table-cell>
          <table:table-cell table:number-columns-repeated="2" office:value-type="float" office:value="5731118">
            <text:p>5731118</text:p>
          </table:table-cell>
        </table:table-row>
        <table:table-row table:style-name="ro1">
          <table:table-cell/>
          <table:table-cell office:value-type="string">
            <text:p>Djibouti</text:p>
          </table:table-cell>
          <table:table-cell/>
          <table:table-cell office:value-type="float" office:value="49.8073951762838">
            <text:p>49,8073951763</text:p>
          </table:table-cell>
          <table:table-cell office:value-type="float" office:value="50.1926048237162">
            <text:p>50,1926048237</text:p>
          </table:table-cell>
          <table:table-cell table:number-columns-repeated="2" office:value-type="float" office:value="942333">
            <text:p>942333</text:p>
          </table:table-cell>
        </table:table-row>
        <table:table-row table:style-name="ro1">
          <table:table-cell/>
          <table:table-cell office:value-type="string">
            <text:p>Dominica</text:p>
          </table:table-cell>
          <table:table-cell office:value-type="float" office:value="6880.62567574717">
            <text:p>6880,6256757472</text:p>
          </table:table-cell>
          <table:table-cell table:number-columns-repeated="2"/>
          <table:table-cell table:number-columns-repeated="2" office:value-type="float" office:value="73543">
            <text:p>73543</text:p>
          </table:table-cell>
        </table:table-row>
        <table:table-row table:style-name="ro1">
          <table:table-cell/>
          <table:table-cell office:value-type="string">
            <text:p>Dominican Republic</text:p>
          </table:table-cell>
          <table:table-cell office:value-type="float" office:value="6909.12954437444">
            <text:p>6909,1295443744</text:p>
          </table:table-cell>
          <table:table-cell office:value-type="float" office:value="50.1889370122625">
            <text:p>50,1889370123</text:p>
          </table:table-cell>
          <table:table-cell office:value-type="float" office:value="49.8110629877375">
            <text:p>49,8110629877</text:p>
          </table:table-cell>
          <table:table-cell table:number-columns-repeated="2" office:value-type="float" office:value="10648791">
            <text:p>10648791</text:p>
          </table:table-cell>
        </table:table-row>
        <table:table-row table:style-name="ro1">
          <table:table-cell/>
          <table:table-cell office:value-type="string">
            <text:p>Ecuador</text:p>
          </table:table-cell>
          <table:table-cell office:value-type="float" office:value="5191.09956048467">
            <text:p>5191,0995604847</text:p>
          </table:table-cell>
          <table:table-cell office:value-type="float" office:value="50.0143972531091">
            <text:p>50,0143972531</text:p>
          </table:table-cell>
          <table:table-cell office:value-type="float" office:value="49.9856027468909">
            <text:p>49,9856027469</text:p>
          </table:table-cell>
          <table:table-cell table:number-columns-repeated="2" office:value-type="float" office:value="16385068">
            <text:p>16385068</text:p>
          </table:table-cell>
        </table:table-row>
        <table:table-row table:style-name="ro1">
          <table:table-cell/>
          <table:table-cell office:value-type="string">
            <text:p>Egypt, Arab Rep.</text:p>
          </table:table-cell>
          <table:table-cell office:value-type="float" office:value="2724.39680691031">
            <text:p>2724,3968069103</text:p>
          </table:table-cell>
          <table:table-cell office:value-type="float" office:value="49.4403465605264">
            <text:p>49,4403465605</text:p>
          </table:table-cell>
          <table:table-cell office:value-type="float" office:value="50.5596534394736">
            <text:p>50,5596534395</text:p>
          </table:table-cell>
          <table:table-cell table:number-columns-repeated="2" office:value-type="float" office:value="95688681">
            <text:p>95688681</text:p>
          </table:table-cell>
        </table:table-row>
        <table:table-row table:style-name="ro1">
          <table:table-cell/>
          <table:table-cell office:value-type="string">
            <text:p>El Salvador</text:p>
          </table:table-cell>
          <table:table-cell office:value-type="float" office:value="3802.85965518617">
            <text:p>3802,8596551862</text:p>
          </table:table-cell>
          <table:table-cell office:value-type="float" office:value="52.9968225548172">
            <text:p>52,9968225548</text:p>
          </table:table-cell>
          <table:table-cell office:value-type="float" office:value="47.0031774451828">
            <text:p>47,0031774452</text:p>
          </table:table-cell>
          <table:table-cell table:number-columns-repeated="2" office:value-type="float" office:value="6344722">
            <text:p>6344722</text:p>
          </table:table-cell>
        </table:table-row>
        <table:table-row table:style-name="ro1">
          <table:table-cell/>
          <table:table-cell office:value-type="string">
            <text:p>Equatorial Guinea</text:p>
          </table:table-cell>
          <table:table-cell office:value-type="float" office:value="12278.1291416571">
            <text:p>12278,1291416571</text:p>
          </table:table-cell>
          <table:table-cell office:value-type="float" office:value="44.7283042501197">
            <text:p>44,7283042501</text:p>
          </table:table-cell>
          <table:table-cell office:value-type="float" office:value="55.2716957498803">
            <text:p>55,2716957499</text:p>
          </table:table-cell>
          <table:table-cell table:number-columns-repeated="2" office:value-type="float" office:value="1221490">
            <text:p>1221490</text:p>
          </table:table-cell>
        </table:table-row>
        <table:table-row table:style-name="ro1">
          <table:table-cell/>
          <table:table-cell office:value-type="string">
            <text:p>Eritrea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stonia</text:p>
          </table:table-cell>
          <table:table-cell office:value-type="float" office:value="18085.0897379463">
            <text:p>18085,0897379463</text:p>
          </table:table-cell>
          <table:table-cell office:value-type="float" office:value="53.1868999299783">
            <text:p>53,18689993</text:p>
          </table:table-cell>
          <table:table-cell office:value-type="float" office:value="46.8131000700217">
            <text:p>46,81310007</text:p>
          </table:table-cell>
          <table:table-cell table:number-columns-repeated="2" office:value-type="float" office:value="1316481">
            <text:p>1316481</text:p>
          </table:table-cell>
        </table:table-row>
        <table:table-row table:style-name="ro1">
          <table:table-cell/>
          <table:table-cell office:value-type="string">
            <text:p>Ethiopia</text:p>
          </table:table-cell>
          <table:table-cell office:value-type="float" office:value="511.187426515801">
            <text:p>511,1874265158</text:p>
          </table:table-cell>
          <table:table-cell office:value-type="float" office:value="50.0723844567357">
            <text:p>50,0723844567</text:p>
          </table:table-cell>
          <table:table-cell office:value-type="float" office:value="49.9276155432643">
            <text:p>49,9276155433</text:p>
          </table:table-cell>
          <table:table-cell table:number-columns-repeated="2" office:value-type="float" office:value="102403196">
            <text:p>102403196</text:p>
          </table:table-cell>
        </table:table-row>
        <table:table-row table:style-name="ro1">
          <table:table-cell/>
          <table:table-cell office:value-type="string">
            <text:p>Faroe Islands</text:p>
          </table:table-cell>
          <table:table-cell table:number-columns-repeated="3"/>
          <table:table-cell table:number-columns-repeated="2" office:value-type="float" office:value="49117">
            <text:p>49117</text:p>
          </table:table-cell>
        </table:table-row>
        <table:table-row table:style-name="ro1">
          <table:table-cell/>
          <table:table-cell office:value-type="string">
            <text:p>Fiji</text:p>
          </table:table-cell>
          <table:table-cell office:value-type="float" office:value="4195.96811433867">
            <text:p>4195,9681143387</text:p>
          </table:table-cell>
          <table:table-cell office:value-type="float" office:value="49.1956749587768">
            <text:p>49,1956749588</text:p>
          </table:table-cell>
          <table:table-cell office:value-type="float" office:value="50.8043250412232">
            <text:p>50,8043250412</text:p>
          </table:table-cell>
          <table:table-cell table:number-columns-repeated="2" office:value-type="float" office:value="898760">
            <text:p>898760</text:p>
          </table:table-cell>
        </table:table-row>
        <table:table-row table:style-name="ro1">
          <table:table-cell/>
          <table:table-cell office:value-type="string">
            <text:p>Finland</text:p>
          </table:table-cell>
          <table:table-cell office:value-type="float" office:value="45825.4907138827">
            <text:p>45825,4907138827</text:p>
          </table:table-cell>
          <table:table-cell office:value-type="float" office:value="50.7550883306249">
            <text:p>50,7550883306</text:p>
          </table:table-cell>
          <table:table-cell office:value-type="float" office:value="49.2449116693751">
            <text:p>49,2449116694</text:p>
          </table:table-cell>
          <table:table-cell table:number-columns-repeated="2" office:value-type="float" office:value="5495096">
            <text:p>5495096</text:p>
          </table:table-cell>
        </table:table-row>
        <table:table-row table:style-name="ro1">
          <table:table-cell/>
          <table:table-cell office:value-type="string">
            <text:p>France</text:p>
          </table:table-cell>
          <table:table-cell office:value-type="float" office:value="42013.2862913497">
            <text:p>42013,2862913497</text:p>
          </table:table-cell>
          <table:table-cell office:value-type="float" office:value="50.8477868645681">
            <text:p>50,8477868646</text:p>
          </table:table-cell>
          <table:table-cell office:value-type="float" office:value="49.1522131354319">
            <text:p>49,1522131354</text:p>
          </table:table-cell>
          <table:table-cell table:number-columns-repeated="2" office:value-type="float" office:value="66896109">
            <text:p>66896109</text:p>
          </table:table-cell>
        </table:table-row>
        <table:table-row table:style-name="ro1">
          <table:table-cell/>
          <table:table-cell office:value-type="string">
            <text:p>French Polynesia</text:p>
          </table:table-cell>
          <table:table-cell/>
          <table:table-cell office:value-type="float" office:value="49.0485503418938">
            <text:p>49,0485503419</text:p>
          </table:table-cell>
          <table:table-cell office:value-type="float" office:value="50.9514496581062">
            <text:p>50,9514496581</text:p>
          </table:table-cell>
          <table:table-cell table:number-columns-repeated="2" office:value-type="float" office:value="280208">
            <text:p>280208</text:p>
          </table:table-cell>
        </table:table-row>
        <table:table-row table:style-name="ro1">
          <table:table-cell/>
          <table:table-cell office:value-type="string">
            <text:p>Gabon</text:p>
          </table:table-cell>
          <table:table-cell office:value-type="float" office:value="9569.45438837312">
            <text:p>9569,4543883731</text:p>
          </table:table-cell>
          <table:table-cell office:value-type="float" office:value="48.613613484683">
            <text:p>48,6136134847</text:p>
          </table:table-cell>
          <table:table-cell office:value-type="float" office:value="51.386386515317">
            <text:p>51,3863865153</text:p>
          </table:table-cell>
          <table:table-cell table:number-columns-repeated="2" office:value-type="float" office:value="1979786">
            <text:p>1979786</text:p>
          </table:table-cell>
        </table:table-row>
        <table:table-row table:style-name="ro1">
          <table:table-cell/>
          <table:table-cell office:value-type="string">
            <text:p>Gambia, The</text:p>
          </table:table-cell>
          <table:table-cell office:value-type="float" office:value="531.918208458419">
            <text:p>531,9182084584</text:p>
          </table:table-cell>
          <table:table-cell office:value-type="float" office:value="50.4997530055084">
            <text:p>50,4997530055</text:p>
          </table:table-cell>
          <table:table-cell office:value-type="float" office:value="49.5002469944916">
            <text:p>49,5002469945</text:p>
          </table:table-cell>
          <table:table-cell table:number-columns-repeated="2" office:value-type="float" office:value="2038501">
            <text:p>2038501</text:p>
          </table:table-cell>
        </table:table-row>
        <table:table-row table:style-name="ro1">
          <table:table-cell/>
          <table:table-cell office:value-type="string">
            <text:p>Georgia</text:p>
          </table:table-cell>
          <table:table-cell office:value-type="float" office:value="4083.99815764712">
            <text:p>4083,9981576471</text:p>
          </table:table-cell>
          <table:table-cell office:value-type="float" office:value="52.2575267450315">
            <text:p>52,257526745</text:p>
          </table:table-cell>
          <table:table-cell office:value-type="float" office:value="47.7424732549685">
            <text:p>47,742473255</text:p>
          </table:table-cell>
          <table:table-cell table:number-columns-repeated="2" office:value-type="float" office:value="3719300">
            <text:p>3719300</text:p>
          </table:table-cell>
        </table:table-row>
        <table:table-row table:style-name="ro1">
          <table:table-cell/>
          <table:table-cell office:value-type="string">
            <text:p>Germany</text:p>
          </table:table-cell>
          <table:table-cell office:value-type="float" office:value="45745.7899036938">
            <text:p>45745,7899036938</text:p>
          </table:table-cell>
          <table:table-cell office:value-type="float" office:value="50.7864781921597">
            <text:p>50,7864781922</text:p>
          </table:table-cell>
          <table:table-cell office:value-type="float" office:value="49.2135218078403">
            <text:p>49,2135218078</text:p>
          </table:table-cell>
          <table:table-cell table:number-columns-repeated="2" office:value-type="float" office:value="82667685">
            <text:p>82667685</text:p>
          </table:table-cell>
        </table:table-row>
        <table:table-row table:style-name="ro1">
          <table:table-cell/>
          <table:table-cell office:value-type="string">
            <text:p>Ghana</text:p>
          </table:table-cell>
          <table:table-cell office:value-type="float" office:value="1707.66162367907">
            <text:p>1707,6616236791</text:p>
          </table:table-cell>
          <table:table-cell office:value-type="float" office:value="50.2019394167923">
            <text:p>50,2019394168</text:p>
          </table:table-cell>
          <table:table-cell office:value-type="float" office:value="49.7980605832077">
            <text:p>49,7980605832</text:p>
          </table:table-cell>
          <table:table-cell table:number-columns-repeated="2" office:value-type="float" office:value="28206728">
            <text:p>28206728</text:p>
          </table:table-cell>
        </table:table-row>
        <table:table-row table:style-name="ro1">
          <table:table-cell/>
          <table:table-cell office:value-type="string">
            <text:p>Gibraltar</text:p>
          </table:table-cell>
          <table:table-cell table:number-columns-repeated="3"/>
          <table:table-cell table:number-columns-repeated="2" office:value-type="float" office:value="34408">
            <text:p>34408</text:p>
          </table:table-cell>
        </table:table-row>
        <table:table-row table:style-name="ro1">
          <table:table-cell/>
          <table:table-cell office:value-type="string">
            <text:p>Greece</text:p>
          </table:table-cell>
          <table:table-cell office:value-type="float" office:value="22749.3103186218">
            <text:p>22749,3103186218</text:p>
          </table:table-cell>
          <table:table-cell office:value-type="float" office:value="50.7702762454158">
            <text:p>50,7702762454</text:p>
          </table:table-cell>
          <table:table-cell office:value-type="float" office:value="49.2297237545842">
            <text:p>49,2297237546</text:p>
          </table:table-cell>
          <table:table-cell table:number-columns-repeated="2" office:value-type="float" office:value="10746740">
            <text:p>10746740</text:p>
          </table:table-cell>
        </table:table-row>
        <table:table-row table:style-name="ro1">
          <table:table-cell/>
          <table:table-cell office:value-type="string">
            <text:p>Greenland</text:p>
          </table:table-cell>
          <table:table-cell table:number-columns-repeated="3"/>
          <table:table-cell table:number-columns-repeated="2" office:value-type="float" office:value="56186">
            <text:p>56186</text:p>
          </table:table-cell>
        </table:table-row>
        <table:table-row table:style-name="ro1">
          <table:table-cell/>
          <table:table-cell office:value-type="string">
            <text:p>Grenada</text:p>
          </table:table-cell>
          <table:table-cell office:value-type="float" office:value="8676.33919559901">
            <text:p>8676,339195599</text:p>
          </table:table-cell>
          <table:table-cell office:value-type="float" office:value="49.8057193973108">
            <text:p>49,8057193973</text:p>
          </table:table-cell>
          <table:table-cell office:value-type="float" office:value="50.1942806026892">
            <text:p>50,1942806027</text:p>
          </table:table-cell>
          <table:table-cell table:number-columns-repeated="2" office:value-type="float" office:value="107317">
            <text:p>107317</text:p>
          </table:table-cell>
        </table:table-row>
        <table:table-row table:style-name="ro1">
          <table:table-cell/>
          <table:table-cell office:value-type="string">
            <text:p>Guam</text:p>
          </table:table-cell>
          <table:table-cell office:value-type="float" office:value="32013.7693770213">
            <text:p>32013,7693770213</text:p>
          </table:table-cell>
          <table:table-cell office:value-type="float" office:value="49.3462005967071">
            <text:p>49,3462005967</text:p>
          </table:table-cell>
          <table:table-cell office:value-type="float" office:value="50.6537994032929">
            <text:p>50,6537994033</text:p>
          </table:table-cell>
          <table:table-cell table:number-columns-repeated="2" office:value-type="float" office:value="162896">
            <text:p>162896</text:p>
          </table:table-cell>
        </table:table-row>
        <table:table-row table:style-name="ro1">
          <table:table-cell/>
          <table:table-cell office:value-type="string">
            <text:p>Guatemala</text:p>
          </table:table-cell>
          <table:table-cell office:value-type="float" office:value="3100.20621005039">
            <text:p>3100,2062100504</text:p>
          </table:table-cell>
          <table:table-cell office:value-type="float" office:value="50.7947340760255">
            <text:p>50,794734076</text:p>
          </table:table-cell>
          <table:table-cell office:value-type="float" office:value="49.2052659239745">
            <text:p>49,205265924</text:p>
          </table:table-cell>
          <table:table-cell table:number-columns-repeated="2" office:value-type="float" office:value="16582469">
            <text:p>16582469</text:p>
          </table:table-cell>
        </table:table-row>
        <table:table-row table:style-name="ro1">
          <table:table-cell/>
          <table:table-cell office:value-type="string">
            <text:p>Guinea</text:p>
          </table:table-cell>
          <table:table-cell office:value-type="float" office:value="735.722667421314">
            <text:p>735,7226674213</text:p>
          </table:table-cell>
          <table:table-cell office:value-type="float" office:value="49.8731114344434">
            <text:p>49,8731114344</text:p>
          </table:table-cell>
          <table:table-cell office:value-type="float" office:value="50.1268885655566">
            <text:p>50,1268885656</text:p>
          </table:table-cell>
          <table:table-cell table:number-columns-repeated="2" office:value-type="float" office:value="12395924">
            <text:p>12395924</text:p>
          </table:table-cell>
        </table:table-row>
        <table:table-row table:style-name="ro1">
          <table:table-cell/>
          <table:table-cell office:value-type="string">
            <text:p>Guinea-Bissau</text:p>
          </table:table-cell>
          <table:table-cell office:value-type="float" office:value="582.374005838895">
            <text:p>582,3740058389</text:p>
          </table:table-cell>
          <table:table-cell office:value-type="float" office:value="50.8198481909476">
            <text:p>50,8198481909</text:p>
          </table:table-cell>
          <table:table-cell office:value-type="float" office:value="49.1801518090524">
            <text:p>49,1801518091</text:p>
          </table:table-cell>
          <table:table-cell table:number-columns-repeated="2" office:value-type="float" office:value="1815698">
            <text:p>1815698</text:p>
          </table:table-cell>
        </table:table-row>
        <table:table-row table:style-name="ro1">
          <table:table-cell/>
          <table:table-cell office:value-type="string">
            <text:p>Guyana</text:p>
          </table:table-cell>
          <table:table-cell office:value-type="float" office:value="3783.54332759748">
            <text:p>3783,5433275975</text:p>
          </table:table-cell>
          <table:table-cell office:value-type="float" office:value="49.5729999405148">
            <text:p>49,5729999405</text:p>
          </table:table-cell>
          <table:table-cell office:value-type="float" office:value="50.4270000594852">
            <text:p>50,4270000595</text:p>
          </table:table-cell>
          <table:table-cell table:number-columns-repeated="2" office:value-type="float" office:value="773303">
            <text:p>773303</text:p>
          </table:table-cell>
        </table:table-row>
        <table:table-row table:style-name="ro1">
          <table:table-cell/>
          <table:table-cell office:value-type="string">
            <text:p>Haiti</text:p>
          </table:table-cell>
          <table:table-cell office:value-type="float" office:value="729.2684423618">
            <text:p>729,2684423618</text:p>
          </table:table-cell>
          <table:table-cell office:value-type="float" office:value="50.5456177358906">
            <text:p>50,5456177359</text:p>
          </table:table-cell>
          <table:table-cell office:value-type="float" office:value="49.4543822641094">
            <text:p>49,4543822641</text:p>
          </table:table-cell>
          <table:table-cell table:number-columns-repeated="2" office:value-type="float" office:value="10847334">
            <text:p>10847334</text:p>
          </table:table-cell>
        </table:table-row>
        <table:table-row table:style-name="ro1">
          <table:table-cell/>
          <table:table-cell office:value-type="string">
            <text:p>Honduras</text:p>
          </table:table-cell>
          <table:table-cell office:value-type="float" office:value="2137.80822009452">
            <text:p>2137,8082200945</text:p>
          </table:table-cell>
          <table:table-cell office:value-type="float" office:value="50.1433742297291">
            <text:p>50,1433742297</text:p>
          </table:table-cell>
          <table:table-cell office:value-type="float" office:value="49.8566257702709">
            <text:p>49,8566257703</text:p>
          </table:table-cell>
          <table:table-cell table:number-columns-repeated="2" office:value-type="float" office:value="9112867">
            <text:p>9112867</text:p>
          </table:table-cell>
        </table:table-row>
        <table:table-row table:style-name="ro1">
          <table:table-cell/>
          <table:table-cell office:value-type="string">
            <text:p>Hong Kong SAR, China</text:p>
          </table:table-cell>
          <table:table-cell office:value-type="float" office:value="36725.6491122721">
            <text:p>36725,6491122721</text:p>
          </table:table-cell>
          <table:table-cell office:value-type="float" office:value="53.8991501245749">
            <text:p>53,8991501246</text:p>
          </table:table-cell>
          <table:table-cell office:value-type="float" office:value="46.1008498754251">
            <text:p>46,1008498754</text:p>
          </table:table-cell>
          <table:table-cell table:number-columns-repeated="2" office:value-type="float" office:value="7346700">
            <text:p>7346700</text:p>
          </table:table-cell>
        </table:table-row>
        <table:table-row table:style-name="ro1">
          <table:table-cell/>
          <table:table-cell office:value-type="string">
            <text:p>Hungary</text:p>
          </table:table-cell>
          <table:table-cell office:value-type="float" office:value="14991.1896995127">
            <text:p>14991,1896995127</text:p>
          </table:table-cell>
          <table:table-cell office:value-type="float" office:value="52.4499557994758">
            <text:p>52,4499557995</text:p>
          </table:table-cell>
          <table:table-cell office:value-type="float" office:value="47.5500442005242">
            <text:p>47,5500442005</text:p>
          </table:table-cell>
          <table:table-cell table:number-columns-repeated="2" office:value-type="float" office:value="9817958">
            <text:p>9817958</text:p>
          </table:table-cell>
        </table:table-row>
        <table:table-row table:style-name="ro1">
          <table:table-cell/>
          <table:table-cell office:value-type="string">
            <text:p>Iceland</text:p>
          </table:table-cell>
          <table:table-cell office:value-type="float" office:value="48613.8871550721">
            <text:p>48613,8871550721</text:p>
          </table:table-cell>
          <table:table-cell office:value-type="float" office:value="49.8354748670565">
            <text:p>49,8354748671</text:p>
          </table:table-cell>
          <table:table-cell office:value-type="float" office:value="50.1645251329435">
            <text:p>50,1645251329</text:p>
          </table:table-cell>
          <table:table-cell table:number-columns-repeated="2" office:value-type="float" office:value="334252">
            <text:p>334252</text:p>
          </table:table-cell>
        </table:table-row>
        <table:table-row table:style-name="ro1">
          <table:table-cell/>
          <table:table-cell office:value-type="string">
            <text:p>India</text:p>
          </table:table-cell>
          <table:table-cell office:value-type="float" office:value="1861.49102935151">
            <text:p>1861,4910293515</text:p>
          </table:table-cell>
          <table:table-cell office:value-type="float" office:value="48.1719714467438">
            <text:p>48,1719714467</text:p>
          </table:table-cell>
          <table:table-cell office:value-type="float" office:value="51.8280285532562">
            <text:p>51,8280285533</text:p>
          </table:table-cell>
          <table:table-cell table:number-columns-repeated="2" office:value-type="float" office:value="1324171354">
            <text:p>1324171354</text:p>
          </table:table-cell>
        </table:table-row>
        <table:table-row table:style-name="ro1">
          <table:table-cell/>
          <table:table-cell office:value-type="string">
            <text:p>Indonesia</text:p>
          </table:table-cell>
          <table:table-cell office:value-type="float" office:value="3974.05848500117">
            <text:p>3974,0584850012</text:p>
          </table:table-cell>
          <table:table-cell office:value-type="float" office:value="49.6440061337771">
            <text:p>49,6440061338</text:p>
          </table:table-cell>
          <table:table-cell office:value-type="float" office:value="50.3559938662229">
            <text:p>50,3559938662</text:p>
          </table:table-cell>
          <table:table-cell table:number-columns-repeated="2" office:value-type="float" office:value="261115456">
            <text:p>261115456</text:p>
          </table:table-cell>
        </table:table-row>
        <table:table-row table:style-name="ro1">
          <table:table-cell/>
          <table:table-cell office:value-type="string">
            <text:p>Iran, Islamic Rep.</text:p>
          </table:table-cell>
          <table:table-cell office:value-type="float" office:value="6733.9134736377">
            <text:p>6733,9134736377</text:p>
          </table:table-cell>
          <table:table-cell office:value-type="float" office:value="49.6942503017349">
            <text:p>49,6942503017</text:p>
          </table:table-cell>
          <table:table-cell office:value-type="float" office:value="50.3057496982651">
            <text:p>50,3057496983</text:p>
          </table:table-cell>
          <table:table-cell table:number-columns-repeated="2" office:value-type="float" office:value="80277428">
            <text:p>80277428</text:p>
          </table:table-cell>
        </table:table-row>
        <table:table-row table:style-name="ro1">
          <table:table-cell/>
          <table:table-cell office:value-type="string">
            <text:p>Iraq</text:p>
          </table:table-cell>
          <table:table-cell office:value-type="float" office:value="5695.67914250609">
            <text:p>5695,6791425061</text:p>
          </table:table-cell>
          <table:table-cell office:value-type="float" office:value="49.3865573466529">
            <text:p>49,3865573467</text:p>
          </table:table-cell>
          <table:table-cell office:value-type="float" office:value="50.6134426533471">
            <text:p>50,6134426533</text:p>
          </table:table-cell>
          <table:table-cell table:number-columns-repeated="2" office:value-type="float" office:value="37202572">
            <text:p>37202572</text:p>
          </table:table-cell>
        </table:table-row>
        <table:table-row table:style-name="ro1">
          <table:table-cell/>
          <table:table-cell office:value-type="string">
            <text:p>Ireland</text:p>
          </table:table-cell>
          <table:table-cell office:value-type="float" office:value="69632.2685741346">
            <text:p>69632,2685741346</text:p>
          </table:table-cell>
          <table:table-cell office:value-type="float" office:value="50.4118427211073">
            <text:p>50,4118427211</text:p>
          </table:table-cell>
          <table:table-cell office:value-type="float" office:value="49.5881572788927">
            <text:p>49,5881572789</text:p>
          </table:table-cell>
          <table:table-cell table:number-columns-repeated="2" office:value-type="float" office:value="4773095">
            <text:p>4773095</text:p>
          </table:table-cell>
        </table:table-row>
        <table:table-row table:style-name="ro1">
          <table:table-cell/>
          <table:table-cell office:value-type="string">
            <text:p>Isle of Man</text:p>
          </table:table-cell>
          <table:table-cell table:number-columns-repeated="3"/>
          <table:table-cell table:number-columns-repeated="2" office:value-type="float" office:value="83737">
            <text:p>83737</text:p>
          </table:table-cell>
        </table:table-row>
        <table:table-row table:style-name="ro1">
          <table:table-cell/>
          <table:table-cell office:value-type="string">
            <text:p>Israel</text:p>
          </table:table-cell>
          <table:table-cell office:value-type="float" office:value="33673.1277021872">
            <text:p>33673,1277021872</text:p>
          </table:table-cell>
          <table:table-cell office:value-type="float" office:value="50.3667560159388">
            <text:p>50,3667560159</text:p>
          </table:table-cell>
          <table:table-cell office:value-type="float" office:value="49.6332439840612">
            <text:p>49,6332439841</text:p>
          </table:table-cell>
          <table:table-cell table:number-columns-repeated="2" office:value-type="float" office:value="8547100">
            <text:p>8547100</text:p>
          </table:table-cell>
        </table:table-row>
        <table:table-row table:style-name="ro1">
          <table:table-cell/>
          <table:table-cell office:value-type="string">
            <text:p>Italy</text:p>
          </table:table-cell>
          <table:table-cell office:value-type="float" office:value="34377.9257503853">
            <text:p>34377,9257503853</text:p>
          </table:table-cell>
          <table:table-cell office:value-type="float" office:value="51.2978735315294">
            <text:p>51,2978735315</text:p>
          </table:table-cell>
          <table:table-cell office:value-type="float" office:value="48.7021264684706">
            <text:p>48,7021264685</text:p>
          </table:table-cell>
          <table:table-cell table:number-columns-repeated="2" office:value-type="float" office:value="60600590">
            <text:p>60600590</text:p>
          </table:table-cell>
        </table:table-row>
        <table:table-row table:style-name="ro1">
          <table:table-cell/>
          <table:table-cell office:value-type="string">
            <text:p>Jamaica</text:p>
          </table:table-cell>
          <table:table-cell office:value-type="float" office:value="4790.03910652627">
            <text:p>4790,0391065263</text:p>
          </table:table-cell>
          <table:table-cell office:value-type="float" office:value="50.2381344888082">
            <text:p>50,2381344888</text:p>
          </table:table-cell>
          <table:table-cell office:value-type="float" office:value="49.7618655111918">
            <text:p>49,7618655112</text:p>
          </table:table-cell>
          <table:table-cell table:number-columns-repeated="2" office:value-type="float" office:value="2881355">
            <text:p>2881355</text:p>
          </table:table-cell>
        </table:table-row>
        <table:table-row table:style-name="ro1">
          <table:table-cell/>
          <table:table-cell office:value-type="string">
            <text:p>Japan</text:p>
          </table:table-cell>
          <table:table-cell office:value-type="float" office:value="47623.2709305964">
            <text:p>47623,2709305964</text:p>
          </table:table-cell>
          <table:table-cell office:value-type="float" office:value="51.1534909938868">
            <text:p>51,1534909939</text:p>
          </table:table-cell>
          <table:table-cell office:value-type="float" office:value="48.8465090061132">
            <text:p>48,8465090061</text:p>
          </table:table-cell>
          <table:table-cell table:number-columns-repeated="2" office:value-type="float" office:value="126994511">
            <text:p>126994511</text:p>
          </table:table-cell>
        </table:table-row>
        <table:table-row table:style-name="ro1">
          <table:table-cell/>
          <table:table-cell office:value-type="string">
            <text:p>Jordan</text:p>
          </table:table-cell>
          <table:table-cell office:value-type="float" office:value="3258.49324014107">
            <text:p>3258,4932401411</text:p>
          </table:table-cell>
          <table:table-cell office:value-type="float" office:value="49.3517470073127">
            <text:p>49,3517470073</text:p>
          </table:table-cell>
          <table:table-cell office:value-type="float" office:value="50.6482529926873">
            <text:p>50,6482529927</text:p>
          </table:table-cell>
          <table:table-cell table:number-columns-repeated="2" office:value-type="float" office:value="9455802">
            <text:p>9455802</text:p>
          </table:table-cell>
        </table:table-row>
        <table:table-row table:style-name="ro1">
          <table:table-cell/>
          <table:table-cell office:value-type="string">
            <text:p>Kazakhstan</text:p>
          </table:table-cell>
          <table:table-cell office:value-type="float" office:value="10580.9306496013">
            <text:p>10580,9306496013</text:p>
          </table:table-cell>
          <table:table-cell office:value-type="float" office:value="51.5699637642083">
            <text:p>51,5699637642</text:p>
          </table:table-cell>
          <table:table-cell office:value-type="float" office:value="48.4300362357917">
            <text:p>48,4300362358</text:p>
          </table:table-cell>
          <table:table-cell table:number-columns-repeated="2" office:value-type="float" office:value="17797032">
            <text:p>17797032</text:p>
          </table:table-cell>
        </table:table-row>
        <table:table-row table:style-name="ro1">
          <table:table-cell/>
          <table:table-cell office:value-type="string">
            <text:p>Kenya</text:p>
          </table:table-cell>
          <table:table-cell office:value-type="float" office:value="1143.06537340126">
            <text:p>1143,0653734013</text:p>
          </table:table-cell>
          <table:table-cell office:value-type="float" office:value="50.2996911119088">
            <text:p>50,2996911119</text:p>
          </table:table-cell>
          <table:table-cell office:value-type="float" office:value="49.7003088880912">
            <text:p>49,7003088881</text:p>
          </table:table-cell>
          <table:table-cell table:number-columns-repeated="2" office:value-type="float" office:value="48461567">
            <text:p>48461567</text:p>
          </table:table-cell>
        </table:table-row>
        <table:table-row table:style-name="ro1">
          <table:table-cell/>
          <table:table-cell office:value-type="string">
            <text:p>Kiribati</text:p>
          </table:table-cell>
          <table:table-cell office:value-type="float" office:value="1685.99225815426">
            <text:p>1685,9922581543</text:p>
          </table:table-cell>
          <table:table-cell office:value-type="float" office:value="50.6984998426408">
            <text:p>50,6984998426</text:p>
          </table:table-cell>
          <table:table-cell office:value-type="float" office:value="49.3015001573592">
            <text:p>49,3015001574</text:p>
          </table:table-cell>
          <table:table-cell table:number-columns-repeated="2" office:value-type="float" office:value="114395">
            <text:p>114395</text:p>
          </table:table-cell>
        </table:table-row>
        <table:table-row table:style-name="ro1">
          <table:table-cell/>
          <table:table-cell office:value-type="string">
            <text:p>Korea, Dem. People’s Rep.</text:p>
          </table:table-cell>
          <table:table-cell/>
          <table:table-cell office:value-type="float" office:value="51.0925052719661">
            <text:p>51,092505272</text:p>
          </table:table-cell>
          <table:table-cell office:value-type="float" office:value="48.9074947280339">
            <text:p>48,907494728</text:p>
          </table:table-cell>
          <table:table-cell table:number-columns-repeated="2" office:value-type="float" office:value="25368620">
            <text:p>25368620</text:p>
          </table:table-cell>
        </table:table-row>
        <table:table-row table:style-name="ro1">
          <table:table-cell/>
          <table:table-cell office:value-type="string">
            <text:p>Korea, Rep.</text:p>
          </table:table-cell>
          <table:table-cell office:value-type="float" office:value="25458.8870089242">
            <text:p>25458,8870089242</text:p>
          </table:table-cell>
          <table:table-cell office:value-type="float" office:value="49.953755444394">
            <text:p>49,9537554444</text:p>
          </table:table-cell>
          <table:table-cell office:value-type="float" office:value="50.046244555606">
            <text:p>50,0462445556</text:p>
          </table:table-cell>
          <table:table-cell table:number-columns-repeated="2" office:value-type="float" office:value="51245707">
            <text:p>51245707</text:p>
          </table:table-cell>
        </table:table-row>
        <table:table-row table:style-name="ro1">
          <table:table-cell/>
          <table:table-cell office:value-type="string">
            <text:p>Kosovo</text:p>
          </table:table-cell>
          <table:table-cell office:value-type="float" office:value="3890.06809615023">
            <text:p>3890,0680961502</text:p>
          </table:table-cell>
          <table:table-cell table:number-columns-repeated="2"/>
          <table:table-cell table:number-columns-repeated="2" office:value-type="float" office:value="1816200">
            <text:p>1816200</text:p>
          </table:table-cell>
        </table:table-row>
        <table:table-row table:style-name="ro1">
          <table:table-cell/>
          <table:table-cell office:value-type="string">
            <text:p>Kuwait</text:p>
          </table:table-cell>
          <table:table-cell office:value-type="float" office:value="35250.9145753869">
            <text:p>35250,9145753869</text:p>
          </table:table-cell>
          <table:table-cell office:value-type="float" office:value="42.5711416995737">
            <text:p>42,5711416996</text:p>
          </table:table-cell>
          <table:table-cell office:value-type="float" office:value="57.4288583004263">
            <text:p>57,4288583004</text:p>
          </table:table-cell>
          <table:table-cell table:number-columns-repeated="2" office:value-type="float" office:value="4052584">
            <text:p>4052584</text:p>
          </table:table-cell>
        </table:table-row>
        <table:table-row table:style-name="ro1">
          <table:table-cell/>
          <table:table-cell office:value-type="string">
            <text:p>Kyrgyz Republic</text:p>
          </table:table-cell>
          <table:table-cell office:value-type="float" office:value="1038.30795831169">
            <text:p>1038,3079583117</text:p>
          </table:table-cell>
          <table:table-cell office:value-type="float" office:value="50.4110910203053">
            <text:p>50,4110910203</text:p>
          </table:table-cell>
          <table:table-cell office:value-type="float" office:value="49.5889089796947">
            <text:p>49,5889089797</text:p>
          </table:table-cell>
          <table:table-cell table:number-columns-repeated="2" office:value-type="float" office:value="6082700">
            <text:p>6082700</text:p>
          </table:table-cell>
        </table:table-row>
        <table:table-row table:style-name="ro1">
          <table:table-cell/>
          <table:table-cell office:value-type="string">
            <text:p>Lao PDR</text:p>
          </table:table-cell>
          <table:table-cell office:value-type="float" office:value="1642.73009632561">
            <text:p>1642,7300963256</text:p>
          </table:table-cell>
          <table:table-cell office:value-type="float" office:value="50.1375038951792">
            <text:p>50,1375038952</text:p>
          </table:table-cell>
          <table:table-cell office:value-type="float" office:value="49.8624961048208">
            <text:p>49,8624961048</text:p>
          </table:table-cell>
          <table:table-cell table:number-columns-repeated="2" office:value-type="float" office:value="6758353">
            <text:p>6758353</text:p>
          </table:table-cell>
        </table:table-row>
        <table:table-row table:style-name="ro1">
          <table:table-cell/>
          <table:table-cell office:value-type="string">
            <text:p>Latvia</text:p>
          </table:table-cell>
          <table:table-cell office:value-type="float" office:value="14718.0277330457">
            <text:p>14718,0277330457</text:p>
          </table:table-cell>
          <table:table-cell office:value-type="float" office:value="54.0863708471748">
            <text:p>54,0863708472</text:p>
          </table:table-cell>
          <table:table-cell office:value-type="float" office:value="45.9136291528252">
            <text:p>45,9136291528</text:p>
          </table:table-cell>
          <table:table-cell table:number-columns-repeated="2" office:value-type="float" office:value="1960424">
            <text:p>1960424</text:p>
          </table:table-cell>
        </table:table-row>
        <table:table-row table:style-name="ro1">
          <table:table-cell/>
          <table:table-cell office:value-type="string">
            <text:p>Lebanon</text:p>
          </table:table-cell>
          <table:table-cell office:value-type="float" office:value="7143.95909540687">
            <text:p>7143,9590954069</text:p>
          </table:table-cell>
          <table:table-cell office:value-type="float" office:value="49.8212903024954">
            <text:p>49,8212903025</text:p>
          </table:table-cell>
          <table:table-cell office:value-type="float" office:value="50.1787096975046">
            <text:p>50,1787096975</text:p>
          </table:table-cell>
          <table:table-cell table:number-columns-repeated="2" office:value-type="float" office:value="6006668">
            <text:p>6006668</text:p>
          </table:table-cell>
        </table:table-row>
        <table:table-row table:style-name="ro1">
          <table:table-cell/>
          <table:table-cell office:value-type="string">
            <text:p>Lesotho</text:p>
          </table:table-cell>
          <table:table-cell office:value-type="float" office:value="1352.47670903277">
            <text:p>1352,4767090328</text:p>
          </table:table-cell>
          <table:table-cell office:value-type="float" office:value="51.4761380781142">
            <text:p>51,4761380781</text:p>
          </table:table-cell>
          <table:table-cell office:value-type="float" office:value="48.5238619218858">
            <text:p>48,5238619219</text:p>
          </table:table-cell>
          <table:table-cell table:number-columns-repeated="2" office:value-type="float" office:value="2203821">
            <text:p>2203821</text:p>
          </table:table-cell>
        </table:table-row>
        <table:table-row table:style-name="ro1">
          <table:table-cell/>
          <table:table-cell office:value-type="string">
            <text:p>Liberia</text:p>
          </table:table-cell>
          <table:table-cell office:value-type="float" office:value="352.646078449267">
            <text:p>352,6460784493</text:p>
          </table:table-cell>
          <table:table-cell office:value-type="float" office:value="49.5679076029709">
            <text:p>49,567907603</text:p>
          </table:table-cell>
          <table:table-cell office:value-type="float" office:value="50.4320923970291">
            <text:p>50,432092397</text:p>
          </table:table-cell>
          <table:table-cell table:number-columns-repeated="2" office:value-type="float" office:value="4613823">
            <text:p>4613823</text:p>
          </table:table-cell>
        </table:table-row>
        <table:table-row table:style-name="ro1">
          <table:table-cell/>
          <table:table-cell office:value-type="string">
            <text:p>Libya</text:p>
          </table:table-cell>
          <table:table-cell/>
          <table:table-cell office:value-type="float" office:value="49.5604976376291">
            <text:p>49,5604976376</text:p>
          </table:table-cell>
          <table:table-cell office:value-type="float" office:value="50.4395023623709">
            <text:p>50,4395023624</text:p>
          </table:table-cell>
          <table:table-cell table:number-columns-repeated="2" office:value-type="float" office:value="6293253">
            <text:p>6293253</text:p>
          </table:table-cell>
        </table:table-row>
        <table:table-row table:style-name="ro1">
          <table:table-cell/>
          <table:table-cell office:value-type="string">
            <text:p>Liechtenstein</text:p>
          </table:table-cell>
          <table:table-cell table:number-columns-repeated="3"/>
          <table:table-cell table:number-columns-repeated="2" office:value-type="float" office:value="37666">
            <text:p>37666</text:p>
          </table:table-cell>
        </table:table-row>
        <table:table-row table:style-name="ro1">
          <table:table-cell/>
          <table:table-cell office:value-type="string">
            <text:p>Lithuania</text:p>
          </table:table-cell>
          <table:table-cell office:value-type="float" office:value="15872.7227865275">
            <text:p>15872,7227865275</text:p>
          </table:table-cell>
          <table:table-cell office:value-type="float" office:value="53.9370284509431">
            <text:p>53,9370284509</text:p>
          </table:table-cell>
          <table:table-cell office:value-type="float" office:value="46.0629715490569">
            <text:p>46,0629715491</text:p>
          </table:table-cell>
          <table:table-cell table:number-columns-repeated="2" office:value-type="float" office:value="2872298">
            <text:p>2872298</text:p>
          </table:table-cell>
        </table:table-row>
        <table:table-row table:style-name="ro1">
          <table:table-cell/>
          <table:table-cell office:value-type="string">
            <text:p>Luxembourg</text:p>
          </table:table-cell>
          <table:table-cell office:value-type="float" office:value="108422.470570618">
            <text:p>108422,470570618</text:p>
          </table:table-cell>
          <table:table-cell office:value-type="float" office:value="49.766126665034">
            <text:p>49,766126665</text:p>
          </table:table-cell>
          <table:table-cell office:value-type="float" office:value="50.233873334966">
            <text:p>50,233873335</text:p>
          </table:table-cell>
          <table:table-cell table:number-columns-repeated="2" office:value-type="float" office:value="582972">
            <text:p>582972</text:p>
          </table:table-cell>
        </table:table-row>
        <table:table-row table:style-name="ro1">
          <table:table-cell/>
          <table:table-cell office:value-type="string">
            <text:p>Macao SAR, China</text:p>
          </table:table-cell>
          <table:table-cell office:value-type="float" office:value="51511.4402022614">
            <text:p>51511,4402022614</text:p>
          </table:table-cell>
          <table:table-cell office:value-type="float" office:value="52.0227521844743">
            <text:p>52,0227521845</text:p>
          </table:table-cell>
          <table:table-cell office:value-type="float" office:value="47.9772478155257">
            <text:p>47,9772478155</text:p>
          </table:table-cell>
          <table:table-cell table:number-columns-repeated="2" office:value-type="float" office:value="612167">
            <text:p>612167</text:p>
          </table:table-cell>
        </table:table-row>
        <table:table-row table:style-name="ro1">
          <table:table-cell/>
          <table:table-cell office:value-type="string">
            <text:p>Macedonia, FYR</text:p>
          </table:table-cell>
          <table:table-cell office:value-type="float" office:value="5222.82674665098">
            <text:p>5222,826746651</text:p>
          </table:table-cell>
          <table:table-cell office:value-type="float" office:value="50.0054776090717">
            <text:p>50,0054776091</text:p>
          </table:table-cell>
          <table:table-cell office:value-type="float" office:value="49.9945223909283">
            <text:p>49,9945223909</text:p>
          </table:table-cell>
          <table:table-cell table:number-columns-repeated="2" office:value-type="float" office:value="2081206">
            <text:p>2081206</text:p>
          </table:table-cell>
        </table:table-row>
        <table:table-row table:style-name="ro1">
          <table:table-cell/>
          <table:table-cell office:value-type="string">
            <text:p>Madagascar</text:p>
          </table:table-cell>
          <table:table-cell office:value-type="float" office:value="416.002717237602">
            <text:p>416,0027172376</text:p>
          </table:table-cell>
          <table:table-cell office:value-type="float" office:value="50.1377550895391">
            <text:p>50,1377550895</text:p>
          </table:table-cell>
          <table:table-cell office:value-type="float" office:value="49.8622449104609">
            <text:p>49,8622449105</text:p>
          </table:table-cell>
          <table:table-cell table:number-columns-repeated="2" office:value-type="float" office:value="24894551">
            <text:p>24894551</text:p>
          </table:table-cell>
        </table:table-row>
        <table:table-row table:style-name="ro1">
          <table:table-cell/>
          <table:table-cell office:value-type="string">
            <text:p>Malawi</text:p>
          </table:table-cell>
          <table:table-cell office:value-type="float" office:value="481.451936704379">
            <text:p>481,4519367044</text:p>
          </table:table-cell>
          <table:table-cell office:value-type="float" office:value="50.470882034626">
            <text:p>50,4708820346</text:p>
          </table:table-cell>
          <table:table-cell office:value-type="float" office:value="49.5291179653739">
            <text:p>49,5291179654</text:p>
          </table:table-cell>
          <table:table-cell table:number-columns-repeated="2" office:value-type="float" office:value="18091575">
            <text:p>18091575</text:p>
          </table:table-cell>
        </table:table-row>
        <table:table-row table:style-name="ro1">
          <table:table-cell/>
          <table:table-cell office:value-type="string">
            <text:p>Malaysia</text:p>
          </table:table-cell>
          <table:table-cell office:value-type="float" office:value="11031.8215581749">
            <text:p>11031,8215581749</text:p>
          </table:table-cell>
          <table:table-cell office:value-type="float" office:value="48.3415249250463">
            <text:p>48,341524925</text:p>
          </table:table-cell>
          <table:table-cell office:value-type="float" office:value="51.6584750749537">
            <text:p>51,658475075</text:p>
          </table:table-cell>
          <table:table-cell table:number-columns-repeated="2" office:value-type="float" office:value="31187265">
            <text:p>31187265</text:p>
          </table:table-cell>
        </table:table-row>
        <table:table-row table:style-name="ro1">
          <table:table-cell/>
          <table:table-cell office:value-type="string">
            <text:p>Maldives</text:p>
          </table:table-cell>
          <table:table-cell office:value-type="float" office:value="8623.87452377238">
            <text:p>8623,8745237724</text:p>
          </table:table-cell>
          <table:table-cell office:value-type="float" office:value="43.2574406257817">
            <text:p>43,2574406258</text:p>
          </table:table-cell>
          <table:table-cell office:value-type="float" office:value="56.7425593742183">
            <text:p>56,7425593742</text:p>
          </table:table-cell>
          <table:table-cell table:number-columns-repeated="2" office:value-type="float" office:value="417492">
            <text:p>417492</text:p>
          </table:table-cell>
        </table:table-row>
        <table:table-row table:style-name="ro1">
          <table:table-cell/>
          <table:table-cell office:value-type="string">
            <text:p>Mali</text:p>
          </table:table-cell>
          <table:table-cell office:value-type="float" office:value="745.870724513615">
            <text:p>745,8707245136</text:p>
          </table:table-cell>
          <table:table-cell office:value-type="float" office:value="49.97481221695">
            <text:p>49,974812217</text:p>
          </table:table-cell>
          <table:table-cell office:value-type="float" office:value="50.02518778305">
            <text:p>50,0251877831</text:p>
          </table:table-cell>
          <table:table-cell table:number-columns-repeated="2" office:value-type="float" office:value="17994837">
            <text:p>17994837</text:p>
          </table:table-cell>
        </table:table-row>
        <table:table-row table:style-name="ro1">
          <table:table-cell/>
          <table:table-cell office:value-type="string">
            <text:p>Malta</text:p>
          </table:table-cell>
          <table:table-cell office:value-type="float" office:value="26606.3053425535">
            <text:p>26606,3053425535</text:p>
          </table:table-cell>
          <table:table-cell office:value-type="float" office:value="49.7986524034778">
            <text:p>49,7986524035</text:p>
          </table:table-cell>
          <table:table-cell office:value-type="float" office:value="50.2013475965222">
            <text:p>50,2013475965</text:p>
          </table:table-cell>
          <table:table-cell table:number-columns-repeated="2" office:value-type="float" office:value="436947">
            <text:p>436947</text:p>
          </table:table-cell>
        </table:table-row>
        <table:table-row table:style-name="ro1">
          <table:table-cell/>
          <table:table-cell office:value-type="string">
            <text:p>Marshall Islands</text:p>
          </table:table-cell>
          <table:table-cell office:value-type="float" office:value="3373.94553773079">
            <text:p>3373,9455377308</text:p>
          </table:table-cell>
          <table:table-cell table:number-columns-repeated="2"/>
          <table:table-cell table:number-columns-repeated="2" office:value-type="float" office:value="53066">
            <text:p>53066</text:p>
          </table:table-cell>
        </table:table-row>
        <table:table-row table:style-name="ro1">
          <table:table-cell/>
          <table:table-cell office:value-type="string">
            <text:p>Mauritania</text:p>
          </table:table-cell>
          <table:table-cell office:value-type="float" office:value="1296.00745761869">
            <text:p>1296,0074576187</text:p>
          </table:table-cell>
          <table:table-cell office:value-type="float" office:value="49.6189510307085">
            <text:p>49,6189510307</text:p>
          </table:table-cell>
          <table:table-cell office:value-type="float" office:value="50.3810489692915">
            <text:p>50,3810489693</text:p>
          </table:table-cell>
          <table:table-cell table:number-columns-repeated="2" office:value-type="float" office:value="4301018">
            <text:p>4301018</text:p>
          </table:table-cell>
        </table:table-row>
        <table:table-row table:style-name="ro1">
          <table:table-cell/>
          <table:table-cell office:value-type="string">
            <text:p>Mauritius</text:p>
          </table:table-cell>
          <table:table-cell office:value-type="float" office:value="9822.00813402346">
            <text:p>9822,0081340235</text:p>
          </table:table-cell>
          <table:table-cell office:value-type="float" office:value="50.5001877783993">
            <text:p>50,5001877784</text:p>
          </table:table-cell>
          <table:table-cell office:value-type="float" office:value="49.4998122216007">
            <text:p>49,4998122216</text:p>
          </table:table-cell>
          <table:table-cell table:number-columns-repeated="2" office:value-type="float" office:value="1263473">
            <text:p>1263473</text:p>
          </table:table-cell>
        </table:table-row>
        <table:table-row table:style-name="ro1">
          <table:table-cell/>
          <table:table-cell office:value-type="string">
            <text:p>Mexico</text:p>
          </table:table-cell>
          <table:table-cell office:value-type="float" office:value="9707.90800508327">
            <text:p>9707,9080050833</text:p>
          </table:table-cell>
          <table:table-cell office:value-type="float" office:value="50.2106822126913">
            <text:p>50,2106822127</text:p>
          </table:table-cell>
          <table:table-cell office:value-type="float" office:value="49.7893177873087">
            <text:p>49,7893177873</text:p>
          </table:table-cell>
          <table:table-cell table:number-columns-repeated="2" office:value-type="float" office:value="127540423">
            <text:p>127540423</text:p>
          </table:table-cell>
        </table:table-row>
        <table:table-row table:style-name="ro1">
          <table:table-cell/>
          <table:table-cell office:value-type="string">
            <text:p>Micronesia, Fed. Sts.</text:p>
          </table:table-cell>
          <table:table-cell office:value-type="float" office:value="2823.43352650754">
            <text:p>2823,4335265075</text:p>
          </table:table-cell>
          <table:table-cell office:value-type="float" office:value="48.7640085385378">
            <text:p>48,7640085385</text:p>
          </table:table-cell>
          <table:table-cell office:value-type="float" office:value="51.2359914614622">
            <text:p>51,2359914615</text:p>
          </table:table-cell>
          <table:table-cell table:number-columns-repeated="2" office:value-type="float" office:value="104937">
            <text:p>104937</text:p>
          </table:table-cell>
        </table:table-row>
        <table:table-row table:style-name="ro1">
          <table:table-cell/>
          <table:table-cell office:value-type="string">
            <text:p>Moldova</text:p>
          </table:table-cell>
          <table:table-cell office:value-type="float" office:value="2062.6817875778">
            <text:p>2062,6817875778</text:p>
          </table:table-cell>
          <table:table-cell office:value-type="float" office:value="51.985302032782">
            <text:p>51,9853020328</text:p>
          </table:table-cell>
          <table:table-cell office:value-type="float" office:value="48.014697967218">
            <text:p>48,0146979672</text:p>
          </table:table-cell>
          <table:table-cell table:number-columns-repeated="2" office:value-type="float" office:value="3552000">
            <text:p>3552000</text:p>
          </table:table-cell>
        </table:table-row>
        <table:table-row table:style-name="ro1">
          <table:table-cell/>
          <table:table-cell office:value-type="string">
            <text:p>Monaco</text:p>
          </table:table-cell>
          <table:table-cell table:number-columns-repeated="3"/>
          <table:table-cell table:number-columns-repeated="2" office:value-type="float" office:value="38499">
            <text:p>38499</text:p>
          </table:table-cell>
        </table:table-row>
        <table:table-row table:style-name="ro1">
          <table:table-cell/>
          <table:table-cell office:value-type="string">
            <text:p>Mongolia</text:p>
          </table:table-cell>
          <table:table-cell office:value-type="float" office:value="3906.11587467046">
            <text:p>3906,1158746705</text:p>
          </table:table-cell>
          <table:table-cell office:value-type="float" office:value="50.5090513431345">
            <text:p>50,5090513431</text:p>
          </table:table-cell>
          <table:table-cell office:value-type="float" office:value="49.4909486568655">
            <text:p>49,4909486569</text:p>
          </table:table-cell>
          <table:table-cell table:number-columns-repeated="2" office:value-type="float" office:value="3027398">
            <text:p>3027398</text:p>
          </table:table-cell>
        </table:table-row>
        <table:table-row table:style-name="ro1">
          <table:table-cell/>
          <table:table-cell office:value-type="string">
            <text:p>Montenegro</text:p>
          </table:table-cell>
          <table:table-cell office:value-type="float" office:value="7487.1106407484">
            <text:p>7487,1106407484</text:p>
          </table:table-cell>
          <table:table-cell office:value-type="float" office:value="50.6708409294098">
            <text:p>50,6708409294</text:p>
          </table:table-cell>
          <table:table-cell office:value-type="float" office:value="49.3291590705902">
            <text:p>49,3291590706</text:p>
          </table:table-cell>
          <table:table-cell table:number-columns-repeated="2" office:value-type="float" office:value="622781">
            <text:p>622781</text:p>
          </table:table-cell>
        </table:table-row>
        <table:table-row table:style-name="ro1">
          <table:table-cell/>
          <table:table-cell office:value-type="string">
            <text:p>Morocco</text:p>
          </table:table-cell>
          <table:table-cell office:value-type="float" office:value="3196.04028048802">
            <text:p>3196,040280488</text:p>
          </table:table-cell>
          <table:table-cell office:value-type="float" office:value="50.49243847081">
            <text:p>50,4924384708</text:p>
          </table:table-cell>
          <table:table-cell office:value-type="float" office:value="49.50756152919">
            <text:p>49,5075615292</text:p>
          </table:table-cell>
          <table:table-cell table:number-columns-repeated="2" office:value-type="float" office:value="35276786">
            <text:p>35276786</text:p>
          </table:table-cell>
        </table:table-row>
        <table:table-row table:style-name="ro1">
          <table:table-cell/>
          <table:table-cell office:value-type="string">
            <text:p>Mozambique</text:p>
          </table:table-cell>
          <table:table-cell office:value-type="float" office:value="515.387281654551">
            <text:p>515,3872816546</text:p>
          </table:table-cell>
          <table:table-cell office:value-type="float" office:value="51.1948866491515">
            <text:p>51,1948866492</text:p>
          </table:table-cell>
          <table:table-cell office:value-type="float" office:value="48.8051133508485">
            <text:p>48,8051133508</text:p>
          </table:table-cell>
          <table:table-cell table:number-columns-repeated="2" office:value-type="float" office:value="28829476">
            <text:p>28829476</text:p>
          </table:table-cell>
        </table:table-row>
        <table:table-row table:style-name="ro1">
          <table:table-cell/>
          <table:table-cell office:value-type="string">
            <text:p>Myanmar</text:p>
          </table:table-cell>
          <table:table-cell office:value-type="float" office:value="1408.14066001777">
            <text:p>1408,1406600178</text:p>
          </table:table-cell>
          <table:table-cell office:value-type="float" office:value="51.1582509402675">
            <text:p>51,1582509403</text:p>
          </table:table-cell>
          <table:table-cell office:value-type="float" office:value="48.8417490597325">
            <text:p>48,8417490597</text:p>
          </table:table-cell>
          <table:table-cell table:number-columns-repeated="2" office:value-type="float" office:value="52885223">
            <text:p>52885223</text:p>
          </table:table-cell>
        </table:table-row>
        <table:table-row table:style-name="ro1">
          <table:table-cell/>
          <table:table-cell office:value-type="string">
            <text:p>Namibia</text:p>
          </table:table-cell>
          <table:table-cell office:value-type="float" office:value="6045.21705360856">
            <text:p>6045,2170536086</text:p>
          </table:table-cell>
          <table:table-cell office:value-type="float" office:value="51.374494850408">
            <text:p>51,3744948504</text:p>
          </table:table-cell>
          <table:table-cell office:value-type="float" office:value="48.625505149592">
            <text:p>48,6255051496</text:p>
          </table:table-cell>
          <table:table-cell table:number-columns-repeated="2" office:value-type="float" office:value="2479713">
            <text:p>2479713</text:p>
          </table:table-cell>
        </table:table-row>
        <table:table-row table:style-name="ro1">
          <table:table-cell/>
          <table:table-cell office:value-type="string">
            <text:p>Nauru</text:p>
          </table:table-cell>
          <table:table-cell office:value-type="float" office:value="9650.56845284763">
            <text:p>9650,5684528476</text:p>
          </table:table-cell>
          <table:table-cell table:number-columns-repeated="2"/>
          <table:table-cell table:number-columns-repeated="2" office:value-type="float" office:value="13049">
            <text:p>13049</text:p>
          </table:table-cell>
        </table:table-row>
        <table:table-row table:style-name="ro1">
          <table:table-cell/>
          <table:table-cell office:value-type="string">
            <text:p>Nepal</text:p>
          </table:table-cell>
          <table:table-cell office:value-type="float" office:value="685.118550346198">
            <text:p>685,1185503462</text:p>
          </table:table-cell>
          <table:table-cell office:value-type="float" office:value="51.4770291813357">
            <text:p>51,4770291813</text:p>
          </table:table-cell>
          <table:table-cell office:value-type="float" office:value="48.5229708186643">
            <text:p>48,5229708187</text:p>
          </table:table-cell>
          <table:table-cell table:number-columns-repeated="2" office:value-type="float" office:value="28982771">
            <text:p>28982771</text:p>
          </table:table-cell>
        </table:table-row>
        <table:table-row table:style-name="ro1">
          <table:table-cell/>
          <table:table-cell office:value-type="string">
            <text:p>Netherlands</text:p>
          </table:table-cell>
          <table:table-cell office:value-type="float" office:value="52304.2980206259">
            <text:p>52304,2980206259</text:p>
          </table:table-cell>
          <table:table-cell office:value-type="float" office:value="50.2685384544065">
            <text:p>50,2685384544</text:p>
          </table:table-cell>
          <table:table-cell office:value-type="float" office:value="49.7314615455936">
            <text:p>49,7314615456</text:p>
          </table:table-cell>
          <table:table-cell table:number-columns-repeated="2" office:value-type="float" office:value="17018408">
            <text:p>17018408</text:p>
          </table:table-cell>
        </table:table-row>
        <table:table-row table:style-name="ro1">
          <table:table-cell/>
          <table:table-cell office:value-type="string">
            <text:p>New Caledonia</text:p>
          </table:table-cell>
          <table:table-cell/>
          <table:table-cell office:value-type="float" office:value="49.5788087824878">
            <text:p>49,5788087825</text:p>
          </table:table-cell>
          <table:table-cell office:value-type="float" office:value="50.4211912175122">
            <text:p>50,4211912175</text:p>
          </table:table-cell>
          <table:table-cell table:number-columns-repeated="2" office:value-type="float" office:value="278000">
            <text:p>278000</text:p>
          </table:table-cell>
        </table:table-row>
        <table:table-row table:style-name="ro1">
          <table:table-cell/>
          <table:table-cell office:value-type="string">
            <text:p>New Zealand</text:p>
          </table:table-cell>
          <table:table-cell office:value-type="float" office:value="36844.4500819111">
            <text:p>36844,4500819111</text:p>
          </table:table-cell>
          <table:table-cell office:value-type="float" office:value="50.8265044410507">
            <text:p>50,8265044411</text:p>
          </table:table-cell>
          <table:table-cell office:value-type="float" office:value="49.1734955589493">
            <text:p>49,1734955589</text:p>
          </table:table-cell>
          <table:table-cell table:number-columns-repeated="2" office:value-type="float" office:value="4692700">
            <text:p>4692700</text:p>
          </table:table-cell>
        </table:table-row>
        <table:table-row table:style-name="ro1">
          <table:table-cell/>
          <table:table-cell office:value-type="string">
            <text:p>Nicaragua</text:p>
          </table:table-cell>
          <table:table-cell office:value-type="float" office:value="1946.37340677005">
            <text:p>1946,3734067701</text:p>
          </table:table-cell>
          <table:table-cell office:value-type="float" office:value="50.7024390037674">
            <text:p>50,7024390038</text:p>
          </table:table-cell>
          <table:table-cell office:value-type="float" office:value="49.2975609962326">
            <text:p>49,2975609962</text:p>
          </table:table-cell>
          <table:table-cell table:number-columns-repeated="2" office:value-type="float" office:value="6149928">
            <text:p>6149928</text:p>
          </table:table-cell>
        </table:table-row>
        <table:table-row table:style-name="ro1">
          <table:table-cell/>
          <table:table-cell office:value-type="string">
            <text:p>Niger</text:p>
          </table:table-cell>
          <table:table-cell office:value-type="float" office:value="391.132585407736">
            <text:p>391,1325854077</text:p>
          </table:table-cell>
          <table:table-cell office:value-type="float" office:value="49.8795093885836">
            <text:p>49,8795093886</text:p>
          </table:table-cell>
          <table:table-cell office:value-type="float" office:value="50.1204906114164">
            <text:p>50,1204906114</text:p>
          </table:table-cell>
          <table:table-cell table:number-columns-repeated="2" office:value-type="float" office:value="20672987">
            <text:p>20672987</text:p>
          </table:table-cell>
        </table:table-row>
        <table:table-row table:style-name="ro1">
          <table:table-cell/>
          <table:table-cell office:value-type="string">
            <text:p>Nigeria</text:p>
          </table:table-cell>
          <table:table-cell office:value-type="float" office:value="2455.91855879433">
            <text:p>2455,9185587943</text:p>
          </table:table-cell>
          <table:table-cell office:value-type="float" office:value="49.3376311353248">
            <text:p>49,3376311353</text:p>
          </table:table-cell>
          <table:table-cell office:value-type="float" office:value="50.6623688646752">
            <text:p>50,6623688647</text:p>
          </table:table-cell>
          <table:table-cell table:number-columns-repeated="2" office:value-type="float" office:value="185989640">
            <text:p>185989640</text:p>
          </table:table-cell>
        </table:table-row>
        <table:table-row table:style-name="ro1">
          <table:table-cell/>
          <table:table-cell office:value-type="string">
            <text:p>Northern Mariana Islands</text:p>
          </table:table-cell>
          <table:table-cell office:value-type="float" office:value="19115.3764753192">
            <text:p>19115,3764753192</text:p>
          </table:table-cell>
          <table:table-cell table:number-columns-repeated="2"/>
          <table:table-cell table:number-columns-repeated="2" office:value-type="float" office:value="55023">
            <text:p>55023</text:p>
          </table:table-cell>
        </table:table-row>
        <table:table-row table:style-name="ro1">
          <table:table-cell/>
          <table:table-cell office:value-type="string">
            <text:p>Norway</text:p>
          </table:table-cell>
          <table:table-cell office:value-type="float" office:value="90344.4147162688">
            <text:p>90344,4147162688</text:p>
          </table:table-cell>
          <table:table-cell office:value-type="float" office:value="49.5977784421577">
            <text:p>49,5977784422</text:p>
          </table:table-cell>
          <table:table-cell office:value-type="float" office:value="50.4022215578423">
            <text:p>50,4022215578</text:p>
          </table:table-cell>
          <table:table-cell table:number-columns-repeated="2" office:value-type="float" office:value="5232929">
            <text:p>5232929</text:p>
          </table:table-cell>
        </table:table-row>
        <table:table-row table:style-name="ro1">
          <table:table-cell/>
          <table:table-cell office:value-type="string">
            <text:p>Oman</text:p>
          </table:table-cell>
          <table:table-cell/>
          <table:table-cell office:value-type="float" office:value="34.6056065903732">
            <text:p>34,6056065904</text:p>
          </table:table-cell>
          <table:table-cell office:value-type="float" office:value="65.3943934096268">
            <text:p>65,3943934096</text:p>
          </table:table-cell>
          <table:table-cell table:number-columns-repeated="2" office:value-type="float" office:value="4424762">
            <text:p>4424762</text:p>
          </table:table-cell>
        </table:table-row>
        <table:table-row table:style-name="ro1">
          <table:table-cell/>
          <table:table-cell office:value-type="string">
            <text:p>Pakistan</text:p>
          </table:table-cell>
          <table:table-cell office:value-type="float" office:value="1178.7981111199">
            <text:p>1178,7981111199</text:p>
          </table:table-cell>
          <table:table-cell office:value-type="float" office:value="48.6319607253867">
            <text:p>48,6319607254</text:p>
          </table:table-cell>
          <table:table-cell office:value-type="float" office:value="51.3680392746133">
            <text:p>51,3680392746</text:p>
          </table:table-cell>
          <table:table-cell table:number-columns-repeated="2" office:value-type="float" office:value="193203476">
            <text:p>193203476</text:p>
          </table:table-cell>
        </table:table-row>
        <table:table-row table:style-name="ro1">
          <table:table-cell/>
          <table:table-cell office:value-type="string">
            <text:p>Palau</text:p>
          </table:table-cell>
          <table:table-cell office:value-type="float" office:value="10909.9048910255">
            <text:p>10909,9048910255</text:p>
          </table:table-cell>
          <table:table-cell table:number-columns-repeated="2"/>
          <table:table-cell table:number-columns-repeated="2" office:value-type="float" office:value="21503">
            <text:p>21503</text:p>
          </table:table-cell>
        </table:table-row>
        <table:table-row table:style-name="ro1">
          <table:table-cell/>
          <table:table-cell office:value-type="string">
            <text:p>Panama</text:p>
          </table:table-cell>
          <table:table-cell office:value-type="float" office:value="10982.3730512324">
            <text:p>10982,3730512324</text:p>
          </table:table-cell>
          <table:table-cell office:value-type="float" office:value="49.8757598923583">
            <text:p>49,8757598924</text:p>
          </table:table-cell>
          <table:table-cell office:value-type="float" office:value="50.1242401076417">
            <text:p>50,1242401076</text:p>
          </table:table-cell>
          <table:table-cell table:number-columns-repeated="2" office:value-type="float" office:value="4034119">
            <text:p>4034119</text:p>
          </table:table-cell>
        </table:table-row>
        <table:table-row table:style-name="ro1">
          <table:table-cell/>
          <table:table-cell office:value-type="string">
            <text:p>Papua New Guinea</text:p>
          </table:table-cell>
          <table:table-cell office:value-type="float" office:value="2436.18005932647">
            <text:p>2436,1800593265</text:p>
          </table:table-cell>
          <table:table-cell office:value-type="float" office:value="49.1288860732471">
            <text:p>49,1288860732</text:p>
          </table:table-cell>
          <table:table-cell office:value-type="float" office:value="50.8711139267529">
            <text:p>50,8711139268</text:p>
          </table:table-cell>
          <table:table-cell table:number-columns-repeated="2" office:value-type="float" office:value="8084991">
            <text:p>8084991</text:p>
          </table:table-cell>
        </table:table-row>
        <table:table-row table:style-name="ro1">
          <table:table-cell/>
          <table:table-cell office:value-type="string">
            <text:p>Paraguay</text:p>
          </table:table-cell>
          <table:table-cell office:value-type="float" office:value="3925.56335604613">
            <text:p>3925,5633560461</text:p>
          </table:table-cell>
          <table:table-cell office:value-type="float" office:value="49.2629997488589">
            <text:p>49,2629997489</text:p>
          </table:table-cell>
          <table:table-cell office:value-type="float" office:value="50.7370002511411">
            <text:p>50,7370002511</text:p>
          </table:table-cell>
          <table:table-cell table:number-columns-repeated="2" office:value-type="float" office:value="6725308">
            <text:p>6725308</text:p>
          </table:table-cell>
        </table:table-row>
        <table:table-row table:style-name="ro1">
          <table:table-cell/>
          <table:table-cell office:value-type="string">
            <text:p>Peru</text:p>
          </table:table-cell>
          <table:table-cell office:value-type="float" office:value="6089.40346827584">
            <text:p>6089,4034682758</text:p>
          </table:table-cell>
          <table:table-cell office:value-type="float" office:value="50.0515298151895">
            <text:p>50,0515298152</text:p>
          </table:table-cell>
          <table:table-cell office:value-type="float" office:value="49.9484701848105">
            <text:p>49,9484701848</text:p>
          </table:table-cell>
          <table:table-cell table:number-columns-repeated="2" office:value-type="float" office:value="31773839">
            <text:p>31773839</text:p>
          </table:table-cell>
        </table:table-row>
        <table:table-row table:style-name="ro1">
          <table:table-cell/>
          <table:table-cell office:value-type="string">
            <text:p>Philippines</text:p>
          </table:table-cell>
          <table:table-cell office:value-type="float" office:value="2753.34986229986">
            <text:p>2753,3498622999</text:p>
          </table:table-cell>
          <table:table-cell office:value-type="float" office:value="49.6515580531455">
            <text:p>49,6515580531</text:p>
          </table:table-cell>
          <table:table-cell office:value-type="float" office:value="50.3484419468545">
            <text:p>50,3484419469</text:p>
          </table:table-cell>
          <table:table-cell table:number-columns-repeated="2" office:value-type="float" office:value="103320222">
            <text:p>103320222</text:p>
          </table:table-cell>
        </table:table-row>
        <table:table-row table:style-name="ro1">
          <table:table-cell/>
          <table:table-cell office:value-type="string">
            <text:p>Poland</text:p>
          </table:table-cell>
          <table:table-cell office:value-type="float" office:value="15074.733788871">
            <text:p>15074,733788871</text:p>
          </table:table-cell>
          <table:table-cell office:value-type="float" office:value="51.7017438622396">
            <text:p>51,7017438622</text:p>
          </table:table-cell>
          <table:table-cell office:value-type="float" office:value="48.2982561377604">
            <text:p>48,2982561378</text:p>
          </table:table-cell>
          <table:table-cell table:number-columns-repeated="2" office:value-type="float" office:value="37948016">
            <text:p>37948016</text:p>
          </table:table-cell>
        </table:table-row>
        <table:table-row table:style-name="ro1">
          <table:table-cell/>
          <table:table-cell office:value-type="string">
            <text:p>Portugal</text:p>
          </table:table-cell>
          <table:table-cell office:value-type="float" office:value="22428.1146798288">
            <text:p>22428,1146798288</text:p>
          </table:table-cell>
          <table:table-cell office:value-type="float" office:value="52.6621471576111">
            <text:p>52,6621471576</text:p>
          </table:table-cell>
          <table:table-cell office:value-type="float" office:value="47.3378528423889">
            <text:p>47,3378528424</text:p>
          </table:table-cell>
          <table:table-cell table:number-columns-repeated="2" office:value-type="float" office:value="10324611">
            <text:p>10324611</text:p>
          </table:table-cell>
        </table:table-row>
        <table:table-row table:style-name="ro1">
          <table:table-cell/>
          <table:table-cell office:value-type="string">
            <text:p>Puerto Rico</text:p>
          </table:table-cell>
          <table:table-cell/>
          <table:table-cell office:value-type="float" office:value="51.9346581390105">
            <text:p>51,934658139</text:p>
          </table:table-cell>
          <table:table-cell office:value-type="float" office:value="48.0653418609895">
            <text:p>48,065341861</text:p>
          </table:table-cell>
          <table:table-cell table:number-columns-repeated="2" office:value-type="float" office:value="3411307">
            <text:p>3411307</text:p>
          </table:table-cell>
        </table:table-row>
        <table:table-row table:style-name="ro1">
          <table:table-cell/>
          <table:table-cell office:value-type="string">
            <text:p>Qatar</text:p>
          </table:table-cell>
          <table:table-cell office:value-type="float" office:value="66410.7564675877">
            <text:p>66410,7564675877</text:p>
          </table:table-cell>
          <table:table-cell office:value-type="float" office:value="24.7661200225231">
            <text:p>24,7661200225</text:p>
          </table:table-cell>
          <table:table-cell office:value-type="float" office:value="75.2338799774768">
            <text:p>75,2338799775</text:p>
          </table:table-cell>
          <table:table-cell table:number-columns-repeated="2" office:value-type="float" office:value="2569804">
            <text:p>2569804</text:p>
          </table:table-cell>
        </table:table-row>
        <table:table-row table:style-name="ro1">
          <table:table-cell/>
          <table:table-cell office:value-type="string">
            <text:p>Romania</text:p>
          </table:table-cell>
          <table:table-cell office:value-type="float" office:value="10062.4276044995">
            <text:p>10062,4276044995</text:p>
          </table:table-cell>
          <table:table-cell office:value-type="float" office:value="51.5439688378355">
            <text:p>51,5439688378</text:p>
          </table:table-cell>
          <table:table-cell office:value-type="float" office:value="48.4560311621645">
            <text:p>48,4560311622</text:p>
          </table:table-cell>
          <table:table-cell table:number-columns-repeated="2" office:value-type="float" office:value="19705301">
            <text:p>19705301</text:p>
          </table:table-cell>
        </table:table-row>
        <table:table-row table:style-name="ro1">
          <table:table-cell/>
          <table:table-cell office:value-type="string">
            <text:p>Russian Federation</text:p>
          </table:table-cell>
          <table:table-cell office:value-type="float" office:value="11099.17305721">
            <text:p>11099,17305721</text:p>
          </table:table-cell>
          <table:table-cell office:value-type="float" office:value="53.5311383340241">
            <text:p>53,531138334</text:p>
          </table:table-cell>
          <table:table-cell office:value-type="float" office:value="46.4688616659759">
            <text:p>46,468861666</text:p>
          </table:table-cell>
          <table:table-cell table:number-columns-repeated="2" office:value-type="float" office:value="144342396">
            <text:p>144342396</text:p>
          </table:table-cell>
        </table:table-row>
        <table:table-row table:style-name="ro1">
          <table:table-cell/>
          <table:table-cell office:value-type="string">
            <text:p>Rwanda</text:p>
          </table:table-cell>
          <table:table-cell office:value-type="float" office:value="738.63911062682">
            <text:p>738,6391106268</text:p>
          </table:table-cell>
          <table:table-cell office:value-type="float" office:value="50.9692669887194">
            <text:p>50,9692669887</text:p>
          </table:table-cell>
          <table:table-cell office:value-type="float" office:value="49.0307330112806">
            <text:p>49,0307330113</text:p>
          </table:table-cell>
          <table:table-cell table:number-columns-repeated="2" office:value-type="float" office:value="11917508">
            <text:p>11917508</text:p>
          </table:table-cell>
        </table:table-row>
        <table:table-row table:style-name="ro1">
          <table:table-cell/>
          <table:table-cell office:value-type="string">
            <text:p>Samoa</text:p>
          </table:table-cell>
          <table:table-cell office:value-type="float" office:value="3782.40485346283">
            <text:p>3782,4048534628</text:p>
          </table:table-cell>
          <table:table-cell office:value-type="float" office:value="48.408041529797">
            <text:p>48,4080415298</text:p>
          </table:table-cell>
          <table:table-cell office:value-type="float" office:value="51.591958470203">
            <text:p>51,5919584702</text:p>
          </table:table-cell>
          <table:table-cell table:number-columns-repeated="2" office:value-type="float" office:value="195125">
            <text:p>195125</text:p>
          </table:table-cell>
        </table:table-row>
        <table:table-row table:style-name="ro1">
          <table:table-cell/>
          <table:table-cell office:value-type="string">
            <text:p>San Marino</text:p>
          </table:table-cell>
          <table:table-cell office:value-type="float" office:value="52596.224499382">
            <text:p>52596,224499382</text:p>
          </table:table-cell>
          <table:table-cell table:number-columns-repeated="2"/>
          <table:table-cell office:value-type="float" office:value="33203">
            <text:p>33203</text:p>
          </table:table-cell>
          <table:table-cell office:value-type="float" office:value="52596.224499382">
            <text:p>52596,224499382</text:p>
          </table:table-cell>
        </table:table-row>
        <table:table-row table:style-name="ro1">
          <table:table-cell/>
          <table:table-cell office:value-type="string">
            <text:p>Sao Tome and Principe</text:p>
          </table:table-cell>
          <table:table-cell office:value-type="float" office:value="1283.88670745623">
            <text:p>1283,8867074562</text:p>
          </table:table-cell>
          <table:table-cell office:value-type="float" office:value="50.2063438864684">
            <text:p>50,2063438865</text:p>
          </table:table-cell>
          <table:table-cell office:value-type="float" office:value="49.7936561135317">
            <text:p>49,7936561135</text:p>
          </table:table-cell>
          <table:table-cell table:number-columns-repeated="2" office:value-type="float" office:value="199910">
            <text:p>199910</text:p>
          </table:table-cell>
        </table:table-row>
        <table:table-row table:style-name="ro1">
          <table:table-cell/>
          <table:table-cell office:value-type="string">
            <text:p>Saudi Arabia</text:p>
          </table:table-cell>
          <table:table-cell office:value-type="float" office:value="21395.3597802581">
            <text:p>21395,3597802581</text:p>
          </table:table-cell>
          <table:table-cell office:value-type="float" office:value="43.1258152227207">
            <text:p>43,1258152227</text:p>
          </table:table-cell>
          <table:table-cell office:value-type="float" office:value="56.8741847772793">
            <text:p>56,8741847773</text:p>
          </table:table-cell>
          <table:table-cell table:number-columns-repeated="2" office:value-type="float" office:value="32275687">
            <text:p>32275687</text:p>
          </table:table-cell>
        </table:table-row>
        <table:table-row table:style-name="ro1">
          <table:table-cell/>
          <table:table-cell office:value-type="string">
            <text:p>Senegal</text:p>
          </table:table-cell>
          <table:table-cell office:value-type="float" office:value="1092.25116227774">
            <text:p>1092,2511622777</text:p>
          </table:table-cell>
          <table:table-cell office:value-type="float" office:value="50.8933133155294">
            <text:p>50,8933133155</text:p>
          </table:table-cell>
          <table:table-cell office:value-type="float" office:value="49.1066866844706">
            <text:p>49,1066866845</text:p>
          </table:table-cell>
          <table:table-cell table:number-columns-repeated="2" office:value-type="float" office:value="15411614">
            <text:p>15411614</text:p>
          </table:table-cell>
        </table:table-row>
        <table:table-row table:style-name="ro1">
          <table:table-cell/>
          <table:table-cell office:value-type="string">
            <text:p>Serbia</text:p>
          </table:table-cell>
          <table:table-cell office:value-type="float" office:value="5853.13891973282">
            <text:p>5853,1389197328</text:p>
          </table:table-cell>
          <table:table-cell office:value-type="float" office:value="51.132954447924">
            <text:p>51,1329544479</text:p>
          </table:table-cell>
          <table:table-cell office:value-type="float" office:value="48.867045552076">
            <text:p>48,8670455521</text:p>
          </table:table-cell>
          <table:table-cell table:number-columns-repeated="2" office:value-type="float" office:value="7057412">
            <text:p>7057412</text:p>
          </table:table-cell>
        </table:table-row>
        <table:table-row table:style-name="ro1">
          <table:table-cell/>
          <table:table-cell office:value-type="string">
            <text:p>Seychelles</text:p>
          </table:table-cell>
          <table:table-cell office:value-type="float" office:value="13963.5916450155">
            <text:p>13963,5916450155</text:p>
          </table:table-cell>
          <table:table-cell office:value-type="float" office:value="50.64576722665">
            <text:p>50,6457672267</text:p>
          </table:table-cell>
          <table:table-cell office:value-type="float" office:value="49.35423277335">
            <text:p>49,3542327734</text:p>
          </table:table-cell>
          <table:table-cell table:number-columns-repeated="2" office:value-type="float" office:value="94677">
            <text:p>94677</text:p>
          </table:table-cell>
        </table:table-row>
        <table:table-row table:style-name="ro1">
          <table:table-cell/>
          <table:table-cell office:value-type="string">
            <text:p>Sierra Leone</text:p>
          </table:table-cell>
          <table:table-cell office:value-type="float" office:value="455.588877378324">
            <text:p>455,5888773783</text:p>
          </table:table-cell>
          <table:table-cell office:value-type="float" office:value="50.4930381648261">
            <text:p>50,4930381648</text:p>
          </table:table-cell>
          <table:table-cell office:value-type="float" office:value="49.5069618351739">
            <text:p>49,5069618352</text:p>
          </table:table-cell>
          <table:table-cell table:number-columns-repeated="2" office:value-type="float" office:value="7396190">
            <text:p>7396190</text:p>
          </table:table-cell>
        </table:table-row>
        <table:table-row table:style-name="ro1">
          <table:table-cell/>
          <table:table-cell office:value-type="string">
            <text:p>Singapore</text:p>
          </table:table-cell>
          <table:table-cell office:value-type="float" office:value="52600.6412258486">
            <text:p>52600,6412258486</text:p>
          </table:table-cell>
          <table:table-cell office:value-type="float" office:value="50.5981286104126">
            <text:p>50,5981286104</text:p>
          </table:table-cell>
          <table:table-cell office:value-type="float" office:value="49.4018713895874">
            <text:p>49,4018713896</text:p>
          </table:table-cell>
          <table:table-cell table:number-columns-repeated="2" office:value-type="float" office:value="5607283">
            <text:p>5607283</text:p>
          </table:table-cell>
        </table:table-row>
        <table:table-row table:style-name="ro1">
          <table:table-cell/>
          <table:table-cell office:value-type="string">
            <text:p>Sint Maarten (Dutch part)</text:p>
          </table:table-cell>
          <table:table-cell table:number-columns-repeated="3"/>
          <table:table-cell table:number-columns-repeated="2" office:value-type="float" office:value="40005">
            <text:p>40005</text:p>
          </table:table-cell>
        </table:table-row>
        <table:table-row table:style-name="ro1">
          <table:table-cell/>
          <table:table-cell office:value-type="string">
            <text:p>Slovak Republic</text:p>
          </table:table-cell>
          <table:table-cell office:value-type="float" office:value="19282.5216854762">
            <text:p>19282,5216854762</text:p>
          </table:table-cell>
          <table:table-cell office:value-type="float" office:value="51.3885080061901">
            <text:p>51,3885080062</text:p>
          </table:table-cell>
          <table:table-cell office:value-type="float" office:value="48.6114919938099">
            <text:p>48,6114919938</text:p>
          </table:table-cell>
          <table:table-cell table:number-columns-repeated="2" office:value-type="float" office:value="5428704">
            <text:p>5428704</text:p>
          </table:table-cell>
        </table:table-row>
        <table:table-row table:style-name="ro1">
          <table:table-cell/>
          <table:table-cell office:value-type="string">
            <text:p>Slovenia</text:p>
          </table:table-cell>
          <table:table-cell office:value-type="float" office:value="24462.7315860598">
            <text:p>24462,7315860598</text:p>
          </table:table-cell>
          <table:table-cell office:value-type="float" office:value="50.368070996121">
            <text:p>50,3680709961</text:p>
          </table:table-cell>
          <table:table-cell office:value-type="float" office:value="49.631929003879">
            <text:p>49,6319290039</text:p>
          </table:table-cell>
          <table:table-cell table:number-columns-repeated="2" office:value-type="float" office:value="2064845">
            <text:p>2064845</text:p>
          </table:table-cell>
        </table:table-row>
        <table:table-row table:style-name="ro1">
          <table:table-cell/>
          <table:table-cell office:value-type="string">
            <text:p>Solomon Islands</text:p>
          </table:table-cell>
          <table:table-cell office:value-type="float" office:value="1479.3432030439">
            <text:p>1479,3432030439</text:p>
          </table:table-cell>
          <table:table-cell office:value-type="float" office:value="49.1636999396089">
            <text:p>49,1636999396</text:p>
          </table:table-cell>
          <table:table-cell office:value-type="float" office:value="50.8363000603911">
            <text:p>50,8363000604</text:p>
          </table:table-cell>
          <table:table-cell table:number-columns-repeated="2" office:value-type="float" office:value="599419">
            <text:p>599419</text:p>
          </table:table-cell>
        </table:table-row>
        <table:table-row table:style-name="ro1">
          <table:table-cell/>
          <table:table-cell office:value-type="string">
            <text:p>Somalia</text:p>
          </table:table-cell>
          <table:table-cell/>
          <table:table-cell office:value-type="float" office:value="50.1858605981608">
            <text:p>50,1858605982</text:p>
          </table:table-cell>
          <table:table-cell office:value-type="float" office:value="49.8141394018392">
            <text:p>49,8141394018</text:p>
          </table:table-cell>
          <table:table-cell table:number-columns-repeated="2" office:value-type="float" office:value="14317996">
            <text:p>14317996</text:p>
          </table:table-cell>
        </table:table-row>
        <table:table-row table:style-name="ro1">
          <table:table-cell/>
          <table:table-cell office:value-type="string">
            <text:p>South Africa</text:p>
          </table:table-cell>
          <table:table-cell office:value-type="float" office:value="7503.27038122162">
            <text:p>7503,2703812216</text:p>
          </table:table-cell>
          <table:table-cell office:value-type="float" office:value="50.9079017896394">
            <text:p>50,9079017896</text:p>
          </table:table-cell>
          <table:table-cell office:value-type="float" office:value="49.0920982103606">
            <text:p>49,0920982104</text:p>
          </table:table-cell>
          <table:table-cell table:number-columns-repeated="2" office:value-type="float" office:value="55908865">
            <text:p>55908865</text:p>
          </table:table-cell>
        </table:table-row>
        <table:table-row table:style-name="ro1">
          <table:table-cell/>
          <table:table-cell office:value-type="string">
            <text:p>South Sudan</text:p>
          </table:table-cell>
          <table:table-cell/>
          <table:table-cell office:value-type="float" office:value="49.9092286396642">
            <text:p>49,9092286397</text:p>
          </table:table-cell>
          <table:table-cell office:value-type="float" office:value="50.0907713603358">
            <text:p>50,0907713603</text:p>
          </table:table-cell>
          <table:table-cell table:number-columns-repeated="2" office:value-type="float" office:value="12230730">
            <text:p>12230730</text:p>
          </table:table-cell>
        </table:table-row>
        <table:table-row table:style-name="ro1">
          <table:table-cell/>
          <table:table-cell office:value-type="string">
            <text:p>Spain</text:p>
          </table:table-cell>
          <table:table-cell office:value-type="float" office:value="31532.816377945">
            <text:p>31532,816377945</text:p>
          </table:table-cell>
          <table:table-cell office:value-type="float" office:value="50.9592982606189">
            <text:p>50,9592982606</text:p>
          </table:table-cell>
          <table:table-cell office:value-type="float" office:value="49.0407017393811">
            <text:p>49,0407017394</text:p>
          </table:table-cell>
          <table:table-cell table:number-columns-repeated="2" office:value-type="float" office:value="46443959">
            <text:p>46443959</text:p>
          </table:table-cell>
        </table:table-row>
        <table:table-row table:style-name="ro1">
          <table:table-cell/>
          <table:table-cell office:value-type="string">
            <text:p>Sri Lanka</text:p>
          </table:table-cell>
          <table:table-cell office:value-type="float" office:value="3759.22963897692">
            <text:p>3759,2296389769</text:p>
          </table:table-cell>
          <table:table-cell office:value-type="float" office:value="51.8882692018378">
            <text:p>51,8882692018</text:p>
          </table:table-cell>
          <table:table-cell office:value-type="float" office:value="48.1117307981622">
            <text:p>48,1117307982</text:p>
          </table:table-cell>
          <table:table-cell table:number-columns-repeated="2" office:value-type="float" office:value="21203000">
            <text:p>21203000</text:p>
          </table:table-cell>
        </table:table-row>
        <table:table-row table:style-name="ro1">
          <table:table-cell/>
          <table:table-cell office:value-type="string">
            <text:p>St. Kitts and Nevis</text:p>
          </table:table-cell>
          <table:table-cell office:value-type="float" office:value="15657.2242835482">
            <text:p>15657,2242835482</text:p>
          </table:table-cell>
          <table:table-cell table:number-columns-repeated="2"/>
          <table:table-cell table:number-columns-repeated="2" office:value-type="float" office:value="54821">
            <text:p>54821</text:p>
          </table:table-cell>
        </table:table-row>
        <table:table-row table:style-name="ro1">
          <table:table-cell/>
          <table:table-cell office:value-type="string">
            <text:p>St. Lucia</text:p>
          </table:table-cell>
          <table:table-cell office:value-type="float" office:value="8151.63416014649">
            <text:p>8151,6341601465</text:p>
          </table:table-cell>
          <table:table-cell office:value-type="float" office:value="51.0305542915887">
            <text:p>51,0305542916</text:p>
          </table:table-cell>
          <table:table-cell office:value-type="float" office:value="48.9694457084113">
            <text:p>48,9694457084</text:p>
          </table:table-cell>
          <table:table-cell table:number-columns-repeated="2" office:value-type="float" office:value="178015">
            <text:p>178015</text:p>
          </table:table-cell>
        </table:table-row>
        <table:table-row table:style-name="ro1">
          <table:table-cell/>
          <table:table-cell office:value-type="string">
            <text:p>St. Martin (French part)</text:p>
          </table:table-cell>
          <table:table-cell table:number-columns-repeated="3"/>
          <table:table-cell table:number-columns-repeated="2" office:value-type="float" office:value="31949">
            <text:p>31949</text:p>
          </table:table-cell>
        </table:table-row>
        <table:table-row table:style-name="ro1">
          <table:table-cell/>
          <table:table-cell office:value-type="string">
            <text:p>St. Vincent and the Grenadines</text:p>
          </table:table-cell>
          <table:table-cell office:value-type="float" office:value="6676.61534281617">
            <text:p>6676,6153428162</text:p>
          </table:table-cell>
          <table:table-cell office:value-type="float" office:value="49.5576593338441">
            <text:p>49,5576593338</text:p>
          </table:table-cell>
          <table:table-cell office:value-type="float" office:value="50.4423406661559">
            <text:p>50,4423406662</text:p>
          </table:table-cell>
          <table:table-cell table:number-columns-repeated="2" office:value-type="float" office:value="109643">
            <text:p>109643</text:p>
          </table:table-cell>
        </table:table-row>
        <table:table-row table:style-name="ro1">
          <table:table-cell/>
          <table:table-cell office:value-type="string">
            <text:p>Sudan</text:p>
          </table:table-cell>
          <table:table-cell office:value-type="float" office:value="1923.4226201404">
            <text:p>1923,4226201404</text:p>
          </table:table-cell>
          <table:table-cell office:value-type="float" office:value="50.0346321540715">
            <text:p>50,0346321541</text:p>
          </table:table-cell>
          <table:table-cell office:value-type="float" office:value="49.9653678459285">
            <text:p>49,9653678459</text:p>
          </table:table-cell>
          <table:table-cell table:number-columns-repeated="2" office:value-type="float" office:value="39578828">
            <text:p>39578828</text:p>
          </table:table-cell>
        </table:table-row>
        <table:table-row table:style-name="ro1">
          <table:table-cell/>
          <table:table-cell office:value-type="string">
            <text:p>Suriname</text:p>
          </table:table-cell>
          <table:table-cell office:value-type="float" office:value="8108.23664453198">
            <text:p>8108,236644532</text:p>
          </table:table-cell>
          <table:table-cell office:value-type="float" office:value="49.8004871409127">
            <text:p>49,8004871409</text:p>
          </table:table-cell>
          <table:table-cell office:value-type="float" office:value="50.1995128590873">
            <text:p>50,1995128591</text:p>
          </table:table-cell>
          <table:table-cell table:number-columns-repeated="2" office:value-type="float" office:value="558368">
            <text:p>558368</text:p>
          </table:table-cell>
        </table:table-row>
        <table:table-row table:style-name="ro1">
          <table:table-cell/>
          <table:table-cell office:value-type="string">
            <text:p>Swaziland</text:p>
          </table:table-cell>
          <table:table-cell office:value-type="float" office:value="3906.26187791264">
            <text:p>3906,2618779126</text:p>
          </table:table-cell>
          <table:table-cell office:value-type="float" office:value="51.5579652415535">
            <text:p>51,5579652416</text:p>
          </table:table-cell>
          <table:table-cell office:value-type="float" office:value="48.4420347584465">
            <text:p>48,4420347584</text:p>
          </table:table-cell>
          <table:table-cell table:number-columns-repeated="2" office:value-type="float" office:value="1343098">
            <text:p>1343098</text:p>
          </table:table-cell>
        </table:table-row>
        <table:table-row table:style-name="ro1">
          <table:table-cell/>
          <table:table-cell office:value-type="string">
            <text:p>Sweden</text:p>
          </table:table-cell>
          <table:table-cell office:value-type="float" office:value="56586.8627335729">
            <text:p>56586,8627335729</text:p>
          </table:table-cell>
          <table:table-cell office:value-type="float" office:value="49.9866684164264">
            <text:p>49,9866684164</text:p>
          </table:table-cell>
          <table:table-cell office:value-type="float" office:value="50.0133315835736">
            <text:p>50,0133315836</text:p>
          </table:table-cell>
          <table:table-cell table:number-columns-repeated="2" office:value-type="float" office:value="9903122">
            <text:p>9903122</text:p>
          </table:table-cell>
        </table:table-row>
        <table:table-row table:style-name="ro1">
          <table:table-cell/>
          <table:table-cell office:value-type="string">
            <text:p>Switzerland</text:p>
          </table:table-cell>
          <table:table-cell office:value-type="float" office:value="76694.0023451965">
            <text:p>76694,0023451965</text:p>
          </table:table-cell>
          <table:table-cell office:value-type="float" office:value="50.4811977132367">
            <text:p>50,4811977132</text:p>
          </table:table-cell>
          <table:table-cell office:value-type="float" office:value="49.5188022867633">
            <text:p>49,5188022868</text:p>
          </table:table-cell>
          <table:table-cell table:number-columns-repeated="2" office:value-type="float" office:value="8372098">
            <text:p>8372098</text:p>
          </table:table-cell>
        </table:table-row>
        <table:table-row table:style-name="ro1">
          <table:table-cell/>
          <table:table-cell office:value-type="string">
            <text:p>Syrian Arab Republic</text:p>
          </table:table-cell>
          <table:table-cell/>
          <table:table-cell office:value-type="float" office:value="49.4337659524701">
            <text:p>49,4337659525</text:p>
          </table:table-cell>
          <table:table-cell office:value-type="float" office:value="50.5662340475299">
            <text:p>50,5662340475</text:p>
          </table:table-cell>
          <table:table-cell table:number-columns-repeated="2" office:value-type="float" office:value="18430453">
            <text:p>18430453</text:p>
          </table:table-cell>
        </table:table-row>
        <table:table-row table:style-name="ro1">
          <table:table-cell/>
          <table:table-cell office:value-type="string">
            <text:p>Tajikistan</text:p>
          </table:table-cell>
          <table:table-cell office:value-type="float" office:value="968.385602564592">
            <text:p>968,3856025646</text:p>
          </table:table-cell>
          <table:table-cell office:value-type="float" office:value="49.7550014877015">
            <text:p>49,7550014877</text:p>
          </table:table-cell>
          <table:table-cell office:value-type="float" office:value="50.2449985122985">
            <text:p>50,2449985123</text:p>
          </table:table-cell>
          <table:table-cell table:number-columns-repeated="2" office:value-type="float" office:value="8734951">
            <text:p>8734951</text:p>
          </table:table-cell>
        </table:table-row>
        <table:table-row table:style-name="ro1">
          <table:table-cell/>
          <table:table-cell office:value-type="string">
            <text:p>Tanzania</text:p>
          </table:table-cell>
          <table:table-cell office:value-type="float" office:value="866.95440122464">
            <text:p>866,9544012246</text:p>
          </table:table-cell>
          <table:table-cell office:value-type="float" office:value="50.5639753837328">
            <text:p>50,5639753837</text:p>
          </table:table-cell>
          <table:table-cell office:value-type="float" office:value="49.4360246162672">
            <text:p>49,4360246163</text:p>
          </table:table-cell>
          <table:table-cell table:number-columns-repeated="2" office:value-type="float" office:value="55572201">
            <text:p>55572201</text:p>
          </table:table-cell>
        </table:table-row>
        <table:table-row table:style-name="ro1">
          <table:table-cell/>
          <table:table-cell office:value-type="string">
            <text:p>Thailand</text:p>
          </table:table-cell>
          <table:table-cell office:value-type="float" office:value="5901.88412305308">
            <text:p>5901,8841230531</text:p>
          </table:table-cell>
          <table:table-cell office:value-type="float" office:value="51.2038500385088">
            <text:p>51,2038500385</text:p>
          </table:table-cell>
          <table:table-cell office:value-type="float" office:value="48.7961499614912">
            <text:p>48,7961499615</text:p>
          </table:table-cell>
          <table:table-cell table:number-columns-repeated="2" office:value-type="float" office:value="68863514">
            <text:p>68863514</text:p>
          </table:table-cell>
        </table:table-row>
        <table:table-row table:style-name="ro1">
          <table:table-cell/>
          <table:table-cell office:value-type="string">
            <text:p>Timor-Leste</text:p>
          </table:table-cell>
          <table:table-cell office:value-type="float" office:value="939.801679000663">
            <text:p>939,8016790007</text:p>
          </table:table-cell>
          <table:table-cell office:value-type="float" office:value="49.218116337857">
            <text:p>49,2181163379</text:p>
          </table:table-cell>
          <table:table-cell office:value-type="float" office:value="50.781883662143">
            <text:p>50,7818836621</text:p>
          </table:table-cell>
          <table:table-cell table:number-columns-repeated="2" office:value-type="float" office:value="1268671">
            <text:p>1268671</text:p>
          </table:table-cell>
        </table:table-row>
        <table:table-row table:style-name="ro1">
          <table:table-cell/>
          <table:table-cell office:value-type="string">
            <text:p>Togo</text:p>
          </table:table-cell>
          <table:table-cell office:value-type="float" office:value="558.118723194939">
            <text:p>558,1187231949</text:p>
          </table:table-cell>
          <table:table-cell office:value-type="float" office:value="50.1612135829855">
            <text:p>50,161213583</text:p>
          </table:table-cell>
          <table:table-cell office:value-type="float" office:value="49.8387864170145">
            <text:p>49,838786417</text:p>
          </table:table-cell>
          <table:table-cell table:number-columns-repeated="2" office:value-type="float" office:value="7606374">
            <text:p>7606374</text:p>
          </table:table-cell>
        </table:table-row>
        <table:table-row table:style-name="ro1">
          <table:table-cell/>
          <table:table-cell office:value-type="string">
            <text:p>Tonga</text:p>
          </table:table-cell>
          <table:table-cell office:value-type="float" office:value="3792.29014891156">
            <text:p>3792,2901489116</text:p>
          </table:table-cell>
          <table:table-cell office:value-type="float" office:value="49.8468978136261">
            <text:p>49,8468978136</text:p>
          </table:table-cell>
          <table:table-cell office:value-type="float" office:value="50.1531021863739">
            <text:p>50,1531021864</text:p>
          </table:table-cell>
          <table:table-cell table:number-columns-repeated="2" office:value-type="float" office:value="107122">
            <text:p>107122</text:p>
          </table:table-cell>
        </table:table-row>
        <table:table-row table:style-name="ro1">
          <table:table-cell/>
          <table:table-cell office:value-type="string">
            <text:p>Trinidad and Tobago</text:p>
          </table:table-cell>
          <table:table-cell office:value-type="float" office:value="16259.0416707916">
            <text:p>16259,0416707916</text:p>
          </table:table-cell>
          <table:table-cell office:value-type="float" office:value="50.6963914825655">
            <text:p>50,6963914826</text:p>
          </table:table-cell>
          <table:table-cell office:value-type="float" office:value="49.3036085174345">
            <text:p>49,3036085174</text:p>
          </table:table-cell>
          <table:table-cell table:number-columns-repeated="2" office:value-type="float" office:value="1364962">
            <text:p>1364962</text:p>
          </table:table-cell>
        </table:table-row>
        <table:table-row table:style-name="ro1">
          <table:table-cell/>
          <table:table-cell office:value-type="string">
            <text:p>Tunisia</text:p>
          </table:table-cell>
          <table:table-cell office:value-type="float" office:value="4265.37198811308">
            <text:p>4265,3719881131</text:p>
          </table:table-cell>
          <table:table-cell office:value-type="float" office:value="50.5985969437307">
            <text:p>50,5985969437</text:p>
          </table:table-cell>
          <table:table-cell office:value-type="float" office:value="49.4014030562693">
            <text:p>49,4014030563</text:p>
          </table:table-cell>
          <table:table-cell table:number-columns-repeated="2" office:value-type="float" office:value="11403248">
            <text:p>11403248</text:p>
          </table:table-cell>
        </table:table-row>
        <table:table-row table:style-name="ro1">
          <table:table-cell/>
          <table:table-cell office:value-type="string">
            <text:p>Turkey</text:p>
          </table:table-cell>
          <table:table-cell office:value-type="float" office:value="14116.9800575831">
            <text:p>14116,9800575831</text:p>
          </table:table-cell>
          <table:table-cell office:value-type="float" office:value="50.7824965622354">
            <text:p>50,7824965622</text:p>
          </table:table-cell>
          <table:table-cell office:value-type="float" office:value="49.2175034377646">
            <text:p>49,2175034378</text:p>
          </table:table-cell>
          <table:table-cell table:number-columns-repeated="2" office:value-type="float" office:value="79512426">
            <text:p>79512426</text:p>
          </table:table-cell>
        </table:table-row>
        <table:table-row table:style-name="ro1">
          <table:table-cell/>
          <table:table-cell office:value-type="string">
            <text:p>Turkmenistan</text:p>
          </table:table-cell>
          <table:table-cell office:value-type="float" office:value="6986.8559463882">
            <text:p>6986,8559463882</text:p>
          </table:table-cell>
          <table:table-cell office:value-type="float" office:value="50.7610892775718">
            <text:p>50,7610892776</text:p>
          </table:table-cell>
          <table:table-cell office:value-type="float" office:value="49.2389107224282">
            <text:p>49,2389107224</text:p>
          </table:table-cell>
          <table:table-cell table:number-columns-repeated="2" office:value-type="float" office:value="5662544">
            <text:p>5662544</text:p>
          </table:table-cell>
        </table:table-row>
        <table:table-row table:style-name="ro1">
          <table:table-cell/>
          <table:table-cell office:value-type="string">
            <text:p>Turks and Caicos Islands</text:p>
          </table:table-cell>
          <table:table-cell table:number-columns-repeated="3"/>
          <table:table-cell table:number-columns-repeated="2" office:value-type="float" office:value="34900">
            <text:p>34900</text:p>
          </table:table-cell>
        </table:table-row>
        <table:table-row table:style-name="ro1">
          <table:table-cell/>
          <table:table-cell office:value-type="string">
            <text:p>Tuvalu</text:p>
          </table:table-cell>
          <table:table-cell office:value-type="float" office:value="3402.72177111726">
            <text:p>3402,7217711173</text:p>
          </table:table-cell>
          <table:table-cell table:number-columns-repeated="2"/>
          <table:table-cell table:number-columns-repeated="2" office:value-type="float" office:value="11097">
            <text:p>11097</text:p>
          </table:table-cell>
        </table:table-row>
        <table:table-row table:style-name="ro1">
          <table:table-cell/>
          <table:table-cell office:value-type="string">
            <text:p>Uganda</text:p>
          </table:table-cell>
          <table:table-cell office:value-type="float" office:value="662.434327460091">
            <text:p>662,4343274601</text:p>
          </table:table-cell>
          <table:table-cell office:value-type="float" office:value="50.2659337216531">
            <text:p>50,2659337217</text:p>
          </table:table-cell>
          <table:table-cell office:value-type="float" office:value="49.7340662783469">
            <text:p>49,7340662783</text:p>
          </table:table-cell>
          <table:table-cell table:number-columns-repeated="2" office:value-type="float" office:value="41487965">
            <text:p>41487965</text:p>
          </table:table-cell>
        </table:table-row>
        <table:table-row table:style-name="ro1">
          <table:table-cell/>
          <table:table-cell office:value-type="string">
            <text:p>Ukraine</text:p>
          </table:table-cell>
          <table:table-cell office:value-type="float" office:value="2905.85744034369">
            <text:p>2905,8574403437</text:p>
          </table:table-cell>
          <table:table-cell office:value-type="float" office:value="53.7759988348875">
            <text:p>53,7759988349</text:p>
          </table:table-cell>
          <table:table-cell office:value-type="float" office:value="46.2240011651125">
            <text:p>46,2240011651</text:p>
          </table:table-cell>
          <table:table-cell table:number-columns-repeated="2" office:value-type="float" office:value="45004645">
            <text:p>45004645</text:p>
          </table:table-cell>
        </table:table-row>
        <table:table-row table:style-name="ro1">
          <table:table-cell/>
          <table:table-cell office:value-type="string">
            <text:p>United Arab Emirates</text:p>
          </table:table-cell>
          <table:table-cell office:value-type="float" office:value="40864.2498465749">
            <text:p>40864,2498465749</text:p>
          </table:table-cell>
          <table:table-cell office:value-type="float" office:value="27.2389776916181">
            <text:p>27,2389776916</text:p>
          </table:table-cell>
          <table:table-cell office:value-type="float" office:value="72.7610223083819">
            <text:p>72,7610223084</text:p>
          </table:table-cell>
          <table:table-cell table:number-columns-repeated="2" office:value-type="float" office:value="9269612">
            <text:p>9269612</text:p>
          </table:table-cell>
        </table:table-row>
        <table:table-row table:style-name="ro1">
          <table:table-cell/>
          <table:table-cell office:value-type="string">
            <text:p>United Kingdom</text:p>
          </table:table-cell>
          <table:table-cell office:value-type="float" office:value="41954.7375169529">
            <text:p>41954,7375169529</text:p>
          </table:table-cell>
          <table:table-cell office:value-type="float" office:value="50.6856804604823">
            <text:p>50,6856804605</text:p>
          </table:table-cell>
          <table:table-cell office:value-type="float" office:value="49.3143195395177">
            <text:p>49,3143195395</text:p>
          </table:table-cell>
          <table:table-cell table:number-columns-repeated="2" office:value-type="float" office:value="65637239">
            <text:p>65637239</text:p>
          </table:table-cell>
        </table:table-row>
        <table:table-row table:style-name="ro1">
          <table:table-cell/>
          <table:table-cell office:value-type="string">
            <text:p>United States</text:p>
          </table:table-cell>
          <table:table-cell office:value-type="float" office:value="52262.7841613846">
            <text:p>52262,7841613846</text:p>
          </table:table-cell>
          <table:table-cell office:value-type="float" office:value="50.5166188281844">
            <text:p>50,5166188282</text:p>
          </table:table-cell>
          <table:table-cell office:value-type="float" office:value="49.4833811718156">
            <text:p>49,4833811718</text:p>
          </table:table-cell>
          <table:table-cell table:number-columns-repeated="2" office:value-type="float" office:value="323127513">
            <text:p>323127513</text:p>
          </table:table-cell>
        </table:table-row>
        <table:table-row table:style-name="ro1">
          <table:table-cell/>
          <table:table-cell office:value-type="string">
            <text:p>Uruguay</text:p>
          </table:table-cell>
          <table:table-cell office:value-type="float" office:value="14009.9984403322">
            <text:p>14009,9984403322</text:p>
          </table:table-cell>
          <table:table-cell office:value-type="float" office:value="51.7122762638458">
            <text:p>51,7122762638</text:p>
          </table:table-cell>
          <table:table-cell office:value-type="float" office:value="48.2877237361542">
            <text:p>48,2877237362</text:p>
          </table:table-cell>
          <table:table-cell table:number-columns-repeated="2" office:value-type="float" office:value="3444006">
            <text:p>3444006</text:p>
          </table:table-cell>
        </table:table-row>
        <table:table-row table:style-name="ro1">
          <table:table-cell/>
          <table:table-cell office:value-type="string">
            <text:p>Uzbekistan</text:p>
          </table:table-cell>
          <table:table-cell office:value-type="float" office:value="1961.46369815488">
            <text:p>1961,4636981549</text:p>
          </table:table-cell>
          <table:table-cell office:value-type="float" office:value="50.1620658312682">
            <text:p>50,1620658313</text:p>
          </table:table-cell>
          <table:table-cell office:value-type="float" office:value="49.8379341687318">
            <text:p>49,8379341687</text:p>
          </table:table-cell>
          <table:table-cell table:number-columns-repeated="2" office:value-type="float" office:value="31848200">
            <text:p>31848200</text:p>
          </table:table-cell>
        </table:table-row>
        <table:table-row table:style-name="ro1">
          <table:table-cell/>
          <table:table-cell office:value-type="string">
            <text:p>Vanuatu</text:p>
          </table:table-cell>
          <table:table-cell office:value-type="float" office:value="2873.69293665534">
            <text:p>2873,6929366553</text:p>
          </table:table-cell>
          <table:table-cell office:value-type="float" office:value="49.3781549897376">
            <text:p>49,3781549897</text:p>
          </table:table-cell>
          <table:table-cell office:value-type="float" office:value="50.6218450102624">
            <text:p>50,6218450103</text:p>
          </table:table-cell>
          <table:table-cell table:number-columns-repeated="2" office:value-type="float" office:value="270402">
            <text:p>270402</text:p>
          </table:table-cell>
        </table:table-row>
        <table:table-row table:style-name="ro1">
          <table:table-cell/>
          <table:table-cell office:value-type="string">
            <text:p>Venezuela, RB</text:p>
          </table:table-cell>
          <table:table-cell/>
          <table:table-cell office:value-type="float" office:value="50.2373766649794">
            <text:p>50,237376665</text:p>
          </table:table-cell>
          <table:table-cell office:value-type="float" office:value="49.7626233350206">
            <text:p>49,762623335</text:p>
          </table:table-cell>
          <table:table-cell table:number-columns-repeated="2" office:value-type="float" office:value="31568179">
            <text:p>31568179</text:p>
          </table:table-cell>
        </table:table-row>
        <table:table-row table:style-name="ro1">
          <table:table-cell/>
          <table:table-cell office:value-type="string">
            <text:p>Vietnam</text:p>
          </table:table-cell>
          <table:table-cell office:value-type="float" office:value="1770.25790638086">
            <text:p>1770,2579063809</text:p>
          </table:table-cell>
          <table:table-cell office:value-type="float" office:value="50.5241280483832">
            <text:p>50,5241280484</text:p>
          </table:table-cell>
          <table:table-cell office:value-type="float" office:value="49.4758719516168">
            <text:p>49,4758719516</text:p>
          </table:table-cell>
          <table:table-cell table:number-columns-repeated="2" office:value-type="float" office:value="92701100">
            <text:p>92701100</text:p>
          </table:table-cell>
        </table:table-row>
        <table:table-row table:style-name="ro1">
          <table:table-cell/>
          <table:table-cell office:value-type="string">
            <text:p>Virgin Islands (U.S.)</text:p>
          </table:table-cell>
          <table:table-cell/>
          <table:table-cell office:value-type="float" office:value="52.3163152476455">
            <text:p>52,3163152476</text:p>
          </table:table-cell>
          <table:table-cell office:value-type="float" office:value="47.6836847523544">
            <text:p>47,6836847524</text:p>
          </table:table-cell>
          <table:table-cell table:number-columns-repeated="2" office:value-type="float" office:value="102951">
            <text:p>102951</text:p>
          </table:table-cell>
        </table:table-row>
        <table:table-row table:style-name="ro1">
          <table:table-cell/>
          <table:table-cell office:value-type="string">
            <text:p>West Bank and Gaza</text:p>
          </table:table-cell>
          <table:table-cell office:value-type="float" office:value="2570.67572251072">
            <text:p>2570,6757225107</text:p>
          </table:table-cell>
          <table:table-cell office:value-type="float" office:value="49.2852513356594">
            <text:p>49,2852513357</text:p>
          </table:table-cell>
          <table:table-cell office:value-type="float" office:value="50.7147486643406">
            <text:p>50,7147486643</text:p>
          </table:table-cell>
          <table:table-cell table:number-columns-repeated="2" office:value-type="float" office:value="4551566">
            <text:p>4551566</text:p>
          </table:table-cell>
        </table:table-row>
        <table:table-row table:style-name="ro1">
          <table:table-cell/>
          <table:table-cell office:value-type="string">
            <text:p>Yemen, Rep.</text:p>
          </table:table-cell>
          <table:table-cell office:value-type="float" office:value="679.667360030094">
            <text:p>679,6673600301</text:p>
          </table:table-cell>
          <table:table-cell office:value-type="float" office:value="49.4757562197995">
            <text:p>49,4757562198</text:p>
          </table:table-cell>
          <table:table-cell office:value-type="float" office:value="50.5242437802005">
            <text:p>50,5242437802</text:p>
          </table:table-cell>
          <table:table-cell table:number-columns-repeated="2" office:value-type="float" office:value="27584213">
            <text:p>27584213</text:p>
          </table:table-cell>
        </table:table-row>
        <table:table-row table:style-name="ro1">
          <table:table-cell/>
          <table:table-cell office:value-type="string">
            <text:p>Zambia</text:p>
          </table:table-cell>
          <table:table-cell office:value-type="float" office:value="1627.27470358632">
            <text:p>1627,2747035863</text:p>
          </table:table-cell>
          <table:table-cell office:value-type="float" office:value="50.3808393044557">
            <text:p>50,3808393045</text:p>
          </table:table-cell>
          <table:table-cell office:value-type="float" office:value="49.6191606955443">
            <text:p>49,6191606955</text:p>
          </table:table-cell>
          <table:table-cell table:number-columns-repeated="2" office:value-type="float" office:value="16591390">
            <text:p>16591390</text:p>
          </table:table-cell>
        </table:table-row>
        <table:table-row table:style-name="ro1">
          <table:table-cell/>
          <table:table-cell office:value-type="string">
            <text:p>Zimbabwe</text:p>
          </table:table-cell>
          <table:table-cell table:style-name="ce10" office:value-type="float" office:value="917.563715202795">
            <text:p>917,5637152028</text:p>
          </table:table-cell>
          <table:table-cell table:style-name="ce15" office:value-type="float" office:value="51.3182649770528">
            <text:p>51,3182649771</text:p>
          </table:table-cell>
          <table:table-cell table:style-name="ce15" office:value-type="float" office:value="48.6817350229472">
            <text:p>48,6817350229</text:p>
          </table:table-cell>
          <table:table-cell table:style-name="ce19" office:value-type="float" office:value="16150362">
            <text:p>16150362</text:p>
          </table:table-cell>
          <table:table-cell table:style-name="ce25" office:value-type="float" office:value="16150362">
            <text:p>16150362</text:p>
          </table:table-cell>
        </table:table-row>
        <table:table-row table:style-name="ro1">
          <table:table-cell/>
          <table:table-cell table:style-name="ce5" office:value-type="string">
            <text:p>Total Resultado</text:p>
          </table:table-cell>
          <table:table-cell table:style-name="ce11" office:value-type="float" office:value="108422.470570618">
            <text:p>108422,470570618</text:p>
          </table:table-cell>
          <table:table-cell table:style-name="ce16" office:value-type="float" office:value="54.2204960565201">
            <text:p>54,2204960565</text:p>
          </table:table-cell>
          <table:table-cell table:style-name="ce16" office:value-type="float" office:value="75.2338799774768">
            <text:p>75,2338799775</text:p>
          </table:table-cell>
          <table:table-cell table:style-name="ce20" office:value-type="float" office:value="1378665000">
            <text:p>1378665000</text:p>
          </table:table-cell>
          <table:table-cell table:style-name="ce26" office:value-type="float" office:value="1378665000">
            <text:p>1378665000</text:p>
          </table:table-cell>
        </table:table-row>
      </table:table>
      <table:table table:name="CRUCE" table:style-name="ta1" table:print="false">
        <table:table-column table:style-name="co1" table:number-columns-repeated="7" table:default-cell-style-name="Default"/>
        <table:table-row table:style-name="ro2">
          <table:table-cell office:value-type="string">
            <text:p>Country</text:p>
          </table:table-cell>
          <table:table-cell office:value-type="string">
            <text:p>NOMBRE2</text:p>
          </table:table-cell>
          <table:table-cell table:style-name="ce7" office:value-type="string">
            <text:p>GDPper</text:p>
          </table:table-cell>
          <table:table-cell table:style-name="ce13" office:value-type="string">
            <text:p>Female</text:p>
          </table:table-cell>
          <table:table-cell table:style-name="ce13" office:value-type="string">
            <text:p>Male</text:p>
          </table:table-cell>
          <table:table-cell table:style-name="ce13" office:value-type="string">
            <text:p>Population</text:p>
          </table:table-cell>
          <table:table-cell office:value-type="string">
            <text:p>ClasPerGDP</text:p>
          </table:table-cell>
        </table:table-row>
        <table:table-row table:style-name="ro1">
          <table:table-cell office:value-type="string">
            <text:p>United States</text:p>
          </table:table-cell>
          <table:table-cell table:formula="of:=[.A2]" office:value-type="string" office:string-value="United States">
            <text:p>United States</text:p>
          </table:table-cell>
          <table:table-cell table:formula="of:=VLOOKUP([.$B2];[ANALISIS.$B$6:.$G$222];2;0)" office:value-type="float" office:value="52262.7841613846">
            <text:p>52262,7841613846</text:p>
          </table:table-cell>
          <table:table-cell table:formula="of:=VLOOKUP([.$B2];[ANALISIS.$B$6:.$G$222];3;0)" office:value-type="float" office:value="50.5166188281844">
            <text:p>50,5166188282</text:p>
          </table:table-cell>
          <table:table-cell table:formula="of:=VLOOKUP([.$B2];[ANALISIS.$B$6:.$G$222];4;0)" office:value-type="float" office:value="49.4833811718156">
            <text:p>49,4833811718</text:p>
          </table:table-cell>
          <table:table-cell table:formula="of:=VLOOKUP([.$B2];[ANALISIS.$B$6:.$G$222];5;0)" office:value-type="float" office:value="323127513">
            <text:p>323127513</text:p>
          </table:table-cell>
          <table:table-cell table:formula="of:=ROUND([.C2]/10000)" office:value-type="float" office:value="5">
            <text:p>5</text:p>
          </table:table-cell>
        </table:table-row>
        <table:table-row table:style-name="ro1">
          <table:table-cell office:value-type="string">
            <text:p>Canada</text:p>
          </table:table-cell>
          <table:table-cell table:formula="of:=[.A3]" office:value-type="string" office:string-value="Canada">
            <text:p>Canada</text:p>
          </table:table-cell>
          <table:table-cell table:formula="of:=VLOOKUP([.$B3];[ANALISIS.$B$6:.$G$222];2;0)" office:value-type="float" office:value="50231.885198923">
            <text:p>50231,885198923</text:p>
          </table:table-cell>
          <table:table-cell table:formula="of:=VLOOKUP([.$B3];[ANALISIS.$B$6:.$G$222];3;0)" office:value-type="float" office:value="50.3911538157151">
            <text:p>50,3911538157</text:p>
          </table:table-cell>
          <table:table-cell table:formula="of:=VLOOKUP([.$B3];[ANALISIS.$B$6:.$G$222];4;0)" office:value-type="float" office:value="49.6088461842849">
            <text:p>49,6088461843</text:p>
          </table:table-cell>
          <table:table-cell table:formula="of:=VLOOKUP([.$B3];[ANALISIS.$B$6:.$G$222];5;0)" office:value-type="float" office:value="36286425">
            <text:p>36286425</text:p>
          </table:table-cell>
          <table:table-cell table:formula="of:=ROUND([.C3]/10000)" office:value-type="float" office:value="5">
            <text:p>5</text:p>
          </table:table-cell>
        </table:table-row>
        <table:table-row table:style-name="ro1">
          <table:table-cell office:value-type="string">
            <text:p>Taiwan</text:p>
          </table:table-cell>
          <table:table-cell table:formula="of:=[.A4]" office:value-type="string" office:string-value="Taiwan">
            <text:p>Taiwan</text:p>
          </table:table-cell>
          <table:table-cell table:formula="of:=VLOOKUP([.$B4];[ANALISIS.$B$6:.$G$222];2;0)" office:value-type="float" office:value="0">
            <text:p>#N/D</text:p>
          </table:table-cell>
          <table:table-cell table:formula="of:=VLOOKUP([.$B4];[ANALISIS.$B$6:.$G$222];3;0)" office:value-type="float" office:value="0">
            <text:p>#N/D</text:p>
          </table:table-cell>
          <table:table-cell table:formula="of:=VLOOKUP([.$B4];[ANALISIS.$B$6:.$G$222];4;0)" office:value-type="float" office:value="0">
            <text:p>#N/D</text:p>
          </table:table-cell>
          <table:table-cell table:formula="of:=VLOOKUP([.$B4];[ANALISIS.$B$6:.$G$222];5;0)" office:value-type="float" office:value="0">
            <text:p>#N/D</text:p>
          </table:table-cell>
          <table:table-cell table:formula="of:=ROUND([.C4]/10000)" office:value-type="float" office:value="0">
            <text:p>#N/D</text:p>
          </table:table-cell>
        </table:table-row>
        <table:table-row table:style-name="ro1">
          <table:table-cell office:value-type="string">
            <text:p>Brazil</text:p>
          </table:table-cell>
          <table:table-cell table:formula="of:=[.A5]" office:value-type="string" office:string-value="Brazil">
            <text:p>Brazil</text:p>
          </table:table-cell>
          <table:table-cell table:formula="of:=VLOOKUP([.$B5];[ANALISIS.$B$6:.$G$222];2;0)" office:value-type="float" office:value="10826.2714348298">
            <text:p>10826,2714348298</text:p>
          </table:table-cell>
          <table:table-cell table:formula="of:=VLOOKUP([.$B5];[ANALISIS.$B$6:.$G$222];3;0)" office:value-type="float" office:value="50.8395352705472">
            <text:p>50,8395352705</text:p>
          </table:table-cell>
          <table:table-cell table:formula="of:=VLOOKUP([.$B5];[ANALISIS.$B$6:.$G$222];4;0)" office:value-type="float" office:value="49.1604647294528">
            <text:p>49,1604647295</text:p>
          </table:table-cell>
          <table:table-cell table:formula="of:=VLOOKUP([.$B5];[ANALISIS.$B$6:.$G$222];5;0)" office:value-type="float" office:value="207652865">
            <text:p>207652865</text:p>
          </table:table-cell>
          <table:table-cell table:formula="of:=ROUND([.C5]/10000)" office:value-type="float" office:value="1">
            <text:p>1</text:p>
          </table:table-cell>
        </table:table-row>
        <table:table-row table:style-name="ro1">
          <table:table-cell office:value-type="string">
            <text:p>India</text:p>
          </table:table-cell>
          <table:table-cell table:formula="of:=[.A6]" office:value-type="string" office:string-value="India">
            <text:p>India</text:p>
          </table:table-cell>
          <table:table-cell table:formula="of:=VLOOKUP([.$B6];[ANALISIS.$B$6:.$G$222];2;0)" office:value-type="float" office:value="1861.49102935151">
            <text:p>1861,4910293515</text:p>
          </table:table-cell>
          <table:table-cell table:formula="of:=VLOOKUP([.$B6];[ANALISIS.$B$6:.$G$222];3;0)" office:value-type="float" office:value="48.1719714467438">
            <text:p>48,1719714467</text:p>
          </table:table-cell>
          <table:table-cell table:formula="of:=VLOOKUP([.$B6];[ANALISIS.$B$6:.$G$222];4;0)" office:value-type="float" office:value="51.8280285532562">
            <text:p>51,8280285533</text:p>
          </table:table-cell>
          <table:table-cell table:formula="of:=VLOOKUP([.$B6];[ANALISIS.$B$6:.$G$222];5;0)" office:value-type="float" office:value="1324171354">
            <text:p>1324171354</text:p>
          </table:table-cell>
          <table:table-cell table:formula="of:=ROUND([.C6]/10000)" office:value-type="float" office:value="0">
            <text:p>0</text:p>
          </table:table-cell>
        </table:table-row>
        <table:table-row table:style-name="ro1">
          <table:table-cell office:value-type="string">
            <text:p>Australia</text:p>
          </table:table-cell>
          <table:table-cell table:formula="of:=[.A7]" office:value-type="string" office:string-value="Australia">
            <text:p>Australia</text:p>
          </table:table-cell>
          <table:table-cell table:formula="of:=VLOOKUP([.$B7];[ANALISIS.$B$6:.$G$222];2;0)" office:value-type="float" office:value="55670.924142592">
            <text:p>55670,924142592</text:p>
          </table:table-cell>
          <table:table-cell table:formula="of:=VLOOKUP([.$B7];[ANALISIS.$B$6:.$G$222];3;0)" office:value-type="float" office:value="50.1764580754149">
            <text:p>50,1764580754</text:p>
          </table:table-cell>
          <table:table-cell table:formula="of:=VLOOKUP([.$B7];[ANALISIS.$B$6:.$G$222];4;0)" office:value-type="float" office:value="49.8235419245851">
            <text:p>49,8235419246</text:p>
          </table:table-cell>
          <table:table-cell table:formula="of:=VLOOKUP([.$B7];[ANALISIS.$B$6:.$G$222];5;0)" office:value-type="float" office:value="24127159">
            <text:p>24127159</text:p>
          </table:table-cell>
          <table:table-cell table:formula="of:=ROUND([.C7]/10000)" office:value-type="float" office:value="6">
            <text:p>6</text:p>
          </table:table-cell>
        </table:table-row>
        <table:table-row table:style-name="ro1">
          <table:table-cell office:value-type="string">
            <text:p>Russia</text:p>
          </table:table-cell>
          <table:table-cell table:style-name="ce4" office:value-type="string">
            <text:p>Russian Federation</text:p>
          </table:table-cell>
          <table:table-cell table:formula="of:=VLOOKUP([.$B8];[ANALISIS.$B$6:.$G$222];2;0)" office:value-type="float" office:value="11099.17305721">
            <text:p>11099,17305721</text:p>
          </table:table-cell>
          <table:table-cell table:formula="of:=VLOOKUP([.$B8];[ANALISIS.$B$6:.$G$222];3;0)" office:value-type="float" office:value="53.5311383340241">
            <text:p>53,531138334</text:p>
          </table:table-cell>
          <table:table-cell table:formula="of:=VLOOKUP([.$B8];[ANALISIS.$B$6:.$G$222];4;0)" office:value-type="float" office:value="46.4688616659759">
            <text:p>46,468861666</text:p>
          </table:table-cell>
          <table:table-cell table:formula="of:=VLOOKUP([.$B8];[ANALISIS.$B$6:.$G$222];5;0)" office:value-type="float" office:value="144342396">
            <text:p>144342396</text:p>
          </table:table-cell>
          <table:table-cell table:formula="of:=ROUND([.C8]/10000)" office:value-type="float" office:value="1">
            <text:p>1</text:p>
          </table:table-cell>
        </table:table-row>
        <table:table-row table:style-name="ro1">
          <table:table-cell office:value-type="string">
            <text:p>Netherlands</text:p>
          </table:table-cell>
          <table:table-cell table:formula="of:=[.A9]" office:value-type="string" office:string-value="Netherlands">
            <text:p>Netherlands</text:p>
          </table:table-cell>
          <table:table-cell table:formula="of:=VLOOKUP([.$B9];[ANALISIS.$B$6:.$G$222];2;0)" office:value-type="float" office:value="52304.2980206259">
            <text:p>52304,2980206259</text:p>
          </table:table-cell>
          <table:table-cell table:formula="of:=VLOOKUP([.$B9];[ANALISIS.$B$6:.$G$222];3;0)" office:value-type="float" office:value="50.2685384544065">
            <text:p>50,2685384544</text:p>
          </table:table-cell>
          <table:table-cell table:formula="of:=VLOOKUP([.$B9];[ANALISIS.$B$6:.$G$222];4;0)" office:value-type="float" office:value="49.7314615455936">
            <text:p>49,7314615456</text:p>
          </table:table-cell>
          <table:table-cell table:formula="of:=VLOOKUP([.$B9];[ANALISIS.$B$6:.$G$222];5;0)" office:value-type="float" office:value="17018408">
            <text:p>17018408</text:p>
          </table:table-cell>
          <table:table-cell table:formula="of:=ROUND([.C9]/10000)" office:value-type="float" office:value="5">
            <text:p>5</text:p>
          </table:table-cell>
        </table:table-row>
        <table:table-row table:style-name="ro1">
          <table:table-cell office:value-type="string">
            <text:p>Italy</text:p>
          </table:table-cell>
          <table:table-cell table:formula="of:=[.A10]" office:value-type="string" office:string-value="Italy">
            <text:p>Italy</text:p>
          </table:table-cell>
          <table:table-cell table:formula="of:=VLOOKUP([.$B10];[ANALISIS.$B$6:.$G$222];2;0)" office:value-type="float" office:value="34377.9257503853">
            <text:p>34377,9257503853</text:p>
          </table:table-cell>
          <table:table-cell table:formula="of:=VLOOKUP([.$B10];[ANALISIS.$B$6:.$G$222];3;0)" office:value-type="float" office:value="51.2978735315294">
            <text:p>51,2978735315</text:p>
          </table:table-cell>
          <table:table-cell table:formula="of:=VLOOKUP([.$B10];[ANALISIS.$B$6:.$G$222];4;0)" office:value-type="float" office:value="48.7021264684706">
            <text:p>48,7021264685</text:p>
          </table:table-cell>
          <table:table-cell table:formula="of:=VLOOKUP([.$B10];[ANALISIS.$B$6:.$G$222];5;0)" office:value-type="float" office:value="60600590">
            <text:p>60600590</text:p>
          </table:table-cell>
          <table:table-cell table:formula="of:=ROUND([.C10]/10000)" office:value-type="float" office:value="3">
            <text:p>3</text:p>
          </table:table-cell>
        </table:table-row>
        <table:table-row table:style-name="ro1">
          <table:table-cell office:value-type="string">
            <text:p>United Kingdom</text:p>
          </table:table-cell>
          <table:table-cell table:formula="of:=[.A11]" office:value-type="string" office:string-value="United Kingdom">
            <text:p>United Kingdom</text:p>
          </table:table-cell>
          <table:table-cell table:formula="of:=VLOOKUP([.$B11];[ANALISIS.$B$6:.$G$222];2;0)" office:value-type="float" office:value="41954.7375169529">
            <text:p>41954,7375169529</text:p>
          </table:table-cell>
          <table:table-cell table:formula="of:=VLOOKUP([.$B11];[ANALISIS.$B$6:.$G$222];3;0)" office:value-type="float" office:value="50.6856804604823">
            <text:p>50,6856804605</text:p>
          </table:table-cell>
          <table:table-cell table:formula="of:=VLOOKUP([.$B11];[ANALISIS.$B$6:.$G$222];4;0)" office:value-type="float" office:value="49.3143195395177">
            <text:p>49,3143195395</text:p>
          </table:table-cell>
          <table:table-cell table:formula="of:=VLOOKUP([.$B11];[ANALISIS.$B$6:.$G$222];5;0)" office:value-type="float" office:value="65637239">
            <text:p>65637239</text:p>
          </table:table-cell>
          <table:table-cell table:formula="of:=ROUND([.C11]/10000)" office:value-type="float" office:value="4">
            <text:p>4</text:p>
          </table:table-cell>
        </table:table-row>
        <table:table-row table:style-name="ro1">
          <table:table-cell office:value-type="string">
            <text:p>Czech Republic</text:p>
          </table:table-cell>
          <table:table-cell table:formula="of:=[.A12]" office:value-type="string" office:string-value="Czech Republic">
            <text:p>Czech Republic</text:p>
          </table:table-cell>
          <table:table-cell table:formula="of:=VLOOKUP([.$B12];[ANALISIS.$B$6:.$G$222];2;0)" office:value-type="float" office:value="21903.8536115995">
            <text:p>21903,8536115995</text:p>
          </table:table-cell>
          <table:table-cell table:formula="of:=VLOOKUP([.$B12];[ANALISIS.$B$6:.$G$222];3;0)" office:value-type="float" office:value="50.8554559205349">
            <text:p>50,8554559205</text:p>
          </table:table-cell>
          <table:table-cell table:formula="of:=VLOOKUP([.$B12];[ANALISIS.$B$6:.$G$222];4;0)" office:value-type="float" office:value="49.1445440794651">
            <text:p>49,1445440795</text:p>
          </table:table-cell>
          <table:table-cell table:formula="of:=VLOOKUP([.$B12];[ANALISIS.$B$6:.$G$222];5;0)" office:value-type="float" office:value="10561633">
            <text:p>10561633</text:p>
          </table:table-cell>
          <table:table-cell table:formula="of:=ROUND([.C12]/10000)" office:value-type="float" office:value="2">
            <text:p>2</text:p>
          </table:table-cell>
        </table:table-row>
        <table:table-row table:style-name="ro1">
          <table:table-cell office:value-type="string">
            <text:p>Colombia</text:p>
          </table:table-cell>
          <table:table-cell table:formula="of:=[.A13]" office:value-type="string" office:string-value="Colombia">
            <text:p>Colombia</text:p>
          </table:table-cell>
          <table:table-cell table:formula="of:=VLOOKUP([.$B13];[ANALISIS.$B$6:.$G$222];2;0)" office:value-type="float" office:value="7525.85532571096">
            <text:p>7525,855325711</text:p>
          </table:table-cell>
          <table:table-cell table:formula="of:=VLOOKUP([.$B13];[ANALISIS.$B$6:.$G$222];3;0)" office:value-type="float" office:value="50.7845099190536">
            <text:p>50,7845099191</text:p>
          </table:table-cell>
          <table:table-cell table:formula="of:=VLOOKUP([.$B13];[ANALISIS.$B$6:.$G$222];4;0)" office:value-type="float" office:value="49.2154900809464">
            <text:p>49,2154900809</text:p>
          </table:table-cell>
          <table:table-cell table:formula="of:=VLOOKUP([.$B13];[ANALISIS.$B$6:.$G$222];5;0)" office:value-type="float" office:value="48653419">
            <text:p>48653419</text:p>
          </table:table-cell>
          <table:table-cell table:formula="of:=ROUND([.C13]/10000)" office:value-type="float" office:value="1">
            <text:p>1</text:p>
          </table:table-cell>
        </table:table-row>
        <table:table-row table:style-name="ro1">
          <table:table-cell office:value-type="string">
            <text:p>Germany</text:p>
          </table:table-cell>
          <table:table-cell table:formula="of:=[.A14]" office:value-type="string" office:string-value="Germany">
            <text:p>Germany</text:p>
          </table:table-cell>
          <table:table-cell table:formula="of:=VLOOKUP([.$B14];[ANALISIS.$B$6:.$G$222];2;0)" office:value-type="float" office:value="45745.7899036938">
            <text:p>45745,7899036938</text:p>
          </table:table-cell>
          <table:table-cell table:formula="of:=VLOOKUP([.$B14];[ANALISIS.$B$6:.$G$222];3;0)" office:value-type="float" office:value="50.7864781921597">
            <text:p>50,7864781922</text:p>
          </table:table-cell>
          <table:table-cell table:formula="of:=VLOOKUP([.$B14];[ANALISIS.$B$6:.$G$222];4;0)" office:value-type="float" office:value="49.2135218078403">
            <text:p>49,2135218078</text:p>
          </table:table-cell>
          <table:table-cell table:formula="of:=VLOOKUP([.$B14];[ANALISIS.$B$6:.$G$222];5;0)" office:value-type="float" office:value="82667685">
            <text:p>82667685</text:p>
          </table:table-cell>
          <table:table-cell table:formula="of:=ROUND([.C14]/10000)" office:value-type="float" office:value="5">
            <text:p>5</text:p>
          </table:table-cell>
        </table:table-row>
        <table:table-row table:style-name="ro1">
          <table:table-cell office:value-type="string">
            <text:p>Denmark</text:p>
          </table:table-cell>
          <table:table-cell table:formula="of:=[.A15]" office:value-type="string" office:string-value="Denmark">
            <text:p>Denmark</text:p>
          </table:table-cell>
          <table:table-cell table:formula="of:=VLOOKUP([.$B15];[ANALISIS.$B$6:.$G$222];2;0)" office:value-type="float" office:value="60637.3355889663">
            <text:p>60637,3355889663</text:p>
          </table:table-cell>
          <table:table-cell table:formula="of:=VLOOKUP([.$B15];[ANALISIS.$B$6:.$G$222];3;0)" office:value-type="float" office:value="50.2648433515696">
            <text:p>50,2648433516</text:p>
          </table:table-cell>
          <table:table-cell table:formula="of:=VLOOKUP([.$B15];[ANALISIS.$B$6:.$G$222];4;0)" office:value-type="float" office:value="49.7351566484304">
            <text:p>49,7351566484</text:p>
          </table:table-cell>
          <table:table-cell table:formula="of:=VLOOKUP([.$B15];[ANALISIS.$B$6:.$G$222];5;0)" office:value-type="float" office:value="5731118">
            <text:p>5731118</text:p>
          </table:table-cell>
          <table:table-cell table:formula="of:=ROUND([.C15]/10000)" office:value-type="float" office:value="6">
            <text:p>6</text:p>
          </table:table-cell>
        </table:table-row>
        <table:table-row table:style-name="ro1">
          <table:table-cell office:value-type="string">
            <text:p>Poland</text:p>
          </table:table-cell>
          <table:table-cell table:formula="of:=[.A16]" office:value-type="string" office:string-value="Poland">
            <text:p>Poland</text:p>
          </table:table-cell>
          <table:table-cell table:formula="of:=VLOOKUP([.$B16];[ANALISIS.$B$6:.$G$222];2;0)" office:value-type="float" office:value="15074.733788871">
            <text:p>15074,733788871</text:p>
          </table:table-cell>
          <table:table-cell table:formula="of:=VLOOKUP([.$B16];[ANALISIS.$B$6:.$G$222];3;0)" office:value-type="float" office:value="51.7017438622396">
            <text:p>51,7017438622</text:p>
          </table:table-cell>
          <table:table-cell table:formula="of:=VLOOKUP([.$B16];[ANALISIS.$B$6:.$G$222];4;0)" office:value-type="float" office:value="48.2982561377604">
            <text:p>48,2982561378</text:p>
          </table:table-cell>
          <table:table-cell table:formula="of:=VLOOKUP([.$B16];[ANALISIS.$B$6:.$G$222];5;0)" office:value-type="float" office:value="37948016">
            <text:p>37948016</text:p>
          </table:table-cell>
          <table:table-cell table:formula="of:=ROUND([.C16]/10000)" office:value-type="float" office:value="2">
            <text:p>2</text:p>
          </table:table-cell>
        </table:table-row>
        <table:table-row table:style-name="ro1">
          <table:table-cell office:value-type="string">
            <text:p>South Africa</text:p>
          </table:table-cell>
          <table:table-cell table:formula="of:=[.A17]" office:value-type="string" office:string-value="South Africa">
            <text:p>South Africa</text:p>
          </table:table-cell>
          <table:table-cell table:formula="of:=VLOOKUP([.$B17];[ANALISIS.$B$6:.$G$222];2;0)" office:value-type="float" office:value="7503.27038122162">
            <text:p>7503,2703812216</text:p>
          </table:table-cell>
          <table:table-cell table:formula="of:=VLOOKUP([.$B17];[ANALISIS.$B$6:.$G$222];3;0)" office:value-type="float" office:value="50.9079017896394">
            <text:p>50,9079017896</text:p>
          </table:table-cell>
          <table:table-cell table:formula="of:=VLOOKUP([.$B17];[ANALISIS.$B$6:.$G$222];4;0)" office:value-type="float" office:value="49.0920982103606">
            <text:p>49,0920982104</text:p>
          </table:table-cell>
          <table:table-cell table:formula="of:=VLOOKUP([.$B17];[ANALISIS.$B$6:.$G$222];5;0)" office:value-type="float" office:value="55908865">
            <text:p>55908865</text:p>
          </table:table-cell>
          <table:table-cell table:formula="of:=ROUND([.C17]/10000)" office:value-type="float" office:value="1">
            <text:p>1</text:p>
          </table:table-cell>
        </table:table-row>
        <table:table-row table:style-name="ro1">
          <table:table-cell office:value-type="string">
            <text:p>Sweden</text:p>
          </table:table-cell>
          <table:table-cell table:formula="of:=[.A18]" office:value-type="string" office:string-value="Sweden">
            <text:p>Sweden</text:p>
          </table:table-cell>
          <table:table-cell table:formula="of:=VLOOKUP([.$B18];[ANALISIS.$B$6:.$G$222];2;0)" office:value-type="float" office:value="56586.8627335729">
            <text:p>56586,8627335729</text:p>
          </table:table-cell>
          <table:table-cell table:formula="of:=VLOOKUP([.$B18];[ANALISIS.$B$6:.$G$222];3;0)" office:value-type="float" office:value="49.9866684164264">
            <text:p>49,9866684164</text:p>
          </table:table-cell>
          <table:table-cell table:formula="of:=VLOOKUP([.$B18];[ANALISIS.$B$6:.$G$222];4;0)" office:value-type="float" office:value="50.0133315835736">
            <text:p>50,0133315836</text:p>
          </table:table-cell>
          <table:table-cell table:formula="of:=VLOOKUP([.$B18];[ANALISIS.$B$6:.$G$222];5;0)" office:value-type="float" office:value="9903122">
            <text:p>9903122</text:p>
          </table:table-cell>
          <table:table-cell table:formula="of:=ROUND([.C18]/10000)" office:value-type="float" office:value="6">
            <text:p>6</text:p>
          </table:table-cell>
        </table:table-row>
        <table:table-row table:style-name="ro1">
          <table:table-cell office:value-type="string">
            <text:p>Portugal</text:p>
          </table:table-cell>
          <table:table-cell table:formula="of:=[.A19]" office:value-type="string" office:string-value="Portugal">
            <text:p>Portugal</text:p>
          </table:table-cell>
          <table:table-cell table:formula="of:=VLOOKUP([.$B19];[ANALISIS.$B$6:.$G$222];2;0)" office:value-type="float" office:value="22428.1146798288">
            <text:p>22428,1146798288</text:p>
          </table:table-cell>
          <table:table-cell table:formula="of:=VLOOKUP([.$B19];[ANALISIS.$B$6:.$G$222];3;0)" office:value-type="float" office:value="52.6621471576111">
            <text:p>52,6621471576</text:p>
          </table:table-cell>
          <table:table-cell table:formula="of:=VLOOKUP([.$B19];[ANALISIS.$B$6:.$G$222];4;0)" office:value-type="float" office:value="47.3378528423889">
            <text:p>47,3378528424</text:p>
          </table:table-cell>
          <table:table-cell table:formula="of:=VLOOKUP([.$B19];[ANALISIS.$B$6:.$G$222];5;0)" office:value-type="float" office:value="10324611">
            <text:p>10324611</text:p>
          </table:table-cell>
          <table:table-cell table:formula="of:=ROUND([.C19]/10000)" office:value-type="float" office:value="2">
            <text:p>2</text:p>
          </table:table-cell>
        </table:table-row>
        <table:table-row table:style-name="ro1">
          <table:table-cell office:value-type="string">
            <text:p>Other</text:p>
          </table:table-cell>
          <table:table-cell table:formula="of:=[.A20]" office:value-type="string" office:string-value="Other">
            <text:p>Other</text:p>
          </table:table-cell>
          <table:table-cell table:formula="of:=VLOOKUP([.$B20];[ANALISIS.$B$6:.$G$222];2;0)" office:value-type="float" office:value="0">
            <text:p>#N/D</text:p>
          </table:table-cell>
          <table:table-cell table:formula="of:=VLOOKUP([.$B20];[ANALISIS.$B$6:.$G$222];3;0)" office:value-type="float" office:value="0">
            <text:p>#N/D</text:p>
          </table:table-cell>
          <table:table-cell table:formula="of:=VLOOKUP([.$B20];[ANALISIS.$B$6:.$G$222];4;0)" office:value-type="float" office:value="0">
            <text:p>#N/D</text:p>
          </table:table-cell>
          <table:table-cell table:formula="of:=VLOOKUP([.$B20];[ANALISIS.$B$6:.$G$222];5;0)" office:value-type="float" office:value="0">
            <text:p>#N/D</text:p>
          </table:table-cell>
          <table:table-cell table:formula="of:=ROUND([.C20]/10000)" office:value-type="float" office:value="0">
            <text:p>#N/D</text:p>
          </table:table-cell>
        </table:table-row>
        <table:table-row table:style-name="ro1">
          <table:table-cell office:value-type="string">
            <text:p>Mexico</text:p>
          </table:table-cell>
          <table:table-cell table:formula="of:=[.A21]" office:value-type="string" office:string-value="Mexico">
            <text:p>Mexico</text:p>
          </table:table-cell>
          <table:table-cell table:formula="of:=VLOOKUP([.$B21];[ANALISIS.$B$6:.$G$222];2;0)" office:value-type="float" office:value="9707.90800508327">
            <text:p>9707,9080050833</text:p>
          </table:table-cell>
          <table:table-cell table:formula="of:=VLOOKUP([.$B21];[ANALISIS.$B$6:.$G$222];3;0)" office:value-type="float" office:value="50.2106822126913">
            <text:p>50,2106822127</text:p>
          </table:table-cell>
          <table:table-cell table:formula="of:=VLOOKUP([.$B21];[ANALISIS.$B$6:.$G$222];4;0)" office:value-type="float" office:value="49.7893177873087">
            <text:p>49,7893177873</text:p>
          </table:table-cell>
          <table:table-cell table:formula="of:=VLOOKUP([.$B21];[ANALISIS.$B$6:.$G$222];5;0)" office:value-type="float" office:value="127540423">
            <text:p>127540423</text:p>
          </table:table-cell>
          <table:table-cell table:formula="of:=ROUND([.C21]/10000)" office:value-type="float" office:value="1">
            <text:p>1</text:p>
          </table:table-cell>
        </table:table-row>
        <table:table-row table:style-name="ro1">
          <table:table-cell office:value-type="string">
            <text:p>New Zealand</text:p>
          </table:table-cell>
          <table:table-cell table:formula="of:=[.A22]" office:value-type="string" office:string-value="New Zealand">
            <text:p>New Zealand</text:p>
          </table:table-cell>
          <table:table-cell table:formula="of:=VLOOKUP([.$B22];[ANALISIS.$B$6:.$G$222];2;0)" office:value-type="float" office:value="36844.4500819111">
            <text:p>36844,4500819111</text:p>
          </table:table-cell>
          <table:table-cell table:formula="of:=VLOOKUP([.$B22];[ANALISIS.$B$6:.$G$222];3;0)" office:value-type="float" office:value="50.8265044410507">
            <text:p>50,8265044411</text:p>
          </table:table-cell>
          <table:table-cell table:formula="of:=VLOOKUP([.$B22];[ANALISIS.$B$6:.$G$222];4;0)" office:value-type="float" office:value="49.1734955589493">
            <text:p>49,1734955589</text:p>
          </table:table-cell>
          <table:table-cell table:formula="of:=VLOOKUP([.$B22];[ANALISIS.$B$6:.$G$222];5;0)" office:value-type="float" office:value="4692700">
            <text:p>4692700</text:p>
          </table:table-cell>
          <table:table-cell table:formula="of:=ROUND([.C22]/10000)" office:value-type="float" office:value="4">
            <text:p>4</text:p>
          </table:table-cell>
        </table:table-row>
        <table:table-row table:style-name="ro1">
          <table:table-cell office:value-type="string">
            <text:p>People 's Republic of China</text:p>
          </table:table-cell>
          <table:table-cell office:value-type="string">
            <text:p>China</text:p>
          </table:table-cell>
          <table:table-cell table:formula="of:=VLOOKUP([.$B23];[ANALISIS.$B$6:.$G$222];2;0)" office:value-type="float" office:value="6893.77636133899">
            <text:p>6893,776361339</text:p>
          </table:table-cell>
          <table:table-cell table:formula="of:=VLOOKUP([.$B23];[ANALISIS.$B$6:.$G$222];3;0)" office:value-type="float" office:value="48.4738191023216">
            <text:p>48,4738191023</text:p>
          </table:table-cell>
          <table:table-cell table:formula="of:=VLOOKUP([.$B23];[ANALISIS.$B$6:.$G$222];4;0)" office:value-type="float" office:value="51.5261808976784">
            <text:p>51,5261808977</text:p>
          </table:table-cell>
          <table:table-cell table:formula="of:=VLOOKUP([.$B23];[ANALISIS.$B$6:.$G$222];5;0)" office:value-type="float" office:value="1378665000">
            <text:p>1378665000</text:p>
          </table:table-cell>
          <table:table-cell table:formula="of:=ROUND([.C23]/10000)" office:value-type="float" office:value="1">
            <text:p>1</text:p>
          </table:table-cell>
        </table:table-row>
        <table:table-row table:style-name="ro1">
          <table:table-cell office:value-type="string">
            <text:p>Japan</text:p>
          </table:table-cell>
          <table:table-cell table:formula="of:=[.A24]" office:value-type="string" office:string-value="Japan">
            <text:p>Japan</text:p>
          </table:table-cell>
          <table:table-cell table:formula="of:=VLOOKUP([.$B24];[ANALISIS.$B$6:.$G$222];2;0)" office:value-type="float" office:value="47623.2709305964">
            <text:p>47623,2709305964</text:p>
          </table:table-cell>
          <table:table-cell table:formula="of:=VLOOKUP([.$B24];[ANALISIS.$B$6:.$G$222];3;0)" office:value-type="float" office:value="51.1534909938868">
            <text:p>51,1534909939</text:p>
          </table:table-cell>
          <table:table-cell table:formula="of:=VLOOKUP([.$B24];[ANALISIS.$B$6:.$G$222];4;0)" office:value-type="float" office:value="48.8465090061132">
            <text:p>48,8465090061</text:p>
          </table:table-cell>
          <table:table-cell table:formula="of:=VLOOKUP([.$B24];[ANALISIS.$B$6:.$G$222];5;0)" office:value-type="float" office:value="126994511">
            <text:p>126994511</text:p>
          </table:table-cell>
          <table:table-cell table:formula="of:=ROUND([.C24]/10000)" office:value-type="float" office:value="5">
            <text:p>5</text:p>
          </table:table-cell>
        </table:table-row>
        <table:table-row table:style-name="ro1">
          <table:table-cell office:value-type="string">
            <text:p>Iran</text:p>
          </table:table-cell>
          <table:table-cell table:formula="of:=[.A25]" office:value-type="string" office:string-value="Iran">
            <text:p>Iran</text:p>
          </table:table-cell>
          <table:table-cell table:formula="of:=VLOOKUP([.$B25];[ANALISIS.$B$6:.$G$222];2;0)" office:value-type="float" office:value="0">
            <text:p>#N/D</text:p>
          </table:table-cell>
          <table:table-cell table:formula="of:=VLOOKUP([.$B25];[ANALISIS.$B$6:.$G$222];3;0)" office:value-type="float" office:value="0">
            <text:p>#N/D</text:p>
          </table:table-cell>
          <table:table-cell table:formula="of:=VLOOKUP([.$B25];[ANALISIS.$B$6:.$G$222];4;0)" office:value-type="float" office:value="0">
            <text:p>#N/D</text:p>
          </table:table-cell>
          <table:table-cell table:formula="of:=VLOOKUP([.$B25];[ANALISIS.$B$6:.$G$222];5;0)" office:value-type="float" office:value="0">
            <text:p>#N/D</text:p>
          </table:table-cell>
          <table:table-cell table:formula="of:=ROUND([.C25]/10000)" office:value-type="float" office:value="0">
            <text:p>#N/D</text:p>
          </table:table-cell>
        </table:table-row>
        <table:table-row table:style-name="ro1">
          <table:table-cell office:value-type="string">
            <text:p>Singapore</text:p>
          </table:table-cell>
          <table:table-cell table:formula="of:=[.A26]" office:value-type="string" office:string-value="Singapore">
            <text:p>Singapore</text:p>
          </table:table-cell>
          <table:table-cell table:formula="of:=VLOOKUP([.$B26];[ANALISIS.$B$6:.$G$222];2;0)" office:value-type="float" office:value="52600.6412258486">
            <text:p>52600,6412258486</text:p>
          </table:table-cell>
          <table:table-cell table:formula="of:=VLOOKUP([.$B26];[ANALISIS.$B$6:.$G$222];3;0)" office:value-type="float" office:value="50.5981286104126">
            <text:p>50,5981286104</text:p>
          </table:table-cell>
          <table:table-cell table:formula="of:=VLOOKUP([.$B26];[ANALISIS.$B$6:.$G$222];4;0)" office:value-type="float" office:value="49.4018713895874">
            <text:p>49,4018713896</text:p>
          </table:table-cell>
          <table:table-cell table:formula="of:=VLOOKUP([.$B26];[ANALISIS.$B$6:.$G$222];5;0)" office:value-type="float" office:value="5607283">
            <text:p>5607283</text:p>
          </table:table-cell>
          <table:table-cell table:formula="of:=ROUND([.C26]/10000)" office:value-type="float" office:value="5">
            <text:p>5</text:p>
          </table:table-cell>
        </table:table-row>
        <table:table-row table:style-name="ro1">
          <table:table-cell office:value-type="string">
            <text:p>France</text:p>
          </table:table-cell>
          <table:table-cell table:formula="of:=[.A27]" office:value-type="string" office:string-value="France">
            <text:p>France</text:p>
          </table:table-cell>
          <table:table-cell table:formula="of:=VLOOKUP([.$B27];[ANALISIS.$B$6:.$G$222];2;0)" office:value-type="float" office:value="42013.2862913497">
            <text:p>42013,2862913497</text:p>
          </table:table-cell>
          <table:table-cell table:formula="of:=VLOOKUP([.$B27];[ANALISIS.$B$6:.$G$222];3;0)" office:value-type="float" office:value="50.8477868645681">
            <text:p>50,8477868646</text:p>
          </table:table-cell>
          <table:table-cell table:formula="of:=VLOOKUP([.$B27];[ANALISIS.$B$6:.$G$222];4;0)" office:value-type="float" office:value="49.1522131354319">
            <text:p>49,1522131354</text:p>
          </table:table-cell>
          <table:table-cell table:formula="of:=VLOOKUP([.$B27];[ANALISIS.$B$6:.$G$222];5;0)" office:value-type="float" office:value="66896109">
            <text:p>66896109</text:p>
          </table:table-cell>
          <table:table-cell table:formula="of:=ROUND([.C27]/10000)" office:value-type="float" office:value="4">
            <text:p>4</text:p>
          </table:table-cell>
        </table:table-row>
        <table:table-row table:style-name="ro1">
          <table:table-cell office:value-type="string">
            <text:p>Spain</text:p>
          </table:table-cell>
          <table:table-cell table:formula="of:=[.A28]" office:value-type="string" office:string-value="Spain">
            <text:p>Spain</text:p>
          </table:table-cell>
          <table:table-cell table:formula="of:=VLOOKUP([.$B28];[ANALISIS.$B$6:.$G$222];2;0)" office:value-type="float" office:value="31532.816377945">
            <text:p>31532,816377945</text:p>
          </table:table-cell>
          <table:table-cell table:formula="of:=VLOOKUP([.$B28];[ANALISIS.$B$6:.$G$222];3;0)" office:value-type="float" office:value="50.9592982606189">
            <text:p>50,9592982606</text:p>
          </table:table-cell>
          <table:table-cell table:formula="of:=VLOOKUP([.$B28];[ANALISIS.$B$6:.$G$222];4;0)" office:value-type="float" office:value="49.0407017393811">
            <text:p>49,0407017394</text:p>
          </table:table-cell>
          <table:table-cell table:formula="of:=VLOOKUP([.$B28];[ANALISIS.$B$6:.$G$222];5;0)" office:value-type="float" office:value="46443959">
            <text:p>46443959</text:p>
          </table:table-cell>
          <table:table-cell table:formula="of:=ROUND([.C28]/10000)" office:value-type="float" office:value="3">
            <text:p>3</text:p>
          </table:table-cell>
        </table:table-row>
        <table:table-row table:style-name="ro1">
          <table:table-cell office:value-type="string">
            <text:p>Indonesia</text:p>
          </table:table-cell>
          <table:table-cell table:formula="of:=[.A29]" office:value-type="string" office:string-value="Indonesia">
            <text:p>Indonesia</text:p>
          </table:table-cell>
          <table:table-cell table:formula="of:=VLOOKUP([.$B29];[ANALISIS.$B$6:.$G$222];2;0)" office:value-type="float" office:value="3974.05848500117">
            <text:p>3974,0584850012</text:p>
          </table:table-cell>
          <table:table-cell table:formula="of:=VLOOKUP([.$B29];[ANALISIS.$B$6:.$G$222];3;0)" office:value-type="float" office:value="49.6440061337771">
            <text:p>49,6440061338</text:p>
          </table:table-cell>
          <table:table-cell table:formula="of:=VLOOKUP([.$B29];[ANALISIS.$B$6:.$G$222];4;0)" office:value-type="float" office:value="50.3559938662229">
            <text:p>50,3559938662</text:p>
          </table:table-cell>
          <table:table-cell table:formula="of:=VLOOKUP([.$B29];[ANALISIS.$B$6:.$G$222];5;0)" office:value-type="float" office:value="261115456">
            <text:p>261115456</text:p>
          </table:table-cell>
          <table:table-cell table:formula="of:=ROUND([.C29]/10000)" office:value-type="float" office:value="0">
            <text:p>0</text:p>
          </table:table-cell>
        </table:table-row>
        <table:table-row table:style-name="ro1">
          <table:table-cell office:value-type="string">
            <text:p>Israel</text:p>
          </table:table-cell>
          <table:table-cell table:formula="of:=[.A30]" office:value-type="string" office:string-value="Israel">
            <text:p>Israel</text:p>
          </table:table-cell>
          <table:table-cell table:formula="of:=VLOOKUP([.$B30];[ANALISIS.$B$6:.$G$222];2;0)" office:value-type="float" office:value="33673.1277021872">
            <text:p>33673,1277021872</text:p>
          </table:table-cell>
          <table:table-cell table:formula="of:=VLOOKUP([.$B30];[ANALISIS.$B$6:.$G$222];3;0)" office:value-type="float" office:value="50.3667560159388">
            <text:p>50,3667560159</text:p>
          </table:table-cell>
          <table:table-cell table:formula="of:=VLOOKUP([.$B30];[ANALISIS.$B$6:.$G$222];4;0)" office:value-type="float" office:value="49.6332439840612">
            <text:p>49,6332439841</text:p>
          </table:table-cell>
          <table:table-cell table:formula="of:=VLOOKUP([.$B30];[ANALISIS.$B$6:.$G$222];5;0)" office:value-type="float" office:value="8547100">
            <text:p>8547100</text:p>
          </table:table-cell>
          <table:table-cell table:formula="of:=ROUND([.C30]/10000)" office:value-type="float" office:value="3">
            <text:p>3</text:p>
          </table:table-cell>
        </table:table-row>
        <table:table-row table:style-name="ro1">
          <table:table-cell office:value-type="string">
            <text:p>Egypt</text:p>
          </table:table-cell>
          <table:table-cell table:formula="of:=[.A31]" office:value-type="string" office:string-value="Egypt">
            <text:p>Egypt</text:p>
          </table:table-cell>
          <table:table-cell table:formula="of:=VLOOKUP([.$B31];[ANALISIS.$B$6:.$G$222];2;0)" office:value-type="float" office:value="0">
            <text:p>#N/D</text:p>
          </table:table-cell>
          <table:table-cell table:formula="of:=VLOOKUP([.$B31];[ANALISIS.$B$6:.$G$222];3;0)" office:value-type="float" office:value="0">
            <text:p>#N/D</text:p>
          </table:table-cell>
          <table:table-cell table:formula="of:=VLOOKUP([.$B31];[ANALISIS.$B$6:.$G$222];4;0)" office:value-type="float" office:value="0">
            <text:p>#N/D</text:p>
          </table:table-cell>
          <table:table-cell table:formula="of:=VLOOKUP([.$B31];[ANALISIS.$B$6:.$G$222];5;0)" office:value-type="float" office:value="0">
            <text:p>#N/D</text:p>
          </table:table-cell>
          <table:table-cell table:formula="of:=ROUND([.C31]/10000)" office:value-type="float" office:value="0">
            <text:p>#N/D</text:p>
          </table:table-cell>
        </table:table-row>
        <table:table-row table:style-name="ro1">
          <table:table-cell office:value-type="string">
            <text:p>Hungary</text:p>
          </table:table-cell>
          <table:table-cell table:formula="of:=[.A32]" office:value-type="string" office:string-value="Hungary">
            <text:p>Hungary</text:p>
          </table:table-cell>
          <table:table-cell table:formula="of:=VLOOKUP([.$B32];[ANALISIS.$B$6:.$G$222];2;0)" office:value-type="float" office:value="14991.1896995127">
            <text:p>14991,1896995127</text:p>
          </table:table-cell>
          <table:table-cell table:formula="of:=VLOOKUP([.$B32];[ANALISIS.$B$6:.$G$222];3;0)" office:value-type="float" office:value="52.4499557994758">
            <text:p>52,4499557995</text:p>
          </table:table-cell>
          <table:table-cell table:formula="of:=VLOOKUP([.$B32];[ANALISIS.$B$6:.$G$222];4;0)" office:value-type="float" office:value="47.5500442005242">
            <text:p>47,5500442005</text:p>
          </table:table-cell>
          <table:table-cell table:formula="of:=VLOOKUP([.$B32];[ANALISIS.$B$6:.$G$222];5;0)" office:value-type="float" office:value="9817958">
            <text:p>9817958</text:p>
          </table:table-cell>
          <table:table-cell table:formula="of:=ROUND([.C32]/10000)" office:value-type="float" office:value="1">
            <text:p>1</text:p>
          </table:table-cell>
        </table:table-row>
        <table:table-row table:style-name="ro1">
          <table:table-cell office:value-type="string">
            <text:p>Argentina</text:p>
          </table:table-cell>
          <table:table-cell table:formula="of:=[.A33]" office:value-type="string" office:string-value="Argentina">
            <text:p>Argentina</text:p>
          </table:table-cell>
          <table:table-cell table:formula="of:=VLOOKUP([.$B33];[ANALISIS.$B$6:.$G$222];2;0)" office:value-type="float" office:value="10153.9979117337">
            <text:p>10153,9979117337</text:p>
          </table:table-cell>
          <table:table-cell table:formula="of:=VLOOKUP([.$B33];[ANALISIS.$B$6:.$G$222];3;0)" office:value-type="float" office:value="51.0623359225387">
            <text:p>51,0623359225</text:p>
          </table:table-cell>
          <table:table-cell table:formula="of:=VLOOKUP([.$B33];[ANALISIS.$B$6:.$G$222];4;0)" office:value-type="float" office:value="48.9376640774613">
            <text:p>48,9376640775</text:p>
          </table:table-cell>
          <table:table-cell table:formula="of:=VLOOKUP([.$B33];[ANALISIS.$B$6:.$G$222];5;0)" office:value-type="float" office:value="43847430">
            <text:p>43847430</text:p>
          </table:table-cell>
          <table:table-cell table:formula="of:=ROUND([.C33]/10000)" office:value-type="float" office:value="1">
            <text:p>1</text:p>
          </table:table-cell>
        </table:table-row>
        <table:table-row table:style-name="ro1">
          <table:table-cell office:value-type="string">
            <text:p>Turkey</text:p>
          </table:table-cell>
          <table:table-cell table:formula="of:=[.A34]" office:value-type="string" office:string-value="Turkey">
            <text:p>Turkey</text:p>
          </table:table-cell>
          <table:table-cell table:formula="of:=VLOOKUP([.$B34];[ANALISIS.$B$6:.$G$222];2;0)" office:value-type="float" office:value="14116.9800575831">
            <text:p>14116,9800575831</text:p>
          </table:table-cell>
          <table:table-cell table:formula="of:=VLOOKUP([.$B34];[ANALISIS.$B$6:.$G$222];3;0)" office:value-type="float" office:value="50.7824965622354">
            <text:p>50,7824965622</text:p>
          </table:table-cell>
          <table:table-cell table:formula="of:=VLOOKUP([.$B34];[ANALISIS.$B$6:.$G$222];4;0)" office:value-type="float" office:value="49.2175034377646">
            <text:p>49,2175034378</text:p>
          </table:table-cell>
          <table:table-cell table:formula="of:=VLOOKUP([.$B34];[ANALISIS.$B$6:.$G$222];5;0)" office:value-type="float" office:value="79512426">
            <text:p>79512426</text:p>
          </table:table-cell>
          <table:table-cell table:formula="of:=ROUND([.C34]/10000)" office:value-type="float" office:value="1">
            <text:p>1</text:p>
          </table:table-cell>
        </table:table-row>
        <table:table-row table:style-name="ro1">
          <table:table-cell office:value-type="string">
            <text:p>Ukraine</text:p>
          </table:table-cell>
          <table:table-cell table:formula="of:=[.A35]" office:value-type="string" office:string-value="Ukraine">
            <text:p>Ukraine</text:p>
          </table:table-cell>
          <table:table-cell table:formula="of:=VLOOKUP([.$B35];[ANALISIS.$B$6:.$G$222];2;0)" office:value-type="float" office:value="2905.85744034369">
            <text:p>2905,8574403437</text:p>
          </table:table-cell>
          <table:table-cell table:formula="of:=VLOOKUP([.$B35];[ANALISIS.$B$6:.$G$222];3;0)" office:value-type="float" office:value="53.7759988348875">
            <text:p>53,7759988349</text:p>
          </table:table-cell>
          <table:table-cell table:formula="of:=VLOOKUP([.$B35];[ANALISIS.$B$6:.$G$222];4;0)" office:value-type="float" office:value="46.2240011651125">
            <text:p>46,2240011651</text:p>
          </table:table-cell>
          <table:table-cell table:formula="of:=VLOOKUP([.$B35];[ANALISIS.$B$6:.$G$222];5;0)" office:value-type="float" office:value="45004645">
            <text:p>45004645</text:p>
          </table:table-cell>
          <table:table-cell table:formula="of:=ROUND([.C35]/10000)" office:value-type="float" office:value="0">
            <text:p>0</text:p>
          </table:table-cell>
        </table:table-row>
        <table:table-row table:style-name="ro1">
          <table:table-cell office:value-type="string">
            <text:p>Greece</text:p>
          </table:table-cell>
          <table:table-cell table:formula="of:=[.A36]" office:value-type="string" office:string-value="Greece">
            <text:p>Greece</text:p>
          </table:table-cell>
          <table:table-cell table:formula="of:=VLOOKUP([.$B36];[ANALISIS.$B$6:.$G$222];2;0)" office:value-type="float" office:value="22749.3103186218">
            <text:p>22749,3103186218</text:p>
          </table:table-cell>
          <table:table-cell table:formula="of:=VLOOKUP([.$B36];[ANALISIS.$B$6:.$G$222];3;0)" office:value-type="float" office:value="50.7702762454158">
            <text:p>50,7702762454</text:p>
          </table:table-cell>
          <table:table-cell table:formula="of:=VLOOKUP([.$B36];[ANALISIS.$B$6:.$G$222];4;0)" office:value-type="float" office:value="49.2297237545842">
            <text:p>49,2297237546</text:p>
          </table:table-cell>
          <table:table-cell table:formula="of:=VLOOKUP([.$B36];[ANALISIS.$B$6:.$G$222];5;0)" office:value-type="float" office:value="10746740">
            <text:p>10746740</text:p>
          </table:table-cell>
          <table:table-cell table:formula="of:=ROUND([.C36]/10000)" office:value-type="float" office:value="2">
            <text:p>2</text:p>
          </table:table-cell>
        </table:table-row>
        <table:table-row table:style-name="ro1">
          <table:table-cell office:value-type="string">
            <text:p>Pakistan</text:p>
          </table:table-cell>
          <table:table-cell table:formula="of:=[.A37]" office:value-type="string" office:string-value="Pakistan">
            <text:p>Pakistan</text:p>
          </table:table-cell>
          <table:table-cell table:formula="of:=VLOOKUP([.$B37];[ANALISIS.$B$6:.$G$222];2;0)" office:value-type="float" office:value="1178.7981111199">
            <text:p>1178,7981111199</text:p>
          </table:table-cell>
          <table:table-cell table:formula="of:=VLOOKUP([.$B37];[ANALISIS.$B$6:.$G$222];3;0)" office:value-type="float" office:value="48.6319607253867">
            <text:p>48,6319607254</text:p>
          </table:table-cell>
          <table:table-cell table:formula="of:=VLOOKUP([.$B37];[ANALISIS.$B$6:.$G$222];4;0)" office:value-type="float" office:value="51.3680392746133">
            <text:p>51,3680392746</text:p>
          </table:table-cell>
          <table:table-cell table:formula="of:=VLOOKUP([.$B37];[ANALISIS.$B$6:.$G$222];5;0)" office:value-type="float" office:value="193203476">
            <text:p>193203476</text:p>
          </table:table-cell>
          <table:table-cell table:formula="of:=ROUND([.C37]/10000)" office:value-type="float" office:value="0">
            <text:p>0</text:p>
          </table:table-cell>
        </table:table-row>
        <table:table-row table:style-name="ro1">
          <table:table-cell office:value-type="string">
            <text:p>Finland</text:p>
          </table:table-cell>
          <table:table-cell table:formula="of:=[.A38]" office:value-type="string" office:string-value="Finland">
            <text:p>Finland</text:p>
          </table:table-cell>
          <table:table-cell table:formula="of:=VLOOKUP([.$B38];[ANALISIS.$B$6:.$G$222];2;0)" office:value-type="float" office:value="45825.4907138827">
            <text:p>45825,4907138827</text:p>
          </table:table-cell>
          <table:table-cell table:formula="of:=VLOOKUP([.$B38];[ANALISIS.$B$6:.$G$222];3;0)" office:value-type="float" office:value="50.7550883306249">
            <text:p>50,7550883306</text:p>
          </table:table-cell>
          <table:table-cell table:formula="of:=VLOOKUP([.$B38];[ANALISIS.$B$6:.$G$222];4;0)" office:value-type="float" office:value="49.2449116693751">
            <text:p>49,2449116694</text:p>
          </table:table-cell>
          <table:table-cell table:formula="of:=VLOOKUP([.$B38];[ANALISIS.$B$6:.$G$222];5;0)" office:value-type="float" office:value="5495096">
            <text:p>5495096</text:p>
          </table:table-cell>
          <table:table-cell table:formula="of:=ROUND([.C38]/10000)" office:value-type="float" office:value="5">
            <text:p>5</text:p>
          </table:table-cell>
        </table:table-row>
        <table:table-row table:style-name="ro1">
          <table:table-cell office:value-type="string">
            <text:p>Norway</text:p>
          </table:table-cell>
          <table:table-cell table:formula="of:=[.A39]" office:value-type="string" office:string-value="Norway">
            <text:p>Norway</text:p>
          </table:table-cell>
          <table:table-cell table:formula="of:=VLOOKUP([.$B39];[ANALISIS.$B$6:.$G$222];2;0)" office:value-type="float" office:value="90344.4147162688">
            <text:p>90344,4147162688</text:p>
          </table:table-cell>
          <table:table-cell table:formula="of:=VLOOKUP([.$B39];[ANALISIS.$B$6:.$G$222];3;0)" office:value-type="float" office:value="49.5977784421577">
            <text:p>49,5977784422</text:p>
          </table:table-cell>
          <table:table-cell table:formula="of:=VLOOKUP([.$B39];[ANALISIS.$B$6:.$G$222];4;0)" office:value-type="float" office:value="50.4022215578423">
            <text:p>50,4022215578</text:p>
          </table:table-cell>
          <table:table-cell table:formula="of:=VLOOKUP([.$B39];[ANALISIS.$B$6:.$G$222];5;0)" office:value-type="float" office:value="5232929">
            <text:p>5232929</text:p>
          </table:table-cell>
          <table:table-cell table:formula="of:=ROUND([.C39]/10000)" office:value-type="float" office:value="9">
            <text:p>9</text:p>
          </table:table-cell>
        </table:table-row>
        <table:table-row table:style-name="ro1">
          <table:table-cell office:value-type="string">
            <text:p>Ireland</text:p>
          </table:table-cell>
          <table:table-cell table:formula="of:=[.A40]" office:value-type="string" office:string-value="Ireland">
            <text:p>Ireland</text:p>
          </table:table-cell>
          <table:table-cell table:formula="of:=VLOOKUP([.$B40];[ANALISIS.$B$6:.$G$222];2;0)" office:value-type="float" office:value="69632.2685741346">
            <text:p>69632,2685741346</text:p>
          </table:table-cell>
          <table:table-cell table:formula="of:=VLOOKUP([.$B40];[ANALISIS.$B$6:.$G$222];3;0)" office:value-type="float" office:value="50.4118427211073">
            <text:p>50,4118427211</text:p>
          </table:table-cell>
          <table:table-cell table:formula="of:=VLOOKUP([.$B40];[ANALISIS.$B$6:.$G$222];4;0)" office:value-type="float" office:value="49.5881572788927">
            <text:p>49,5881572789</text:p>
          </table:table-cell>
          <table:table-cell table:formula="of:=VLOOKUP([.$B40];[ANALISIS.$B$6:.$G$222];5;0)" office:value-type="float" office:value="4773095">
            <text:p>4773095</text:p>
          </table:table-cell>
          <table:table-cell table:formula="of:=ROUND([.C40]/10000)" office:value-type="float" office:value="7">
            <text:p>7</text:p>
          </table:table-cell>
        </table:table-row>
        <table:table-row table:style-name="ro1">
          <table:table-cell office:value-type="string">
            <text:p>Chile</text:p>
          </table:table-cell>
          <table:table-cell table:formula="of:=[.A41]" office:value-type="string" office:string-value="Chile">
            <text:p>Chile</text:p>
          </table:table-cell>
          <table:table-cell table:formula="of:=VLOOKUP([.$B41];[ANALISIS.$B$6:.$G$222];2;0)" office:value-type="float" office:value="15019.6329654969">
            <text:p>15019,6329654969</text:p>
          </table:table-cell>
          <table:table-cell table:formula="of:=VLOOKUP([.$B41];[ANALISIS.$B$6:.$G$222];3;0)" office:value-type="float" office:value="50.4704948849396">
            <text:p>50,4704948849</text:p>
          </table:table-cell>
          <table:table-cell table:formula="of:=VLOOKUP([.$B41];[ANALISIS.$B$6:.$G$222];4;0)" office:value-type="float" office:value="49.5295051150605">
            <text:p>49,5295051151</text:p>
          </table:table-cell>
          <table:table-cell table:formula="of:=VLOOKUP([.$B41];[ANALISIS.$B$6:.$G$222];5;0)" office:value-type="float" office:value="17909754">
            <text:p>17909754</text:p>
          </table:table-cell>
          <table:table-cell table:formula="of:=ROUND([.C41]/10000)" office:value-type="float" office:value="2">
            <text:p>2</text:p>
          </table:table-cell>
        </table:table-row>
        <table:table-row table:style-name="ro1">
          <table:table-cell office:value-type="string">
            <text:p>Belarus</text:p>
          </table:table-cell>
          <table:table-cell table:formula="of:=[.A42]" office:value-type="string" office:string-value="Belarus">
            <text:p>Belarus</text:p>
          </table:table-cell>
          <table:table-cell table:formula="of:=VLOOKUP([.$B42];[ANALISIS.$B$6:.$G$222];2;0)" office:value-type="float" office:value="6217.71716578702">
            <text:p>6217,717165787</text:p>
          </table:table-cell>
          <table:table-cell table:formula="of:=VLOOKUP([.$B42];[ANALISIS.$B$6:.$G$222];3;0)" office:value-type="float" office:value="53.4691159921908">
            <text:p>53,4691159922</text:p>
          </table:table-cell>
          <table:table-cell table:formula="of:=VLOOKUP([.$B42];[ANALISIS.$B$6:.$G$222];4;0)" office:value-type="float" office:value="46.5308840078092">
            <text:p>46,5308840078</text:p>
          </table:table-cell>
          <table:table-cell table:formula="of:=VLOOKUP([.$B42];[ANALISIS.$B$6:.$G$222];5;0)" office:value-type="float" office:value="9507120">
            <text:p>9507120</text:p>
          </table:table-cell>
          <table:table-cell table:formula="of:=ROUND([.C42]/10000)" office:value-type="float" office:value="1">
            <text:p>1</text:p>
          </table:table-cell>
        </table:table-row>
        <table:table-row table:style-name="ro1">
          <table:table-cell office:value-type="string">
            <text:p>Malaysia</text:p>
          </table:table-cell>
          <table:table-cell table:formula="of:=[.A43]" office:value-type="string" office:string-value="Malaysia">
            <text:p>Malaysia</text:p>
          </table:table-cell>
          <table:table-cell table:formula="of:=VLOOKUP([.$B43];[ANALISIS.$B$6:.$G$222];2;0)" office:value-type="float" office:value="11031.8215581749">
            <text:p>11031,8215581749</text:p>
          </table:table-cell>
          <table:table-cell table:formula="of:=VLOOKUP([.$B43];[ANALISIS.$B$6:.$G$222];3;0)" office:value-type="float" office:value="48.3415249250463">
            <text:p>48,341524925</text:p>
          </table:table-cell>
          <table:table-cell table:formula="of:=VLOOKUP([.$B43];[ANALISIS.$B$6:.$G$222];4;0)" office:value-type="float" office:value="51.6584750749537">
            <text:p>51,658475075</text:p>
          </table:table-cell>
          <table:table-cell table:formula="of:=VLOOKUP([.$B43];[ANALISIS.$B$6:.$G$222];5;0)" office:value-type="float" office:value="31187265">
            <text:p>31187265</text:p>
          </table:table-cell>
          <table:table-cell table:formula="of:=ROUND([.C43]/10000)" office:value-type="float" office:value="1">
            <text:p>1</text:p>
          </table:table-cell>
        </table:table-row>
        <table:table-row table:style-name="ro1">
          <table:table-cell office:value-type="string">
            <text:p>South Korea</text:p>
          </table:table-cell>
          <table:table-cell table:formula="of:=[.A44]" office:value-type="string" office:string-value="South Korea">
            <text:p>South Korea</text:p>
          </table:table-cell>
          <table:table-cell table:formula="of:=VLOOKUP([.$B44];[ANALISIS.$B$6:.$G$222];2;0)" office:value-type="float" office:value="0">
            <text:p>#N/D</text:p>
          </table:table-cell>
          <table:table-cell table:formula="of:=VLOOKUP([.$B44];[ANALISIS.$B$6:.$G$222];3;0)" office:value-type="float" office:value="0">
            <text:p>#N/D</text:p>
          </table:table-cell>
          <table:table-cell table:formula="of:=VLOOKUP([.$B44];[ANALISIS.$B$6:.$G$222];4;0)" office:value-type="float" office:value="0">
            <text:p>#N/D</text:p>
          </table:table-cell>
          <table:table-cell table:formula="of:=VLOOKUP([.$B44];[ANALISIS.$B$6:.$G$222];5;0)" office:value-type="float" office:value="0">
            <text:p>#N/D</text:p>
          </table:table-cell>
          <table:table-cell table:formula="of:=ROUND([.C44]/10000)" office:value-type="float" office:value="0">
            <text:p>#N/D</text:p>
          </table:table-cell>
        </table:table-row>
        <table:table-row table:style-name="ro1">
          <table:table-cell office:value-type="string">
            <text:p>Nigeria</text:p>
          </table:table-cell>
          <table:table-cell table:formula="of:=[.A45]" office:value-type="string" office:string-value="Nigeria">
            <text:p>Nigeria</text:p>
          </table:table-cell>
          <table:table-cell table:formula="of:=VLOOKUP([.$B45];[ANALISIS.$B$6:.$G$222];2;0)" office:value-type="float" office:value="2455.91855879433">
            <text:p>2455,9185587943</text:p>
          </table:table-cell>
          <table:table-cell table:formula="of:=VLOOKUP([.$B45];[ANALISIS.$B$6:.$G$222];3;0)" office:value-type="float" office:value="49.3376311353248">
            <text:p>49,3376311353</text:p>
          </table:table-cell>
          <table:table-cell table:formula="of:=VLOOKUP([.$B45];[ANALISIS.$B$6:.$G$222];4;0)" office:value-type="float" office:value="50.6623688646752">
            <text:p>50,6623688647</text:p>
          </table:table-cell>
          <table:table-cell table:formula="of:=VLOOKUP([.$B45];[ANALISIS.$B$6:.$G$222];5;0)" office:value-type="float" office:value="185989640">
            <text:p>185989640</text:p>
          </table:table-cell>
          <table:table-cell table:formula="of:=ROUND([.C45]/10000)" office:value-type="float" office:value="0">
            <text:p>0</text:p>
          </table:table-cell>
        </table:table-row>
        <table:table-row table:style-name="ro1">
          <table:table-cell office:value-type="string">
            <text:p>Belgium</text:p>
          </table:table-cell>
          <table:table-cell table:formula="of:=[.A46]" office:value-type="string" office:string-value="Belgium">
            <text:p>Belgium</text:p>
          </table:table-cell>
          <table:table-cell table:formula="of:=VLOOKUP([.$B46];[ANALISIS.$B$6:.$G$222];2;0)" office:value-type="float" office:value="45430.913067262">
            <text:p>45430,913067262</text:p>
          </table:table-cell>
          <table:table-cell table:formula="of:=VLOOKUP([.$B46];[ANALISIS.$B$6:.$G$222];3;0)" office:value-type="float" office:value="50.7780689774665">
            <text:p>50,7780689775</text:p>
          </table:table-cell>
          <table:table-cell table:formula="of:=VLOOKUP([.$B46];[ANALISIS.$B$6:.$G$222];4;0)" office:value-type="float" office:value="49.2219310225335">
            <text:p>49,2219310225</text:p>
          </table:table-cell>
          <table:table-cell table:formula="of:=VLOOKUP([.$B46];[ANALISIS.$B$6:.$G$222];5;0)" office:value-type="float" office:value="11348159">
            <text:p>11348159</text:p>
          </table:table-cell>
          <table:table-cell table:formula="of:=ROUND([.C46]/10000)" office:value-type="float" office:value="5">
            <text:p>5</text:p>
          </table:table-cell>
        </table:table-row>
        <table:table-row table:style-name="ro1">
          <table:table-cell office:value-type="string">
            <text:p>Hong Kong</text:p>
          </table:table-cell>
          <table:table-cell table:formula="of:=[.A47]" office:value-type="string" office:string-value="Hong Kong">
            <text:p>Hong Kong</text:p>
          </table:table-cell>
          <table:table-cell table:formula="of:=VLOOKUP([.$B47];[ANALISIS.$B$6:.$G$222];2;0)" office:value-type="float" office:value="0">
            <text:p>#N/D</text:p>
          </table:table-cell>
          <table:table-cell table:formula="of:=VLOOKUP([.$B47];[ANALISIS.$B$6:.$G$222];3;0)" office:value-type="float" office:value="0">
            <text:p>#N/D</text:p>
          </table:table-cell>
          <table:table-cell table:formula="of:=VLOOKUP([.$B47];[ANALISIS.$B$6:.$G$222];4;0)" office:value-type="float" office:value="0">
            <text:p>#N/D</text:p>
          </table:table-cell>
          <table:table-cell table:formula="of:=VLOOKUP([.$B47];[ANALISIS.$B$6:.$G$222];5;0)" office:value-type="float" office:value="0">
            <text:p>#N/D</text:p>
          </table:table-cell>
          <table:table-cell table:formula="of:=ROUND([.C47]/10000)" office:value-type="float" office:value="0">
            <text:p>#N/D</text:p>
          </table:table-cell>
        </table:table-row>
        <table:table-row table:style-name="ro1">
          <table:table-cell office:value-type="string">
            <text:p>Republic of China</text:p>
          </table:table-cell>
          <table:table-cell table:style-name="ce4" office:value-type="string">
            <text:p>China</text:p>
          </table:table-cell>
          <table:table-cell table:formula="of:=VLOOKUP([.$B48];[ANALISIS.$B$6:.$G$222];2;0)" office:value-type="float" office:value="6893.77636133899">
            <text:p>6893,776361339</text:p>
          </table:table-cell>
          <table:table-cell table:formula="of:=VLOOKUP([.$B48];[ANALISIS.$B$6:.$G$222];3;0)" office:value-type="float" office:value="48.4738191023216">
            <text:p>48,4738191023</text:p>
          </table:table-cell>
          <table:table-cell table:formula="of:=VLOOKUP([.$B48];[ANALISIS.$B$6:.$G$222];4;0)" office:value-type="float" office:value="51.5261808976784">
            <text:p>51,5261808977</text:p>
          </table:table-cell>
          <table:table-cell table:formula="of:=VLOOKUP([.$B48];[ANALISIS.$B$6:.$G$222];5;0)" office:value-type="float" office:value="1378665000">
            <text:p>1378665000</text:p>
          </table:table-cell>
          <table:table-cell table:formula="of:=ROUND([.C48]/10000)" office:value-type="float" office:value="1">
            <text:p>1</text:p>
          </table:table-cell>
        </table:table-row>
        <table:table-row table:style-name="ro1">
          <table:table-cell office:value-type="string">
            <text:p>Philippines</text:p>
          </table:table-cell>
          <table:table-cell table:formula="of:=[.A49]" office:value-type="string" office:string-value="Philippines">
            <text:p>Philippines</text:p>
          </table:table-cell>
          <table:table-cell table:formula="of:=VLOOKUP([.$B49];[ANALISIS.$B$6:.$G$222];2;0)" office:value-type="float" office:value="2753.34986229986">
            <text:p>2753,3498622999</text:p>
          </table:table-cell>
          <table:table-cell table:formula="of:=VLOOKUP([.$B49];[ANALISIS.$B$6:.$G$222];3;0)" office:value-type="float" office:value="49.6515580531455">
            <text:p>49,6515580531</text:p>
          </table:table-cell>
          <table:table-cell table:formula="of:=VLOOKUP([.$B49];[ANALISIS.$B$6:.$G$222];4;0)" office:value-type="float" office:value="50.3484419468545">
            <text:p>50,3484419469</text:p>
          </table:table-cell>
          <table:table-cell table:formula="of:=VLOOKUP([.$B49];[ANALISIS.$B$6:.$G$222];5;0)" office:value-type="float" office:value="103320222">
            <text:p>103320222</text:p>
          </table:table-cell>
          <table:table-cell table:formula="of:=ROUND([.C49]/10000)" office:value-type="float" office:value="0">
            <text:p>0</text:p>
          </table:table-cell>
        </table:table-row>
        <table:table-row table:style-name="ro1">
          <table:table-cell office:value-type="string">
            <text:p>Vietnam</text:p>
          </table:table-cell>
          <table:table-cell table:formula="of:=[.A50]" office:value-type="string" office:string-value="Vietnam">
            <text:p>Vietnam</text:p>
          </table:table-cell>
          <table:table-cell table:formula="of:=VLOOKUP([.$B50];[ANALISIS.$B$6:.$G$222];2;0)" office:value-type="float" office:value="1770.25790638086">
            <text:p>1770,2579063809</text:p>
          </table:table-cell>
          <table:table-cell table:formula="of:=VLOOKUP([.$B50];[ANALISIS.$B$6:.$G$222];3;0)" office:value-type="float" office:value="50.5241280483832">
            <text:p>50,5241280484</text:p>
          </table:table-cell>
          <table:table-cell table:formula="of:=VLOOKUP([.$B50];[ANALISIS.$B$6:.$G$222];4;0)" office:value-type="float" office:value="49.4758719516168">
            <text:p>49,4758719516</text:p>
          </table:table-cell>
          <table:table-cell table:formula="of:=VLOOKUP([.$B50];[ANALISIS.$B$6:.$G$222];5;0)" office:value-type="float" office:value="92701100">
            <text:p>92701100</text:p>
          </table:table-cell>
          <table:table-cell table:formula="of:=ROUND([.C50]/10000)" office:value-type="float" office:value="0">
            <text:p>0</text:p>
          </table:table-cell>
        </table:table-row>
        <table:table-row table:style-name="ro1">
          <table:table-cell office:value-type="string">
            <text:p>Kenya</text:p>
          </table:table-cell>
          <table:table-cell table:formula="of:=[.A51]" office:value-type="string" office:string-value="Kenya">
            <text:p>Kenya</text:p>
          </table:table-cell>
          <table:table-cell table:formula="of:=VLOOKUP([.$B51];[ANALISIS.$B$6:.$G$222];2;0)" office:value-type="float" office:value="1143.06537340126">
            <text:p>1143,0653734013</text:p>
          </table:table-cell>
          <table:table-cell table:formula="of:=VLOOKUP([.$B51];[ANALISIS.$B$6:.$G$222];3;0)" office:value-type="float" office:value="50.2996911119088">
            <text:p>50,2996911119</text:p>
          </table:table-cell>
          <table:table-cell table:formula="of:=VLOOKUP([.$B51];[ANALISIS.$B$6:.$G$222];4;0)" office:value-type="float" office:value="49.7003088880912">
            <text:p>49,7003088881</text:p>
          </table:table-cell>
          <table:table-cell table:formula="of:=VLOOKUP([.$B51];[ANALISIS.$B$6:.$G$222];5;0)" office:value-type="float" office:value="48461567">
            <text:p>48461567</text:p>
          </table:table-cell>
          <table:table-cell table:formula="of:=ROUND([.C51]/10000)" office:value-type="float" office:value="0">
            <text:p>0</text:p>
          </table:table-cell>
        </table:table-row>
        <table:table-row table:style-name="ro1">
          <table:table-cell office:value-type="string">
            <text:p>Switzerland</text:p>
          </table:table-cell>
          <table:table-cell table:formula="of:=[.A52]" office:value-type="string" office:string-value="Switzerland">
            <text:p>Switzerland</text:p>
          </table:table-cell>
          <table:table-cell table:formula="of:=VLOOKUP([.$B52];[ANALISIS.$B$6:.$G$222];2;0)" office:value-type="float" office:value="76694.0023451965">
            <text:p>76694,0023451965</text:p>
          </table:table-cell>
          <table:table-cell table:formula="of:=VLOOKUP([.$B52];[ANALISIS.$B$6:.$G$222];3;0)" office:value-type="float" office:value="50.4811977132367">
            <text:p>50,4811977132</text:p>
          </table:table-cell>
          <table:table-cell table:formula="of:=VLOOKUP([.$B52];[ANALISIS.$B$6:.$G$222];4;0)" office:value-type="float" office:value="49.5188022867633">
            <text:p>49,5188022868</text:p>
          </table:table-cell>
          <table:table-cell table:formula="of:=VLOOKUP([.$B52];[ANALISIS.$B$6:.$G$222];5;0)" office:value-type="float" office:value="8372098">
            <text:p>8372098</text:p>
          </table:table-cell>
          <table:table-cell table:formula="of:=ROUND([.C52]/10000)" office:value-type="float" office:value="8">
            <text:p>8</text:p>
          </table:table-cell>
        </table:table-row>
        <table:table-row table:style-name="ro1">
          <table:table-cell office:value-type="string">
            <text:p>Romania</text:p>
          </table:table-cell>
          <table:table-cell table:formula="of:=[.A53]" office:value-type="string" office:string-value="Romania">
            <text:p>Romania</text:p>
          </table:table-cell>
          <table:table-cell table:formula="of:=VLOOKUP([.$B53];[ANALISIS.$B$6:.$G$222];2;0)" office:value-type="float" office:value="10062.4276044995">
            <text:p>10062,4276044995</text:p>
          </table:table-cell>
          <table:table-cell table:formula="of:=VLOOKUP([.$B53];[ANALISIS.$B$6:.$G$222];3;0)" office:value-type="float" office:value="51.5439688378355">
            <text:p>51,5439688378</text:p>
          </table:table-cell>
          <table:table-cell table:formula="of:=VLOOKUP([.$B53];[ANALISIS.$B$6:.$G$222];4;0)" office:value-type="float" office:value="48.4560311621645">
            <text:p>48,4560311622</text:p>
          </table:table-cell>
          <table:table-cell table:formula="of:=VLOOKUP([.$B53];[ANALISIS.$B$6:.$G$222];5;0)" office:value-type="float" office:value="19705301">
            <text:p>19705301</text:p>
          </table:table-cell>
          <table:table-cell table:formula="of:=ROUND([.C53]/10000)" office:value-type="float" office:value="1">
            <text:p>1</text:p>
          </table:table-cell>
        </table:table-row>
      </table:table>
      <table:data-pilot-tables>
        <table:data-pilot-table table:name="Pivot1" table:application-data="" table:target-range-address="ANALISIS.B2:ANALISIS.G223" table:buttons="ANALISIS.B2 ANALISIS.B5 ANALISIS.C4">
          <table:source-cell-range table:cell-range-address="DATA.A1:DATA.F869"/>
          <table:data-pilot-field table:source-field-name="Series Name" table:orientation="column" table:used-hierarchy="0" table:function="auto">
            <table:data-pilot-level table:show-empty="false">
              <table:data-pilot-members>
                <table:data-pilot-member table:name="GDP per capita (constant 2010 US$)" table:display="true" table:show-details="true"/>
                <table:data-pilot-member table:name="Population, female (% of total)" table:display="true" table:show-details="true"/>
                <table:data-pilot-member table:name="Population, male (% of total)" table:display="true" table:show-details="true"/>
                <table:data-pilot-member table:name="Population, tot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untry Name" table:orientation="row" table:used-hierarchy="0" table:function="auto">
            <table:data-pilot-level table:show-empty="false">
              <table:data-pilot-members>
                <table:data-pilot-member table:name="Afghanistan" table:display="true" table:show-details="true"/>
                <table:data-pilot-member table:name="Albania" table:display="true" table:show-details="true"/>
                <table:data-pilot-member table:name="Algeria" table:display="true" table:show-details="true"/>
                <table:data-pilot-member table:name="American Samoa" table:display="true" table:show-details="true"/>
                <table:data-pilot-member table:name="Andorra" table:display="true" table:show-details="true"/>
                <table:data-pilot-member table:name="Angola" table:display="true" table:show-details="true"/>
                <table:data-pilot-member table:name="Antigua and Barbuda" table:display="true" table:show-details="true"/>
                <table:data-pilot-member table:name="Argentina" table:display="true" table:show-details="true"/>
                <table:data-pilot-member table:name="Armenia" table:display="true" table:show-details="true"/>
                <table:data-pilot-member table:name="Aruba" table:display="true" table:show-details="true"/>
                <table:data-pilot-member table:name="Australia" table:display="true" table:show-details="true"/>
                <table:data-pilot-member table:name="Austria" table:display="true" table:show-details="true"/>
                <table:data-pilot-member table:name="Azerbaijan" table:display="true" table:show-details="true"/>
                <table:data-pilot-member table:name="Bahamas, The" table:display="true" table:show-details="true"/>
                <table:data-pilot-member table:name="Bahrain" table:display="true" table:show-details="true"/>
                <table:data-pilot-member table:name="Bangladesh" table:display="true" table:show-details="true"/>
                <table:data-pilot-member table:name="Barbados" table:display="true" table:show-details="true"/>
                <table:data-pilot-member table:name="Belarus" table:display="true" table:show-details="true"/>
                <table:data-pilot-member table:name="Belgium" table:display="true" table:show-details="true"/>
                <table:data-pilot-member table:name="Belize" table:display="true" table:show-details="true"/>
                <table:data-pilot-member table:name="Benin" table:display="true" table:show-details="true"/>
                <table:data-pilot-member table:name="Bermuda" table:display="true" table:show-details="true"/>
                <table:data-pilot-member table:name="Bhutan" table:display="true" table:show-details="true"/>
                <table:data-pilot-member table:name="Bolivia" table:display="true" table:show-details="true"/>
                <table:data-pilot-member table:name="Bosnia and Herzegovina" table:display="true" table:show-details="true"/>
                <table:data-pilot-member table:name="Botswana" table:display="true" table:show-details="true"/>
                <table:data-pilot-member table:name="Brazil" table:display="true" table:show-details="true"/>
                <table:data-pilot-member table:name="British Virgin Islands" table:display="true" table:show-details="true"/>
                <table:data-pilot-member table:name="Brunei Darussalam" table:display="true" table:show-details="true"/>
                <table:data-pilot-member table:name="Bulgaria" table:display="true" table:show-details="true"/>
                <table:data-pilot-member table:name="Burkina Faso" table:display="true" table:show-details="true"/>
                <table:data-pilot-member table:name="Burundi" table:display="true" table:show-details="true"/>
                <table:data-pilot-member table:name="Cabo Verde" table:display="true" table:show-details="true"/>
                <table:data-pilot-member table:name="Cambodia" table:display="true" table:show-details="true"/>
                <table:data-pilot-member table:name="Cameroon" table:display="true" table:show-details="true"/>
                <table:data-pilot-member table:name="Canada" table:display="true" table:show-details="true"/>
                <table:data-pilot-member table:name="Cayman Islands" table:display="true" table:show-details="true"/>
                <table:data-pilot-member table:name="Central African Republic" table:display="true" table:show-details="true"/>
                <table:data-pilot-member table:name="Chad" table:display="true" table:show-details="true"/>
                <table:data-pilot-member table:name="Channel Islands" table:display="true" table:show-details="true"/>
                <table:data-pilot-member table:name="Chile" table:display="true" table:show-details="true"/>
                <table:data-pilot-member table:name="China" table:display="true" table:show-details="true"/>
                <table:data-pilot-member table:name="Colombia" table:display="true" table:show-details="true"/>
                <table:data-pilot-member table:name="Comoros" table:display="true" table:show-details="true"/>
                <table:data-pilot-member table:name="Congo, Dem. Rep." table:display="true" table:show-details="true"/>
                <table:data-pilot-member table:name="Congo, Rep." table:display="true" table:show-details="true"/>
                <table:data-pilot-member table:name="Costa Rica" table:display="true" table:show-details="true"/>
                <table:data-pilot-member table:name="Cote d'Ivoire" table:display="true" table:show-details="true"/>
                <table:data-pilot-member table:name="Croatia" table:display="true" table:show-details="true"/>
                <table:data-pilot-member table:name="Cuba" table:display="true" table:show-details="true"/>
                <table:data-pilot-member table:name="Curacao" table:display="true" table:show-details="true"/>
                <table:data-pilot-member table:name="Cyprus" table:display="true" table:show-details="true"/>
                <table:data-pilot-member table:name="Czech Republic" table:display="true" table:show-details="true"/>
                <table:data-pilot-member table:name="Denmark" table:display="true" table:show-details="true"/>
                <table:data-pilot-member table:name="Djibouti" table:display="true" table:show-details="true"/>
                <table:data-pilot-member table:name="Dominica" table:display="true" table:show-details="true"/>
                <table:data-pilot-member table:name="Dominican Republic" table:display="true" table:show-details="true"/>
                <table:data-pilot-member table:name="Ecuador" table:display="true" table:show-details="true"/>
                <table:data-pilot-member table:name="Egypt, Arab Rep." table:display="true" table:show-details="true"/>
                <table:data-pilot-member table:name="El Salvador" table:display="true" table:show-details="true"/>
                <table:data-pilot-member table:name="Equatorial Guinea" table:display="true" table:show-details="true"/>
                <table:data-pilot-member table:name="Eritrea" table:display="true" table:show-details="true"/>
                <table:data-pilot-member table:name="Estonia" table:display="true" table:show-details="true"/>
                <table:data-pilot-member table:name="Ethiopia" table:display="true" table:show-details="true"/>
                <table:data-pilot-member table:name="Faroe Islands" table:display="true" table:show-details="true"/>
                <table:data-pilot-member table:name="Fiji" table:display="true" table:show-details="true"/>
                <table:data-pilot-member table:name="Finland" table:display="true" table:show-details="true"/>
                <table:data-pilot-member table:name="France" table:display="true" table:show-details="true"/>
                <table:data-pilot-member table:name="French Polynesia" table:display="true" table:show-details="true"/>
                <table:data-pilot-member table:name="Gabon" table:display="true" table:show-details="true"/>
                <table:data-pilot-member table:name="Gambia, The" table:display="true" table:show-details="true"/>
                <table:data-pilot-member table:name="Georgia" table:display="true" table:show-details="true"/>
                <table:data-pilot-member table:name="Germany" table:display="true" table:show-details="true"/>
                <table:data-pilot-member table:name="Ghana" table:display="true" table:show-details="true"/>
                <table:data-pilot-member table:name="Gibraltar" table:display="true" table:show-details="true"/>
                <table:data-pilot-member table:name="Greece" table:display="true" table:show-details="true"/>
                <table:data-pilot-member table:name="Greenland" table:display="true" table:show-details="true"/>
                <table:data-pilot-member table:name="Grenada" table:display="true" table:show-details="true"/>
                <table:data-pilot-member table:name="Guam" table:display="true" table:show-details="true"/>
                <table:data-pilot-member table:name="Guatemala" table:display="true" table:show-details="true"/>
                <table:data-pilot-member table:name="Guinea" table:display="true" table:show-details="true"/>
                <table:data-pilot-member table:name="Guinea-Bissau" table:display="true" table:show-details="true"/>
                <table:data-pilot-member table:name="Guyana" table:display="true" table:show-details="true"/>
                <table:data-pilot-member table:name="Haiti" table:display="true" table:show-details="true"/>
                <table:data-pilot-member table:name="Honduras" table:display="true" table:show-details="true"/>
                <table:data-pilot-member table:name="Hong Kong SAR, China" table:display="true" table:show-details="true"/>
                <table:data-pilot-member table:name="Hungary" table:display="true" table:show-details="true"/>
                <table:data-pilot-member table:name="Iceland" table:display="true" table:show-details="true"/>
                <table:data-pilot-member table:name="India" table:display="true" table:show-details="true"/>
                <table:data-pilot-member table:name="Indonesia" table:display="true" table:show-details="true"/>
                <table:data-pilot-member table:name="Iran, Islamic Rep." table:display="true" table:show-details="true"/>
                <table:data-pilot-member table:name="Iraq" table:display="true" table:show-details="true"/>
                <table:data-pilot-member table:name="Ireland" table:display="true" table:show-details="true"/>
                <table:data-pilot-member table:name="Isle of Man" table:display="true" table:show-details="true"/>
                <table:data-pilot-member table:name="Israel" table:display="true" table:show-details="true"/>
                <table:data-pilot-member table:name="Italy" table:display="true" table:show-details="true"/>
                <table:data-pilot-member table:name="Jamaica" table:display="true" table:show-details="true"/>
                <table:data-pilot-member table:name="Japan" table:display="true" table:show-details="true"/>
                <table:data-pilot-member table:name="Jordan" table:display="true" table:show-details="true"/>
                <table:data-pilot-member table:name="Kazakhstan" table:display="true" table:show-details="true"/>
                <table:data-pilot-member table:name="Kenya" table:display="true" table:show-details="true"/>
                <table:data-pilot-member table:name="Kiribati" table:display="true" table:show-details="true"/>
                <table:data-pilot-member table:name="Korea, Dem. People’s Rep." table:display="true" table:show-details="true"/>
                <table:data-pilot-member table:name="Korea, Rep." table:display="true" table:show-details="true"/>
                <table:data-pilot-member table:name="Kosovo" table:display="true" table:show-details="true"/>
                <table:data-pilot-member table:name="Kuwait" table:display="true" table:show-details="true"/>
                <table:data-pilot-member table:name="Kyrgyz Republic" table:display="true" table:show-details="true"/>
                <table:data-pilot-member table:name="Lao PDR" table:display="true" table:show-details="true"/>
                <table:data-pilot-member table:name="Latvia" table:display="true" table:show-details="true"/>
                <table:data-pilot-member table:name="Lebanon" table:display="true" table:show-details="true"/>
                <table:data-pilot-member table:name="Lesotho" table:display="true" table:show-details="true"/>
                <table:data-pilot-member table:name="Liberia" table:display="true" table:show-details="true"/>
                <table:data-pilot-member table:name="Libya" table:display="true" table:show-details="true"/>
                <table:data-pilot-member table:name="Liechtenstein" table:display="true" table:show-details="true"/>
                <table:data-pilot-member table:name="Lithuania" table:display="true" table:show-details="true"/>
                <table:data-pilot-member table:name="Luxembourg" table:display="true" table:show-details="true"/>
                <table:data-pilot-member table:name="Macao SAR, China" table:display="true" table:show-details="true"/>
                <table:data-pilot-member table:name="Macedonia, FYR" table:display="true" table:show-details="true"/>
                <table:data-pilot-member table:name="Madagascar" table:display="true" table:show-details="true"/>
                <table:data-pilot-member table:name="Malawi" table:display="true" table:show-details="true"/>
                <table:data-pilot-member table:name="Malaysia" table:display="true" table:show-details="true"/>
                <table:data-pilot-member table:name="Maldives" table:display="true" table:show-details="true"/>
                <table:data-pilot-member table:name="Mali" table:display="true" table:show-details="true"/>
                <table:data-pilot-member table:name="Malta" table:display="true" table:show-details="true"/>
                <table:data-pilot-member table:name="Marshall Islands" table:display="true" table:show-details="true"/>
                <table:data-pilot-member table:name="Mauritania" table:display="true" table:show-details="true"/>
                <table:data-pilot-member table:name="Mauritius" table:display="true" table:show-details="true"/>
                <table:data-pilot-member table:name="Mexico" table:display="true" table:show-details="true"/>
                <table:data-pilot-member table:name="Micronesia, Fed. Sts." table:display="true" table:show-details="true"/>
                <table:data-pilot-member table:name="Moldova" table:display="true" table:show-details="true"/>
                <table:data-pilot-member table:name="Monaco" table:display="true" table:show-details="true"/>
                <table:data-pilot-member table:name="Mongolia" table:display="true" table:show-details="true"/>
                <table:data-pilot-member table:name="Montenegro" table:display="true" table:show-details="true"/>
                <table:data-pilot-member table:name="Morocco" table:display="true" table:show-details="true"/>
                <table:data-pilot-member table:name="Mozambique" table:display="true" table:show-details="true"/>
                <table:data-pilot-member table:name="Myanmar" table:display="true" table:show-details="true"/>
                <table:data-pilot-member table:name="Namibia" table:display="true" table:show-details="true"/>
                <table:data-pilot-member table:name="Nauru" table:display="true" table:show-details="true"/>
                <table:data-pilot-member table:name="Nepal" table:display="true" table:show-details="true"/>
                <table:data-pilot-member table:name="Netherlands" table:display="true" table:show-details="true"/>
                <table:data-pilot-member table:name="New Caledonia" table:display="true" table:show-details="true"/>
                <table:data-pilot-member table:name="New Zealand" table:display="true" table:show-details="true"/>
                <table:data-pilot-member table:name="Nicaragua" table:display="true" table:show-details="true"/>
                <table:data-pilot-member table:name="Niger" table:display="true" table:show-details="true"/>
                <table:data-pilot-member table:name="Nigeria" table:display="true" table:show-details="true"/>
                <table:data-pilot-member table:name="Northern Mariana Islands" table:display="true" table:show-details="true"/>
                <table:data-pilot-member table:name="Norway" table:display="true" table:show-details="true"/>
                <table:data-pilot-member table:name="Oman" table:display="true" table:show-details="true"/>
                <table:data-pilot-member table:name="Pakistan" table:display="true" table:show-details="true"/>
                <table:data-pilot-member table:name="Palau" table:display="true" table:show-details="true"/>
                <table:data-pilot-member table:name="Panama" table:display="true" table:show-details="true"/>
                <table:data-pilot-member table:name="Papua New Guinea" table:display="true" table:show-details="true"/>
                <table:data-pilot-member table:name="Paraguay" table:display="true" table:show-details="true"/>
                <table:data-pilot-member table:name="Peru" table:display="true" table:show-details="true"/>
                <table:data-pilot-member table:name="Philippines" table:display="true" table:show-details="true"/>
                <table:data-pilot-member table:name="Poland" table:display="true" table:show-details="true"/>
                <table:data-pilot-member table:name="Portugal" table:display="true" table:show-details="true"/>
                <table:data-pilot-member table:name="Puerto Rico" table:display="true" table:show-details="true"/>
                <table:data-pilot-member table:name="Qatar" table:display="true" table:show-details="true"/>
                <table:data-pilot-member table:name="Romania" table:display="true" table:show-details="true"/>
                <table:data-pilot-member table:name="Russian Federation" table:display="true" table:show-details="true"/>
                <table:data-pilot-member table:name="Rwanda" table:display="true" table:show-details="true"/>
                <table:data-pilot-member table:name="Samoa" table:display="true" table:show-details="true"/>
                <table:data-pilot-member table:name="San Marino" table:display="true" table:show-details="true"/>
                <table:data-pilot-member table:name="Sao Tome and Principe" table:display="true" table:show-details="true"/>
                <table:data-pilot-member table:name="Saudi Arabia" table:display="true" table:show-details="true"/>
                <table:data-pilot-member table:name="Senegal" table:display="true" table:show-details="true"/>
                <table:data-pilot-member table:name="Serbia" table:display="true" table:show-details="true"/>
                <table:data-pilot-member table:name="Seychelles" table:display="true" table:show-details="true"/>
                <table:data-pilot-member table:name="Sierra Leone" table:display="true" table:show-details="true"/>
                <table:data-pilot-member table:name="Singapore" table:display="true" table:show-details="true"/>
                <table:data-pilot-member table:name="Sint Maarten (Dutch part)" table:display="true" table:show-details="true"/>
                <table:data-pilot-member table:name="Slovak Republic" table:display="true" table:show-details="true"/>
                <table:data-pilot-member table:name="Slovenia" table:display="true" table:show-details="true"/>
                <table:data-pilot-member table:name="Solomon Islands" table:display="true" table:show-details="true"/>
                <table:data-pilot-member table:name="Somalia" table:display="true" table:show-details="true"/>
                <table:data-pilot-member table:name="South Africa" table:display="true" table:show-details="true"/>
                <table:data-pilot-member table:name="South Sudan" table:display="true" table:show-details="true"/>
                <table:data-pilot-member table:name="Spain" table:display="true" table:show-details="true"/>
                <table:data-pilot-member table:name="Sri Lanka" table:display="true" table:show-details="true"/>
                <table:data-pilot-member table:name="St. Kitts and Nevis" table:display="true" table:show-details="true"/>
                <table:data-pilot-member table:name="St. Lucia" table:display="true" table:show-details="true"/>
                <table:data-pilot-member table:name="St. Martin (French part)" table:display="true" table:show-details="true"/>
                <table:data-pilot-member table:name="St. Vincent and the Grenadines" table:display="true" table:show-details="true"/>
                <table:data-pilot-member table:name="Sudan" table:display="true" table:show-details="true"/>
                <table:data-pilot-member table:name="Suriname" table:display="true" table:show-details="true"/>
                <table:data-pilot-member table:name="Swaziland" table:display="true" table:show-details="true"/>
                <table:data-pilot-member table:name="Sweden" table:display="true" table:show-details="true"/>
                <table:data-pilot-member table:name="Switzerland" table:display="true" table:show-details="true"/>
                <table:data-pilot-member table:name="Syrian Arab Republic" table:display="true" table:show-details="true"/>
                <table:data-pilot-member table:name="Tajikistan" table:display="true" table:show-details="true"/>
                <table:data-pilot-member table:name="Tanzania" table:display="true" table:show-details="true"/>
                <table:data-pilot-member table:name="Thailand" table:display="true" table:show-details="true"/>
                <table:data-pilot-member table:name="Timor-Leste" table:display="true" table:show-details="true"/>
                <table:data-pilot-member table:name="Togo" table:display="true" table:show-details="true"/>
                <table:data-pilot-member table:name="Tonga" table:display="true" table:show-details="true"/>
                <table:data-pilot-member table:name="Trinidad and Tobago" table:display="true" table:show-details="true"/>
                <table:data-pilot-member table:name="Tunisia" table:display="true" table:show-details="true"/>
                <table:data-pilot-member table:name="Turkey" table:display="true" table:show-details="true"/>
                <table:data-pilot-member table:name="Turkmenistan" table:display="true" table:show-details="true"/>
                <table:data-pilot-member table:name="Turks and Caicos Islands" table:display="true" table:show-details="true"/>
                <table:data-pilot-member table:name="Tuvalu" table:display="true" table:show-details="true"/>
                <table:data-pilot-member table:name="Uganda" table:display="true" table:show-details="true"/>
                <table:data-pilot-member table:name="Ukraine" table:display="true" table:show-details="true"/>
                <table:data-pilot-member table:name="United Arab Emirates" table:display="true" table:show-details="true"/>
                <table:data-pilot-member table:name="United Kingdom" table:display="true" table:show-details="true"/>
                <table:data-pilot-member table:name="United States" table:display="true" table:show-details="true"/>
                <table:data-pilot-member table:name="Uruguay" table:display="true" table:show-details="true"/>
                <table:data-pilot-member table:name="Uzbekistan" table:display="true" table:show-details="true"/>
                <table:data-pilot-member table:name="Vanuatu" table:display="true" table:show-details="true"/>
                <table:data-pilot-member table:name="Venezuela, RB" table:display="true" table:show-details="true"/>
                <table:data-pilot-member table:name="Vietnam" table:display="true" table:show-details="true"/>
                <table:data-pilot-member table:name="Virgin Islands (U.S.)" table:display="true" table:show-details="true"/>
                <table:data-pilot-member table:name="West Bank and Gaza" table:display="true" table:show-details="true"/>
                <table:data-pilot-member table:name="Yemen, Rep." table:display="true" table:show-details="true"/>
                <table:data-pilot-member table:name="Zambia" table:display="true" table:show-details="true"/>
                <table:data-pilot-member table:name="Zimbabw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2016 [YR2016]" table:orientation="data" table:used-hierarchy="0" table:function="max">
            <table:data-pilot-level table:show-empty="false">
              <table:data-pilot-members>
                <table:data-pilot-member table:name="24,7661200225" table:display="true" table:show-details="true"/>
                <table:data-pilot-member table:name="27,2389776916" table:display="true" table:show-details="true"/>
                <table:data-pilot-member table:name="34,6056065904" table:display="true" table:show-details="true"/>
                <table:data-pilot-member table:name="37,8703497751" table:display="true" table:show-details="true"/>
                <table:data-pilot-member table:name="42,5711416996" table:display="true" table:show-details="true"/>
                <table:data-pilot-member table:name="43,1258152227" table:display="true" table:show-details="true"/>
                <table:data-pilot-member table:name="43,2574406258" table:display="true" table:show-details="true"/>
                <table:data-pilot-member table:name="44,7283042501" table:display="true" table:show-details="true"/>
                <table:data-pilot-member table:name="45,7795039435" table:display="true" table:show-details="true"/>
                <table:data-pilot-member table:name="45,9136291528" table:display="true" table:show-details="true"/>
                <table:data-pilot-member table:name="46,0629715491" table:display="true" table:show-details="true"/>
                <table:data-pilot-member table:name="46,1008498754" table:display="true" table:show-details="true"/>
                <table:data-pilot-member table:name="46,2240011651" table:display="true" table:show-details="true"/>
                <table:data-pilot-member table:name="46,468861666" table:display="true" table:show-details="true"/>
                <table:data-pilot-member table:name="46,5308840078" table:display="true" table:show-details="true"/>
                <table:data-pilot-member table:name="46,81310007" table:display="true" table:show-details="true"/>
                <table:data-pilot-member table:name="46,8828070844" table:display="true" table:show-details="true"/>
                <table:data-pilot-member table:name="47,0031774452" table:display="true" table:show-details="true"/>
                <table:data-pilot-member table:name="47,0200357834" table:display="true" table:show-details="true"/>
                <table:data-pilot-member table:name="47,3378528424" table:display="true" table:show-details="true"/>
                <table:data-pilot-member table:name="47,5085148402" table:display="true" table:show-details="true"/>
                <table:data-pilot-member table:name="47,5500442005" table:display="true" table:show-details="true"/>
                <table:data-pilot-member table:name="47,6836847524" table:display="true" table:show-details="true"/>
                <table:data-pilot-member table:name="47,742473255" table:display="true" table:show-details="true"/>
                <table:data-pilot-member table:name="47,8948605755" table:display="true" table:show-details="true"/>
                <table:data-pilot-member table:name="47,9772478155" table:display="true" table:show-details="true"/>
                <table:data-pilot-member table:name="47,9918783737" table:display="true" table:show-details="true"/>
                <table:data-pilot-member table:name="48,0146979672" table:display="true" table:show-details="true"/>
                <table:data-pilot-member table:name="48,065341861" table:display="true" table:show-details="true"/>
                <table:data-pilot-member table:name="48,1117307982" table:display="true" table:show-details="true"/>
                <table:data-pilot-member table:name="48,1719714467" table:display="true" table:show-details="true"/>
                <table:data-pilot-member table:name="48,1921036573" table:display="true" table:show-details="true"/>
                <table:data-pilot-member table:name="48,2877237362" table:display="true" table:show-details="true"/>
                <table:data-pilot-member table:name="48,2982561378" table:display="true" table:show-details="true"/>
                <table:data-pilot-member table:name="48,341524925" table:display="true" table:show-details="true"/>
                <table:data-pilot-member table:name="48,4080415298" table:display="true" table:show-details="true"/>
                <table:data-pilot-member table:name="48,4300362358" table:display="true" table:show-details="true"/>
                <table:data-pilot-member table:name="48,4420347584" table:display="true" table:show-details="true"/>
                <table:data-pilot-member table:name="48,4521985166" table:display="true" table:show-details="true"/>
                <table:data-pilot-member table:name="48,4560311622" table:display="true" table:show-details="true"/>
                <table:data-pilot-member table:name="48,4738191023" table:display="true" table:show-details="true"/>
                <table:data-pilot-member table:name="48,5116790132" table:display="true" table:show-details="true"/>
                <table:data-pilot-member table:name="48,5229708187" table:display="true" table:show-details="true"/>
                <table:data-pilot-member table:name="48,5238619219" table:display="true" table:show-details="true"/>
                <table:data-pilot-member table:name="48,6114919938" table:display="true" table:show-details="true"/>
                <table:data-pilot-member table:name="48,6136134847" table:display="true" table:show-details="true"/>
                <table:data-pilot-member table:name="48,6173080032" table:display="true" table:show-details="true"/>
                <table:data-pilot-member table:name="48,6255051496" table:display="true" table:show-details="true"/>
                <table:data-pilot-member table:name="48,6319607254" table:display="true" table:show-details="true"/>
                <table:data-pilot-member table:name="48,6817350229" table:display="true" table:show-details="true"/>
                <table:data-pilot-member table:name="48,7021264685" table:display="true" table:show-details="true"/>
                <table:data-pilot-member table:name="48,7640085385" table:display="true" table:show-details="true"/>
                <table:data-pilot-member table:name="48,7835364362" table:display="true" table:show-details="true"/>
                <table:data-pilot-member table:name="48,7961499615" table:display="true" table:show-details="true"/>
                <table:data-pilot-member table:name="48,8051133508" table:display="true" table:show-details="true"/>
                <table:data-pilot-member table:name="48,8417490597" table:display="true" table:show-details="true"/>
                <table:data-pilot-member table:name="48,8465090061" table:display="true" table:show-details="true"/>
                <table:data-pilot-member table:name="48,8670455521" table:display="true" table:show-details="true"/>
                <table:data-pilot-member table:name="48,907494728" table:display="true" table:show-details="true"/>
                <table:data-pilot-member table:name="48,9376640775" table:display="true" table:show-details="true"/>
                <table:data-pilot-member table:name="48,9571405202" table:display="true" table:show-details="true"/>
                <table:data-pilot-member table:name="48,9694457084" table:display="true" table:show-details="true"/>
                <table:data-pilot-member table:name="48,9946206062" table:display="true" table:show-details="true"/>
                <table:data-pilot-member table:name="49,0236287015" table:display="true" table:show-details="true"/>
                <table:data-pilot-member table:name="49,0307330113" table:display="true" table:show-details="true"/>
                <table:data-pilot-member table:name="49,0407017394" table:display="true" table:show-details="true"/>
                <table:data-pilot-member table:name="49,0485503419" table:display="true" table:show-details="true"/>
                <table:data-pilot-member table:name="49,0849672459" table:display="true" table:show-details="true"/>
                <table:data-pilot-member table:name="49,0920982104" table:display="true" table:show-details="true"/>
                <table:data-pilot-member table:name="49,1066866845" table:display="true" table:show-details="true"/>
                <table:data-pilot-member table:name="49,1288860732" table:display="true" table:show-details="true"/>
                <table:data-pilot-member table:name="49,1445440795" table:display="true" table:show-details="true"/>
                <table:data-pilot-member table:name="49,1522131354" table:display="true" table:show-details="true"/>
                <table:data-pilot-member table:name="49,1604647295" table:display="true" table:show-details="true"/>
                <table:data-pilot-member table:name="49,1636999396" table:display="true" table:show-details="true"/>
                <table:data-pilot-member table:name="49,1734955589" table:display="true" table:show-details="true"/>
                <table:data-pilot-member table:name="49,1801518091" table:display="true" table:show-details="true"/>
                <table:data-pilot-member table:name="49,192365161" table:display="true" table:show-details="true"/>
                <table:data-pilot-member table:name="49,1956749588" table:display="true" table:show-details="true"/>
                <table:data-pilot-member table:name="49,205265924" table:display="true" table:show-details="true"/>
                <table:data-pilot-member table:name="49,2135218078" table:display="true" table:show-details="true"/>
                <table:data-pilot-member table:name="49,2154900809" table:display="true" table:show-details="true"/>
                <table:data-pilot-member table:name="49,2175034378" table:display="true" table:show-details="true"/>
                <table:data-pilot-member table:name="49,2181163379" table:display="true" table:show-details="true"/>
                <table:data-pilot-member table:name="49,2219310225" table:display="true" table:show-details="true"/>
                <table:data-pilot-member table:name="49,2297237546" table:display="true" table:show-details="true"/>
                <table:data-pilot-member table:name="49,2389107224" table:display="true" table:show-details="true"/>
                <table:data-pilot-member table:name="49,2449116694" table:display="true" table:show-details="true"/>
                <table:data-pilot-member table:name="49,2629997489" table:display="true" table:show-details="true"/>
                <table:data-pilot-member table:name="49,2852513357" table:display="true" table:show-details="true"/>
                <table:data-pilot-member table:name="49,2951213591" table:display="true" table:show-details="true"/>
                <table:data-pilot-member table:name="49,2975609962" table:display="true" table:show-details="true"/>
                <table:data-pilot-member table:name="49,3015001574" table:display="true" table:show-details="true"/>
                <table:data-pilot-member table:name="49,3036085174" table:display="true" table:show-details="true"/>
                <table:data-pilot-member table:name="49,3143195395" table:display="true" table:show-details="true"/>
                <table:data-pilot-member table:name="49,3225334511" table:display="true" table:show-details="true"/>
                <table:data-pilot-member table:name="49,3291590706" table:display="true" table:show-details="true"/>
                <table:data-pilot-member table:name="49,3376311353" table:display="true" table:show-details="true"/>
                <table:data-pilot-member table:name="49,3462005967" table:display="true" table:show-details="true"/>
                <table:data-pilot-member table:name="49,3517470073" table:display="true" table:show-details="true"/>
                <table:data-pilot-member table:name="49,3542327734" table:display="true" table:show-details="true"/>
                <table:data-pilot-member table:name="49,3781549897" table:display="true" table:show-details="true"/>
                <table:data-pilot-member table:name="49,3865573467" table:display="true" table:show-details="true"/>
                <table:data-pilot-member table:name="49,4014030563" table:display="true" table:show-details="true"/>
                <table:data-pilot-member table:name="49,4018713896" table:display="true" table:show-details="true"/>
                <table:data-pilot-member table:name="49,4189105595" table:display="true" table:show-details="true"/>
                <table:data-pilot-member table:name="49,4337659525" table:display="true" table:show-details="true"/>
                <table:data-pilot-member table:name="49,4360246163" table:display="true" table:show-details="true"/>
                <table:data-pilot-member table:name="49,4403465605" table:display="true" table:show-details="true"/>
                <table:data-pilot-member table:name="49,4543822641" table:display="true" table:show-details="true"/>
                <table:data-pilot-member table:name="49,4757562198" table:display="true" table:show-details="true"/>
                <table:data-pilot-member table:name="49,4758719516" table:display="true" table:show-details="true"/>
                <table:data-pilot-member table:name="49,4833811718" table:display="true" table:show-details="true"/>
                <table:data-pilot-member table:name="49,4909486569" table:display="true" table:show-details="true"/>
                <table:data-pilot-member table:name="49,4998122216" table:display="true" table:show-details="true"/>
                <table:data-pilot-member table:name="49,5002469945" table:display="true" table:show-details="true"/>
                <table:data-pilot-member table:name="49,5003786505" table:display="true" table:show-details="true"/>
                <table:data-pilot-member table:name="49,5048432414" table:display="true" table:show-details="true"/>
                <table:data-pilot-member table:name="49,5069618352" table:display="true" table:show-details="true"/>
                <table:data-pilot-member table:name="49,5075615292" table:display="true" table:show-details="true"/>
                <table:data-pilot-member table:name="49,5188022868" table:display="true" table:show-details="true"/>
                <table:data-pilot-member table:name="49,5291179654" table:display="true" table:show-details="true"/>
                <table:data-pilot-member table:name="49,5295051151" table:display="true" table:show-details="true"/>
                <table:data-pilot-member table:name="49,5562334299" table:display="true" table:show-details="true"/>
                <table:data-pilot-member table:name="49,5576593338" table:display="true" table:show-details="true"/>
                <table:data-pilot-member table:name="49,5604976376" table:display="true" table:show-details="true"/>
                <table:data-pilot-member table:name="49,5631615265" table:display="true" table:show-details="true"/>
                <table:data-pilot-member table:name="49,567907603" table:display="true" table:show-details="true"/>
                <table:data-pilot-member table:name="49,5729999405" table:display="true" table:show-details="true"/>
                <table:data-pilot-member table:name="49,5788087825" table:display="true" table:show-details="true"/>
                <table:data-pilot-member table:name="49,5879321243" table:display="true" table:show-details="true"/>
                <table:data-pilot-member table:name="49,5881572789" table:display="true" table:show-details="true"/>
                <table:data-pilot-member table:name="49,5889089797" table:display="true" table:show-details="true"/>
                <table:data-pilot-member table:name="49,5977784422" table:display="true" table:show-details="true"/>
                <table:data-pilot-member table:name="49,6088461843" table:display="true" table:show-details="true"/>
                <table:data-pilot-member table:name="49,6189510307" table:display="true" table:show-details="true"/>
                <table:data-pilot-member table:name="49,6191606955" table:display="true" table:show-details="true"/>
                <table:data-pilot-member table:name="49,6319290039" table:display="true" table:show-details="true"/>
                <table:data-pilot-member table:name="49,6332439841" table:display="true" table:show-details="true"/>
                <table:data-pilot-member table:name="49,6440061338" table:display="true" table:show-details="true"/>
                <table:data-pilot-member table:name="49,6515580531" table:display="true" table:show-details="true"/>
                <table:data-pilot-member table:name="49,6942503017" table:display="true" table:show-details="true"/>
                <table:data-pilot-member table:name="49,7003088881" table:display="true" table:show-details="true"/>
                <table:data-pilot-member table:name="49,7314615456" table:display="true" table:show-details="true"/>
                <table:data-pilot-member table:name="49,7340662783" table:display="true" table:show-details="true"/>
                <table:data-pilot-member table:name="49,7351566484" table:display="true" table:show-details="true"/>
                <table:data-pilot-member table:name="49,7550014877" table:display="true" table:show-details="true"/>
                <table:data-pilot-member table:name="49,7618655112" table:display="true" table:show-details="true"/>
                <table:data-pilot-member table:name="49,762623335" table:display="true" table:show-details="true"/>
                <table:data-pilot-member table:name="49,766126665" table:display="true" table:show-details="true"/>
                <table:data-pilot-member table:name="49,7893177873" table:display="true" table:show-details="true"/>
                <table:data-pilot-member table:name="49,7906919402" table:display="true" table:show-details="true"/>
                <table:data-pilot-member table:name="49,7936561135" table:display="true" table:show-details="true"/>
                <table:data-pilot-member table:name="49,7980605832" table:display="true" table:show-details="true"/>
                <table:data-pilot-member table:name="49,7986524035" table:display="true" table:show-details="true"/>
                <table:data-pilot-member table:name="49,8004871409" table:display="true" table:show-details="true"/>
                <table:data-pilot-member table:name="49,8057193973" table:display="true" table:show-details="true"/>
                <table:data-pilot-member table:name="49,8073951763" table:display="true" table:show-details="true"/>
                <table:data-pilot-member table:name="49,810678721" table:display="true" table:show-details="true"/>
                <table:data-pilot-member table:name="49,8110629877" table:display="true" table:show-details="true"/>
                <table:data-pilot-member table:name="49,8141394018" table:display="true" table:show-details="true"/>
                <table:data-pilot-member table:name="49,8195959167" table:display="true" table:show-details="true"/>
                <table:data-pilot-member table:name="49,8212903025" table:display="true" table:show-details="true"/>
                <table:data-pilot-member table:name="49,8235419246" table:display="true" table:show-details="true"/>
                <table:data-pilot-member table:name="49,8354748671" table:display="true" table:show-details="true"/>
                <table:data-pilot-member table:name="49,8355986098" table:display="true" table:show-details="true"/>
                <table:data-pilot-member table:name="49,8379341687" table:display="true" table:show-details="true"/>
                <table:data-pilot-member table:name="49,838786417" table:display="true" table:show-details="true"/>
                <table:data-pilot-member table:name="49,8468978136" table:display="true" table:show-details="true"/>
                <table:data-pilot-member table:name="49,8566257703" table:display="true" table:show-details="true"/>
                <table:data-pilot-member table:name="49,8577256617" table:display="true" table:show-details="true"/>
                <table:data-pilot-member table:name="49,8622449105" table:display="true" table:show-details="true"/>
                <table:data-pilot-member table:name="49,8624961048" table:display="true" table:show-details="true"/>
                <table:data-pilot-member table:name="49,8731114344" table:display="true" table:show-details="true"/>
                <table:data-pilot-member table:name="49,8757598924" table:display="true" table:show-details="true"/>
                <table:data-pilot-member table:name="49,8791076456" table:display="true" table:show-details="true"/>
                <table:data-pilot-member table:name="49,8795093886" table:display="true" table:show-details="true"/>
                <table:data-pilot-member table:name="49,9092286397" table:display="true" table:show-details="true"/>
                <table:data-pilot-member table:name="49,9205215156" table:display="true" table:show-details="true"/>
                <table:data-pilot-member table:name="49,9276155433" table:display="true" table:show-details="true"/>
                <table:data-pilot-member table:name="49,9298072655" table:display="true" table:show-details="true"/>
                <table:data-pilot-member table:name="49,9484701848" table:display="true" table:show-details="true"/>
                <table:data-pilot-member table:name="49,9487391321" table:display="true" table:show-details="true"/>
                <table:data-pilot-member table:name="49,9537554444" table:display="true" table:show-details="true"/>
                <table:data-pilot-member table:name="49,9620038129" table:display="true" table:show-details="true"/>
                <table:data-pilot-member table:name="49,9653678459" table:display="true" table:show-details="true"/>
                <table:data-pilot-member table:name="49,9705079628" table:display="true" table:show-details="true"/>
                <table:data-pilot-member table:name="49,974812217" table:display="true" table:show-details="true"/>
                <table:data-pilot-member table:name="49,9766123962" table:display="true" table:show-details="true"/>
                <table:data-pilot-member table:name="49,9772622057" table:display="true" table:show-details="true"/>
                <table:data-pilot-member table:name="49,9856027469" table:display="true" table:show-details="true"/>
                <table:data-pilot-member table:name="49,9866684164" table:display="true" table:show-details="true"/>
                <table:data-pilot-member table:name="49,9945223909" table:display="true" table:show-details="true"/>
                <table:data-pilot-member table:name="50,0054776091" table:display="true" table:show-details="true"/>
                <table:data-pilot-member table:name="50,0133315836" table:display="true" table:show-details="true"/>
                <table:data-pilot-member table:name="50,0143972531" table:display="true" table:show-details="true"/>
                <table:data-pilot-member table:name="50,0227377943" table:display="true" table:show-details="true"/>
                <table:data-pilot-member table:name="50,0233876038" table:display="true" table:show-details="true"/>
                <table:data-pilot-member table:name="50,0251877831" table:display="true" table:show-details="true"/>
                <table:data-pilot-member table:name="50,0294920372" table:display="true" table:show-details="true"/>
                <table:data-pilot-member table:name="50,0346321541" table:display="true" table:show-details="true"/>
                <table:data-pilot-member table:name="50,0379961871" table:display="true" table:show-details="true"/>
                <table:data-pilot-member table:name="50,0462445556" table:display="true" table:show-details="true"/>
                <table:data-pilot-member table:name="50,0512608679" table:display="true" table:show-details="true"/>
                <table:data-pilot-member table:name="50,0515298152" table:display="true" table:show-details="true"/>
                <table:data-pilot-member table:name="50,0701927345" table:display="true" table:show-details="true"/>
                <table:data-pilot-member table:name="50,0723844567" table:display="true" table:show-details="true"/>
                <table:data-pilot-member table:name="50,0794784844" table:display="true" table:show-details="true"/>
                <table:data-pilot-member table:name="50,0907713603" table:display="true" table:show-details="true"/>
                <table:data-pilot-member table:name="50,1204906114" table:display="true" table:show-details="true"/>
                <table:data-pilot-member table:name="50,1208923544" table:display="true" table:show-details="true"/>
                <table:data-pilot-member table:name="50,1242401076" table:display="true" table:show-details="true"/>
                <table:data-pilot-member table:name="50,1268885656" table:display="true" table:show-details="true"/>
                <table:data-pilot-member table:name="50,1375038952" table:display="true" table:show-details="true"/>
                <table:data-pilot-member table:name="50,1377550895" table:display="true" table:show-details="true"/>
                <table:data-pilot-member table:name="50,1422743383" table:display="true" table:show-details="true"/>
                <table:data-pilot-member table:name="50,1433742297" table:display="true" table:show-details="true"/>
                <table:data-pilot-member table:name="50,1531021864" table:display="true" table:show-details="true"/>
                <table:data-pilot-member table:name="50,161213583" table:display="true" table:show-details="true"/>
                <table:data-pilot-member table:name="50,1620658313" table:display="true" table:show-details="true"/>
                <table:data-pilot-member table:name="50,1644013902" table:display="true" table:show-details="true"/>
                <table:data-pilot-member table:name="50,1645251329" table:display="true" table:show-details="true"/>
                <table:data-pilot-member table:name="50,1764580754" table:display="true" table:show-details="true"/>
                <table:data-pilot-member table:name="50,1787096975" table:display="true" table:show-details="true"/>
                <table:data-pilot-member table:name="50,1804040833" table:display="true" table:show-details="true"/>
                <table:data-pilot-member table:name="50,1858605982" table:display="true" table:show-details="true"/>
                <table:data-pilot-member table:name="50,1889370123" table:display="true" table:show-details="true"/>
                <table:data-pilot-member table:name="50,189321279" table:display="true" table:show-details="true"/>
                <table:data-pilot-member table:name="50,1926048237" table:display="true" table:show-details="true"/>
                <table:data-pilot-member table:name="50,1942806027" table:display="true" table:show-details="true"/>
                <table:data-pilot-member table:name="50,1995128591" table:display="true" table:show-details="true"/>
                <table:data-pilot-member table:name="50,2013475965" table:display="true" table:show-details="true"/>
                <table:data-pilot-member table:name="50,2019394168" table:display="true" table:show-details="true"/>
                <table:data-pilot-member table:name="50,2063438865" table:display="true" table:show-details="true"/>
                <table:data-pilot-member table:name="50,2093080598" table:display="true" table:show-details="true"/>
                <table:data-pilot-member table:name="50,2106822127" table:display="true" table:show-details="true"/>
                <table:data-pilot-member table:name="50,233873335" table:display="true" table:show-details="true"/>
                <table:data-pilot-member table:name="50,237376665" table:display="true" table:show-details="true"/>
                <table:data-pilot-member table:name="50,2381344888" table:display="true" table:show-details="true"/>
                <table:data-pilot-member table:name="50,2449985123" table:display="true" table:show-details="true"/>
                <table:data-pilot-member table:name="50,2648433516" table:display="true" table:show-details="true"/>
                <table:data-pilot-member table:name="50,2659337217" table:display="true" table:show-details="true"/>
                <table:data-pilot-member table:name="50,2685384544" table:display="true" table:show-details="true"/>
                <table:data-pilot-member table:name="50,2996911119" table:display="true" table:show-details="true"/>
                <table:data-pilot-member table:name="50,3057496983" table:display="true" table:show-details="true"/>
                <table:data-pilot-member table:name="50,3484419469" table:display="true" table:show-details="true"/>
                <table:data-pilot-member table:name="50,3559938662" table:display="true" table:show-details="true"/>
                <table:data-pilot-member table:name="50,3667560159" table:display="true" table:show-details="true"/>
                <table:data-pilot-member table:name="50,3680709961" table:display="true" table:show-details="true"/>
                <table:data-pilot-member table:name="50,3808393045" table:display="true" table:show-details="true"/>
                <table:data-pilot-member table:name="50,3810489693" table:display="true" table:show-details="true"/>
                <table:data-pilot-member table:name="50,3911538157" table:display="true" table:show-details="true"/>
                <table:data-pilot-member table:name="50,4022215578" table:display="true" table:show-details="true"/>
                <table:data-pilot-member table:name="50,4110910203" table:display="true" table:show-details="true"/>
                <table:data-pilot-member table:name="50,4118427211" table:display="true" table:show-details="true"/>
                <table:data-pilot-member table:name="50,4120678757" table:display="true" table:show-details="true"/>
                <table:data-pilot-member table:name="50,4211912175" table:display="true" table:show-details="true"/>
                <table:data-pilot-member table:name="50,4270000595" table:display="true" table:show-details="true"/>
                <table:data-pilot-member table:name="50,432092397" table:display="true" table:show-details="true"/>
                <table:data-pilot-member table:name="50,4368384735" table:display="true" table:show-details="true"/>
                <table:data-pilot-member table:name="50,4395023624" table:display="true" table:show-details="true"/>
                <table:data-pilot-member table:name="50,4423406662" table:display="true" table:show-details="true"/>
                <table:data-pilot-member table:name="50,4437665701" table:display="true" table:show-details="true"/>
                <table:data-pilot-member table:name="50,4704948849" table:display="true" table:show-details="true"/>
                <table:data-pilot-member table:name="50,4708820346" table:display="true" table:show-details="true"/>
                <table:data-pilot-member table:name="50,4811977132" table:display="true" table:show-details="true"/>
                <table:data-pilot-member table:name="50,4924384708" table:display="true" table:show-details="true"/>
                <table:data-pilot-member table:name="50,4930381648" table:display="true" table:show-details="true"/>
                <table:data-pilot-member table:name="50,4951567586" table:display="true" table:show-details="true"/>
                <table:data-pilot-member table:name="50,4996213495" table:display="true" table:show-details="true"/>
                <table:data-pilot-member table:name="50,4997530055" table:display="true" table:show-details="true"/>
                <table:data-pilot-member table:name="50,5001877784" table:display="true" table:show-details="true"/>
                <table:data-pilot-member table:name="50,5090513431" table:display="true" table:show-details="true"/>
                <table:data-pilot-member table:name="50,5166188282" table:display="true" table:show-details="true"/>
                <table:data-pilot-member table:name="50,5241280484" table:display="true" table:show-details="true"/>
                <table:data-pilot-member table:name="50,5242437802" table:display="true" table:show-details="true"/>
                <table:data-pilot-member table:name="50,5456177359" table:display="true" table:show-details="true"/>
                <table:data-pilot-member table:name="50,5596534395" table:display="true" table:show-details="true"/>
                <table:data-pilot-member table:name="50,5639753837" table:display="true" table:show-details="true"/>
                <table:data-pilot-member table:name="50,5662340475" table:display="true" table:show-details="true"/>
                <table:data-pilot-member table:name="50,5810894405" table:display="true" table:show-details="true"/>
                <table:data-pilot-member table:name="50,5981286104" table:display="true" table:show-details="true"/>
                <table:data-pilot-member table:name="50,5985969437" table:display="true" table:show-details="true"/>
                <table:data-pilot-member table:name="50,6134426533" table:display="true" table:show-details="true"/>
                <table:data-pilot-member table:name="50,6218450103" table:display="true" table:show-details="true"/>
                <table:data-pilot-member table:name="50,6457672267" table:display="true" table:show-details="true"/>
                <table:data-pilot-member table:name="50,6482529927" table:display="true" table:show-details="true"/>
                <table:data-pilot-member table:name="50,6537994033" table:display="true" table:show-details="true"/>
                <table:data-pilot-member table:name="50,6623688647" table:display="true" table:show-details="true"/>
                <table:data-pilot-member table:name="50,6708409294" table:display="true" table:show-details="true"/>
                <table:data-pilot-member table:name="50,6774665489" table:display="true" table:show-details="true"/>
                <table:data-pilot-member table:name="50,6856804605" table:display="true" table:show-details="true"/>
                <table:data-pilot-member table:name="50,6963914826" table:display="true" table:show-details="true"/>
                <table:data-pilot-member table:name="50,6984998426" table:display="true" table:show-details="true"/>
                <table:data-pilot-member table:name="50,7024390038" table:display="true" table:show-details="true"/>
                <table:data-pilot-member table:name="50,7048786409" table:display="true" table:show-details="true"/>
                <table:data-pilot-member table:name="50,7147486643" table:display="true" table:show-details="true"/>
                <table:data-pilot-member table:name="50,7370002511" table:display="true" table:show-details="true"/>
                <table:data-pilot-member table:name="50,7550883306" table:display="true" table:show-details="true"/>
                <table:data-pilot-member table:name="50,7610892776" table:display="true" table:show-details="true"/>
                <table:data-pilot-member table:name="50,7702762454" table:display="true" table:show-details="true"/>
                <table:data-pilot-member table:name="50,7780689775" table:display="true" table:show-details="true"/>
                <table:data-pilot-member table:name="50,7818836621" table:display="true" table:show-details="true"/>
                <table:data-pilot-member table:name="50,7824965622" table:display="true" table:show-details="true"/>
                <table:data-pilot-member table:name="50,7845099191" table:display="true" table:show-details="true"/>
                <table:data-pilot-member table:name="50,7864781922" table:display="true" table:show-details="true"/>
                <table:data-pilot-member table:name="50,794734076" table:display="true" table:show-details="true"/>
                <table:data-pilot-member table:name="50,8043250412" table:display="true" table:show-details="true"/>
                <table:data-pilot-member table:name="50,807634839" table:display="true" table:show-details="true"/>
                <table:data-pilot-member table:name="50,8198481909" table:display="true" table:show-details="true"/>
                <table:data-pilot-member table:name="50,8265044411" table:display="true" table:show-details="true"/>
                <table:data-pilot-member table:name="50,8363000604" table:display="true" table:show-details="true"/>
                <table:data-pilot-member table:name="50,8395352705" table:display="true" table:show-details="true"/>
                <table:data-pilot-member table:name="50,8477868646" table:display="true" table:show-details="true"/>
                <table:data-pilot-member table:name="50,8554559205" table:display="true" table:show-details="true"/>
                <table:data-pilot-member table:name="50,8711139268" table:display="true" table:show-details="true"/>
                <table:data-pilot-member table:name="50,8933133155" table:display="true" table:show-details="true"/>
                <table:data-pilot-member table:name="50,9079017896" table:display="true" table:show-details="true"/>
                <table:data-pilot-member table:name="50,9150327541" table:display="true" table:show-details="true"/>
                <table:data-pilot-member table:name="50,9514496581" table:display="true" table:show-details="true"/>
                <table:data-pilot-member table:name="50,9592982606" table:display="true" table:show-details="true"/>
                <table:data-pilot-member table:name="50,9692669887" table:display="true" table:show-details="true"/>
                <table:data-pilot-member table:name="50,9763712985" table:display="true" table:show-details="true"/>
                <table:data-pilot-member table:name="51,0053793938" table:display="true" table:show-details="true"/>
                <table:data-pilot-member table:name="51,0305542916" table:display="true" table:show-details="true"/>
                <table:data-pilot-member table:name="51,0428594798" table:display="true" table:show-details="true"/>
                <table:data-pilot-member table:name="51,0623359225" table:display="true" table:show-details="true"/>
                <table:data-pilot-member table:name="51,092505272" table:display="true" table:show-details="true"/>
                <table:data-pilot-member table:name="51,1329544479" table:display="true" table:show-details="true"/>
                <table:data-pilot-member table:name="51,1534909939" table:display="true" table:show-details="true"/>
                <table:data-pilot-member table:name="51,1582509403" table:display="true" table:show-details="true"/>
                <table:data-pilot-member table:name="51,1948866492" table:display="true" table:show-details="true"/>
                <table:data-pilot-member table:name="51,2038500385" table:display="true" table:show-details="true"/>
                <table:data-pilot-member table:name="51,2164635638" table:display="true" table:show-details="true"/>
                <table:data-pilot-member table:name="51,2359914615" table:display="true" table:show-details="true"/>
                <table:data-pilot-member table:name="51,2978735315" table:display="true" table:show-details="true"/>
                <table:data-pilot-member table:name="51,3182649771" table:display="true" table:show-details="true"/>
                <table:data-pilot-member table:name="51,3680392746" table:display="true" table:show-details="true"/>
                <table:data-pilot-member table:name="51,3744948504" table:display="true" table:show-details="true"/>
                <table:data-pilot-member table:name="51,3826919968" table:display="true" table:show-details="true"/>
                <table:data-pilot-member table:name="51,3863865153" table:display="true" table:show-details="true"/>
                <table:data-pilot-member table:name="51,3885080062" table:display="true" table:show-details="true"/>
                <table:data-pilot-member table:name="51,4761380781" table:display="true" table:show-details="true"/>
                <table:data-pilot-member table:name="51,4770291813" table:display="true" table:show-details="true"/>
                <table:data-pilot-member table:name="51,4883209868" table:display="true" table:show-details="true"/>
                <table:data-pilot-member table:name="51,5261808977" table:display="true" table:show-details="true"/>
                <table:data-pilot-member table:name="51,5439688378" table:display="true" table:show-details="true"/>
                <table:data-pilot-member table:name="51,5478014834" table:display="true" table:show-details="true"/>
                <table:data-pilot-member table:name="51,5579652416" table:display="true" table:show-details="true"/>
                <table:data-pilot-member table:name="51,5699637642" table:display="true" table:show-details="true"/>
                <table:data-pilot-member table:name="51,5919584702" table:display="true" table:show-details="true"/>
                <table:data-pilot-member table:name="51,658475075" table:display="true" table:show-details="true"/>
                <table:data-pilot-member table:name="51,7017438622" table:display="true" table:show-details="true"/>
                <table:data-pilot-member table:name="51,7122762638" table:display="true" table:show-details="true"/>
                <table:data-pilot-member table:name="51,8078963427" table:display="true" table:show-details="true"/>
                <table:data-pilot-member table:name="51,8280285533" table:display="true" table:show-details="true"/>
                <table:data-pilot-member table:name="51,8882692018" table:display="true" table:show-details="true"/>
                <table:data-pilot-member table:name="51,934658139" table:display="true" table:show-details="true"/>
                <table:data-pilot-member table:name="51,9853020328" table:display="true" table:show-details="true"/>
                <table:data-pilot-member table:name="52,0081216263" table:display="true" table:show-details="true"/>
                <table:data-pilot-member table:name="52,0227521845" table:display="true" table:show-details="true"/>
                <table:data-pilot-member table:name="52,1051394245" table:display="true" table:show-details="true"/>
                <table:data-pilot-member table:name="52,257526745" table:display="true" table:show-details="true"/>
                <table:data-pilot-member table:name="52,3163152476" table:display="true" table:show-details="true"/>
                <table:data-pilot-member table:name="52,4499557995" table:display="true" table:show-details="true"/>
                <table:data-pilot-member table:name="52,4914851599" table:display="true" table:show-details="true"/>
                <table:data-pilot-member table:name="52,6621471576" table:display="true" table:show-details="true"/>
                <table:data-pilot-member table:name="52,9799642166" table:display="true" table:show-details="true"/>
                <table:data-pilot-member table:name="52,9968225548" table:display="true" table:show-details="true"/>
                <table:data-pilot-member table:name="53,1171929156" table:display="true" table:show-details="true"/>
                <table:data-pilot-member table:name="53,18689993" table:display="true" table:show-details="true"/>
                <table:data-pilot-member table:name="53,4691159922" table:display="true" table:show-details="true"/>
                <table:data-pilot-member table:name="53,531138334" table:display="true" table:show-details="true"/>
                <table:data-pilot-member table:name="53,7759988349" table:display="true" table:show-details="true"/>
                <table:data-pilot-member table:name="53,8991501246" table:display="true" table:show-details="true"/>
                <table:data-pilot-member table:name="53,9370284509" table:display="true" table:show-details="true"/>
                <table:data-pilot-member table:name="54,0863708472" table:display="true" table:show-details="true"/>
                <table:data-pilot-member table:name="54,2204960565" table:display="true" table:show-details="true"/>
                <table:data-pilot-member table:name="55,2716957499" table:display="true" table:show-details="true"/>
                <table:data-pilot-member table:name="56,7425593742" table:display="true" table:show-details="true"/>
                <table:data-pilot-member table:name="56,8741847773" table:display="true" table:show-details="true"/>
                <table:data-pilot-member table:name="57,4288583004" table:display="true" table:show-details="true"/>
                <table:data-pilot-member table:name="62,1296502249" table:display="true" table:show-details="true"/>
                <table:data-pilot-member table:name="65,3943934096" table:display="true" table:show-details="true"/>
                <table:data-pilot-member table:name="72,7610223084" table:display="true" table:show-details="true"/>
                <table:data-pilot-member table:name="75,2338799775" table:display="true" table:show-details="true"/>
                <table:data-pilot-member table:name="218,2835283802" table:display="true" table:show-details="true"/>
                <table:data-pilot-member table:name="325,7202917832" table:display="true" table:show-details="true"/>
                <table:data-pilot-member table:name="352,6460784493" table:display="true" table:show-details="true"/>
                <table:data-pilot-member table:name="388,272140742" table:display="true" table:show-details="true"/>
                <table:data-pilot-member table:name="391,1325854077" table:display="true" table:show-details="true"/>
                <table:data-pilot-member table:name="416,0027172376" table:display="true" table:show-details="true"/>
                <table:data-pilot-member table:name="455,5888773783" table:display="true" table:show-details="true"/>
                <table:data-pilot-member table:name="481,4519367044" table:display="true" table:show-details="true"/>
                <table:data-pilot-member table:name="511,1874265158" table:display="true" table:show-details="true"/>
                <table:data-pilot-member table:name="515,3872816546" table:display="true" table:show-details="true"/>
                <table:data-pilot-member table:name="531,9182084584" table:display="true" table:show-details="true"/>
                <table:data-pilot-member table:name="558,1187231949" table:display="true" table:show-details="true"/>
                <table:data-pilot-member table:name="582,3740058389" table:display="true" table:show-details="true"/>
                <table:data-pilot-member table:name="596,2576385081" table:display="true" table:show-details="true"/>
                <table:data-pilot-member table:name="662,4343274601" table:display="true" table:show-details="true"/>
                <table:data-pilot-member table:name="663,9067120335" table:display="true" table:show-details="true"/>
                <table:data-pilot-member table:name="679,6673600301" table:display="true" table:show-details="true"/>
                <table:data-pilot-member table:name="685,1185503462" table:display="true" table:show-details="true"/>
                <table:data-pilot-member table:name="729,2684423618" table:display="true" table:show-details="true"/>
                <table:data-pilot-member table:name="735,7226674213" table:display="true" table:show-details="true"/>
                <table:data-pilot-member table:name="738,6391106268" table:display="true" table:show-details="true"/>
                <table:data-pilot-member table:name="745,8707245136" table:display="true" table:show-details="true"/>
                <table:data-pilot-member table:name="768,4389602482" table:display="true" table:show-details="true"/>
                <table:data-pilot-member table:name="837,3419564053" table:display="true" table:show-details="true"/>
                <table:data-pilot-member table:name="859,6485715263" table:display="true" table:show-details="true"/>
                <table:data-pilot-member table:name="866,9544012246" table:display="true" table:show-details="true"/>
                <table:data-pilot-member table:name="917,5637152028" table:display="true" table:show-details="true"/>
                <table:data-pilot-member table:name="939,8016790007" table:display="true" table:show-details="true"/>
                <table:data-pilot-member table:name="968,3856025646" table:display="true" table:show-details="true"/>
                <table:data-pilot-member table:name="1029,5782123924" table:display="true" table:show-details="true"/>
                <table:data-pilot-member table:name="1038,3079583117" table:display="true" table:show-details="true"/>
                <table:data-pilot-member table:name="1079,1135407797" table:display="true" table:show-details="true"/>
                <table:data-pilot-member table:name="1092,2511622777" table:display="true" table:show-details="true"/>
                <table:data-pilot-member table:name="1143,0653734013" table:display="true" table:show-details="true"/>
                <table:data-pilot-member table:name="1178,7981111199" table:display="true" table:show-details="true"/>
                <table:data-pilot-member table:name="1283,8867074562" table:display="true" table:show-details="true"/>
                <table:data-pilot-member table:name="1296,0074576187" table:display="true" table:show-details="true"/>
                <table:data-pilot-member table:name="1352,4767090328" table:display="true" table:show-details="true"/>
                <table:data-pilot-member table:name="1408,1406600178" table:display="true" table:show-details="true"/>
                <table:data-pilot-member table:name="1479,3432030439" table:display="true" table:show-details="true"/>
                <table:data-pilot-member table:name="1495,4433620291" table:display="true" table:show-details="true"/>
                <table:data-pilot-member table:name="1552,7704197963" table:display="true" table:show-details="true"/>
                <table:data-pilot-member table:name="1627,2747035863" table:display="true" table:show-details="true"/>
                <table:data-pilot-member table:name="1642,7300963256" table:display="true" table:show-details="true"/>
                <table:data-pilot-member table:name="1685,9922581543" table:display="true" table:show-details="true"/>
                <table:data-pilot-member table:name="1707,6616236791" table:display="true" table:show-details="true"/>
                <table:data-pilot-member table:name="1770,2579063809" table:display="true" table:show-details="true"/>
                <table:data-pilot-member table:name="1861,4910293515" table:display="true" table:show-details="true"/>
                <table:data-pilot-member table:name="1923,4226201404" table:display="true" table:show-details="true"/>
                <table:data-pilot-member table:name="1946,3734067701" table:display="true" table:show-details="true"/>
                <table:data-pilot-member table:name="1961,4636981549" table:display="true" table:show-details="true"/>
                <table:data-pilot-member table:name="2062,6817875778" table:display="true" table:show-details="true"/>
                <table:data-pilot-member table:name="2137,8082200945" table:display="true" table:show-details="true"/>
                <table:data-pilot-member table:name="2436,1800593265" table:display="true" table:show-details="true"/>
                <table:data-pilot-member table:name="2455,9185587943" table:display="true" table:show-details="true"/>
                <table:data-pilot-member table:name="2457,6259615502" table:display="true" table:show-details="true"/>
                <table:data-pilot-member table:name="2570,6757225107" table:display="true" table:show-details="true"/>
                <table:data-pilot-member table:name="2724,3968069103" table:display="true" table:show-details="true"/>
                <table:data-pilot-member table:name="2753,3498622999" table:display="true" table:show-details="true"/>
                <table:data-pilot-member table:name="2798,0660968083" table:display="true" table:show-details="true"/>
                <table:data-pilot-member table:name="2801,2752400356" table:display="true" table:show-details="true"/>
                <table:data-pilot-member table:name="2823,4335265075" table:display="true" table:show-details="true"/>
                <table:data-pilot-member table:name="2873,6929366553" table:display="true" table:show-details="true"/>
                <table:data-pilot-member table:name="2905,8574403437" table:display="true" table:show-details="true"/>
                <table:data-pilot-member table:name="3100,2062100504" table:display="true" table:show-details="true"/>
                <table:data-pilot-member table:name="3196,040280488" table:display="true" table:show-details="true"/>
                <table:data-pilot-member table:name="3258,4932401411" table:display="true" table:show-details="true"/>
                <table:data-pilot-member table:name="3373,9455377308" table:display="true" table:show-details="true"/>
                <table:data-pilot-member table:name="3402,7217711173" table:display="true" table:show-details="true"/>
                <table:data-pilot-member table:name="3452,9462124976" table:display="true" table:show-details="true"/>
                <table:data-pilot-member table:name="3582,6475623499" table:display="true" table:show-details="true"/>
                <table:data-pilot-member table:name="3759,2296389769" table:display="true" table:show-details="true"/>
                <table:data-pilot-member table:name="3782,4048534628" table:display="true" table:show-details="true"/>
                <table:data-pilot-member table:name="3783,5433275975" table:display="true" table:show-details="true"/>
                <table:data-pilot-member table:name="3792,2901489116" table:display="true" table:show-details="true"/>
                <table:data-pilot-member table:name="3802,8596551862" table:display="true" table:show-details="true"/>
                <table:data-pilot-member table:name="3890,0680961502" table:display="true" table:show-details="true"/>
                <table:data-pilot-member table:name="3906,1158746705" table:display="true" table:show-details="true"/>
                <table:data-pilot-member table:name="3906,2618779126" table:display="true" table:show-details="true"/>
                <table:data-pilot-member table:name="3925,5633560461" table:display="true" table:show-details="true"/>
                <table:data-pilot-member table:name="3932,554617334" table:display="true" table:show-details="true"/>
                <table:data-pilot-member table:name="3974,0584850012" table:display="true" table:show-details="true"/>
                <table:data-pilot-member table:name="4083,9981576471" table:display="true" table:show-details="true"/>
                <table:data-pilot-member table:name="4195,9681143387" table:display="true" table:show-details="true"/>
                <table:data-pilot-member table:name="4265,3719881131" table:display="true" table:show-details="true"/>
                <table:data-pilot-member table:name="4328,0207382017" table:display="true" table:show-details="true"/>
                <table:data-pilot-member table:name="4684,9670340204" table:display="true" table:show-details="true"/>
                <table:data-pilot-member table:name="4790,0391065263" table:display="true" table:show-details="true"/>
                <table:data-pilot-member table:name="4827,7242513873" table:display="true" table:show-details="true"/>
                <table:data-pilot-member table:name="5191,0995604847" table:display="true" table:show-details="true"/>
                <table:data-pilot-member table:name="5222,826746651" table:display="true" table:show-details="true"/>
                <table:data-pilot-member table:name="5377,8372122425" table:display="true" table:show-details="true"/>
                <table:data-pilot-member table:name="5695,6791425061" table:display="true" table:show-details="true"/>
                <table:data-pilot-member table:name="5853,1389197328" table:display="true" table:show-details="true"/>
                <table:data-pilot-member table:name="5858,832866358" table:display="true" table:show-details="true"/>
                <table:data-pilot-member table:name="5901,8841230531" table:display="true" table:show-details="true"/>
                <table:data-pilot-member table:name="6045,2170536086" table:display="true" table:show-details="true"/>
                <table:data-pilot-member table:name="6089,4034682758" table:display="true" table:show-details="true"/>
                <table:data-pilot-member table:name="6217,717165787" table:display="true" table:show-details="true"/>
                <table:data-pilot-member table:name="6676,6153428162" table:display="true" table:show-details="true"/>
                <table:data-pilot-member table:name="6733,9134736377" table:display="true" table:show-details="true"/>
                <table:data-pilot-member table:name="6880,6256757472" table:display="true" table:show-details="true"/>
                <table:data-pilot-member table:name="6893,776361339" table:display="true" table:show-details="true"/>
                <table:data-pilot-member table:name="6909,1295443744" table:display="true" table:show-details="true"/>
                <table:data-pilot-member table:name="6986,8559463882" table:display="true" table:show-details="true"/>
                <table:data-pilot-member table:name="7143,9590954069" table:display="true" table:show-details="true"/>
                <table:data-pilot-member table:name="7483,1731522259" table:display="true" table:show-details="true"/>
                <table:data-pilot-member table:name="7487,1106407484" table:display="true" table:show-details="true"/>
                <table:data-pilot-member table:name="7503,2703812216" table:display="true" table:show-details="true"/>
                <table:data-pilot-member table:name="7525,855325711" table:display="true" table:show-details="true"/>
                <table:data-pilot-member table:name="7967,7087019161" table:display="true" table:show-details="true"/>
                <table:data-pilot-member table:name="8108,236644532" table:display="true" table:show-details="true"/>
                <table:data-pilot-member table:name="8151,6341601465" table:display="true" table:show-details="true"/>
                <table:data-pilot-member table:name="8623,8745237724" table:display="true" table:show-details="true"/>
                <table:data-pilot-member table:name="8676,339195599" table:display="true" table:show-details="true"/>
                <table:data-pilot-member table:name="9569,4543883731" table:display="true" table:show-details="true"/>
                <table:data-pilot-member table:name="9614,472671798" table:display="true" table:show-details="true"/>
                <table:data-pilot-member table:name="9650,5684528476" table:display="true" table:show-details="true"/>
                <table:data-pilot-member table:name="9707,9080050833" table:display="true" table:show-details="true"/>
                <table:data-pilot-member table:name="9714,0998969118" table:display="true" table:show-details="true"/>
                <table:data-pilot-member table:name="9822,0081340235" table:display="true" table:show-details="true"/>
                <table:data-pilot-member table:name="10062,4276044995" table:display="true" table:show-details="true"/>
                <table:data-pilot-member table:name="10153,9979117337" table:display="true" table:show-details="true"/>
                <table:data-pilot-member table:name="10580,9306496013" table:display="true" table:show-details="true"/>
                <table:data-pilot-member table:name="10826,2714348298" table:display="true" table:show-details="true"/>
                <table:data-pilot-member table:name="10909,9048910255" table:display="true" table:show-details="true"/>
                <table:data-pilot-member table:name="10982,3730512324" table:display="true" table:show-details="true"/>
                <table:data-pilot-member table:name="11031,8215581749" table:display="true" table:show-details="true"/>
                <table:data-pilot-member table:name="11097" table:display="true" table:show-details="true"/>
                <table:data-pilot-member table:name="11099,17305721" table:display="true" table:show-details="true"/>
                <table:data-pilot-member table:name="12278,1291416571" table:display="true" table:show-details="true"/>
                <table:data-pilot-member table:name="13049" table:display="true" table:show-details="true"/>
                <table:data-pilot-member table:name="13315,5086311154" table:display="true" table:show-details="true"/>
                <table:data-pilot-member table:name="13963,5916450155" table:display="true" table:show-details="true"/>
                <table:data-pilot-member table:name="14009,9984403322" table:display="true" table:show-details="true"/>
                <table:data-pilot-member table:name="14116,9800575831" table:display="true" table:show-details="true"/>
                <table:data-pilot-member table:name="14465,1342243144" table:display="true" table:show-details="true"/>
                <table:data-pilot-member table:name="14718,0277330457" table:display="true" table:show-details="true"/>
                <table:data-pilot-member table:name="14991,1896995127" table:display="true" table:show-details="true"/>
                <table:data-pilot-member table:name="15019,6329654969" table:display="true" table:show-details="true"/>
                <table:data-pilot-member table:name="15074,733788871" table:display="true" table:show-details="true"/>
                <table:data-pilot-member table:name="15657,2242835482" table:display="true" table:show-details="true"/>
                <table:data-pilot-member table:name="15872,7227865275" table:display="true" table:show-details="true"/>
                <table:data-pilot-member table:name="16242,7699742254" table:display="true" table:show-details="true"/>
                <table:data-pilot-member table:name="16259,0416707916" table:display="true" table:show-details="true"/>
                <table:data-pilot-member table:name="18085,0897379463" table:display="true" table:show-details="true"/>
                <table:data-pilot-member table:name="19115,3764753192" table:display="true" table:show-details="true"/>
                <table:data-pilot-member table:name="19282,5216854762" table:display="true" table:show-details="true"/>
                <table:data-pilot-member table:name="19991,092229426" table:display="true" table:show-details="true"/>
                <table:data-pilot-member table:name="21395,3597802581" table:display="true" table:show-details="true"/>
                <table:data-pilot-member table:name="21503" table:display="true" table:show-details="true"/>
                <table:data-pilot-member table:name="21903,8536115995" table:display="true" table:show-details="true"/>
                <table:data-pilot-member table:name="22428,1146798288" table:display="true" table:show-details="true"/>
                <table:data-pilot-member table:name="22749,3103186218" table:display="true" table:show-details="true"/>
                <table:data-pilot-member table:name="24462,7315860598" table:display="true" table:show-details="true"/>
                <table:data-pilot-member table:name="25458,8870089242" table:display="true" table:show-details="true"/>
                <table:data-pilot-member table:name="26606,3053425535" table:display="true" table:show-details="true"/>
                <table:data-pilot-member table:name="28325,437516627" table:display="true" table:show-details="true"/>
                <table:data-pilot-member table:name="30661" table:display="true" table:show-details="true"/>
                <table:data-pilot-member table:name="31430,9625936081" table:display="true" table:show-details="true"/>
                <table:data-pilot-member table:name="31532,816377945" table:display="true" table:show-details="true"/>
                <table:data-pilot-member table:name="31949" table:display="true" table:show-details="true"/>
                <table:data-pilot-member table:name="32013,7693770213" table:display="true" table:show-details="true"/>
                <table:data-pilot-member table:name="33203" table:display="true" table:show-details="true"/>
                <table:data-pilot-member table:name="33673,1277021872" table:display="true" table:show-details="true"/>
                <table:data-pilot-member table:name="34377,9257503853" table:display="true" table:show-details="true"/>
                <table:data-pilot-member table:name="34408" table:display="true" table:show-details="true"/>
                <table:data-pilot-member table:name="34900" table:display="true" table:show-details="true"/>
                <table:data-pilot-member table:name="35250,9145753869" table:display="true" table:show-details="true"/>
                <table:data-pilot-member table:name="36725,6491122721" table:display="true" table:show-details="true"/>
                <table:data-pilot-member table:name="36844,4500819111" table:display="true" table:show-details="true"/>
                <table:data-pilot-member table:name="37666" table:display="true" table:show-details="true"/>
                <table:data-pilot-member table:name="38499" table:display="true" table:show-details="true"/>
                <table:data-pilot-member table:name="40005" table:display="true" table:show-details="true"/>
                <table:data-pilot-member table:name="40864,2498465749" table:display="true" table:show-details="true"/>
                <table:data-pilot-member table:name="41954,7375169529" table:display="true" table:show-details="true"/>
                <table:data-pilot-member table:name="42013,2862913497" table:display="true" table:show-details="true"/>
                <table:data-pilot-member table:name="42681,6038239666" table:display="true" table:show-details="true"/>
                <table:data-pilot-member table:name="45430,913067262" table:display="true" table:show-details="true"/>
                <table:data-pilot-member table:name="45745,7899036938" table:display="true" table:show-details="true"/>
                <table:data-pilot-member table:name="45825,4907138827" table:display="true" table:show-details="true"/>
                <table:data-pilot-member table:name="47623,2709305964" table:display="true" table:show-details="true"/>
                <table:data-pilot-member table:name="47909,4046935283" table:display="true" table:show-details="true"/>
                <table:data-pilot-member table:name="48613,8871550721" table:display="true" table:show-details="true"/>
                <table:data-pilot-member table:name="49117" table:display="true" table:show-details="true"/>
                <table:data-pilot-member table:name="50231,885198923" table:display="true" table:show-details="true"/>
                <table:data-pilot-member table:name="51511,4402022614" table:display="true" table:show-details="true"/>
                <table:data-pilot-member table:name="52262,7841613846" table:display="true" table:show-details="true"/>
                <table:data-pilot-member table:name="52304,2980206259" table:display="true" table:show-details="true"/>
                <table:data-pilot-member table:name="52596,224499382" table:display="true" table:show-details="true"/>
                <table:data-pilot-member table:name="52600,6412258486" table:display="true" table:show-details="true"/>
                <table:data-pilot-member table:name="53066" table:display="true" table:show-details="true"/>
                <table:data-pilot-member table:name="54821" table:display="true" table:show-details="true"/>
                <table:data-pilot-member table:name="55023" table:display="true" table:show-details="true"/>
                <table:data-pilot-member table:name="55599" table:display="true" table:show-details="true"/>
                <table:data-pilot-member table:name="55670,924142592" table:display="true" table:show-details="true"/>
                <table:data-pilot-member table:name="56186" table:display="true" table:show-details="true"/>
                <table:data-pilot-member table:name="56586,8627335729" table:display="true" table:show-details="true"/>
                <table:data-pilot-member table:name="60637,3355889663" table:display="true" table:show-details="true"/>
                <table:data-pilot-member table:name="60765" table:display="true" table:show-details="true"/>
                <table:data-pilot-member table:name="65331" table:display="true" table:show-details="true"/>
                <table:data-pilot-member table:name="66410,7564675877" table:display="true" table:show-details="true"/>
                <table:data-pilot-member table:name="69632,2685741346" table:display="true" table:show-details="true"/>
                <table:data-pilot-member table:name="73543" table:display="true" table:show-details="true"/>
                <table:data-pilot-member table:name="76694,0023451965" table:display="true" table:show-details="true"/>
                <table:data-pilot-member table:name="77281" table:display="true" table:show-details="true"/>
                <table:data-pilot-member table:name="83737" table:display="true" table:show-details="true"/>
                <table:data-pilot-member table:name="90344,4147162688" table:display="true" table:show-details="true"/>
                <table:data-pilot-member table:name="94677" table:display="true" table:show-details="true"/>
                <table:data-pilot-member table:name="100963" table:display="true" table:show-details="true"/>
                <table:data-pilot-member table:name="102951" table:display="true" table:show-details="true"/>
                <table:data-pilot-member table:name="104822" table:display="true" table:show-details="true"/>
                <table:data-pilot-member table:name="104937" table:display="true" table:show-details="true"/>
                <table:data-pilot-member table:name="107122" table:display="true" table:show-details="true"/>
                <table:data-pilot-member table:name="107317" table:display="true" table:show-details="true"/>
                <table:data-pilot-member table:name="108422,470570618" table:display="true" table:show-details="true"/>
                <table:data-pilot-member table:name="109643" table:display="true" table:show-details="true"/>
                <table:data-pilot-member table:name="114395" table:display="true" table:show-details="true"/>
                <table:data-pilot-member table:name="159999" table:display="true" table:show-details="true"/>
                <table:data-pilot-member table:name="162896" table:display="true" table:show-details="true"/>
                <table:data-pilot-member table:name="164541" table:display="true" table:show-details="true"/>
                <table:data-pilot-member table:name="178015" table:display="true" table:show-details="true"/>
                <table:data-pilot-member table:name="195125" table:display="true" table:show-details="true"/>
                <table:data-pilot-member table:name="199910" table:display="true" table:show-details="true"/>
                <table:data-pilot-member table:name="270402" table:display="true" table:show-details="true"/>
                <table:data-pilot-member table:name="278000" table:display="true" table:show-details="true"/>
                <table:data-pilot-member table:name="280208" table:display="true" table:show-details="true"/>
                <table:data-pilot-member table:name="284996" table:display="true" table:show-details="true"/>
                <table:data-pilot-member table:name="334252" table:display="true" table:show-details="true"/>
                <table:data-pilot-member table:name="366954" table:display="true" table:show-details="true"/>
                <table:data-pilot-member table:name="391232" table:display="true" table:show-details="true"/>
                <table:data-pilot-member table:name="417492" table:display="true" table:show-details="true"/>
                <table:data-pilot-member table:name="423196" table:display="true" table:show-details="true"/>
                <table:data-pilot-member table:name="436947" table:display="true" table:show-details="true"/>
                <table:data-pilot-member table:name="539560" table:display="true" table:show-details="true"/>
                <table:data-pilot-member table:name="558368" table:display="true" table:show-details="true"/>
                <table:data-pilot-member table:name="582972" table:display="true" table:show-details="true"/>
                <table:data-pilot-member table:name="599419" table:display="true" table:show-details="true"/>
                <table:data-pilot-member table:name="612167" table:display="true" table:show-details="true"/>
                <table:data-pilot-member table:name="622781" table:display="true" table:show-details="true"/>
                <table:data-pilot-member table:name="773303" table:display="true" table:show-details="true"/>
                <table:data-pilot-member table:name="795601" table:display="true" table:show-details="true"/>
                <table:data-pilot-member table:name="797765" table:display="true" table:show-details="true"/>
                <table:data-pilot-member table:name="898760" table:display="true" table:show-details="true"/>
                <table:data-pilot-member table:name="942333" table:display="true" table:show-details="true"/>
                <table:data-pilot-member table:name="1170125" table:display="true" table:show-details="true"/>
                <table:data-pilot-member table:name="1221490" table:display="true" table:show-details="true"/>
                <table:data-pilot-member table:name="1263473" table:display="true" table:show-details="true"/>
                <table:data-pilot-member table:name="1268671" table:display="true" table:show-details="true"/>
                <table:data-pilot-member table:name="1316481" table:display="true" table:show-details="true"/>
                <table:data-pilot-member table:name="1343098" table:display="true" table:show-details="true"/>
                <table:data-pilot-member table:name="1364962" table:display="true" table:show-details="true"/>
                <table:data-pilot-member table:name="1425171" table:display="true" table:show-details="true"/>
                <table:data-pilot-member table:name="1815698" table:display="true" table:show-details="true"/>
                <table:data-pilot-member table:name="1816200" table:display="true" table:show-details="true"/>
                <table:data-pilot-member table:name="1960424" table:display="true" table:show-details="true"/>
                <table:data-pilot-member table:name="1979786" table:display="true" table:show-details="true"/>
                <table:data-pilot-member table:name="2038501" table:display="true" table:show-details="true"/>
                <table:data-pilot-member table:name="2064845" table:display="true" table:show-details="true"/>
                <table:data-pilot-member table:name="2081206" table:display="true" table:show-details="true"/>
                <table:data-pilot-member table:name="2203821" table:display="true" table:show-details="true"/>
                <table:data-pilot-member table:name="2250260" table:display="true" table:show-details="true"/>
                <table:data-pilot-member table:name="2479713" table:display="true" table:show-details="true"/>
                <table:data-pilot-member table:name="2569804" table:display="true" table:show-details="true"/>
                <table:data-pilot-member table:name="2872298" table:display="true" table:show-details="true"/>
                <table:data-pilot-member table:name="2876101" table:display="true" table:show-details="true"/>
                <table:data-pilot-member table:name="2881355" table:display="true" table:show-details="true"/>
                <table:data-pilot-member table:name="2924816" table:display="true" table:show-details="true"/>
                <table:data-pilot-member table:name="3027398" table:display="true" table:show-details="true"/>
                <table:data-pilot-member table:name="3411307" table:display="true" table:show-details="true"/>
                <table:data-pilot-member table:name="3444006" table:display="true" table:show-details="true"/>
                <table:data-pilot-member table:name="3516816" table:display="true" table:show-details="true"/>
                <table:data-pilot-member table:name="3552000" table:display="true" table:show-details="true"/>
                <table:data-pilot-member table:name="3719300" table:display="true" table:show-details="true"/>
                <table:data-pilot-member table:name="4034119" table:display="true" table:show-details="true"/>
                <table:data-pilot-member table:name="4052584" table:display="true" table:show-details="true"/>
                <table:data-pilot-member table:name="4170600" table:display="true" table:show-details="true"/>
                <table:data-pilot-member table:name="4301018" table:display="true" table:show-details="true"/>
                <table:data-pilot-member table:name="4424762" table:display="true" table:show-details="true"/>
                <table:data-pilot-member table:name="4551566" table:display="true" table:show-details="true"/>
                <table:data-pilot-member table:name="4594621" table:display="true" table:show-details="true"/>
                <table:data-pilot-member table:name="4613823" table:display="true" table:show-details="true"/>
                <table:data-pilot-member table:name="4692700" table:display="true" table:show-details="true"/>
                <table:data-pilot-member table:name="4773095" table:display="true" table:show-details="true"/>
                <table:data-pilot-member table:name="4857274" table:display="true" table:show-details="true"/>
                <table:data-pilot-member table:name="5125821" table:display="true" table:show-details="true"/>
                <table:data-pilot-member table:name="5232929" table:display="true" table:show-details="true"/>
                <table:data-pilot-member table:name="5428704" table:display="true" table:show-details="true"/>
                <table:data-pilot-member table:name="5495096" table:display="true" table:show-details="true"/>
                <table:data-pilot-member table:name="5607283" table:display="true" table:show-details="true"/>
                <table:data-pilot-member table:name="5662544" table:display="true" table:show-details="true"/>
                <table:data-pilot-member table:name="5731118" table:display="true" table:show-details="true"/>
                <table:data-pilot-member table:name="6006668" table:display="true" table:show-details="true"/>
                <table:data-pilot-member table:name="6082700" table:display="true" table:show-details="true"/>
                <table:data-pilot-member table:name="6149928" table:display="true" table:show-details="true"/>
                <table:data-pilot-member table:name="6293253" table:display="true" table:show-details="true"/>
                <table:data-pilot-member table:name="6344722" table:display="true" table:show-details="true"/>
                <table:data-pilot-member table:name="6725308" table:display="true" table:show-details="true"/>
                <table:data-pilot-member table:name="6758353" table:display="true" table:show-details="true"/>
                <table:data-pilot-member table:name="7057412" table:display="true" table:show-details="true"/>
                <table:data-pilot-member table:name="7127822" table:display="true" table:show-details="true"/>
                <table:data-pilot-member table:name="7346700" table:display="true" table:show-details="true"/>
                <table:data-pilot-member table:name="7396190" table:display="true" table:show-details="true"/>
                <table:data-pilot-member table:name="7606374" table:display="true" table:show-details="true"/>
                <table:data-pilot-member table:name="8084991" table:display="true" table:show-details="true"/>
                <table:data-pilot-member table:name="8372098" table:display="true" table:show-details="true"/>
                <table:data-pilot-member table:name="8547100" table:display="true" table:show-details="true"/>
                <table:data-pilot-member table:name="8734951" table:display="true" table:show-details="true"/>
                <table:data-pilot-member table:name="8747358" table:display="true" table:show-details="true"/>
                <table:data-pilot-member table:name="9112867" table:display="true" table:show-details="true"/>
                <table:data-pilot-member table:name="9269612" table:display="true" table:show-details="true"/>
                <table:data-pilot-member table:name="9455802" table:display="true" table:show-details="true"/>
                <table:data-pilot-member table:name="9507120" table:display="true" table:show-details="true"/>
                <table:data-pilot-member table:name="9762274" table:display="true" table:show-details="true"/>
                <table:data-pilot-member table:name="9817958" table:display="true" table:show-details="true"/>
                <table:data-pilot-member table:name="9903122" table:display="true" table:show-details="true"/>
                <table:data-pilot-member table:name="10324611" table:display="true" table:show-details="true"/>
                <table:data-pilot-member table:name="10524117" table:display="true" table:show-details="true"/>
                <table:data-pilot-member table:name="10561633" table:display="true" table:show-details="true"/>
                <table:data-pilot-member table:name="10648791" table:display="true" table:show-details="true"/>
                <table:data-pilot-member table:name="10746740" table:display="true" table:show-details="true"/>
                <table:data-pilot-member table:name="10847334" table:display="true" table:show-details="true"/>
                <table:data-pilot-member table:name="10872298" table:display="true" table:show-details="true"/>
                <table:data-pilot-member table:name="10887882" table:display="true" table:show-details="true"/>
                <table:data-pilot-member table:name="11348159" table:display="true" table:show-details="true"/>
                <table:data-pilot-member table:name="11403248" table:display="true" table:show-details="true"/>
                <table:data-pilot-member table:name="11475982" table:display="true" table:show-details="true"/>
                <table:data-pilot-member table:name="11917508" table:display="true" table:show-details="true"/>
                <table:data-pilot-member table:name="12230730" table:display="true" table:show-details="true"/>
                <table:data-pilot-member table:name="12395924" table:display="true" table:show-details="true"/>
                <table:data-pilot-member table:name="14317996" table:display="true" table:show-details="true"/>
                <table:data-pilot-member table:name="14452543" table:display="true" table:show-details="true"/>
                <table:data-pilot-member table:name="15411614" table:display="true" table:show-details="true"/>
                <table:data-pilot-member table:name="15762370" table:display="true" table:show-details="true"/>
                <table:data-pilot-member table:name="16150362" table:display="true" table:show-details="true"/>
                <table:data-pilot-member table:name="16385068" table:display="true" table:show-details="true"/>
                <table:data-pilot-member table:name="16582469" table:display="true" table:show-details="true"/>
                <table:data-pilot-member table:name="16591390" table:display="true" table:show-details="true"/>
                <table:data-pilot-member table:name="17018408" table:display="true" table:show-details="true"/>
                <table:data-pilot-member table:name="17797032" table:display="true" table:show-details="true"/>
                <table:data-pilot-member table:name="17909754" table:display="true" table:show-details="true"/>
                <table:data-pilot-member table:name="17994837" table:display="true" table:show-details="true"/>
                <table:data-pilot-member table:name="18091575" table:display="true" table:show-details="true"/>
                <table:data-pilot-member table:name="18430453" table:display="true" table:show-details="true"/>
                <table:data-pilot-member table:name="18646433" table:display="true" table:show-details="true"/>
                <table:data-pilot-member table:name="19705301" table:display="true" table:show-details="true"/>
                <table:data-pilot-member table:name="20672987" table:display="true" table:show-details="true"/>
                <table:data-pilot-member table:name="21203000" table:display="true" table:show-details="true"/>
                <table:data-pilot-member table:name="23439189" table:display="true" table:show-details="true"/>
                <table:data-pilot-member table:name="23695919" table:display="true" table:show-details="true"/>
                <table:data-pilot-member table:name="24127159" table:display="true" table:show-details="true"/>
                <table:data-pilot-member table:name="24894551" table:display="true" table:show-details="true"/>
                <table:data-pilot-member table:name="25368620" table:display="true" table:show-details="true"/>
                <table:data-pilot-member table:name="27584213" table:display="true" table:show-details="true"/>
                <table:data-pilot-member table:name="28206728" table:display="true" table:show-details="true"/>
                <table:data-pilot-member table:name="28813463" table:display="true" table:show-details="true"/>
                <table:data-pilot-member table:name="28829476" table:display="true" table:show-details="true"/>
                <table:data-pilot-member table:name="28982771" table:display="true" table:show-details="true"/>
                <table:data-pilot-member table:name="31187265" table:display="true" table:show-details="true"/>
                <table:data-pilot-member table:name="31568179" table:display="true" table:show-details="true"/>
                <table:data-pilot-member table:name="31773839" table:display="true" table:show-details="true"/>
                <table:data-pilot-member table:name="31848200" table:display="true" table:show-details="true"/>
                <table:data-pilot-member table:name="32275687" table:display="true" table:show-details="true"/>
                <table:data-pilot-member table:name="34656032" table:display="true" table:show-details="true"/>
                <table:data-pilot-member table:name="35276786" table:display="true" table:show-details="true"/>
                <table:data-pilot-member table:name="36286425" table:display="true" table:show-details="true"/>
                <table:data-pilot-member table:name="37202572" table:display="true" table:show-details="true"/>
                <table:data-pilot-member table:name="37948016" table:display="true" table:show-details="true"/>
                <table:data-pilot-member table:name="39578828" table:display="true" table:show-details="true"/>
                <table:data-pilot-member table:name="40606052" table:display="true" table:show-details="true"/>
                <table:data-pilot-member table:name="41487965" table:display="true" table:show-details="true"/>
                <table:data-pilot-member table:name="43847430" table:display="true" table:show-details="true"/>
                <table:data-pilot-member table:name="45004645" table:display="true" table:show-details="true"/>
                <table:data-pilot-member table:name="46443959" table:display="true" table:show-details="true"/>
                <table:data-pilot-member table:name="48461567" table:display="true" table:show-details="true"/>
                <table:data-pilot-member table:name="48653419" table:display="true" table:show-details="true"/>
                <table:data-pilot-member table:name="51245707" table:display="true" table:show-details="true"/>
                <table:data-pilot-member table:name="52885223" table:display="true" table:show-details="true"/>
                <table:data-pilot-member table:name="55572201" table:display="true" table:show-details="true"/>
                <table:data-pilot-member table:name="55908865" table:display="true" table:show-details="true"/>
                <table:data-pilot-member table:name="60600590" table:display="true" table:show-details="true"/>
                <table:data-pilot-member table:name="65637239" table:display="true" table:show-details="true"/>
                <table:data-pilot-member table:name="66896109" table:display="true" table:show-details="true"/>
                <table:data-pilot-member table:name="68863514" table:display="true" table:show-details="true"/>
                <table:data-pilot-member table:name="78736153" table:display="true" table:show-details="true"/>
                <table:data-pilot-member table:name="79512426" table:display="true" table:show-details="true"/>
                <table:data-pilot-member table:name="80277428" table:display="true" table:show-details="true"/>
                <table:data-pilot-member table:name="82667685" table:display="true" table:show-details="true"/>
                <table:data-pilot-member table:name="92701100" table:display="true" table:show-details="true"/>
                <table:data-pilot-member table:name="95688681" table:display="true" table:show-details="true"/>
                <table:data-pilot-member table:name="102403196" table:display="true" table:show-details="true"/>
                <table:data-pilot-member table:name="103320222" table:display="true" table:show-details="true"/>
                <table:data-pilot-member table:name="126994511" table:display="true" table:show-details="true"/>
                <table:data-pilot-member table:name="127540423" table:display="true" table:show-details="true"/>
                <table:data-pilot-member table:name="144342396" table:display="true" table:show-details="true"/>
                <table:data-pilot-member table:name="162951560" table:display="true" table:show-details="true"/>
                <table:data-pilot-member table:name="185989640" table:display="true" table:show-details="true"/>
                <table:data-pilot-member table:name="193203476" table:display="true" table:show-details="true"/>
                <table:data-pilot-member table:name="207652865" table:display="true" table:show-details="true"/>
                <table:data-pilot-member table:name="261115456" table:display="true" table:show-details="true"/>
                <table:data-pilot-member table:name="323127513" table:display="true" table:show-details="true"/>
                <table:data-pilot-member table:name="1324171354" table:display="true" table:show-details="true"/>
                <table:data-pilot-member table:name="1378665000" table:display="true" table:show-details="true"/>
                <table:data-pilot-member table:name="..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5/01/2018</text:date>, <text:time>01:45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Navajas Briones</meta:initial-creator>
    <meta:creation-date>2018-01-04T22:34:45.45</meta:creation-date>
    <dc:date>2018-01-05T01:45:04.45</dc:date>
    <dc:creator>Jesus Navajas Briones</dc:creator>
    <meta:editing-duration>PT24M8S</meta:editing-duration>
    <meta:editing-cycles>4</meta:editing-cycles>
    <meta:generator>OpenOffice/4.1.3$Win32 OpenOffice.org_project/413m1$Build-9783</meta:generator>
    <meta:document-statistic meta:table-count="3" meta:cell-count="5953" meta:object-count="0"/>
  </office:meta>
</office:document-meta>
</file>